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Proxima Nova" svg:font-family="'Proxima Nova', Arial, sans-serif"/>
    <style:font-face style:name="monospace1" svg:font-family="monospace"/>
    <style:font-face style:name="monospace" svg:font-family="monospace, monospace"/>
    <style:font-face style:name="Arial1" svg:font-family="Arial" style:font-family-generic="swiss"/>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Preformatted_20_Text">
      <style:paragraph-properties fo:orphans="2" fo:widows="2"/>
      <style:text-properties fo:font-variant="normal" fo:text-transform="none" fo:color="#333333" fo:letter-spacing="normal" fo:font-style="normal" fo:font-weight="normal"/>
    </style:style>
    <style:style style:name="P3" style:family="paragraph" style:parent-style-name="Preformatted_20_Text">
      <style:paragraph-properties fo:orphans="2" fo:widows="2"/>
      <style:text-properties fo:font-variant="normal" fo:text-transform="none" fo:color="#333333" fo:letter-spacing="normal"/>
    </style:style>
    <style:style style:name="P4" style:family="paragraph" style:parent-style-name="Preformatted_20_Text">
      <style:paragraph-properties fo:orphans="2" fo:widows="2"/>
      <style:text-properties fo:font-variant="normal" fo:text-transform="none" fo:color="#333333" style:font-name="Liberation Mono" fo:font-size="10pt" fo:letter-spacing="normal" fo:font-style="normal" fo:font-weight="normal" style:font-size-asian="10pt" style:font-size-complex="10pt"/>
    </style:style>
    <style:style style:name="P5" style:family="paragraph" style:parent-style-name="Preformatted_20_Text">
      <style:paragraph-properties fo:orphans="2" fo:widows="2"/>
      <style:text-properties fo:font-variant="normal" fo:text-transform="none" fo:color="#333333" style:font-name="Liberation Mono" fo:font-size="10pt" fo:letter-spacing="normal" style:font-size-asian="10pt" style:font-size-complex="10pt"/>
    </style:style>
    <style:style style:name="P6" style:family="paragraph" style:parent-style-name="Preformatted_20_Text">
      <style:paragraph-properties fo:orphans="2" fo:widows="2"/>
      <style:text-properties fo:font-variant="normal" fo:text-transform="none" fo:color="#333333" style:font-name="Liberation Mono" fo:font-size="10pt" fo:letter-spacing="normal" officeooo:paragraph-rsid="003089fd" style:font-size-asian="10pt" style:font-size-complex="10pt"/>
    </style:style>
    <style:style style:name="P7" style:family="paragraph" style:parent-style-name="Preformatted_20_Text">
      <style:paragraph-properties fo:orphans="2" fo:widows="2"/>
      <style:text-properties fo:font-variant="normal" fo:text-transform="none" fo:color="#997700" fo:letter-spacing="normal" fo:font-style="normal" fo:font-weight="bold"/>
    </style:style>
    <style:style style:name="P8" style:family="paragraph" style:parent-style-name="Preformatted_20_Text">
      <style:paragraph-properties fo:orphans="2" fo:widows="2"/>
      <style:text-properties fo:font-variant="normal" fo:text-transform="none" fo:color="#997700" style:font-name="Liberation Mono" fo:font-size="10pt" fo:letter-spacing="normal" fo:font-style="normal" fo:font-weight="bold" style:font-size-asian="10pt" style:font-size-complex="10pt"/>
    </style:style>
    <style:style style:name="P9" style:family="paragraph" style:parent-style-name="Preformatted_20_Text">
      <style:paragraph-properties fo:orphans="2" fo:widows="2"/>
      <style:text-properties fo:font-variant="normal" fo:text-transform="none" fo:color="#557799" style:font-name="Liberation Mono" fo:font-size="10pt" fo:letter-spacing="normal" fo:font-style="normal" fo:font-weight="normal" style:font-size-asian="10pt" style:font-size-complex="10pt"/>
    </style:style>
    <style:style style:name="P10" style:family="paragraph" style:parent-style-name="Preformatted_20_Text">
      <style:paragraph-properties fo:text-align="justify" style:justify-single-word="false" fo:orphans="2" fo:widows="2"/>
      <style:text-properties fo:font-variant="normal" fo:text-transform="none" fo:color="#557799" style:font-name="Monospace" fo:font-size="11pt" fo:letter-spacing="normal" fo:font-style="normal" fo:font-weight="normal" style:font-size-asian="11pt" style:font-size-complex="11pt"/>
    </style:style>
    <style:style style:name="P11" style:family="paragraph" style:parent-style-name="Preformatted_20_Text">
      <style:paragraph-properties fo:text-align="justify" style:justify-single-word="false" fo:orphans="2" fo:widows="2"/>
      <style:text-properties fo:font-variant="normal" fo:text-transform="none" fo:color="#000000" style:font-name="Monospace" fo:font-size="11pt" fo:letter-spacing="normal" fo:font-style="normal" fo:font-weight="normal" style:font-size-asian="11pt" style:font-size-complex="11pt"/>
    </style:style>
    <style:style style:name="P12" style:family="paragraph" style:parent-style-name="Preformatted_20_Text">
      <style:paragraph-properties fo:text-align="justify" style:justify-single-word="false" fo:orphans="2" fo:widows="2"/>
      <style:text-properties fo:font-variant="normal" fo:text-transform="none" fo:color="#000000" style:font-name="Monospace" fo:font-size="11pt" fo:letter-spacing="normal" style:font-size-asian="11pt" style:font-size-complex="11pt"/>
    </style:style>
    <style:style style:name="P13" style:family="paragraph" style:parent-style-name="Preformatted_20_Text">
      <style:paragraph-properties fo:orphans="2" fo:widows="2"/>
    </style:style>
    <style:style style:name="P14" style:family="paragraph" style:parent-style-name="Preformatted_20_Text">
      <style:paragraph-properties fo:orphans="2" fo:widows="2"/>
      <style:text-properties style:font-name="Liberation Mono" fo:font-size="10pt" style:font-size-asian="10pt" style:font-size-complex="10pt"/>
    </style:style>
    <style:style style:name="P15" style:family="paragraph" style:parent-style-name="Preformatted_20_Text">
      <style:paragraph-properties fo:line-height="125%"/>
      <style:text-properties style:font-name="Liberation Mono" fo:font-size="10pt" fo:background-color="transparent" style:font-size-asian="10pt" style:font-size-complex="10pt"/>
    </style:style>
    <style:style style:name="P16" style:family="paragraph" style:parent-style-name="Preformatted_20_Text">
      <style:paragraph-properties fo:line-height="125%"/>
      <style:text-properties style:font-name="Liberation Mono" fo:background-color="transparent"/>
    </style:style>
    <style:style style:name="P17" style:family="paragraph" style:parent-style-name="Preformatted_20_Text">
      <style:paragraph-properties fo:text-align="justify" style:justify-single-word="false" fo:orphans="2" fo:widows="2"/>
      <style:text-properties style:font-name="Monospace" fo:font-size="11pt" style:font-size-asian="11pt" style:font-size-complex="11pt"/>
    </style:style>
    <style:style style:name="P18" style:family="paragraph" style:parent-style-name="Preformatted_20_Text">
      <style:paragraph-properties fo:line-height="125%"/>
      <style:text-properties fo:color="#bc7a00" style:font-name="Liberation Mono" fo:font-size="10pt" fo:background-color="transparent" style:font-size-asian="10pt" style:font-size-complex="10pt"/>
    </style:style>
    <style:style style:name="P19" style:family="paragraph" style:parent-style-name="Preformatted_20_Text">
      <style:paragraph-properties fo:line-height="125%"/>
      <style:text-properties fo:color="#bc7a00" fo:background-color="transparent"/>
    </style:style>
    <style:style style:name="P20" style:family="paragraph" style:parent-style-name="Preformatted_20_Text">
      <style:paragraph-properties fo:line-height="125%"/>
    </style:style>
    <style:style style:name="P21" style:family="paragraph" style:parent-style-name="Preformatted_20_Text">
      <style:paragraph-properties fo:line-height="125%"/>
      <style:text-properties fo:background-color="transparent"/>
    </style:style>
    <style:style style:name="P22" style:family="paragraph" style:parent-style-name="Preformatted_20_Text">
      <style:paragraph-properties fo:margin-top="0cm" fo:margin-bottom="0.499cm" loext:contextual-spacing="false" fo:orphans="2" fo:widows="2"/>
      <style:text-properties fo:font-variant="normal" fo:text-transform="none" fo:color="#333333" style:font-name="Liberation Mono" fo:font-size="10pt" fo:letter-spacing="normal" fo:font-style="normal" fo:font-weight="normal" style:font-size-asian="10pt" style:font-size-complex="10pt"/>
    </style:style>
    <style:style style:name="P23" style:family="paragraph" style:parent-style-name="Preformatted_20_Text">
      <style:paragraph-properties fo:margin-top="0cm" fo:margin-bottom="0.499cm" loext:contextual-spacing="false" fo:text-align="justify" style:justify-single-word="false" fo:orphans="2" fo:widows="2"/>
      <style:text-properties fo:color="#000000" style:font-name="monospace" fo:font-size="13.5pt"/>
    </style:style>
    <style:style style:name="P24" style:family="paragraph" style:parent-style-name="Preformatted_20_Text">
      <style:paragraph-properties fo:margin-top="0cm" fo:margin-bottom="0.499cm" loext:contextual-spacing="false" fo:orphans="2" fo:widows="2"/>
      <style:text-properties fo:color="#333333"/>
    </style:style>
    <style:style style:name="P25" style:family="paragraph" style:parent-style-name="Preformatted_20_Text">
      <style:paragraph-properties fo:margin-top="0cm" fo:margin-bottom="0.499cm" loext:contextual-spacing="false" fo:orphans="2" fo:widows="2"/>
      <style:text-properties fo:color="#333333" officeooo:paragraph-rsid="0034bc06"/>
    </style:style>
    <style:style style:name="P26" style:family="paragraph" style:parent-style-name="Preformatted_20_Text">
      <style:paragraph-properties fo:margin-top="0cm" fo:margin-bottom="0.499cm" loext:contextual-spacing="false" fo:orphans="2" fo:widows="2"/>
      <style:text-properties fo:color="#333333" officeooo:paragraph-rsid="003c27d0"/>
    </style:style>
    <style:style style:name="P27" style:family="paragraph" style:parent-style-name="Preformatted_20_Text">
      <style:paragraph-properties fo:margin-top="0cm" fo:margin-bottom="0.499cm" loext:contextual-spacing="false" fo:orphans="2" fo:widows="2"/>
      <style:text-properties fo:color="#333333" style:font-name="Liberation Mono" fo:font-size="10pt" style:font-size-asian="10pt" style:font-size-complex="10pt"/>
    </style:style>
    <style:style style:name="P28" style:family="paragraph" style:parent-style-name="Preformatted_20_Text">
      <style:paragraph-properties fo:margin-top="0cm" fo:margin-bottom="0.499cm" loext:contextual-spacing="false" fo:orphans="2" fo:widows="2"/>
      <style:text-properties officeooo:paragraph-rsid="003089fd"/>
    </style:style>
    <style:style style:name="P29" style:family="paragraph" style:parent-style-name="Preformatted_20_Text">
      <style:paragraph-properties fo:margin-top="0cm" fo:margin-bottom="0.499cm" loext:contextual-spacing="false" fo:orphans="2" fo:widows="2"/>
      <style:text-properties officeooo:paragraph-rsid="0032d08f"/>
    </style:style>
    <style:style style:name="P30" style:family="paragraph" style:parent-style-name="Preformatted_20_Text">
      <style:paragraph-properties fo:margin-top="0cm" fo:margin-bottom="0.499cm" loext:contextual-spacing="false" fo:orphans="2" fo:widows="2"/>
      <style:text-properties officeooo:paragraph-rsid="0034bc06"/>
    </style:style>
    <style:style style:name="P31" style:family="paragraph" style:parent-style-name="Preformatted_20_Text">
      <style:paragraph-properties fo:margin-top="0cm" fo:margin-bottom="0.499cm" loext:contextual-spacing="false" fo:orphans="2" fo:widows="2"/>
      <style:text-properties officeooo:paragraph-rsid="003a06cc"/>
    </style:style>
    <style:style style:name="P32" style:family="paragraph" style:parent-style-name="Preformatted_20_Text">
      <style:paragraph-properties fo:margin-top="0cm" fo:margin-bottom="0.499cm" loext:contextual-spacing="false" fo:text-align="justify" style:justify-single-word="false" fo:orphans="2" fo:widows="2"/>
      <style:text-properties officeooo:paragraph-rsid="00390a7f"/>
    </style:style>
    <style:style style:name="P33" style:family="paragraph" style:parent-style-name="Preformatted_20_Text">
      <style:paragraph-properties fo:margin-top="0cm" fo:margin-bottom="0.499cm" loext:contextual-spacing="false" fo:line-height="125%"/>
    </style:style>
    <style:style style:name="P34" style:family="paragraph" style:parent-style-name="Preformatted_20_Text">
      <style:paragraph-properties fo:margin-top="0cm" fo:margin-bottom="0.499cm" loext:contextual-spacing="false" fo:line-height="125%"/>
      <style:text-properties officeooo:paragraph-rsid="004342c1"/>
    </style:style>
    <style:style style:name="P35" style:family="paragraph" style:parent-style-name="Preformatted_20_Text">
      <style:paragraph-properties fo:margin-top="0cm" fo:margin-bottom="0.499cm" loext:contextual-spacing="false" fo:line-height="125%"/>
      <style:text-properties officeooo:paragraph-rsid="0046576f"/>
    </style:style>
    <style:style style:name="P36" style:family="paragraph" style:parent-style-name="Preformatted_20_Text">
      <style:paragraph-properties fo:margin-top="0cm" fo:margin-bottom="0.499cm" loext:contextual-spacing="false" fo:line-height="125%"/>
      <style:text-properties officeooo:paragraph-rsid="004b47ac"/>
    </style:style>
    <style:style style:name="P37" style:family="paragraph" style:parent-style-name="Preformatted_20_Text">
      <style:paragraph-properties fo:margin-top="0cm" fo:margin-bottom="0.499cm" loext:contextual-spacing="false" fo:line-height="125%"/>
      <style:text-properties officeooo:paragraph-rsid="00576e66"/>
    </style:style>
    <style:style style:name="P38" style:family="paragraph" style:parent-style-name="Preformatted_20_Text">
      <style:paragraph-properties fo:margin-top="0cm" fo:margin-bottom="0.499cm" loext:contextual-spacing="false" fo:line-height="125%"/>
      <style:text-properties officeooo:paragraph-rsid="00599bd5"/>
    </style:style>
    <style:style style:name="P39" style:family="paragraph" style:parent-style-name="Preformatted_20_Text">
      <style:paragraph-properties fo:margin-top="0cm" fo:margin-bottom="0.499cm" loext:contextual-spacing="false" fo:line-height="125%"/>
      <style:text-properties style:font-name="Liberation Mono" fo:font-size="10pt" fo:background-color="transparent" style:font-size-asian="10pt" style:font-size-complex="10pt"/>
    </style:style>
    <style:style style:name="P40" style:family="paragraph" style:parent-style-name="Preformatted_20_Text">
      <style:paragraph-properties fo:margin-top="0cm" fo:margin-bottom="0.499cm" loext:contextual-spacing="false" fo:line-height="125%"/>
      <style:text-properties style:font-name="Liberation Mono" fo:background-color="transparent"/>
    </style:style>
    <style:style style:name="P41" style:family="paragraph" style:parent-style-name="Preformatted_20_Text">
      <style:paragraph-properties fo:margin-top="0cm" fo:margin-bottom="0.499cm" loext:contextual-spacing="false" fo:line-height="125%"/>
      <style:text-properties fo:background-color="transparent"/>
    </style:style>
    <style:style style:name="P42" style:family="paragraph" style:parent-style-name="Preformatted_20_Text">
      <style:paragraph-properties fo:margin-top="0cm" fo:margin-bottom="0.499cm" loext:contextual-spacing="false" fo:line-height="125%"/>
      <style:text-properties fo:color="#3465a4" style:font-name="Liberation Serif" fo:font-size="12pt" officeooo:rsid="001bbe3f" fo:background-color="#f8f8f8" style:font-size-asian="10.5pt" style:font-size-complex="12pt"/>
    </style:style>
    <style:style style:name="P43"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fo:font-size="12pt" fo:letter-spacing="normal" style:font-size-asian="12pt" style:font-size-complex="12pt"/>
    </style:style>
    <style:style style:name="P44"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style:font-name="Monospace" fo:font-size="12pt" fo:letter-spacing="normal" style:font-size-asian="12pt" style:font-size-complex="12pt"/>
    </style:style>
    <style:style style:name="P45"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557799" style:font-name="Liberation Mono" fo:font-size="10pt" fo:letter-spacing="normal" fo:font-style="normal" fo:font-weight="normal" officeooo:rsid="00257037" officeooo:paragraph-rsid="0026940f" style:font-size-asian="10pt" style:font-size-complex="10pt"/>
    </style:style>
    <style:style style:name="P46" style:family="paragraph" style:parent-style-name="Preformatted_20_Text">
      <style:paragraph-properties fo:margin-top="0cm" fo:margin-bottom="0.247cm" loext:contextual-spacing="false" fo:text-align="start" style:justify-single-word="false" fo:orphans="2" fo:widows="2"/>
      <style:text-properties fo:font-size="12pt" officeooo:paragraph-rsid="001e4654" style:font-size-asian="12pt" style:font-size-complex="12pt"/>
    </style:style>
    <style:style style:name="P47" style:family="paragraph" style:parent-style-name="Preformatted_20_Text">
      <style:paragraph-properties fo:margin-top="0cm" fo:margin-bottom="0.247cm" loext:contextual-spacing="false" fo:text-align="start" style:justify-single-word="false" fo:orphans="2" fo:widows="2"/>
      <style:text-properties fo:color="#bc7a00" style:font-name="Liberation Mono" fo:font-size="10pt" officeooo:paragraph-rsid="0026940f" fo:background-color="transparent" style:font-size-asian="10pt" style:font-size-complex="10pt"/>
    </style:style>
    <style:style style:name="P48" style:family="paragraph" style:parent-style-name="Preformatted_20_Text">
      <style:paragraph-properties fo:margin-top="0cm" fo:margin-bottom="0.247cm" loext:contextual-spacing="false" fo:text-align="start" style:justify-single-word="false" fo:orphans="2" fo:widows="2"/>
      <style:text-properties style:font-name="Liberation Mono" fo:font-size="10pt" officeooo:paragraph-rsid="0026940f" fo:background-color="transparent" style:font-size-asian="10pt" style:font-size-complex="10pt"/>
    </style:style>
    <style:style style:name="P49" style:family="paragraph" style:parent-style-name="Standard">
      <style:paragraph-properties fo:margin-top="0cm" fo:margin-bottom="0.247cm" loext:contextual-spacing="false" fo:text-align="start" style:justify-single-word="false" fo:orphans="2" fo:widows="2" fo:break-before="page"/>
      <style:text-properties officeooo:paragraph-rsid="0025da71"/>
    </style:style>
    <style:style style:name="P50" style:family="paragraph" style:parent-style-name="Standard">
      <style:paragraph-properties fo:margin-top="0cm" fo:margin-bottom="0.247cm" loext:contextual-spacing="false" fo:text-align="start" style:justify-single-word="false" fo:orphans="2" fo:widows="2" fo:break-before="page"/>
      <style:text-properties officeooo:paragraph-rsid="002c2c26"/>
    </style:style>
    <style:style style:name="P51" style:family="paragraph" style:parent-style-name="Standard">
      <style:paragraph-properties fo:margin-top="0cm" fo:margin-bottom="0.247cm" loext:contextual-spacing="false" fo:text-align="start" style:justify-single-word="false" fo:orphans="2" fo:widows="2" fo:break-before="page"/>
      <style:text-properties officeooo:paragraph-rsid="003089fd"/>
    </style:style>
    <style:style style:name="P52" style:family="paragraph" style:parent-style-name="Standard">
      <style:paragraph-properties fo:margin-top="0cm" fo:margin-bottom="0.247cm" loext:contextual-spacing="false" fo:text-align="start" style:justify-single-word="false" fo:orphans="2" fo:widows="2" fo:break-before="page"/>
      <style:text-properties officeooo:paragraph-rsid="0026940f"/>
    </style:style>
    <style:style style:name="P53" style:family="paragraph" style:parent-style-name="Standard">
      <style:paragraph-properties fo:margin-top="0cm" fo:margin-bottom="0.247cm" loext:contextual-spacing="false" fo:text-align="start" style:justify-single-word="false" fo:orphans="2" fo:widows="2" fo:break-before="page"/>
      <style:text-properties officeooo:paragraph-rsid="00451f41"/>
    </style:style>
    <style:style style:name="P54" style:family="paragraph" style:parent-style-name="Standard">
      <style:paragraph-properties fo:margin-top="0cm" fo:margin-bottom="0.247cm" loext:contextual-spacing="false" fo:text-align="start" style:justify-single-word="false" fo:orphans="2" fo:widows="2" fo:break-before="page"/>
      <style:text-properties officeooo:paragraph-rsid="004c894c"/>
    </style:style>
    <style:style style:name="P55" style:family="paragraph" style:parent-style-name="Standard">
      <style:paragraph-properties fo:margin-top="0cm" fo:margin-bottom="0.247cm" loext:contextual-spacing="false" fo:text-align="start" style:justify-single-word="false" fo:orphans="2" fo:widows="2" fo:break-before="page"/>
      <style:text-properties officeooo:paragraph-rsid="004eec0b"/>
    </style:style>
    <style:style style:name="P56" style:family="paragraph" style:parent-style-name="Standard">
      <style:paragraph-properties fo:margin-top="0cm" fo:margin-bottom="0.247cm" loext:contextual-spacing="false" fo:text-align="start" style:justify-single-word="false" fo:orphans="2" fo:widows="2" fo:break-before="page"/>
      <style:text-properties officeooo:paragraph-rsid="0050cd02"/>
    </style:style>
    <style:style style:name="P57" style:family="paragraph" style:parent-style-name="Standard">
      <style:paragraph-properties fo:margin-top="0cm" fo:margin-bottom="0.247cm" loext:contextual-spacing="false" fo:text-align="start" style:justify-single-word="false" fo:orphans="2" fo:widows="2" fo:break-before="page"/>
      <style:text-properties officeooo:paragraph-rsid="00519185"/>
    </style:style>
    <style:style style:name="P58" style:family="paragraph" style:parent-style-name="Standard">
      <style:paragraph-properties fo:margin-top="0cm" fo:margin-bottom="0.247cm" loext:contextual-spacing="false" fo:text-align="start" style:justify-single-word="false" fo:orphans="2" fo:widows="2" fo:break-before="page"/>
      <style:text-properties officeooo:paragraph-rsid="0052996b"/>
    </style:style>
    <style:style style:name="P59" style:family="paragraph" style:parent-style-name="Standard">
      <style:paragraph-properties fo:margin-top="0cm" fo:margin-bottom="0.247cm" loext:contextual-spacing="false" fo:text-align="start" style:justify-single-word="false" fo:orphans="2" fo:widows="2" fo:break-before="page"/>
      <style:text-properties officeooo:paragraph-rsid="00539b26"/>
    </style:style>
    <style:style style:name="P60" style:family="paragraph" style:parent-style-name="Standard">
      <style:paragraph-properties fo:margin-top="0cm" fo:margin-bottom="0.247cm" loext:contextual-spacing="false" fo:text-align="start" style:justify-single-word="false" fo:orphans="2" fo:widows="2" fo:break-before="page"/>
      <style:text-properties officeooo:paragraph-rsid="0054b69e"/>
    </style:style>
    <style:style style:name="P61" style:family="paragraph" style:parent-style-name="Standard">
      <style:paragraph-properties fo:margin-top="0cm" fo:margin-bottom="0.247cm" loext:contextual-spacing="false" fo:text-align="start" style:justify-single-word="false" fo:orphans="2" fo:widows="2" fo:break-before="page"/>
      <style:text-properties officeooo:paragraph-rsid="0055f7ae"/>
    </style:style>
    <style:style style:name="P62" style:family="paragraph" style:parent-style-name="Standard">
      <style:paragraph-properties fo:margin-top="0cm" fo:margin-bottom="0.247cm" loext:contextual-spacing="false" fo:text-align="start" style:justify-single-word="false" fo:orphans="2" fo:widows="2" fo:break-before="page"/>
      <style:text-properties officeooo:paragraph-rsid="00576e66"/>
    </style:style>
    <style:style style:name="P63" style:family="paragraph" style:parent-style-name="Standard">
      <style:paragraph-properties fo:margin-top="0cm" fo:margin-bottom="0.247cm" loext:contextual-spacing="false" fo:text-align="start" style:justify-single-word="false" fo:orphans="2" fo:widows="2" fo:break-before="page"/>
      <style:text-properties officeooo:paragraph-rsid="00599bd5"/>
    </style:style>
    <style:style style:name="P64" style:family="paragraph" style:parent-style-name="Standard">
      <style:paragraph-properties fo:margin-top="0cm" fo:margin-bottom="0.247cm" loext:contextual-spacing="false" fo:text-align="start" style:justify-single-word="false" fo:orphans="2" fo:widows="2" fo:break-before="page"/>
      <style:text-properties officeooo:paragraph-rsid="005ac5cb"/>
    </style:style>
    <style:style style:name="P65" style:family="paragraph" style:parent-style-name="Standard">
      <style:paragraph-properties fo:margin-top="0cm" fo:margin-bottom="0.247cm" loext:contextual-spacing="false" fo:text-align="start" style:justify-single-word="false" fo:orphans="2" fo:widows="2" fo:break-before="page"/>
      <style:text-properties officeooo:paragraph-rsid="005da273"/>
    </style:style>
    <style:style style:name="P66" style:family="paragraph" style:parent-style-name="Standard">
      <style:paragraph-properties fo:margin-top="0cm" fo:margin-bottom="0.247cm" loext:contextual-spacing="false" fo:text-align="start" style:justify-single-word="false" fo:orphans="2" fo:widows="2" fo:break-before="page"/>
      <style:text-properties officeooo:paragraph-rsid="00602eb0"/>
    </style:style>
    <style:style style:name="P67" style:family="paragraph" style:parent-style-name="Standard">
      <style:paragraph-properties fo:margin-top="0cm" fo:margin-bottom="0.247cm" loext:contextual-spacing="false" fo:text-align="start" style:justify-single-word="false" fo:orphans="2" fo:widows="2" fo:break-before="page"/>
      <style:text-properties officeooo:paragraph-rsid="00651610"/>
    </style:style>
    <style:style style:name="P68" style:family="paragraph" style:parent-style-name="Standard">
      <style:paragraph-properties fo:margin-top="0cm" fo:margin-bottom="0.247cm" loext:contextual-spacing="false" fo:text-align="start" style:justify-single-word="false" fo:orphans="2" fo:widows="2" fo:break-before="page"/>
      <style:text-properties officeooo:paragraph-rsid="00655989"/>
    </style:style>
    <style:style style:name="P69" style:family="paragraph" style:parent-style-name="Standard">
      <style:paragraph-properties fo:margin-top="0cm" fo:margin-bottom="0.247cm" loext:contextual-spacing="false" fo:text-align="start" style:justify-single-word="false" fo:orphans="2" fo:widows="2" fo:break-before="page"/>
      <style:text-properties officeooo:paragraph-rsid="00698cb4"/>
    </style:style>
    <style:style style:name="P70" style:family="paragraph" style:parent-style-name="Standard">
      <style:paragraph-properties fo:margin-top="0cm" fo:margin-bottom="0.247cm" loext:contextual-spacing="false" fo:text-align="start" style:justify-single-word="false" fo:orphans="2" fo:widows="2" fo:break-before="page"/>
      <style:text-properties officeooo:paragraph-rsid="006a5048"/>
    </style:style>
    <style:style style:name="P71" style:family="paragraph" style:parent-style-name="Standard">
      <style:paragraph-properties fo:margin-top="0cm" fo:margin-bottom="0.247cm" loext:contextual-spacing="false" fo:text-align="start" style:justify-single-word="false" fo:orphans="2" fo:widows="2" fo:break-before="page"/>
      <style:text-properties officeooo:paragraph-rsid="006de643"/>
    </style:style>
    <style:style style:name="P72" style:family="paragraph" style:parent-style-name="Standard">
      <style:paragraph-properties fo:margin-top="0cm" fo:margin-bottom="0.247cm" loext:contextual-spacing="false" fo:text-align="start" style:justify-single-word="false" fo:orphans="2" fo:widows="2" fo:break-before="page"/>
      <style:text-properties officeooo:paragraph-rsid="006e674e"/>
    </style:style>
    <style:style style:name="P73" style:family="paragraph" style:parent-style-name="Standard">
      <style:paragraph-properties fo:margin-top="0cm" fo:margin-bottom="0.247cm" loext:contextual-spacing="false" fo:text-align="start" style:justify-single-word="false" fo:orphans="2" fo:widows="2" fo:break-before="page"/>
      <style:text-properties officeooo:paragraph-rsid="006f03d7"/>
    </style:style>
    <style:style style:name="P74" style:family="paragraph" style:parent-style-name="Standard">
      <style:paragraph-properties fo:margin-top="0cm" fo:margin-bottom="0.247cm" loext:contextual-spacing="false" fo:text-align="start" style:justify-single-word="false" fo:orphans="2" fo:widows="2" fo:break-before="page"/>
      <style:text-properties officeooo:paragraph-rsid="006f52c5"/>
    </style:style>
    <style:style style:name="P75" style:family="paragraph" style:parent-style-name="Standard">
      <style:paragraph-properties fo:margin-top="0cm" fo:margin-bottom="0.247cm" loext:contextual-spacing="false" fo:text-align="start" style:justify-single-word="false" fo:orphans="2" fo:widows="2" fo:break-before="page"/>
      <style:text-properties officeooo:paragraph-rsid="00708903"/>
    </style:style>
    <style:style style:name="P76" style:family="paragraph" style:parent-style-name="Standard">
      <style:paragraph-properties fo:margin-top="0cm" fo:margin-bottom="0.247cm" loext:contextual-spacing="false" fo:text-align="start" style:justify-single-word="false" fo:orphans="2" fo:widows="2" fo:break-before="page"/>
      <style:text-properties officeooo:paragraph-rsid="0071e386"/>
    </style:style>
    <style:style style:name="P77" style:family="paragraph" style:parent-style-name="Standard">
      <style:paragraph-properties fo:margin-top="0cm" fo:margin-bottom="0.247cm" loext:contextual-spacing="false" fo:text-align="start" style:justify-single-word="false" fo:orphans="2" fo:widows="2" fo:break-before="page"/>
      <style:text-properties officeooo:paragraph-rsid="0072dfae"/>
    </style:style>
    <style:style style:name="P78" style:family="paragraph" style:parent-style-name="Standard">
      <style:paragraph-properties fo:margin-top="0cm" fo:margin-bottom="0.247cm" loext:contextual-spacing="false" fo:text-align="start" style:justify-single-word="false" fo:orphans="2" fo:widows="2" fo:break-before="page"/>
      <style:text-properties officeooo:paragraph-rsid="00756f1a"/>
    </style:style>
    <style:style style:name="P79" style:family="paragraph" style:parent-style-name="Standard">
      <style:paragraph-properties fo:margin-top="0cm" fo:margin-bottom="0.247cm" loext:contextual-spacing="false" fo:text-align="start" style:justify-single-word="false" fo:orphans="2" fo:widows="2" fo:break-before="page"/>
      <style:text-properties officeooo:paragraph-rsid="0075bbce"/>
    </style:style>
    <style:style style:name="P80" style:family="paragraph" style:parent-style-name="Standard">
      <style:paragraph-properties fo:margin-top="0cm" fo:margin-bottom="0.247cm" loext:contextual-spacing="false" fo:text-align="start" style:justify-single-word="false" fo:orphans="2" fo:widows="2" fo:break-before="page"/>
      <style:text-properties officeooo:paragraph-rsid="00777c7a"/>
    </style:style>
    <style:style style:name="P81" style:family="paragraph" style:parent-style-name="Standard">
      <style:paragraph-properties fo:margin-top="0cm" fo:margin-bottom="0.247cm" loext:contextual-spacing="false" fo:text-align="start" style:justify-single-word="false" fo:orphans="2" fo:widows="2" fo:break-before="page"/>
      <style:text-properties officeooo:paragraph-rsid="00797446"/>
    </style:style>
    <style:style style:name="P82"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1e4654" officeooo:paragraph-rsid="001e4654" style:font-size-asian="10.5pt" style:font-size-complex="12pt"/>
    </style:style>
    <style:style style:name="P83"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257037" style:font-size-asian="10.5pt" style:font-size-complex="12pt"/>
    </style:style>
    <style:style style:name="P84"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26940f" style:font-size-asian="10.5pt" style:font-size-complex="12pt"/>
    </style:style>
    <style:style style:name="P85"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3cb3ae" style:font-size-asian="10.5pt" style:font-size-complex="12pt"/>
    </style:style>
    <style:style style:name="P86"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494ab2" style:font-size-asian="10.5pt" style:font-size-complex="12pt"/>
    </style:style>
    <style:style style:name="P87"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7037" officeooo:paragraph-rsid="004eec0b" style:font-size-asian="10.5pt" style:font-size-complex="12pt"/>
    </style:style>
    <style:style style:name="P88"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7037" officeooo:paragraph-rsid="00539b26" style:font-size-asian="10.5pt" style:font-size-complex="12pt"/>
    </style:style>
    <style:style style:name="P89"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4b47ac" officeooo:paragraph-rsid="004b47ac" style:font-size-asian="10.5pt" style:font-size-complex="12pt"/>
    </style:style>
    <style:style style:name="P90"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paragraph-rsid="0035fc28"/>
    </style:style>
    <style:style style:name="P91"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6199b4" officeooo:paragraph-rsid="006199b4" fo:background-color="transparent" style:font-size-asian="10.5pt" style:font-size-complex="12pt"/>
    </style:style>
    <style:style style:name="P92"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66fd98" officeooo:paragraph-rsid="0066fd98" fo:background-color="transparent" style:font-size-asian="10.5pt" style:font-size-complex="12pt"/>
    </style:style>
    <style:style style:name="P93"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1af7f"/>
    </style:style>
    <style:style style:name="P94"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4bc06"/>
    </style:style>
    <style:style style:name="P95"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4eabd"/>
    </style:style>
    <style:style style:name="P96"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b9eb5"/>
    </style:style>
    <style:style style:name="P97"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cb3ae"/>
    </style:style>
    <style:style style:name="P98"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4b9b38"/>
    </style:style>
    <style:style style:name="P99"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5d36d6" style:font-size-asian="10.5pt" style:font-size-complex="12pt"/>
    </style:style>
    <style:style style:name="P100"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5da273" style:font-size-asian="10.5pt" style:font-size-complex="12pt"/>
    </style:style>
    <style:style style:name="P101"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602eb0" style:font-size-asian="10.5pt" style:font-size-complex="12pt"/>
    </style:style>
    <style:style style:name="P102" style:family="paragraph" style:parent-style-name="Standard">
      <style:paragraph-properties fo:margin-top="0cm" fo:margin-bottom="0.247cm" loext:contextual-spacing="false" fo:text-align="start" style:justify-single-word="false" fo:orphans="2" fo:widows="2" fo:break-before="page"/>
      <style:text-properties officeooo:paragraph-rsid="005ac5cb" fo:background-color="transparent"/>
    </style:style>
    <style:style style:name="P103" style:family="paragraph" style:parent-style-name="Standard">
      <style:paragraph-properties fo:margin-top="0cm" fo:margin-bottom="0.247cm" loext:contextual-spacing="false" fo:text-align="start" style:justify-single-word="false" fo:orphans="2" fo:widows="2" fo:break-before="page"/>
      <style:text-properties officeooo:rsid="0074274a" officeooo:paragraph-rsid="0074274a"/>
    </style:style>
    <style:style style:name="P104"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1e4654" officeooo:paragraph-rsid="001e4654" style:font-size-asian="10.5pt" style:font-size-complex="12pt"/>
    </style:style>
    <style:style style:name="P10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257037" officeooo:paragraph-rsid="004eec0b" style:font-size-asian="10.5pt" style:font-size-complex="12pt"/>
    </style:style>
    <style:style style:name="P106"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257037" officeooo:paragraph-rsid="00698cb4" style:font-size-asian="10.5pt" style:font-size-complex="12pt"/>
    </style:style>
    <style:style style:name="P107"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02eb0" officeooo:paragraph-rsid="00602eb0" style:font-size-asian="10.5pt" style:font-size-complex="12pt"/>
    </style:style>
    <style:style style:name="P108"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199b4" officeooo:paragraph-rsid="006199b4" style:font-size-asian="10.5pt" style:font-size-complex="12pt"/>
    </style:style>
    <style:style style:name="P109"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34a8a" officeooo:paragraph-rsid="00634a8a" style:font-size-asian="10.5pt" style:font-size-complex="12pt"/>
    </style:style>
    <style:style style:name="P110"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51610" officeooo:paragraph-rsid="00651610" style:font-size-asian="10.5pt" style:font-size-complex="12pt"/>
    </style:style>
    <style:style style:name="P111"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55989" officeooo:paragraph-rsid="00655989" style:font-size-asian="10.5pt" style:font-size-complex="12pt"/>
    </style:style>
    <style:style style:name="P112"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6fd98" officeooo:paragraph-rsid="0066fd98" style:font-size-asian="10.5pt" style:font-size-complex="12pt"/>
    </style:style>
    <style:style style:name="P113"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da273" officeooo:paragraph-rsid="005da273" style:font-size-asian="10.5pt" style:font-size-complex="12pt"/>
    </style:style>
    <style:style style:name="P114"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da273" officeooo:paragraph-rsid="00602eb0" style:font-size-asian="10.5pt" style:font-size-complex="12pt"/>
    </style:style>
    <style:style style:name="P11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dba27" officeooo:paragraph-rsid="006dba27" style:font-size-asian="10.5pt" style:font-size-complex="12pt"/>
    </style:style>
    <style:style style:name="P116"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e674e" officeooo:paragraph-rsid="006e674e" style:font-size-asian="10.5pt" style:font-size-complex="12pt"/>
    </style:style>
    <style:style style:name="P117"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f03d7" officeooo:paragraph-rsid="006f03d7" style:font-size-asian="10.5pt" style:font-size-complex="12pt"/>
    </style:style>
    <style:style style:name="P118"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f52c5" officeooo:paragraph-rsid="006f52c5" style:font-size-asian="10.5pt" style:font-size-complex="12pt"/>
    </style:style>
    <style:style style:name="P119"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f5e0a" officeooo:paragraph-rsid="00708903" style:font-size-asian="10.5pt" style:font-size-complex="12pt"/>
    </style:style>
    <style:style style:name="P120"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1e386" officeooo:paragraph-rsid="0071e386" style:font-size-asian="10.5pt" style:font-size-complex="12pt"/>
    </style:style>
    <style:style style:name="P121"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4274a" officeooo:paragraph-rsid="0074274a" style:font-size-asian="10.5pt" style:font-size-complex="12pt"/>
    </style:style>
    <style:style style:name="P122"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56f1a" officeooo:paragraph-rsid="00756f1a" style:font-size-asian="10.5pt" style:font-size-complex="12pt"/>
    </style:style>
    <style:style style:name="P123"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5bbce" officeooo:paragraph-rsid="0075bbce" style:font-size-asian="10.5pt" style:font-size-complex="12pt"/>
    </style:style>
    <style:style style:name="P124"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77c7a" officeooo:paragraph-rsid="00777c7a" style:font-size-asian="10.5pt" style:font-size-complex="12pt"/>
    </style:style>
    <style:style style:name="P12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97446" officeooo:paragraph-rsid="00797446" style:font-size-asian="10.5pt" style:font-size-complex="12pt"/>
    </style:style>
    <style:style style:name="P126"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199b4" officeooo:paragraph-rsid="006199b4" fo:background-color="transparent" style:font-size-asian="10.5pt" style:font-size-complex="12pt"/>
    </style:style>
    <style:style style:name="P127"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da273" officeooo:paragraph-rsid="006199b4" fo:background-color="transparent" style:font-size-asian="10.5pt" style:font-size-complex="12pt"/>
    </style:style>
    <style:style style:name="P128"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6fd98" officeooo:paragraph-rsid="0066fd98" fo:background-color="transparent" style:font-size-asian="10.5pt" style:font-size-complex="12pt"/>
    </style:style>
    <style:style style:name="P129"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da273" officeooo:paragraph-rsid="0075bbce" fo:background-color="transparent" style:font-size-asian="12pt" style:font-size-complex="12pt"/>
    </style:style>
    <style:style style:name="P130"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paragraph-rsid="0075bbce" style:font-size-asian="12pt" style:font-size-complex="12pt"/>
    </style:style>
    <style:style style:name="P131" style:family="paragraph" style:parent-style-name="Standard">
      <style:paragraph-properties fo:margin-top="0cm" fo:margin-bottom="0.247cm" loext:contextual-spacing="false" fo:text-align="start" style:justify-single-word="false" fo:orphans="2" fo:widows="2"/>
      <style:text-properties fo:color="#000000" officeooo:paragraph-rsid="00279379"/>
    </style:style>
    <style:style style:name="P132"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rsid="005da273" officeooo:paragraph-rsid="005da273" fo:background-color="#ffffff" style:font-size-asian="9.5pt" style:font-style-asian="normal" style:font-size-complex="12pt"/>
    </style:style>
    <style:style style:name="P133"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rsid="005da273" officeooo:paragraph-rsid="00602eb0" fo:background-color="#ffffff" style:font-size-asian="9.5pt" style:font-style-asian="normal" style:font-size-complex="12pt"/>
    </style:style>
    <style:style style:name="P134"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rsid="005da273" officeooo:paragraph-rsid="00797446" fo:background-color="#ffffff" style:font-size-asian="9.5pt" style:font-style-asian="normal" style:font-size-complex="12pt"/>
    </style:style>
    <style:style style:name="P135"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paragraph-rsid="00797446" fo:background-color="#ffffff" style:font-size-asian="9.5pt" style:font-style-asian="normal"/>
    </style:style>
    <style:style style:name="P136"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rsid="005da273" officeooo:paragraph-rsid="005da273" fo:background-color="#ffffff" style:font-size-asian="9.5pt" style:font-size-complex="12pt"/>
    </style:style>
    <style:style style:name="P137"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rsid="005da273" officeooo:paragraph-rsid="00602eb0" fo:background-color="#ffffff" style:font-size-asian="9.5pt" style:font-size-complex="12pt"/>
    </style:style>
    <style:style style:name="P138"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paragraph-rsid="0072dfae" fo:background-color="#ffffff" style:font-size-asian="9.5pt"/>
    </style:style>
    <style:style style:name="P139" style:family="paragraph" style:parent-style-name="Standard">
      <style:paragraph-properties fo:margin-top="0cm" fo:margin-bottom="0.247cm" loext:contextual-spacing="false" fo:text-align="start" style:justify-single-word="false" fo:orphans="2" fo:widows="2"/>
      <style:text-properties officeooo:paragraph-rsid="00257037"/>
    </style:style>
    <style:style style:name="P140" style:family="paragraph" style:parent-style-name="Standard">
      <style:paragraph-properties fo:margin-top="0cm" fo:margin-bottom="0.247cm" loext:contextual-spacing="false" fo:text-align="start" style:justify-single-word="false" fo:orphans="2" fo:widows="2"/>
      <style:text-properties officeooo:paragraph-rsid="0028c144"/>
    </style:style>
    <style:style style:name="P141" style:family="paragraph" style:parent-style-name="Standard">
      <style:paragraph-properties fo:margin-top="0cm" fo:margin-bottom="0.247cm" loext:contextual-spacing="false" fo:text-align="start" style:justify-single-word="false" fo:orphans="2" fo:widows="2"/>
      <style:text-properties officeooo:paragraph-rsid="002c2c26"/>
    </style:style>
    <style:style style:name="P142" style:family="paragraph" style:parent-style-name="Standard">
      <style:paragraph-properties fo:margin-top="0cm" fo:margin-bottom="0.247cm" loext:contextual-spacing="false" fo:text-align="start" style:justify-single-word="false" fo:orphans="2" fo:widows="2"/>
      <style:text-properties officeooo:paragraph-rsid="0034bc06"/>
    </style:style>
    <style:style style:name="P143" style:family="paragraph" style:parent-style-name="Standard">
      <style:paragraph-properties fo:margin-top="0cm" fo:margin-bottom="0.247cm" loext:contextual-spacing="false" fo:text-align="start" style:justify-single-word="false" fo:orphans="2" fo:widows="2"/>
      <style:text-properties officeooo:paragraph-rsid="0034eabd"/>
    </style:style>
    <style:style style:name="P144" style:family="paragraph" style:parent-style-name="Standard">
      <style:paragraph-properties fo:margin-top="0cm" fo:margin-bottom="0.247cm" loext:contextual-spacing="false" fo:text-align="start" style:justify-single-word="false" fo:orphans="2" fo:widows="2"/>
      <style:text-properties officeooo:paragraph-rsid="00359557"/>
    </style:style>
    <style:style style:name="P145" style:family="paragraph" style:parent-style-name="Standard">
      <style:paragraph-properties fo:margin-top="0cm" fo:margin-bottom="0.247cm" loext:contextual-spacing="false" fo:text-align="start" style:justify-single-word="false" fo:orphans="2" fo:widows="2"/>
      <style:text-properties officeooo:paragraph-rsid="0040f37f"/>
    </style:style>
    <style:style style:name="P146" style:family="paragraph" style:parent-style-name="Standard">
      <style:paragraph-properties fo:margin-top="0cm" fo:margin-bottom="0.247cm" loext:contextual-spacing="false" fo:text-align="start" style:justify-single-word="false" fo:orphans="2" fo:widows="2"/>
      <style:text-properties officeooo:paragraph-rsid="004b9b38"/>
    </style:style>
    <style:style style:name="P147" style:family="paragraph" style:parent-style-name="Standard">
      <style:paragraph-properties fo:margin-top="0cm" fo:margin-bottom="0.247cm" loext:contextual-spacing="false" fo:text-align="start" style:justify-single-word="false" fo:orphans="2" fo:widows="2"/>
      <style:text-properties officeooo:paragraph-rsid="004c894c"/>
    </style:style>
    <style:style style:name="P148" style:family="paragraph" style:parent-style-name="Standard">
      <style:paragraph-properties fo:margin-top="0cm" fo:margin-bottom="0.247cm" loext:contextual-spacing="false" fo:text-align="start" style:justify-single-word="false" fo:orphans="2" fo:widows="2"/>
      <style:text-properties officeooo:paragraph-rsid="004eec0b"/>
    </style:style>
    <style:style style:name="P149" style:family="paragraph" style:parent-style-name="Standard">
      <style:paragraph-properties fo:margin-top="0cm" fo:margin-bottom="0.247cm" loext:contextual-spacing="false" fo:text-align="start" style:justify-single-word="false" fo:orphans="2" fo:widows="2"/>
      <style:text-properties officeooo:paragraph-rsid="0050cd02"/>
    </style:style>
    <style:style style:name="P150" style:family="paragraph" style:parent-style-name="Standard">
      <style:paragraph-properties fo:margin-top="0cm" fo:margin-bottom="0.247cm" loext:contextual-spacing="false" fo:text-align="start" style:justify-single-word="false" fo:orphans="2" fo:widows="2"/>
      <style:text-properties officeooo:paragraph-rsid="00539b26"/>
    </style:style>
    <style:style style:name="P151" style:family="paragraph" style:parent-style-name="Standard">
      <style:paragraph-properties fo:margin-top="0cm" fo:margin-bottom="0.247cm" loext:contextual-spacing="false" fo:text-align="start" style:justify-single-word="false" fo:orphans="2" fo:widows="2"/>
      <style:text-properties officeooo:paragraph-rsid="0055f7ae"/>
    </style:style>
    <style:style style:name="P152" style:family="paragraph" style:parent-style-name="Standard">
      <style:paragraph-properties fo:margin-top="0cm" fo:margin-bottom="0.247cm" loext:contextual-spacing="false" fo:text-align="start" style:justify-single-word="false" fo:orphans="2" fo:widows="2"/>
      <style:text-properties officeooo:paragraph-rsid="005d36d6"/>
    </style:style>
    <style:style style:name="P153" style:family="paragraph" style:parent-style-name="Standard">
      <style:paragraph-properties fo:margin-top="0cm" fo:margin-bottom="0.247cm" loext:contextual-spacing="false" fo:text-align="start" style:justify-single-word="false" fo:orphans="2" fo:widows="2"/>
      <style:text-properties officeooo:paragraph-rsid="005da273"/>
    </style:style>
    <style:style style:name="P154" style:family="paragraph" style:parent-style-name="Standard">
      <style:paragraph-properties fo:margin-top="0cm" fo:margin-bottom="0.247cm" loext:contextual-spacing="false" fo:text-align="start" style:justify-single-word="false" fo:orphans="2" fo:widows="2"/>
      <style:text-properties officeooo:paragraph-rsid="00602eb0"/>
    </style:style>
    <style:style style:name="P155" style:family="paragraph" style:parent-style-name="Standard">
      <style:paragraph-properties fo:margin-top="0cm" fo:margin-bottom="0.247cm" loext:contextual-spacing="false" fo:text-align="start" style:justify-single-word="false" fo:orphans="2" fo:widows="2"/>
      <style:text-properties officeooo:paragraph-rsid="006199b4"/>
    </style:style>
    <style:style style:name="P156" style:family="paragraph" style:parent-style-name="Standard">
      <style:paragraph-properties fo:margin-top="0cm" fo:margin-bottom="0.247cm" loext:contextual-spacing="false" fo:text-align="start" style:justify-single-word="false" fo:orphans="2" fo:widows="2"/>
      <style:text-properties officeooo:paragraph-rsid="00634a8a"/>
    </style:style>
    <style:style style:name="P157" style:family="paragraph" style:parent-style-name="Standard">
      <style:paragraph-properties fo:margin-top="0cm" fo:margin-bottom="0.247cm" loext:contextual-spacing="false" fo:text-align="start" style:justify-single-word="false" fo:orphans="2" fo:widows="2"/>
      <style:text-properties officeooo:paragraph-rsid="00651610"/>
    </style:style>
    <style:style style:name="P158" style:family="paragraph" style:parent-style-name="Standard">
      <style:paragraph-properties fo:margin-top="0cm" fo:margin-bottom="0.247cm" loext:contextual-spacing="false" fo:text-align="start" style:justify-single-word="false" fo:orphans="2" fo:widows="2"/>
      <style:text-properties officeooo:paragraph-rsid="00655989"/>
    </style:style>
    <style:style style:name="P159" style:family="paragraph" style:parent-style-name="Standard">
      <style:paragraph-properties fo:margin-top="0cm" fo:margin-bottom="0.247cm" loext:contextual-spacing="false" fo:text-align="start" style:justify-single-word="false" fo:orphans="2" fo:widows="2"/>
      <style:text-properties officeooo:paragraph-rsid="00698cb4"/>
    </style:style>
    <style:style style:name="P160" style:family="paragraph" style:parent-style-name="Standard">
      <style:paragraph-properties fo:margin-top="0cm" fo:margin-bottom="0.247cm" loext:contextual-spacing="false" fo:text-align="start" style:justify-single-word="false" fo:orphans="2" fo:widows="2"/>
      <style:text-properties officeooo:paragraph-rsid="006a5048"/>
    </style:style>
    <style:style style:name="P161" style:family="paragraph" style:parent-style-name="Standard">
      <style:paragraph-properties fo:margin-top="0cm" fo:margin-bottom="0.247cm" loext:contextual-spacing="false" fo:text-align="start" style:justify-single-word="false" fo:orphans="2" fo:widows="2"/>
      <style:text-properties officeooo:paragraph-rsid="006de643"/>
    </style:style>
    <style:style style:name="P162" style:family="paragraph" style:parent-style-name="Standard">
      <style:paragraph-properties fo:margin-top="0cm" fo:margin-bottom="0.247cm" loext:contextual-spacing="false" fo:text-align="start" style:justify-single-word="false" fo:orphans="2" fo:widows="2"/>
      <style:text-properties officeooo:paragraph-rsid="006f03d7"/>
    </style:style>
    <style:style style:name="P163" style:family="paragraph" style:parent-style-name="Standard">
      <style:paragraph-properties fo:margin-top="0cm" fo:margin-bottom="0.247cm" loext:contextual-spacing="false" fo:text-align="start" style:justify-single-word="false" fo:orphans="2" fo:widows="2"/>
      <style:text-properties officeooo:paragraph-rsid="006f52c5"/>
    </style:style>
    <style:style style:name="P164" style:family="paragraph" style:parent-style-name="Standard">
      <style:paragraph-properties fo:margin-top="0cm" fo:margin-bottom="0.247cm" loext:contextual-spacing="false" fo:text-align="start" style:justify-single-word="false" fo:orphans="2" fo:widows="2"/>
      <style:text-properties officeooo:paragraph-rsid="0071e386"/>
    </style:style>
    <style:style style:name="P165" style:family="paragraph" style:parent-style-name="Standard">
      <style:paragraph-properties fo:margin-top="0cm" fo:margin-bottom="0.247cm" loext:contextual-spacing="false" fo:text-align="start" style:justify-single-word="false" fo:orphans="2" fo:widows="2"/>
      <style:text-properties officeooo:paragraph-rsid="00726c90"/>
    </style:style>
    <style:style style:name="P166" style:family="paragraph" style:parent-style-name="Standard">
      <style:paragraph-properties fo:margin-top="0cm" fo:margin-bottom="0.247cm" loext:contextual-spacing="false" fo:text-align="start" style:justify-single-word="false" fo:orphans="2" fo:widows="2"/>
      <style:text-properties officeooo:paragraph-rsid="0072dfae"/>
    </style:style>
    <style:style style:name="P167" style:family="paragraph" style:parent-style-name="Standard">
      <style:paragraph-properties fo:margin-top="0cm" fo:margin-bottom="0.247cm" loext:contextual-spacing="false" fo:text-align="start" style:justify-single-word="false" fo:orphans="2" fo:widows="2"/>
      <style:text-properties officeooo:paragraph-rsid="0074274a"/>
    </style:style>
    <style:style style:name="P168" style:family="paragraph" style:parent-style-name="Standard">
      <style:paragraph-properties fo:margin-top="0cm" fo:margin-bottom="0.247cm" loext:contextual-spacing="false" fo:text-align="start" style:justify-single-word="false" fo:orphans="2" fo:widows="2"/>
      <style:text-properties officeooo:paragraph-rsid="0075bbce"/>
    </style:style>
    <style:style style:name="P169" style:family="paragraph" style:parent-style-name="Standard">
      <style:paragraph-properties fo:margin-top="0cm" fo:margin-bottom="0.247cm" loext:contextual-spacing="false" fo:text-align="start" style:justify-single-word="false" fo:orphans="2" fo:widows="2"/>
      <style:text-properties officeooo:paragraph-rsid="00777c7a"/>
    </style:style>
    <style:style style:name="P170" style:family="paragraph" style:parent-style-name="Standard">
      <style:paragraph-properties fo:margin-top="0cm" fo:margin-bottom="0.247cm" loext:contextual-spacing="false" fo:text-align="start" style:justify-single-word="false" fo:orphans="2" fo:widows="2"/>
      <style:text-properties officeooo:paragraph-rsid="00797446"/>
    </style:style>
    <style:style style:name="P171"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0cd02" style:font-size-asian="10.5pt" style:font-size-complex="12pt"/>
    </style:style>
    <style:style style:name="P172"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d36d6" style:font-size-asian="10.5pt" style:font-size-complex="12pt"/>
    </style:style>
    <style:style style:name="P173"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da273" style:font-size-asian="10.5pt" style:font-size-complex="12pt"/>
    </style:style>
    <style:style style:name="P174"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602eb0" style:font-size-asian="10.5pt" style:font-size-complex="12pt"/>
    </style:style>
    <style:style style:name="P175"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66fd98" style:font-size-asian="10.5pt" style:font-size-complex="12pt"/>
    </style:style>
    <style:style style:name="P176"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56f1a" style:font-size-asian="10.5pt" style:font-size-complex="12pt"/>
    </style:style>
    <style:style style:name="P177"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5bbce" style:font-size-asian="10.5pt" style:font-size-complex="12pt"/>
    </style:style>
    <style:style style:name="P178"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5da273" officeooo:paragraph-rsid="005da273" style:font-size-asian="10.5pt" style:font-size-complex="12pt"/>
    </style:style>
    <style:style style:name="P179"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6f03d7" fo:background-color="transparent" style:font-size-asian="10.5pt" style:font-size-complex="12pt"/>
    </style:style>
    <style:style style:name="P180"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da273" fo:background-color="transparent" style:font-size-asian="10.5pt" style:font-size-complex="12pt"/>
    </style:style>
    <style:style style:name="P181"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77c7a" fo:background-color="transparent" style:font-size-asian="10.5pt" style:font-size-complex="12pt"/>
    </style:style>
    <style:style style:name="P182"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97446" fo:background-color="transparent" style:font-size-asian="10.5pt" style:font-size-complex="12pt"/>
    </style:style>
    <style:style style:name="P183"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fo:font-style="normal" officeooo:rsid="001bbe3f" officeooo:paragraph-rsid="00797446" fo:background-color="#ffffff" style:font-size-asian="10.5pt" style:font-style-asian="normal" style:font-size-complex="12pt"/>
    </style:style>
    <style:style style:name="P184" style:family="paragraph" style:parent-style-name="Standard">
      <style:paragraph-properties fo:margin-top="0cm" fo:margin-bottom="0.247cm" loext:contextual-spacing="false" fo:text-align="start" style:justify-single-word="false" fo:orphans="2" fo:widows="2"/>
      <style:text-properties officeooo:rsid="005ac5cb" officeooo:paragraph-rsid="005ac5cb" fo:background-color="transparent"/>
    </style:style>
    <style:style style:name="P185" style:family="paragraph" style:parent-style-name="Standard">
      <style:paragraph-properties fo:margin-top="0cm" fo:margin-bottom="0.247cm" loext:contextual-spacing="false" fo:text-align="start" style:justify-single-word="false" fo:orphans="2" fo:widows="2"/>
      <style:text-properties officeooo:rsid="0074274a" officeooo:paragraph-rsid="0074274a"/>
    </style:style>
    <style:style style:name="P186" style:family="paragraph" style:parent-style-name="Standard">
      <style:paragraph-properties fo:margin-top="0cm" fo:margin-bottom="0.247cm" loext:contextual-spacing="false" fo:text-align="start" style:justify-single-word="false" fo:orphans="2" fo:widows="2"/>
      <style:text-properties officeooo:rsid="00777c7a" officeooo:paragraph-rsid="00777c7a"/>
    </style:style>
    <style:style style:name="P187" style:family="paragraph" style:parent-style-name="Standard">
      <style:paragraph-properties fo:margin-top="0cm" fo:margin-bottom="0.247cm" loext:contextual-spacing="false" fo:text-align="start" style:justify-single-word="false" fo:orphans="2" fo:widows="2"/>
      <style:text-properties officeooo:rsid="00797446" officeooo:paragraph-rsid="00797446"/>
    </style:style>
    <style:style style:name="P188" style:family="paragraph" style:parent-style-name="Standard">
      <style:paragraph-properties fo:text-align="center" style:justify-single-word="false"/>
      <style:text-properties fo:font-size="54pt" officeooo:rsid="00168a3e" officeooo:paragraph-rsid="00168a3e" style:font-size-asian="54pt" style:font-size-complex="54pt"/>
    </style:style>
    <style:style style:name="P189" style:family="paragraph" style:parent-style-name="Standard">
      <style:paragraph-properties fo:text-align="center" style:justify-single-word="false"/>
      <style:text-properties officeooo:paragraph-rsid="00168a3e"/>
    </style:style>
    <style:style style:name="P190" style:family="paragraph" style:parent-style-name="Standard">
      <style:text-properties fo:color="#000000" style:font-name="Consolas" fo:font-size="9.5pt" fo:background-color="#ffffff" style:font-size-asian="9.5pt"/>
    </style:style>
    <style:style style:name="P191" style:family="paragraph" style:parent-style-name="Standard">
      <style:text-properties fo:color="#000000" style:font-name="Consolas" fo:font-size="9.5pt" fo:font-style="normal" fo:background-color="#ffffff" style:font-size-asian="9.5pt" style:font-style-asian="normal"/>
    </style:style>
    <style:style style:name="P192" style:family="paragraph" style:parent-style-name="Standard">
      <style:text-properties officeooo:paragraph-rsid="00651610"/>
    </style:style>
    <style:style style:name="P193" style:family="paragraph" style:parent-style-name="Standard">
      <style:text-properties officeooo:paragraph-rsid="00777c7a"/>
    </style:style>
    <style:style style:name="P194" style:family="paragraph" style:parent-style-name="Standard">
      <style:paragraph-properties fo:text-align="start" style:justify-single-word="false" fo:break-before="page"/>
      <style:text-properties officeooo:paragraph-rsid="0021555a"/>
    </style:style>
    <style:style style:name="P195" style:family="paragraph" style:parent-style-name="Standard">
      <style:paragraph-properties fo:text-align="center" style:justify-single-word="false" fo:break-before="page"/>
      <style:text-properties officeooo:paragraph-rsid="00168a3e"/>
    </style:style>
    <style:style style:name="P196"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557799" fo:letter-spacing="normal" fo:font-style="normal" fo:font-weight="normal"/>
    </style:style>
    <style:style style:name="P197" style:family="paragraph" style:parent-style-name="Standard">
      <style:paragraph-properties fo:margin-top="0cm" fo:margin-bottom="0.247cm" loext:contextual-spacing="false" fo:text-align="start" style:justify-single-word="false" fo:orphans="2" fo:widows="2"/>
      <style:text-properties officeooo:paragraph-rsid="00797446"/>
    </style:style>
    <style:style style:name="P198" style:family="paragraph" style:parent-style-name="Standard">
      <style:paragraph-properties fo:margin-top="0cm" fo:margin-bottom="0.247cm" loext:contextual-spacing="false" fo:text-align="start" style:justify-single-word="false" fo:orphans="2" fo:widows="2"/>
      <style:text-properties officeooo:paragraph-rsid="00602eb0"/>
    </style:style>
    <style:style style:name="P199" style:family="paragraph" style:parent-style-name="Standard">
      <style:paragraph-properties fo:margin-top="0cm" fo:margin-bottom="0.247cm" loext:contextual-spacing="false" fo:text-align="start" style:justify-single-word="false" fo:orphans="2" fo:widows="2"/>
      <style:text-properties officeooo:paragraph-rsid="007e0ffa"/>
    </style:style>
    <style:style style:name="P200" style:family="paragraph" style:parent-style-name="Standard">
      <style:paragraph-properties fo:margin-top="0cm" fo:margin-bottom="0.247cm" loext:contextual-spacing="false" fo:text-align="start" style:justify-single-word="false" fo:orphans="2" fo:widows="2"/>
      <style:text-properties officeooo:paragraph-rsid="0080b9fa"/>
    </style:style>
    <style:style style:name="P201" style:family="paragraph" style:parent-style-name="Standard">
      <style:paragraph-properties fo:margin-top="0cm" fo:margin-bottom="0.247cm" loext:contextual-spacing="false" fo:text-align="start" style:justify-single-word="false" fo:orphans="2" fo:widows="2"/>
      <style:text-properties officeooo:paragraph-rsid="00861676"/>
    </style:style>
    <style:style style:name="P202" style:family="paragraph" style:parent-style-name="Standard">
      <style:paragraph-properties fo:margin-top="0cm" fo:margin-bottom="0.247cm" loext:contextual-spacing="false" fo:text-align="start" style:justify-single-word="false" fo:orphans="2" fo:widows="2"/>
      <style:text-properties officeooo:paragraph-rsid="0088d617"/>
    </style:style>
    <style:style style:name="P203"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e0ffa" officeooo:paragraph-rsid="007e0ffa" style:font-size-asian="10.5pt" style:font-size-complex="12pt"/>
    </style:style>
    <style:style style:name="P204"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da273" officeooo:paragraph-rsid="00602eb0" style:font-size-asian="10.5pt" style:font-size-complex="12pt"/>
    </style:style>
    <style:style style:name="P20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f8093" officeooo:paragraph-rsid="007f8093" style:font-size-asian="10.5pt" style:font-size-complex="12pt"/>
    </style:style>
    <style:style style:name="P206"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f8093" officeooo:paragraph-rsid="0080b9fa" style:font-size-asian="10.5pt" style:font-size-complex="12pt"/>
    </style:style>
    <style:style style:name="P207"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f8093" officeooo:paragraph-rsid="0088d617" style:font-size-asian="10.5pt" style:font-size-complex="12pt"/>
    </style:style>
    <style:style style:name="P208"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82ae46" officeooo:paragraph-rsid="0082ae46" style:font-size-asian="10.5pt" style:font-size-complex="12pt"/>
    </style:style>
    <style:style style:name="P209" style:family="paragraph" style:parent-style-name="Standard">
      <style:paragraph-properties fo:margin-top="0cm" fo:margin-bottom="0.247cm" loext:contextual-spacing="false" fo:text-align="start" style:justify-single-word="false" fo:orphans="2" fo:widows="2" fo:break-before="page"/>
      <style:text-properties officeooo:paragraph-rsid="00602eb0"/>
    </style:style>
    <style:style style:name="P210" style:family="paragraph" style:parent-style-name="Standard">
      <style:paragraph-properties fo:margin-top="0cm" fo:margin-bottom="0.247cm" loext:contextual-spacing="false" fo:text-align="start" style:justify-single-word="false" fo:orphans="2" fo:widows="2" fo:break-before="page"/>
      <style:text-properties officeooo:paragraph-rsid="007e0ffa"/>
    </style:style>
    <style:style style:name="P211" style:family="paragraph" style:parent-style-name="Standard">
      <style:paragraph-properties fo:margin-top="0cm" fo:margin-bottom="0.247cm" loext:contextual-spacing="false" fo:text-align="start" style:justify-single-word="false" fo:orphans="2" fo:widows="2" fo:break-before="page"/>
      <style:text-properties officeooo:paragraph-rsid="007f8093"/>
    </style:style>
    <style:style style:name="P212" style:family="paragraph" style:parent-style-name="Standard">
      <style:paragraph-properties fo:margin-top="0cm" fo:margin-bottom="0.247cm" loext:contextual-spacing="false" fo:text-align="start" style:justify-single-word="false" fo:orphans="2" fo:widows="2" fo:break-before="page"/>
      <style:text-properties officeooo:paragraph-rsid="00839ae8"/>
    </style:style>
    <style:style style:name="P213" style:family="paragraph" style:parent-style-name="Standard">
      <style:paragraph-properties fo:margin-top="0cm" fo:margin-bottom="0.247cm" loext:contextual-spacing="false" fo:text-align="start" style:justify-single-word="false" fo:orphans="2" fo:widows="2" fo:break-before="page"/>
      <style:text-properties officeooo:paragraph-rsid="00855d95"/>
    </style:style>
    <style:style style:name="P214" style:family="paragraph" style:parent-style-name="Standard">
      <style:paragraph-properties fo:margin-top="0cm" fo:margin-bottom="0.247cm" loext:contextual-spacing="false" fo:text-align="start" style:justify-single-word="false" fo:orphans="2" fo:widows="2" fo:break-before="page"/>
      <style:text-properties officeooo:paragraph-rsid="00861676"/>
    </style:style>
    <style:style style:name="P215"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80b9fa" style:font-size-asian="10.5pt" style:font-size-complex="12pt"/>
    </style:style>
    <style:style style:name="P216" style:family="paragraph" style:parent-style-name="Standard">
      <style:text-properties fo:color="#000000" style:font-name="Consolas" fo:font-size="9.5pt" style:font-size-asian="9.5pt" fo:background-color="#ffffff"/>
    </style:style>
    <style:style style:name="P21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8953d8"/>
    </style:style>
    <style:style style:name="P218" style:family="paragraph" style:parent-style-name="Text_20_body">
      <style:paragraph-properties fo:margin-top="0cm" fo:margin-bottom="0.247cm" loext:contextual-spacing="false" fo:text-align="start" style:justify-single-word="false" fo:orphans="2" fo:widows="2" fo:break-before="page"/>
      <style:text-properties fo:color="#000000" style:font-name="Liberation Serif" fo:font-size="12pt" officeooo:rsid="001bbe3f" officeooo:paragraph-rsid="0088d617" style:font-size-asian="12pt" style:font-size-complex="12pt"/>
    </style:style>
    <style:style style:name="T1" style:family="text">
      <style:text-properties officeooo:rsid="00168a3e"/>
    </style:style>
    <style:style style:name="T2" style:family="text">
      <style:text-properties officeooo:rsid="0017fb0c"/>
    </style:style>
    <style:style style:name="T3" style:family="text">
      <style:text-properties fo:color="#0000ff"/>
    </style:style>
    <style:style style:name="T4" style:family="text">
      <style:text-properties fo:color="#0000ff" style:font-name="monospace1" fo:font-style="normal" fo:font-weight="normal"/>
    </style:style>
    <style:style style:name="T5" style:family="text">
      <style:text-properties fo:color="#0000ff" style:font-name="Liberation Serif" fo:font-size="12pt" fo:font-weight="bold" officeooo:rsid="00599bd5" fo:background-color="transparent" loext:char-shading-value="0" style:font-size-asian="10.5pt" style:font-size-complex="12pt"/>
    </style:style>
    <style:style style:name="T6" style:family="text">
      <style:text-properties fo:color="#0000ff" fo:font-style="normal" fo:font-weight="normal"/>
    </style:style>
    <style:style style:name="T7" style:family="text">
      <style:text-properties fo:color="#0000ff" style:font-name="Liberation Mono" fo:font-size="10pt" officeooo:rsid="001bbe3f" fo:background-color="transparent" loext:char-shading-value="0" style:font-size-asian="10pt" style:font-size-complex="10pt"/>
    </style:style>
    <style:style style:name="T8" style:family="text">
      <style:text-properties fo:color="#0000ff" style:font-name="Liberation Mono" fo:font-size="10pt" officeooo:rsid="004423b2" fo:background-color="transparent" loext:char-shading-value="0" style:font-size-asian="10pt" style:font-size-complex="10pt"/>
    </style:style>
    <style:style style:name="T9" style:family="text">
      <style:text-properties fo:color="#0000ff" style:font-name="Liberation Mono" fo:font-size="10pt" officeooo:rsid="0046576f" fo:background-color="transparent" loext:char-shading-value="0" style:font-size-asian="10pt" style:font-size-complex="10pt"/>
    </style:style>
    <style:style style:name="T10" style:family="text">
      <style:text-properties fo:color="#0000ff" style:font-name="Liberation Mono" fo:font-size="10pt" fo:font-weight="bold" officeooo:rsid="001bbe3f" fo:background-color="transparent" loext:char-shading-value="0" style:font-size-asian="10pt" style:font-size-complex="10pt"/>
    </style:style>
    <style:style style:name="T11" style:family="text">
      <style:text-properties fo:color="#0000ff" style:font-name="Liberation Mono" fo:font-size="10pt" fo:font-weight="bold" officeooo:rsid="00599bd5" fo:background-color="transparent" loext:char-shading-value="0" style:font-size-asian="10pt" style:font-size-complex="10pt"/>
    </style:style>
    <style:style style:name="T12" style:family="text">
      <style:text-properties fo:color="#0000ff" fo:font-weight="bold"/>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fo:background-color="#ffffff" loext:char-shading-value="0" style:font-size-asian="9.5pt" style:font-size-complex="12pt"/>
    </style:style>
    <style:style style:name="T15" style:family="text">
      <style:text-properties fo:color="#0000ff" style:font-name="Consolas" fo:font-size="9.5pt" officeooo:rsid="005da273" fo:background-color="#ffffff" loext:char-shading-value="0" style:font-size-asian="9.5pt" style:font-size-complex="12pt"/>
    </style:style>
    <style:style style:name="T16" style:family="text">
      <style:text-properties fo:color="#0000ff" style:font-name="Consolas" fo:font-size="9.5pt" officeooo:rsid="0072dfae" fo:background-color="#ffffff" loext:char-shading-value="0" style:font-size-asian="9.5pt" style:font-size-complex="12pt"/>
    </style:style>
    <style:style style:name="T17" style:family="text">
      <style:text-properties fo:color="#0000ff" style:font-name="Consolas" fo:font-size="9.5pt" officeooo:rsid="00708903" fo:background-color="#ffffff" loext:char-shading-value="0" style:font-size-asian="9.5pt" style:font-size-complex="12pt"/>
    </style:style>
    <style:style style:name="T18" style:family="text">
      <style:text-properties fo:color="#0000ff" style:font-name="Consolas" fo:font-size="9.5pt" officeooo:rsid="00756f1a" fo:background-color="#ffffff" loext:char-shading-value="0" style:font-size-asian="9.5pt" style:font-size-complex="12pt"/>
    </style:style>
    <style:style style:name="T19" style:family="text">
      <style:text-properties fo:color="#0000ff" style:font-name="Consolas" fo:font-size="9.5pt" officeooo:rsid="00797446" fo:background-color="#ffffff" loext:char-shading-value="0" style:font-size-asian="9.5pt" style:font-size-complex="12pt"/>
    </style:style>
    <style:style style:name="T20" style:family="text">
      <style:text-properties fo:color="#0000ff" style:font-name="Consolas" fo:font-size="9.5pt" officeooo:rsid="00708903" fo:background-color="#ffffff" loext:char-shading-value="0" style:font-size-asian="9.5pt"/>
    </style:style>
    <style:style style:name="T21" style:family="text">
      <style:text-properties fo:color="#0000ff" style:font-name="Consolas" fo:font-size="9.5pt" officeooo:rsid="005da273" fo:background-color="#ffffff" loext:char-shading-value="0" style:font-size-asian="9.5pt"/>
    </style:style>
    <style:style style:name="T22" style:family="text">
      <style:text-properties fo:color="#0000ff" style:font-name="Consolas" fo:font-size="9.5pt" fo:font-style="normal" fo:background-color="#ffffff" loext:char-shading-value="0" style:font-size-asian="9.5pt" style:font-style-asian="normal"/>
    </style:style>
    <style:style style:name="T23" style:family="text">
      <style:text-properties fo:color="#0000ff" style:font-name="Consolas" fo:font-size="9.5pt" style:font-size-asian="9.5pt" fo:background-color="#ffffff"/>
    </style:style>
    <style:style style:name="T24" style:family="text">
      <style:text-properties fo:color="#008080" style:font-name="monospace1" fo:font-style="normal" fo:font-weight="normal"/>
    </style:style>
    <style:style style:name="T25" style:family="text">
      <style:text-properties fo:color="#008080" fo:font-style="normal" fo:font-weight="normal"/>
    </style:style>
    <style:style style:name="T26" style:family="text">
      <style:text-properties fo:color="#008080" style:font-name="Consolas" fo:font-size="9.5pt" fo:font-style="normal" fo:background-color="#ffffff" loext:char-shading-value="0" style:font-size-asian="9.5pt" style:font-style-asian="normal"/>
    </style:style>
    <style:style style:name="T27" style:family="text">
      <style:text-properties fo:color="#008080" style:font-name="Consolas" fo:font-size="9.5pt" fo:font-style="normal" officeooo:rsid="006f52c5" fo:background-color="#ffffff" loext:char-shading-value="0" style:font-size-asian="9.5pt" style:font-style-asian="normal" style:font-size-complex="12pt"/>
    </style:style>
    <style:style style:name="T28" style:family="text">
      <style:text-properties fo:color="#008080" style:font-name="Consolas" fo:font-size="9.5pt" fo:font-style="normal" officeooo:rsid="005da273" fo:background-color="#ffffff" loext:char-shading-value="0" style:font-size-asian="9.5pt" style:font-style-asian="normal" style:font-size-complex="12pt"/>
    </style:style>
    <style:style style:name="T29" style:family="text">
      <style:text-properties fo:color="#008080" style:font-name="Consolas" fo:font-size="9.5pt" fo:background-color="#ffffff" loext:char-shading-value="0" style:font-size-asian="9.5pt"/>
    </style:style>
    <style:style style:name="T30" style:family="text">
      <style:text-properties fo:color="#008080" style:font-name="Consolas" fo:font-size="9.5pt" style:font-size-asian="9.5pt" fo:background-color="#ffffff"/>
    </style:style>
    <style:style style:name="T31" style:family="text">
      <style:text-properties fo:color="#008080" style:font-name="Consolas" fo:font-size="9.5pt" officeooo:rsid="00855d95" loext:char-shading-value="0" style:font-size-asian="9.5pt" style:font-size-complex="12pt" fo:background-color="#ffffff"/>
    </style:style>
    <style:style style:name="T32" style:family="text">
      <style:text-properties fo:color="#008000" style:font-name="monospace1" fo:font-style="normal" fo:font-weight="normal"/>
    </style:style>
    <style:style style:name="T33" style:family="text">
      <style:text-properties fo:color="#008000" style:font-name="Liberation Serif" fo:font-size="12pt" fo:font-weight="bold" officeooo:rsid="0052996b" fo:background-color="transparent" loext:char-shading-value="0" style:font-size-asian="10.5pt" style:font-size-complex="12pt"/>
    </style:style>
    <style:style style:name="T34" style:family="text">
      <style:text-properties fo:color="#008000" style:font-name="Liberation Serif" fo:font-size="12pt" fo:font-weight="bold" officeooo:rsid="00539b26" fo:background-color="transparent" loext:char-shading-value="0" style:font-size-asian="10.5pt" style:font-size-complex="12pt"/>
    </style:style>
    <style:style style:name="T35" style:family="text">
      <style:text-properties fo:color="#008000" style:font-name="Liberation Serif" fo:font-size="12pt" fo:font-weight="bold" officeooo:rsid="00599bd5" fo:background-color="transparent" loext:char-shading-value="0" style:font-size-asian="10.5pt" style:font-size-complex="12pt"/>
    </style:style>
    <style:style style:name="T36" style:family="text">
      <style:text-properties fo:color="#008000" style:font-name="Liberation Serif" fo:font-size="12pt" fo:font-weight="bold" officeooo:rsid="006a5048" fo:background-color="transparent" loext:char-shading-value="0" style:font-size-asian="10.5pt" style:font-size-complex="12pt"/>
    </style:style>
    <style:style style:name="T37" style:family="text">
      <style:text-properties fo:color="#008000" style:font-name="Liberation Serif" fo:font-size="12pt" fo:font-weight="bold" officeooo:rsid="005ac5cb" style:font-size-asian="10.5pt" style:font-size-complex="12pt"/>
    </style:style>
    <style:style style:name="T38" style:family="text">
      <style:text-properties fo:color="#008000" fo:font-style="normal" fo:font-weight="normal"/>
    </style:style>
    <style:style style:name="T39" style:family="text">
      <style:text-properties fo:color="#008000" fo:font-weight="bold"/>
    </style:style>
    <style:style style:name="T40" style:family="text">
      <style:text-properties fo:color="#008000" style:font-name="Liberation Mono" fo:font-size="10pt" fo:font-weight="bold" fo:background-color="transparent" loext:char-shading-value="0" style:font-size-asian="10pt" style:font-size-complex="10pt"/>
    </style:style>
    <style:style style:name="T41" style:family="text">
      <style:text-properties fo:color="#008000" style:font-name="Liberation Mono" fo:font-size="10pt" fo:font-weight="bold" officeooo:rsid="00539b26" fo:background-color="transparent" loext:char-shading-value="0" style:font-size-asian="10pt" style:font-size-complex="10pt"/>
    </style:style>
    <style:style style:name="T42" style:family="text">
      <style:text-properties fo:color="#008000" style:font-name="Liberation Mono" fo:font-size="10pt" fo:font-weight="bold" officeooo:rsid="0056a943" fo:background-color="transparent" loext:char-shading-value="0" style:font-size-asian="10pt" style:font-size-complex="10pt"/>
    </style:style>
    <style:style style:name="T43" style:family="text">
      <style:text-properties fo:color="#008000" style:font-name="Liberation Mono" fo:font-size="10pt" fo:font-weight="bold" officeooo:rsid="00576e66" fo:background-color="transparent" loext:char-shading-value="0" style:font-size-asian="10pt" style:font-size-complex="10pt"/>
    </style:style>
    <style:style style:name="T44" style:family="text">
      <style:text-properties fo:color="#008000" style:font-name="Liberation Mono" fo:font-size="10pt" fo:font-weight="bold" officeooo:rsid="001bbe3f" fo:background-color="transparent" loext:char-shading-value="0" style:font-size-asian="10pt" style:font-size-complex="10pt"/>
    </style:style>
    <style:style style:name="T45" style:family="text">
      <style:text-properties fo:color="#008000" style:font-name="Liberation Mono" fo:font-size="10pt" fo:font-weight="bold" officeooo:rsid="00599bd5" fo:background-color="transparent" loext:char-shading-value="0" style:font-size-asian="10pt" style:font-size-complex="10pt"/>
    </style:style>
    <style:style style:name="T46" style:family="text">
      <style:text-properties fo:color="#008000" style:font-name="Consolas" fo:font-size="9.5pt" fo:background-color="#ffffff" loext:char-shading-value="0" style:font-size-asian="9.5pt"/>
    </style:style>
    <style:style style:name="T47" style:family="text">
      <style:text-properties fo:color="#008000" style:font-name="Consolas" fo:font-size="9.5pt" fo:font-style="normal" fo:background-color="#ffffff" loext:char-shading-value="0" style:font-size-asian="9.5pt" style:font-style-asian="normal"/>
    </style:style>
    <style:style style:name="T48" style:family="text">
      <style:text-properties fo:color="#008000" style:font-name="Consolas" fo:font-size="9.5pt" fo:font-style="normal" officeooo:rsid="006a5048" fo:background-color="#ffffff" loext:char-shading-value="0" style:font-size-asian="9.5pt" style:font-style-asian="normal"/>
    </style:style>
    <style:style style:name="T49" style:family="text">
      <style:text-properties fo:color="#008000" style:font-name="Consolas" fo:font-size="9.5pt" style:font-size-asian="9.5pt" fo:background-color="#ffffff"/>
    </style:style>
    <style:style style:name="T50" style:family="text">
      <style:text-properties fo:font-style="normal" fo:font-weight="normal"/>
    </style:style>
    <style:style style:name="T51" style:family="text">
      <style:text-properties fo:font-style="normal" fo:font-weight="normal" fo:background-color="#fff0f0" loext:char-shading-value="0"/>
    </style:style>
    <style:style style:name="T52" style:family="text">
      <style:text-properties style:font-name="monospace1" fo:font-style="normal" fo:font-weight="normal"/>
    </style:style>
    <style:style style:name="T53" style:family="text">
      <style:text-properties fo:color="#0000dd" style:font-name="monospace1" fo:font-style="normal" fo:font-weight="normal"/>
    </style:style>
    <style:style style:name="T54" style:family="text">
      <style:text-properties fo:color="#0000dd" fo:font-style="normal" fo:font-weight="normal"/>
    </style:style>
    <style:style style:name="T55" style:family="text">
      <style:text-properties fo:color="#0000dd" fo:font-style="normal" fo:font-weight="bold"/>
    </style:style>
    <style:style style:name="T56" style:family="text">
      <style:text-properties fo:color="#000080" style:font-name="monospace1" fo:font-style="normal" fo:font-weight="normal"/>
    </style:style>
    <style:style style:name="T57" style:family="text">
      <style:text-properties fo:color="#000080" style:font-name="Consolas" fo:font-size="9.5pt" fo:background-color="#ffffff" loext:char-shading-value="0" style:font-size-asian="9.5pt"/>
    </style:style>
    <style:style style:name="T58" style:family="text">
      <style:text-properties fo:color="#000080" style:font-name="Consolas" fo:font-size="9.5pt" officeooo:rsid="005da273" fo:background-color="#ffffff" loext:char-shading-value="0" style:font-size-asian="9.5pt" style:font-size-complex="12pt"/>
    </style:style>
    <style:style style:name="T59" style:family="text">
      <style:text-properties fo:color="#000080" style:font-name="Consolas" fo:font-size="9.5pt" officeooo:rsid="00708903" fo:background-color="#ffffff" loext:char-shading-value="0" style:font-size-asian="9.5pt" style:font-size-complex="12pt"/>
    </style:style>
    <style:style style:name="T60" style:family="text">
      <style:text-properties fo:color="#000080" style:font-name="Consolas" fo:font-size="9.5pt" officeooo:rsid="00756f1a" fo:background-color="#ffffff" loext:char-shading-value="0" style:font-size-asian="9.5pt" style:font-size-complex="12pt"/>
    </style:style>
    <style:style style:name="T61" style:family="text">
      <style:text-properties fo:color="#000080" style:font-name="Consolas" fo:font-size="9.5pt" fo:font-style="normal" fo:background-color="#ffffff" loext:char-shading-value="0" style:font-size-asian="9.5pt" style:font-style-asian="normal"/>
    </style:style>
    <style:style style:name="T62" style:family="text">
      <style:text-properties fo:color="#000080" style:font-name="Consolas" fo:font-size="9.5pt" fo:font-style="normal" officeooo:rsid="00708903" fo:background-color="#ffffff" loext:char-shading-value="0" style:font-size-asian="9.5pt" style:font-style-asian="normal" style:font-size-complex="12pt"/>
    </style:style>
    <style:style style:name="T63" style:family="text">
      <style:text-properties fo:color="#000080" style:font-name="Consolas" fo:font-size="9.5pt" fo:font-style="italic" fo:background-color="#ffffff" loext:char-shading-value="0" style:font-size-asian="9.5pt" style:font-style-asian="italic"/>
    </style:style>
    <style:style style:name="T64" style:family="text">
      <style:text-properties fo:color="#000080" style:font-name="Consolas" fo:font-size="9.5pt" fo:font-style="italic" officeooo:rsid="006f52c5" fo:background-color="#ffffff" loext:char-shading-value="0" style:font-size-asian="9.5pt" style:font-style-asian="italic" style:font-size-complex="12pt"/>
    </style:style>
    <style:style style:name="T65" style:family="text">
      <style:text-properties fo:color="#000080" style:font-name="Consolas" fo:font-size="9.5pt" fo:font-style="italic" officeooo:rsid="005da273" fo:background-color="#ffffff" loext:char-shading-value="0" style:font-size-asian="9.5pt" style:font-style-asian="italic" style:font-size-complex="12pt"/>
    </style:style>
    <style:style style:name="T66" style:family="text">
      <style:text-properties fo:color="#ff0000" style:font-name="monospace1" fo:font-style="normal" fo:font-weight="normal"/>
    </style:style>
    <style:style style:name="T67" style:family="text">
      <style:text-properties fo:font-variant="normal" fo:text-transform="none" fo:color="#339900" style:font-name="monospace1" fo:font-size="12pt" fo:letter-spacing="normal" fo:font-style="normal" fo:font-weight="normal" style:font-size-asian="12pt" style:font-size-complex="12pt"/>
    </style:style>
    <style:style style:name="T68" style:family="text">
      <style:text-properties fo:font-variant="normal" fo:text-transform="none" fo:color="#0000ff" style:font-name="monospace1" fo:letter-spacing="normal" fo:font-style="normal" fo:font-weight="normal"/>
    </style:style>
    <style:style style:name="T69" style:family="text">
      <style:text-properties fo:font-variant="normal" fo:text-transform="none" fo:color="#0000ff" style:font-name="monospace1" fo:font-size="12pt" fo:letter-spacing="normal" fo:font-style="normal" fo:font-weight="normal" style:font-size-asian="12pt" style:font-size-complex="12pt"/>
    </style:style>
    <style:style style:name="T70" style:family="text">
      <style:text-properties fo:font-variant="normal" fo:text-transform="none" fo:color="#0000ff" style:font-name="Monospace" fo:font-size="12pt" fo:letter-spacing="normal" fo:font-style="normal" fo:font-weight="normal" officeooo:rsid="00257037" style:font-size-asian="12pt" style:font-size-complex="12pt"/>
    </style:style>
    <style:style style:name="T71" style:family="text">
      <style:text-properties fo:font-variant="normal" fo:text-transform="none" fo:color="#0000ff" style:font-name="Consolas" fo:font-size="9.5pt" fo:letter-spacing="normal" fo:font-style="normal" fo:font-weight="normal" officeooo:rsid="005da273" fo:background-color="#ffffff" loext:char-shading-value="0" style:font-size-asian="9.5pt" style:font-size-complex="12pt"/>
    </style:style>
    <style:style style:name="T72" style:family="text">
      <style:text-properties fo:font-variant="normal" fo:text-transform="none" fo:color="#0000ff" style:font-name="Consolas" fo:font-size="9.5pt" fo:letter-spacing="normal" fo:font-style="normal" fo:font-weight="normal" officeooo:rsid="005da273" fo:background-color="#ffffff" loext:char-shading-value="0" style:font-size-asian="9.5pt"/>
    </style:style>
    <style:style style:name="T73" style:family="text">
      <style:text-properties fo:font-variant="normal" fo:text-transform="none" fo:color="#0000ff" style:font-name="Consolas" fo:font-size="9.5pt" fo:letter-spacing="normal" fo:font-style="normal" fo:font-weight="normal" officeooo:rsid="0088d617" loext:char-shading-value="0" style:font-size-asian="9.5pt" fo:background-color="#ffffff"/>
    </style:style>
    <style:style style:name="T74" style:family="text">
      <style:text-properties fo:font-variant="normal" fo:text-transform="none" fo:color="#0000ff" style:font-name="Consolas" fo:font-size="9.5pt" fo:letter-spacing="normal" fo:font-style="normal" fo:font-weight="normal" officeooo:rsid="005da273" loext:char-shading-value="0" style:font-size-asian="9.5pt" fo:background-color="#ffffff"/>
    </style:style>
    <style:style style:name="T75" style:family="text">
      <style:text-properties fo:font-variant="normal" fo:text-transform="none" fo:color="#212529" style:font-name="monospace1" fo:letter-spacing="normal" fo:font-style="normal" fo:font-weight="normal"/>
    </style:style>
    <style:style style:name="T76" style:family="text">
      <style:text-properties fo:font-variant="normal" fo:text-transform="none" fo:color="#212529" style:font-name="monospace1" fo:font-size="12pt" fo:letter-spacing="normal" fo:font-style="normal" fo:font-weight="normal" style:font-size-asian="12pt" style:font-size-complex="12pt"/>
    </style:style>
    <style:style style:name="T77" style:family="text">
      <style:text-properties fo:font-variant="normal" fo:text-transform="none" fo:color="#008080" style:font-name="monospace1" fo:letter-spacing="normal" fo:font-style="normal" fo:font-weight="normal"/>
    </style:style>
    <style:style style:name="T78" style:family="text">
      <style:text-properties fo:font-variant="normal" fo:text-transform="none" fo:color="#008080" style:font-name="monospace1" fo:font-size="12pt" fo:letter-spacing="normal" fo:font-style="normal" fo:font-weight="normal" style:font-size-asian="12pt" style:font-size-complex="12pt"/>
    </style:style>
    <style:style style:name="T79" style:family="text">
      <style:text-properties fo:font-variant="normal" fo:text-transform="none" fo:color="#008080" style:font-name="Monospace" fo:font-size="12pt" fo:letter-spacing="normal" fo:font-style="normal" fo:font-weight="normal" officeooo:rsid="00257037" style:font-size-asian="12pt" style:font-size-complex="12pt"/>
    </style:style>
    <style:style style:name="T80" style:family="text">
      <style:text-properties fo:font-variant="normal" fo:text-transform="none" fo:color="#008000" style:font-name="monospace1" fo:letter-spacing="normal" fo:font-style="normal" fo:font-weight="normal"/>
    </style:style>
    <style:style style:name="T81" style:family="text">
      <style:text-properties fo:font-variant="normal" fo:text-transform="none" fo:color="#008000" style:font-name="monospace1" fo:font-size="12pt" fo:letter-spacing="normal" fo:font-style="normal" fo:font-weight="normal" style:font-size-asian="12pt" style:font-size-complex="12pt"/>
    </style:style>
    <style:style style:name="T82" style:family="text">
      <style:text-properties fo:font-variant="normal" fo:text-transform="none" fo:color="#008000" style:font-name="Monospace" fo:font-size="12pt" fo:letter-spacing="normal" fo:font-style="normal" fo:font-weight="normal" officeooo:rsid="00257037" style:font-size-asian="12pt" style:font-size-complex="12pt"/>
    </style:style>
    <style:style style:name="T83" style:family="text">
      <style:text-properties fo:font-variant="normal" fo:text-transform="none" fo:letter-spacing="normal" fo:font-style="normal" fo:font-weight="normal"/>
    </style:style>
    <style:style style:name="T84" style:family="text">
      <style:text-properties fo:font-variant="normal" fo:text-transform="none" fo:letter-spacing="normal" fo:font-style="normal" fo:font-weight="normal" officeooo:rsid="005da273" fo:background-color="transparent" loext:char-shading-value="0"/>
    </style:style>
    <style:style style:name="T85" style:family="text">
      <style:text-properties fo:font-variant="normal" fo:text-transform="none" fo:letter-spacing="normal" fo:font-style="normal" fo:font-weight="normal" officeooo:rsid="0088d617" fo:background-color="transparent" loext:char-shading-value="0"/>
    </style:style>
    <style:style style:name="T86" style:family="text">
      <style:text-properties fo:font-variant="normal" fo:text-transform="none" fo:color="#000000" style:font-name="Liberation Serif" fo:font-size="12pt" fo:letter-spacing="normal" fo:font-style="normal" fo:font-weight="normal" officeooo:rsid="003cb3ae" style:font-size-asian="10.5pt" style:font-size-complex="12pt"/>
    </style:style>
    <style:style style:name="T87" style:family="text">
      <style:text-properties fo:font-variant="normal" fo:text-transform="none" fo:color="#000000" style:font-name="Liberation Serif" fo:font-size="12pt" fo:letter-spacing="normal" fo:font-style="normal" fo:font-weight="normal" officeooo:rsid="00257037" style:font-size-asian="12pt" style:font-size-complex="12pt"/>
    </style:style>
    <style:style style:name="T88" style:family="text">
      <style:text-properties fo:font-variant="normal" fo:text-transform="none" fo:color="#000000" style:font-name="Liberation Serif" fo:font-size="12pt" fo:letter-spacing="normal" fo:font-style="normal" fo:font-weight="normal" officeooo:rsid="002a9c03" style:font-size-asian="12pt" style:font-size-complex="12pt"/>
    </style:style>
    <style:style style:name="T89" style:family="text">
      <style:text-properties fo:font-variant="normal" fo:text-transform="none" fo:color="#000000" style:font-name="Liberation Serif" fo:font-size="12pt" fo:letter-spacing="normal" fo:font-style="normal" fo:font-weight="normal" officeooo:rsid="002c2c26" style:font-size-asian="12pt" style:font-size-complex="12pt"/>
    </style:style>
    <style:style style:name="T90" style:family="text">
      <style:text-properties fo:font-variant="normal" fo:text-transform="none" fo:color="#000000" style:font-name="Liberation Serif" fo:font-size="12pt" fo:letter-spacing="normal" fo:font-style="normal" fo:font-weight="normal" officeooo:rsid="002c2c26" style:font-size-asian="12pt" style:font-weight-asian="normal" style:font-size-complex="12pt" style:font-weight-complex="normal"/>
    </style:style>
    <style:style style:name="T91" style:family="text">
      <style:text-properties fo:font-variant="normal" fo:text-transform="none" fo:color="#000000" style:font-name="Liberation Serif" fo:font-size="12pt" fo:letter-spacing="normal" fo:font-style="normal" fo:font-weight="normal" officeooo:rsid="002c2c26" style:font-size-asian="12pt" style:font-weight-asian="bold" style:font-size-complex="12pt" style:font-weight-complex="bold"/>
    </style:style>
    <style:style style:name="T92" style:family="text">
      <style:text-properties fo:font-variant="normal" fo:text-transform="none" fo:color="#000000" style:font-name="Liberation Serif" fo:font-size="12pt" fo:letter-spacing="normal" fo:font-style="normal" fo:font-weight="normal" officeooo:rsid="00655989" fo:background-color="transparent" loext:char-shading-value="0" style:font-size-asian="12pt" style:font-style-asian="normal" style:font-weight-asian="normal" style:font-size-complex="12pt" style:font-style-complex="normal" style:font-weight-complex="normal"/>
    </style:style>
    <style:style style:name="T93" style:family="text">
      <style:text-properties fo:font-variant="normal" fo:text-transform="none" fo:color="#000000" style:font-name="Liberation Serif" fo:font-size="12pt" fo:letter-spacing="normal" fo:font-style="normal" fo:font-weight="normal" officeooo:rsid="00655989" fo:background-color="transparent" loext:char-shading-value="0" style:font-size-asian="12pt" style:font-style-asian="normal" style:font-weight-asian="normal" style:font-size-complex="12pt" style:font-style-complex="normal" style:font-weight-complex="normal" loext:padding="0cm" loext:border="none"/>
    </style:style>
    <style:style style:name="T94" style:family="text">
      <style:text-properties fo:font-variant="normal" fo:text-transform="none" fo:color="#000000" style:font-name="Liberation Serif" fo:font-size="12pt" fo:letter-spacing="normal" fo:font-style="normal" fo:font-weight="normal" officeooo:rsid="005da273" fo:background-color="transparent" loext:char-shading-value="0" style:font-size-asian="12pt" style:font-size-complex="12pt"/>
    </style:style>
    <style:style style:name="T95" style:family="text">
      <style:text-properties fo:font-variant="normal" fo:text-transform="none" fo:color="#000000" style:font-name="Liberation Serif" fo:font-size="12pt" fo:letter-spacing="normal" fo:font-style="normal" fo:font-weight="normal" officeooo:rsid="0075bbce" fo:background-color="transparent" loext:char-shading-value="0" style:font-size-asian="12pt" style:font-size-complex="12pt"/>
    </style:style>
    <style:style style:name="T96" style:family="text">
      <style:text-properties fo:font-variant="normal" fo:text-transform="none" fo:color="#000000" style:font-name="Liberation Serif" fo:font-size="12pt" fo:letter-spacing="normal" fo:font-style="normal" fo:font-weight="normal" officeooo:rsid="007cef9e" fo:background-color="transparent" loext:char-shading-value="0" style:font-size-asian="12pt" style:font-size-complex="12pt"/>
    </style:style>
    <style:style style:name="T97" style:family="text">
      <style:text-properties fo:font-variant="normal" fo:text-transform="none" fo:color="#000000" style:font-name="Liberation Serif" fo:font-size="12pt" fo:letter-spacing="normal" fo:font-style="normal" fo:font-weight="normal" officeooo:rsid="007e0ffa" fo:background-color="transparent" loext:char-shading-value="0" style:font-size-asian="12pt" style:font-size-complex="12pt"/>
    </style:style>
    <style:style style:name="T98" style:family="text">
      <style:text-properties fo:font-variant="normal" fo:text-transform="none" fo:color="#000000" style:font-name="Liberation Serif" fo:font-size="12pt" fo:letter-spacing="normal" fo:font-style="normal" fo:font-weight="bold" officeooo:rsid="002c2c26" style:font-size-asian="12pt" style:font-weight-asian="bold" style:font-size-complex="12pt" style:font-weight-complex="bold"/>
    </style:style>
    <style:style style:name="T99" style:family="text">
      <style:text-properties fo:font-variant="normal" fo:text-transform="none" fo:color="#000000" style:font-name="Monospace" fo:font-size="12pt" fo:letter-spacing="normal" fo:font-style="normal" fo:font-weight="normal" officeooo:rsid="00257037" style:font-size-asian="12pt" style:font-size-complex="12pt"/>
    </style:style>
    <style:style style:name="T100" style:family="text">
      <style:text-properties fo:font-variant="normal" fo:text-transform="none" fo:color="#000000" style:font-name="Monospace" fo:font-size="11pt" fo:letter-spacing="normal" fo:font-style="normal" fo:font-weight="normal" style:font-size-asian="11pt" style:font-size-complex="11pt"/>
    </style:style>
    <style:style style:name="T101" style:family="text">
      <style:text-properties fo:font-variant="normal" fo:text-transform="none" fo:color="#000000" style:font-name="Liberation Mono" fo:font-size="10pt" fo:letter-spacing="normal" fo:font-style="normal" fo:font-weight="normal" officeooo:rsid="00257037" style:font-size-asian="10pt" style:font-size-complex="10pt"/>
    </style:style>
    <style:style style:name="T102" style:family="text">
      <style:text-properties fo:font-variant="normal" fo:text-transform="none" fo:color="#000000" style:font-name="Consolas" fo:font-size="9.5pt" fo:letter-spacing="normal" fo:font-style="normal" fo:font-weight="normal" officeooo:rsid="00655989" fo:background-color="#ffffff" loext:char-shading-value="0" style:font-size-asian="9.5pt" style:font-style-asian="normal" style:font-weight-asian="normal" style:font-size-complex="12pt" style:font-style-complex="normal" style:font-weight-complex="normal"/>
    </style:style>
    <style:style style:name="T103" style:family="text">
      <style:text-properties fo:font-variant="normal" fo:text-transform="none" fo:color="#000000" style:font-name="Proxima Nova" fo:letter-spacing="normal" fo:font-style="normal" fo:font-weight="normal"/>
    </style:style>
    <style:style style:name="T104" style:family="text">
      <style:text-properties fo:font-variant="normal" fo:text-transform="none" fo:color="#000000" style:font-name="Proxima Nova" fo:letter-spacing="normal" fo:font-style="italic" fo:font-weight="normal" loext:padding="0cm" loext:border="none"/>
    </style:style>
    <style:style style:name="T105" style:family="text">
      <style:text-properties fo:font-variant="normal" fo:text-transform="none" fo:color="#000000" style:font-name="Liberation Serif" fo:letter-spacing="normal" fo:font-style="normal" fo:font-weight="normal"/>
    </style:style>
    <style:style style:name="T106" style:family="text">
      <style:text-properties fo:font-variant="normal" fo:text-transform="none" fo:color="#000000" style:font-name="Liberation Serif" fo:letter-spacing="normal" fo:font-style="italic" fo:font-weight="normal" loext:padding="0cm" loext:border="none"/>
    </style:style>
    <style:style style:name="T107" style:family="text">
      <style:text-properties fo:font-variant="normal" fo:text-transform="none" fo:color="#000000" style:font-name="Liberation Serif" fo:font-size="12pt" fo:letter-spacing="normal" fo:font-style="normal" fo:font-weight="normal" style:font-size-asian="12pt" style:font-size-complex="12pt"/>
    </style:style>
    <style:style style:name="T108" style:family="text">
      <style:text-properties fo:font-variant="normal" fo:text-transform="none" fo:color="#000000" style:font-name="Liberation Serif" fo:font-size="12pt" fo:letter-spacing="normal" fo:font-style="italic" fo:font-weight="normal" style:font-size-asian="12pt" style:font-size-complex="12pt" loext:padding="0cm" loext:border="none"/>
    </style:style>
    <style:style style:name="T109" style:family="text">
      <style:text-properties fo:font-variant="normal" fo:text-transform="none" fo:color="#000040" style:font-name="Monospace" fo:font-size="12pt" fo:letter-spacing="normal" fo:font-style="normal" fo:font-weight="normal" officeooo:rsid="00257037" style:font-size-asian="12pt" style:font-size-complex="12pt"/>
    </style:style>
    <style:style style:name="T110" style:family="text">
      <style:text-properties fo:font-variant="normal" fo:text-transform="none" fo:color="#666666" style:font-name="Monospace" fo:font-size="12pt" fo:letter-spacing="normal" fo:font-style="normal" fo:font-weight="normal" style:font-size-asian="12pt" style:font-size-complex="12pt"/>
    </style:style>
    <style:style style:name="T111" style:family="text">
      <style:text-properties fo:font-variant="normal" fo:text-transform="none" fo:color="#0000dd" style:font-name="monospace1" fo:letter-spacing="normal" fo:font-style="normal" fo:font-weight="normal"/>
    </style:style>
    <style:style style:name="T112" style:family="text">
      <style:text-properties fo:font-variant="normal" fo:text-transform="none" fo:color="#0000dd" style:font-name="monospace1" fo:font-size="12pt" fo:letter-spacing="normal" fo:font-style="normal" fo:font-weight="normal" style:font-size-asian="12pt" style:font-size-complex="12pt"/>
    </style:style>
    <style:style style:name="T113" style:family="text">
      <style:text-properties fo:font-variant="normal" fo:text-transform="none" fo:color="#0000dd" fo:letter-spacing="normal" fo:font-style="normal" fo:font-weight="bold"/>
    </style:style>
    <style:style style:name="T114" style:family="text">
      <style:text-properties fo:font-variant="normal" fo:text-transform="none" fo:color="#0000dd" style:font-name="Liberation Serif" fo:font-size="12pt" fo:letter-spacing="normal" fo:font-style="normal" fo:font-weight="bold" officeooo:rsid="003cb3ae" style:font-size-asian="10.5pt" style:font-size-complex="12pt"/>
    </style:style>
    <style:style style:name="T115" style:family="text">
      <style:text-properties fo:font-variant="normal" fo:text-transform="none" fo:color="#000080" style:font-name="monospace1" fo:letter-spacing="normal" fo:font-style="normal" fo:font-weight="normal"/>
    </style:style>
    <style:style style:name="T116" style:family="text">
      <style:text-properties fo:font-variant="normal" fo:text-transform="none" fo:color="#000080" style:font-name="monospace1" fo:font-size="12pt" fo:letter-spacing="normal" fo:font-style="normal" fo:font-weight="normal" style:font-size-asian="12pt" style:font-size-complex="12pt"/>
    </style:style>
    <style:style style:name="T117" style:family="text">
      <style:text-properties fo:font-variant="normal" fo:text-transform="none" fo:color="#ff0000" style:font-name="monospace1" fo:letter-spacing="normal" fo:font-style="normal" fo:font-weight="normal"/>
    </style:style>
    <style:style style:name="T118" style:family="text">
      <style:text-properties fo:font-variant="normal" fo:text-transform="none" fo:color="#ff0000" style:font-name="monospace1" fo:font-size="12pt" fo:letter-spacing="normal" fo:font-style="normal" fo:font-weight="normal" style:font-size-asian="12pt" style:font-size-complex="12pt"/>
    </style:style>
    <style:style style:name="T119" style:family="text">
      <style:text-properties fo:font-variant="normal" fo:text-transform="none" fo:color="#008800" style:font-name="Liberation Serif" fo:font-size="12pt" fo:letter-spacing="normal" fo:font-style="normal" fo:font-weight="bold" officeooo:rsid="003cb3ae" style:font-size-asian="10.5pt" style:font-size-complex="12pt"/>
    </style:style>
    <style:style style:name="T120" style:family="text">
      <style:text-properties fo:font-variant="normal" fo:text-transform="none" fo:color="#008800" fo:letter-spacing="normal" fo:font-style="normal" fo:font-weight="bold"/>
    </style:style>
    <style:style style:name="T121" style:family="text">
      <style:text-properties fo:font-variant="normal" fo:text-transform="none" fo:color="#008800" style:font-name="Liberation Mono" fo:font-size="10pt" fo:letter-spacing="normal" fo:font-style="normal" fo:font-weight="bold" style:font-size-asian="10pt" style:font-size-complex="10pt"/>
    </style:style>
    <style:style style:name="T122" style:family="text">
      <style:text-properties fo:font-variant="normal" fo:text-transform="none" fo:color="#008800" style:font-name="Liberation Mono" fo:font-size="10pt" fo:letter-spacing="normal" fo:font-style="normal" fo:font-weight="bold" officeooo:rsid="00257037" style:font-size-asian="10pt" style:font-size-complex="10pt"/>
    </style:style>
    <style:style style:name="T123" style:family="text">
      <style:text-properties fo:font-variant="normal" fo:text-transform="none" fo:color="#bb0066" style:font-name="Liberation Mono" fo:font-size="10pt" fo:letter-spacing="normal" fo:font-style="normal" fo:font-weight="bold" style:font-size-asian="10pt" style:font-size-complex="10pt"/>
    </style:style>
    <style:style style:name="T124" style:family="text">
      <style:text-properties fo:font-variant="normal" fo:text-transform="none" fo:color="#bb0066" style:font-name="Liberation Mono" fo:font-size="10pt" fo:letter-spacing="normal" fo:font-style="normal" fo:font-weight="bold" officeooo:rsid="00257037" style:font-size-asian="10pt" style:font-size-complex="10pt"/>
    </style:style>
    <style:style style:name="T125" style:family="text">
      <style:text-properties fo:font-variant="normal" fo:text-transform="none" fo:color="#333333" fo:letter-spacing="normal"/>
    </style:style>
    <style:style style:name="T126" style:family="text">
      <style:text-properties fo:font-variant="normal" fo:text-transform="none" fo:color="#333333" fo:letter-spacing="normal" fo:font-style="normal" fo:font-weight="normal"/>
    </style:style>
    <style:style style:name="T127" style:family="text">
      <style:text-properties fo:font-variant="normal" fo:text-transform="none" fo:color="#333333" style:font-name="Liberation Serif" fo:font-size="12pt" fo:letter-spacing="normal" fo:font-style="normal" fo:font-weight="normal" officeooo:rsid="003cb3ae" style:font-size-asian="10.5pt" style:font-size-complex="12pt"/>
    </style:style>
    <style:style style:name="T128" style:family="text">
      <style:text-properties fo:font-variant="normal" fo:text-transform="none" fo:color="#333333" style:font-name="Liberation Mono" fo:font-size="10pt" fo:letter-spacing="normal" fo:font-style="normal" fo:font-weight="normal" style:font-size-asian="10pt" style:font-size-complex="10pt"/>
    </style:style>
    <style:style style:name="T129" style:family="text">
      <style:text-properties fo:font-variant="normal" fo:text-transform="none" fo:color="#333333" style:font-name="Liberation Mono" fo:font-size="10pt" fo:letter-spacing="normal" fo:font-style="normal" fo:font-weight="normal" officeooo:rsid="003b9eb5" style:font-size-asian="10pt" style:font-size-complex="10pt"/>
    </style:style>
    <style:style style:name="T130" style:family="text">
      <style:text-properties fo:font-variant="normal" fo:text-transform="none" fo:color="#333333" style:font-name="Liberation Mono" fo:font-size="10pt" fo:letter-spacing="normal" fo:font-style="normal" fo:font-weight="normal" officeooo:rsid="003cb3ae" style:font-size-asian="10pt" style:font-size-complex="10pt"/>
    </style:style>
    <style:style style:name="T131" style:family="text">
      <style:text-properties fo:font-variant="normal" fo:text-transform="none" fo:color="#888888" fo:letter-spacing="normal" fo:font-style="normal" fo:font-weight="normal"/>
    </style:style>
    <style:style style:name="T132" style:family="text">
      <style:text-properties fo:font-variant="normal" fo:text-transform="none" fo:color="#888888" fo:letter-spacing="normal" fo:font-style="normal" fo:font-weight="normal" officeooo:rsid="003089fd" style:font-name-asian="NSimSun1" style:font-name-complex="Liberation Mono"/>
    </style:style>
    <style:style style:name="T133" style:family="text">
      <style:text-properties fo:font-variant="normal" fo:text-transform="none" fo:color="#888888" style:font-name="Liberation Mono" fo:font-size="10pt" fo:letter-spacing="normal" fo:font-style="normal" fo:font-weight="normal" officeooo:rsid="0034eabd" style:font-size-asian="10pt" style:font-size-complex="10pt"/>
    </style:style>
    <style:style style:name="T134" style:family="text">
      <style:text-properties fo:font-variant="normal" fo:text-transform="none" fo:color="#557799" style:font-name="Liberation Mono" fo:font-size="10pt" fo:letter-spacing="normal" fo:font-style="normal" fo:font-weight="normal" style:font-size-asian="10pt" style:font-size-complex="10pt"/>
    </style:style>
    <style:style style:name="T135" style:family="text">
      <style:text-properties fo:font-variant="normal" fo:text-transform="none" fo:color="#557799" style:font-name="Monospace" fo:font-size="11pt" fo:letter-spacing="normal" fo:font-style="normal" fo:font-weight="normal" style:font-size-asian="11pt" style:font-size-complex="11pt"/>
    </style:style>
    <style:style style:name="T136" style:family="text">
      <style:text-properties fo:font-variant="normal" fo:text-transform="none" style:font-name="Liberation Mono" fo:font-size="10pt" fo:letter-spacing="normal" fo:font-style="normal" fo:font-weight="normal" style:font-size-asian="10pt" style:font-size-complex="10pt"/>
    </style:style>
    <style:style style:name="T137" style:family="text">
      <style:text-properties fo:font-variant="normal" fo:text-transform="none" style:font-name="Monospace" fo:font-size="11pt" fo:letter-spacing="normal" fo:font-style="normal" fo:font-weight="normal" style:font-size-asian="11pt" style:font-size-complex="11pt"/>
    </style:style>
    <style:style style:name="T138" style:family="text">
      <style:text-properties fo:font-variant="normal" fo:text-transform="none" fo:color="#3465a4" style:font-name="Liberation Serif" fo:font-size="12pt" fo:letter-spacing="normal" fo:font-style="normal" fo:font-weight="normal" officeooo:rsid="001bbe3f" style:font-size-asian="10.5pt" style:font-size-complex="12pt"/>
    </style:style>
    <style:style style:name="T139" style:family="text">
      <style:text-properties fo:font-variant="normal" fo:text-transform="none" fo:color="#3465a4" style:font-name="Liberation Serif" fo:font-size="12pt" fo:letter-spacing="normal" fo:font-style="normal" fo:font-weight="normal" officeooo:rsid="001bbe3f" fo:background-color="transparent" loext:char-shading-value="0" style:font-size-asian="10.5pt" style:font-style-asian="normal" style:font-weight-asian="normal" style:font-size-complex="12pt" style:font-style-complex="normal" style:font-weight-complex="normal"/>
    </style:style>
    <style:style style:name="T140" style:family="text">
      <style:text-properties fo:font-variant="normal" fo:text-transform="none" fo:color="#3465a4" style:font-name="Liberation Serif" fo:font-size="12pt" fo:letter-spacing="normal" fo:font-style="normal" fo:font-weight="bold" officeooo:rsid="003cb3ae" style:font-size-asian="10.5pt" style:font-weight-asian="bold" style:font-size-complex="12pt" style:font-weight-complex="bold"/>
    </style:style>
    <style:style style:name="T141" style:family="text">
      <style:text-properties fo:font-variant="normal" fo:text-transform="none" fo:color="#3465a4" style:font-name="Liberation Serif" fo:font-size="12pt" fo:letter-spacing="normal" fo:font-style="normal" fo:font-weight="bold" officeooo:rsid="001bbe3f" style:font-size-asian="10.5pt" style:font-weight-asian="bold" style:font-size-complex="12pt" style:font-weight-complex="bold"/>
    </style:style>
    <style:style style:name="T142" style:family="text">
      <style:text-properties fo:font-variant="normal" fo:text-transform="none" fo:color="#3465a4" style:font-name="Liberation Serif" fo:font-size="12pt" fo:letter-spacing="normal" fo:font-style="normal" fo:font-weight="bold" officeooo:rsid="005d36d6" fo:background-color="transparent" loext:char-shading-value="0" style:font-size-asian="10.5pt" style:font-style-asian="normal" style:font-weight-asian="bold" style:font-size-complex="12pt" style:font-style-complex="normal" style:font-weight-complex="bold"/>
    </style:style>
    <style:style style:name="T143" style:family="text">
      <style:text-properties fo:font-variant="normal" fo:text-transform="none" fo:color="#3465a4" style:font-name="Liberation Serif" fo:font-size="12pt" fo:letter-spacing="normal" fo:font-style="normal" fo:font-weight="bold" officeooo:rsid="001bbe3f" fo:background-color="transparent" loext:char-shading-value="0" style:font-size-asian="10.5pt" style:font-style-asian="normal" style:font-weight-asian="bold" style:font-size-complex="12pt" style:font-style-complex="normal" style:font-weight-complex="bold"/>
    </style:style>
    <style:style style:name="T144" style:family="text">
      <style:text-properties fo:font-variant="normal" fo:text-transform="none" fo:color="#216f85" style:font-name="Consolas" fo:font-size="9.5pt" fo:letter-spacing="normal" fo:font-style="italic" fo:font-weight="normal" officeooo:rsid="001bbe3f" fo:background-color="#ffffff" loext:char-shading-value="0" style:font-size-asian="9.5pt" style:font-style-asian="italic" style:font-weight-asian="normal" style:font-size-complex="12pt" style:font-style-complex="normal" style:font-weight-complex="normal"/>
    </style:style>
    <style:style style:name="T145" style:family="text">
      <style:text-properties fo:font-variant="normal" fo:text-transform="none" fo:color="#216f85" style:font-name="Consolas" fo:font-size="9.5pt" fo:letter-spacing="normal" fo:font-style="italic" fo:font-weight="normal" officeooo:rsid="00655989" fo:background-color="#ffffff" loext:char-shading-value="0" style:font-size-asian="9.5pt" style:font-style-asian="italic" style:font-weight-asian="normal" style:font-size-complex="12pt" style:font-style-complex="normal" style:font-weight-complex="normal"/>
    </style:style>
    <style:style style:name="T146" style:family="text">
      <style:text-properties fo:font-variant="normal" fo:text-transform="none" fo:color="#303030" style:font-name="Proxima Nova" fo:letter-spacing="normal" fo:font-style="normal" fo:font-weight="normal"/>
    </style:style>
    <style:style style:name="T147" style:family="text">
      <style:text-properties fo:font-variant="normal" fo:text-transform="none" fo:color="#303030" style:font-name="Proxima Nova" fo:letter-spacing="normal" fo:font-style="normal" fo:font-weight="normal" officeooo:rsid="005da273" fo:background-color="transparent" loext:char-shading-value="0"/>
    </style:style>
    <style:style style:name="T148" style:family="text">
      <style:text-properties fo:font-variant="normal" fo:text-transform="none" fo:color="#303030" style:font-name="Proxima Nova" fo:letter-spacing="normal" fo:font-style="normal" fo:font-weight="normal" officeooo:rsid="0088d617" fo:background-color="transparent" loext:char-shading-value="0"/>
    </style:style>
    <style:style style:name="T149" style:family="text">
      <style:text-properties fo:font-variant="normal" fo:text-transform="none" fo:color="#303030" style:font-name="Proxima Nova" fo:letter-spacing="normal" fo:font-style="italic" fo:font-weight="normal" loext:padding="0cm" loext:border="none"/>
    </style:style>
    <style:style style:name="T150" style:family="text">
      <style:text-properties fo:font-variant="normal" fo:text-transform="none" fo:color="#303030" style:font-name="monospace1" fo:letter-spacing="normal" fo:font-style="normal" fo:font-weight="normal" officeooo:rsid="005da273" fo:background-color="#fffffc" loext:char-shading-value="0" loext:padding-left="0.132cm" loext:padding-right="0cm" loext:padding-top="0.053cm" loext:padding-bottom="0.053cm" loext:border-left="0.06pt solid #eeeeee" loext:border-right="none" loext:border-top="0.06pt solid #eeeeee" loext:border-bottom="0.06pt solid #eeeeee"/>
    </style:style>
    <style:style style:name="T151" style:family="text">
      <style:text-properties fo:font-variant="normal" fo:text-transform="none" style:font-name="Proxima Nova" fo:letter-spacing="normal" fo:font-style="normal" fo:font-weight="normal" officeooo:rsid="005da273" fo:background-color="transparent" loext:char-shading-value="0"/>
    </style:style>
    <style:style style:name="T152" style:family="text">
      <style:text-properties fo:font-variant="normal" fo:text-transform="none" style:font-name="Proxima Nova" fo:letter-spacing="normal" fo:font-style="normal" fo:font-weight="normal" officeooo:rsid="0088d617" fo:background-color="transparent" loext:char-shading-value="0"/>
    </style:style>
    <style:style style:name="T153" style:family="text">
      <style:text-properties fo:font-variant="normal" fo:text-transform="none" style:font-name="Consolas" fo:font-size="9.5pt" fo:letter-spacing="normal" fo:font-style="normal" fo:font-weight="normal" officeooo:rsid="0088d617" loext:char-shading-value="0" style:font-size-asian="9.5pt" fo:background-color="#ffffff"/>
    </style:style>
    <style:style style:name="T154" style:family="text">
      <style:text-properties fo:font-variant="normal" fo:text-transform="none" style:font-name="Consolas" fo:font-size="9.5pt" fo:letter-spacing="normal" fo:font-style="normal" fo:font-weight="normal" officeooo:rsid="005da273" loext:char-shading-value="0" style:font-size-asian="9.5pt" fo:background-color="#ffffff"/>
    </style:style>
    <style:style style:name="T155" style:family="text">
      <style:text-properties officeooo:rsid="001bbe3f"/>
    </style:style>
    <style:style style:name="T156" style:family="text">
      <style:text-properties fo:color="#3465a4" officeooo:rsid="001bbe3f"/>
    </style:style>
    <style:style style:name="T157" style:family="text">
      <style:text-properties fo:color="#3465a4" fo:font-weight="bold" officeooo:rsid="001bbe3f" style:font-weight-asian="bold" style:font-weight-complex="bold"/>
    </style:style>
    <style:style style:name="T158" style:family="text">
      <style:text-properties fo:color="#3465a4" fo:font-weight="bold" officeooo:rsid="001c5f39" style:font-weight-asian="bold" style:font-weight-complex="bold"/>
    </style:style>
    <style:style style:name="T159" style:family="text">
      <style:text-properties fo:color="#3465a4" fo:font-weight="bold" officeooo:rsid="00257037" style:font-weight-asian="bold" style:font-weight-complex="bold"/>
    </style:style>
    <style:style style:name="T160" style:family="text">
      <style:text-properties fo:color="#3465a4" fo:font-weight="bold" officeooo:rsid="0028c144" style:font-weight-asian="bold" style:font-weight-complex="bold"/>
    </style:style>
    <style:style style:name="T161" style:family="text">
      <style:text-properties fo:color="#3465a4" fo:font-weight="bold" officeooo:rsid="0034bc06" style:font-weight-asian="bold" style:font-weight-complex="bold"/>
    </style:style>
    <style:style style:name="T162" style:family="text">
      <style:text-properties fo:color="#3465a4" fo:font-weight="bold" officeooo:rsid="0035fc28" style:font-weight-asian="bold" style:font-weight-complex="bold"/>
    </style:style>
    <style:style style:name="T163" style:family="text">
      <style:text-properties fo:color="#3465a4" fo:font-weight="bold" officeooo:rsid="003cb3ae" style:font-weight-asian="bold" style:font-weight-complex="bold"/>
    </style:style>
    <style:style style:name="T164" style:family="text">
      <style:text-properties fo:color="#3465a4" fo:font-weight="bold" officeooo:rsid="004423b2" style:font-weight-asian="bold" style:font-weight-complex="bold"/>
    </style:style>
    <style:style style:name="T165" style:family="text">
      <style:text-properties fo:color="#3465a4" fo:font-weight="bold" officeooo:rsid="0046576f" style:font-weight-asian="bold" style:font-weight-complex="bold"/>
    </style:style>
    <style:style style:name="T166" style:family="text">
      <style:text-properties fo:color="#3465a4" fo:font-weight="bold" officeooo:rsid="004eec0b" style:font-weight-asian="bold" style:font-weight-complex="bold"/>
    </style:style>
    <style:style style:name="T167" style:family="text">
      <style:text-properties fo:color="#3465a4" fo:font-weight="bold" officeooo:rsid="005d36d6" style:font-weight-asian="bold" style:font-weight-complex="bold"/>
    </style:style>
    <style:style style:name="T168" style:family="text">
      <style:text-properties fo:color="#3465a4" style:font-name="Liberation Serif" fo:font-size="12pt" officeooo:rsid="001bbe3f" style:font-size-asian="10.5pt" style:font-size-complex="12pt"/>
    </style:style>
    <style:style style:name="T169" style:family="text">
      <style:text-properties fo:color="#3465a4" style:font-name="Liberation Serif" fo:font-size="12pt" fo:font-weight="bold" style:font-size-asian="10.5pt" style:font-weight-asian="bold" style:font-size-complex="12pt" style:font-weight-complex="bold"/>
    </style:style>
    <style:style style:name="T170" style:family="text">
      <style:text-properties fo:color="#3465a4" style:font-name="Liberation Serif" fo:font-size="12pt" fo:font-weight="bold" officeooo:rsid="001bbe3f" style:font-size-asian="10.5pt" style:font-weight-asian="bold" style:font-size-complex="12pt" style:font-weight-complex="bold"/>
    </style:style>
    <style:style style:name="T171" style:family="text">
      <style:text-properties fo:color="#3465a4" style:font-name="Liberation Serif" fo:font-size="12pt" fo:font-weight="bold" officeooo:rsid="0028c144" style:font-size-asian="10.5pt" style:font-weight-asian="bold" style:font-size-complex="12pt" style:font-weight-complex="bold"/>
    </style:style>
    <style:style style:name="T172" style:family="text">
      <style:text-properties fo:color="#3465a4" style:font-name="Liberation Serif" fo:font-size="12pt" fo:font-weight="bold" officeooo:rsid="003089fd" style:font-size-asian="10.5pt" style:font-weight-asian="bold" style:font-size-complex="12pt" style:font-weight-complex="bold"/>
    </style:style>
    <style:style style:name="T173" style:family="text">
      <style:text-properties fo:color="#3465a4" style:font-name="Liberation Serif" fo:font-size="12pt" fo:font-weight="bold" officeooo:rsid="0034bc06" style:font-size-asian="10.5pt" style:font-weight-asian="bold" style:font-size-complex="12pt" style:font-weight-complex="bold"/>
    </style:style>
    <style:style style:name="T174" style:family="text">
      <style:text-properties fo:color="#3465a4" style:font-name="Liberation Serif" fo:font-size="12pt" fo:font-weight="bold" officeooo:rsid="003a06cc" style:font-size-asian="10.5pt" style:font-weight-asian="bold" style:font-size-complex="12pt" style:font-weight-complex="bold"/>
    </style:style>
    <style:style style:name="T175" style:family="text">
      <style:text-properties fo:color="#3465a4" style:font-name="Liberation Serif" fo:font-size="12pt" fo:font-weight="bold" officeooo:rsid="003cb3ae" style:font-size-asian="10.5pt" style:font-weight-asian="bold" style:font-size-complex="12pt" style:font-weight-complex="bold"/>
    </style:style>
    <style:style style:name="T176" style:family="text">
      <style:text-properties fo:color="#3465a4" style:font-name="Liberation Serif" fo:font-size="12pt" fo:font-weight="bold" officeooo:rsid="0042cc1a" style:font-size-asian="10.5pt" style:font-weight-asian="bold" style:font-size-complex="12pt" style:font-weight-complex="bold"/>
    </style:style>
    <style:style style:name="T177" style:family="text">
      <style:text-properties fo:color="#3465a4" style:font-name="Liberation Serif" fo:font-size="12pt" fo:font-weight="bold" officeooo:rsid="00451f41" style:font-size-asian="10.5pt" style:font-weight-asian="bold" style:font-size-complex="12pt" style:font-weight-complex="bold"/>
    </style:style>
    <style:style style:name="T178" style:family="text">
      <style:text-properties fo:color="#3465a4" style:font-name="Liberation Serif" fo:font-size="12pt" fo:font-weight="bold" officeooo:rsid="0046576f" style:font-size-asian="10.5pt" style:font-weight-asian="bold" style:font-size-complex="12pt" style:font-weight-complex="bold"/>
    </style:style>
    <style:style style:name="T179" style:family="text">
      <style:text-properties fo:color="#3465a4" style:font-name="Liberation Serif" fo:font-size="12pt" fo:font-weight="bold" officeooo:rsid="004b47ac" style:font-size-asian="10.5pt" style:font-weight-asian="bold" style:font-size-complex="12pt" style:font-weight-complex="bold"/>
    </style:style>
    <style:style style:name="T180" style:family="text">
      <style:text-properties fo:color="#3465a4" style:font-name="Liberation Serif" fo:font-size="12pt" fo:font-weight="bold" officeooo:rsid="004b9b38" style:font-size-asian="10.5pt" style:font-weight-asian="bold" style:font-size-complex="12pt" style:font-weight-complex="bold"/>
    </style:style>
    <style:style style:name="T181" style:family="text">
      <style:text-properties fo:color="#3465a4" style:font-name="Liberation Serif" fo:font-size="12pt" fo:font-weight="bold" officeooo:rsid="004eec0b" style:font-size-asian="10.5pt" style:font-weight-asian="bold" style:font-size-complex="12pt" style:font-weight-complex="bold"/>
    </style:style>
    <style:style style:name="T182" style:family="text">
      <style:text-properties fo:color="#3465a4" style:font-name="Liberation Serif" fo:font-size="12pt" fo:font-weight="bold" officeooo:rsid="0055f7ae" style:font-size-asian="10.5pt" style:font-weight-asian="bold" style:font-size-complex="12pt" style:font-weight-complex="bold"/>
    </style:style>
    <style:style style:name="T183" style:family="text">
      <style:text-properties fo:color="#3465a4" style:font-name="Liberation Serif" fo:font-size="12pt" fo:font-weight="bold" officeooo:rsid="00599bd5" style:font-size-asian="10.5pt" style:font-weight-asian="bold" style:font-size-complex="12pt" style:font-weight-complex="bold"/>
    </style:style>
    <style:style style:name="T184" style:family="text">
      <style:text-properties fo:color="#3465a4" style:font-name="Liberation Serif" fo:font-size="12pt" fo:font-weight="bold" officeooo:rsid="005ac5cb" style:font-size-asian="10.5pt" style:font-weight-asian="bold" style:font-size-complex="12pt" style:font-weight-complex="bold"/>
    </style:style>
    <style:style style:name="T185" style:family="text">
      <style:text-properties fo:color="#3465a4" style:font-name="Liberation Serif" fo:font-size="12pt" fo:font-weight="bold" officeooo:rsid="005d36d6" style:font-size-asian="10.5pt" style:font-weight-asian="bold" style:font-size-complex="12pt" style:font-weight-complex="bold"/>
    </style:style>
    <style:style style:name="T186" style:family="text">
      <style:text-properties fo:color="#3465a4" style:font-name="Liberation Serif" fo:font-size="12pt" fo:font-weight="bold" officeooo:rsid="006199b4" style:font-size-asian="10.5pt" style:font-weight-asian="bold" style:font-size-complex="12pt" style:font-weight-complex="bold"/>
    </style:style>
    <style:style style:name="T187" style:family="text">
      <style:text-properties fo:color="#3465a4" style:font-name="Liberation Serif" fo:font-size="12pt" fo:font-weight="bold" officeooo:rsid="00634a8a" style:font-size-asian="10.5pt" style:font-weight-asian="bold" style:font-size-complex="12pt" style:font-weight-complex="bold"/>
    </style:style>
    <style:style style:name="T188" style:family="text">
      <style:text-properties fo:color="#3465a4" style:font-name="Liberation Serif" fo:font-size="12pt" fo:font-weight="bold" officeooo:rsid="00651610" style:font-size-asian="10.5pt" style:font-weight-asian="bold" style:font-size-complex="12pt" style:font-weight-complex="bold"/>
    </style:style>
    <style:style style:name="T189" style:family="text">
      <style:text-properties fo:color="#3465a4" style:font-name="Liberation Serif" fo:font-size="12pt" fo:font-weight="bold" officeooo:rsid="0066fd98" style:font-size-asian="10.5pt" style:font-weight-asian="bold" style:font-size-complex="12pt" style:font-weight-complex="bold"/>
    </style:style>
    <style:style style:name="T190" style:family="text">
      <style:text-properties fo:color="#3465a4" style:font-name="Liberation Serif" fo:font-size="12pt" fo:font-weight="bold" officeooo:rsid="006e674e" style:font-size-asian="10.5pt" style:font-weight-asian="bold" style:font-size-complex="12pt" style:font-weight-complex="bold"/>
    </style:style>
    <style:style style:name="T191" style:family="text">
      <style:text-properties fo:color="#3465a4" style:font-name="Liberation Serif" fo:font-size="12pt" fo:font-weight="bold" officeooo:rsid="006f52c5" style:font-size-asian="10.5pt" style:font-weight-asian="bold" style:font-size-complex="12pt" style:font-weight-complex="bold"/>
    </style:style>
    <style:style style:name="T192" style:family="text">
      <style:text-properties fo:color="#3465a4" style:font-name="Liberation Serif" fo:font-size="12pt" fo:font-weight="bold" officeooo:rsid="00708903" style:font-size-asian="10.5pt" style:font-weight-asian="bold" style:font-size-complex="12pt" style:font-weight-complex="bold"/>
    </style:style>
    <style:style style:name="T193" style:family="text">
      <style:text-properties fo:color="#3465a4" style:font-name="Liberation Serif" fo:font-size="12pt" fo:font-weight="bold" officeooo:rsid="0071e386" style:font-size-asian="10.5pt" style:font-weight-asian="bold" style:font-size-complex="12pt" style:font-weight-complex="bold"/>
    </style:style>
    <style:style style:name="T194" style:family="text">
      <style:text-properties fo:color="#3465a4" style:font-name="Liberation Serif" fo:font-size="12pt" fo:font-weight="bold" officeooo:rsid="0072dfae" style:font-size-asian="10.5pt" style:font-weight-asian="bold" style:font-size-complex="12pt" style:font-weight-complex="bold"/>
    </style:style>
    <style:style style:name="T195" style:family="text">
      <style:text-properties fo:color="#3465a4" style:font-name="Liberation Serif" fo:font-size="12pt" fo:font-weight="bold" officeooo:rsid="0074274a" style:font-size-asian="10.5pt" style:font-weight-asian="bold" style:font-size-complex="12pt" style:font-weight-complex="bold"/>
    </style:style>
    <style:style style:name="T196" style:family="text">
      <style:text-properties fo:color="#3465a4" style:font-name="Liberation Serif" fo:font-size="12pt" fo:font-weight="bold" officeooo:rsid="00756f1a" style:font-size-asian="10.5pt" style:font-weight-asian="bold" style:font-size-complex="12pt" style:font-weight-complex="bold"/>
    </style:style>
    <style:style style:name="T197" style:family="text">
      <style:text-properties fo:color="#3465a4" style:font-name="Liberation Serif" fo:font-size="12pt" fo:font-weight="bold" officeooo:rsid="0075bbce" style:font-size-asian="10.5pt" style:font-weight-asian="bold" style:font-size-complex="12pt" style:font-weight-complex="bold"/>
    </style:style>
    <style:style style:name="T198" style:family="text">
      <style:text-properties fo:color="#3465a4" style:font-name="Liberation Serif" fo:font-size="12pt" fo:font-weight="bold" officeooo:rsid="007e0ffa" style:font-size-asian="10.5pt" style:font-weight-asian="bold" style:font-size-complex="12pt" style:font-weight-complex="bold"/>
    </style:style>
    <style:style style:name="T199" style:family="text">
      <style:text-properties fo:color="#3465a4" style:font-name="Liberation Serif" fo:font-size="12pt" fo:font-weight="bold" officeooo:rsid="007f8093" style:font-size-asian="10.5pt" style:font-weight-asian="bold" style:font-size-complex="12pt" style:font-weight-complex="bold"/>
    </style:style>
    <style:style style:name="T200" style:family="text">
      <style:text-properties fo:color="#3465a4" style:font-name="Liberation Serif" fo:font-size="12pt" fo:font-weight="bold" officeooo:rsid="00839ae8" style:font-size-asian="10.5pt" style:font-weight-asian="bold" style:font-size-complex="12pt" style:font-weight-complex="bold"/>
    </style:style>
    <style:style style:name="T201" style:family="text">
      <style:text-properties fo:color="#3465a4" style:font-name="Liberation Serif" fo:font-size="12pt" fo:font-weight="bold" officeooo:rsid="001bbe3f" style:font-name-asian="NSimSun1" style:font-size-asian="10.5pt" style:font-weight-asian="bold" style:font-name-complex="Liberation Mono" style:font-size-complex="12pt" style:font-weight-complex="bold"/>
    </style:style>
    <style:style style:name="T202" style:family="text">
      <style:text-properties fo:color="#3465a4" style:font-name="Liberation Serif" fo:font-size="12pt" fo:font-weight="bold" officeooo:rsid="0032d08f" style:font-name-asian="NSimSun1" style:font-size-asian="10.5pt" style:font-weight-asian="bold" style:font-name-complex="Liberation Mono" style:font-size-complex="12pt" style:font-weight-complex="bold"/>
    </style:style>
    <style:style style:name="T203" style:family="text">
      <style:text-properties fo:color="#3465a4" style:font-name="Liberation Serif" fo:font-size="12pt" fo:font-weight="bold" officeooo:rsid="0042cc1a" style:font-name-asian="NSimSun1" style:font-size-asian="10.5pt" style:font-weight-asian="bold" style:font-name-complex="Liberation Mono" style:font-size-complex="12pt" style:font-weight-complex="bold"/>
    </style:style>
    <style:style style:name="T204" style:family="text">
      <style:text-properties fo:color="#3465a4" style:font-name="Liberation Serif" fo:font-size="12pt" fo:font-weight="bold" officeooo:rsid="001bbe3f" fo:background-color="transparent" loext:char-shading-value="0" style:font-size-asian="10.5pt" style:font-weight-asian="bold" style:font-size-complex="12pt" style:font-weight-complex="bold"/>
    </style:style>
    <style:style style:name="T205" style:family="text">
      <style:text-properties fo:color="#3465a4" style:font-name="Liberation Serif" fo:font-size="12pt" fo:font-weight="bold" officeooo:rsid="005d36d6" fo:background-color="transparent" loext:char-shading-value="0" style:font-size-asian="10.5pt" style:font-weight-asian="bold" style:font-size-complex="12pt" style:font-weight-complex="bold"/>
    </style:style>
    <style:style style:name="T206" style:family="text">
      <style:text-properties fo:color="#3465a4" style:font-name="Liberation Serif" fo:font-size="12pt" fo:font-weight="bold" officeooo:rsid="006199b4" fo:background-color="transparent" loext:char-shading-value="0" style:font-size-asian="10.5pt" style:font-weight-asian="bold" style:font-size-complex="12pt" style:font-weight-complex="bold"/>
    </style:style>
    <style:style style:name="T207" style:family="text">
      <style:text-properties fo:color="#3465a4" style:font-name="Liberation Serif" fo:font-size="12pt" fo:font-weight="bold" officeooo:rsid="00708903" fo:background-color="transparent" loext:char-shading-value="0" style:font-size-asian="10.5pt" style:font-weight-asian="bold" style:font-size-complex="12pt" style:font-weight-complex="bold"/>
    </style:style>
    <style:style style:name="T208" style:family="text">
      <style:text-properties fo:color="#3465a4" style:font-name="Liberation Serif" fo:font-size="12pt" fo:font-weight="bold" officeooo:rsid="0074274a" fo:background-color="transparent" loext:char-shading-value="0" style:font-size-asian="10.5pt" style:font-weight-asian="bold" style:font-size-complex="12pt" style:font-weight-complex="bold"/>
    </style:style>
    <style:style style:name="T209" style:family="text">
      <style:text-properties fo:color="#3465a4" style:font-name="Liberation Serif" fo:font-size="12pt" fo:font-weight="bold" officeooo:rsid="007e0ffa" fo:background-color="transparent" loext:char-shading-value="0" style:font-size-asian="10.5pt" style:font-weight-asian="bold" style:font-size-complex="12pt" style:font-weight-complex="bold"/>
    </style:style>
    <style:style style:name="T210" style:family="text">
      <style:text-properties fo:color="#3465a4" style:font-name="Liberation Serif" fo:font-size="12pt" fo:font-weight="bold" officeooo:rsid="00839ae8" fo:background-color="transparent" loext:char-shading-value="0" style:font-size-asian="10.5pt" style:font-weight-asian="bold" style:font-size-complex="12pt" style:font-weight-complex="bold"/>
    </style:style>
    <style:style style:name="T211" style:family="text">
      <style:text-properties fo:color="#3465a4" style:font-name="Liberation Serif" fo:font-size="12pt" officeooo:rsid="001bbe3f" style:font-name-asian="NSimSun1" style:font-size-asian="10.5pt" style:font-name-complex="Liberation Mono" style:font-size-complex="12pt"/>
    </style:style>
    <style:style style:name="T212" style:family="text">
      <style:text-properties fo:color="#3465a4" style:font-name="Liberation Serif" fo:font-size="12pt" officeooo:rsid="001bbe3f" fo:background-color="transparent" loext:char-shading-value="0" style:font-size-asian="10.5pt" style:font-size-complex="12pt"/>
    </style:style>
    <style:style style:name="T213" style:family="text">
      <style:text-properties fo:color="#3465a4" style:font-name="Liberation Serif" fo:font-size="12pt" fo:font-style="normal" officeooo:rsid="001bbe3f" fo:background-color="#ffffff" loext:char-shading-value="0" style:font-size-asian="10.5pt" style:font-style-asian="normal" style:font-size-complex="12pt"/>
    </style:style>
    <style:style style:name="T214" style:family="text">
      <style:text-properties fo:color="#3465a4" style:font-name="Liberation Serif" fo:font-size="12pt" fo:font-style="normal" fo:font-weight="bold" officeooo:rsid="005d36d6" fo:background-color="#ffffff" loext:char-shading-value="0" style:font-size-asian="10.5pt" style:font-style-asian="normal" style:font-weight-asian="bold" style:font-size-complex="12pt" style:font-weight-complex="bold"/>
    </style:style>
    <style:style style:name="T215" style:family="text">
      <style:text-properties fo:color="#3465a4" style:font-name="Liberation Serif" fo:font-size="12pt" fo:font-style="normal" fo:font-weight="bold" officeooo:rsid="001bbe3f" fo:background-color="#ffffff" loext:char-shading-value="0" style:font-size-asian="10.5pt" style:font-style-asian="normal" style:font-weight-asian="bold" style:font-size-complex="12pt" style:font-weight-complex="bold"/>
    </style:style>
    <style:style style:name="T216" style:family="text">
      <style:text-properties fo:color="#3465a4" style:font-name="Liberation Mono" fo:font-size="10pt" officeooo:rsid="001bbe3f" fo:background-color="transparent" loext:char-shading-value="0" style:font-size-asian="10pt" style:font-size-complex="10pt"/>
    </style:style>
    <style:style style:name="T217" style:family="text">
      <style:text-properties fo:color="#3465a4" style:font-name="Liberation Mono" fo:font-size="10pt" officeooo:rsid="001bbe3f" fo:background-color="#f8f8f8" loext:char-shading-value="0" style:font-size-asian="10pt" style:font-size-complex="10pt"/>
    </style:style>
    <style:style style:name="T218" style:family="text">
      <style:text-properties officeooo:rsid="001c5f39"/>
    </style:style>
    <style:style style:name="T219" style:family="text">
      <style:text-properties officeooo:rsid="001e0063"/>
    </style:style>
    <style:style style:name="T220" style:family="text">
      <style:text-properties officeooo:rsid="001f0512"/>
    </style:style>
    <style:style style:name="T221" style:family="text">
      <style:text-properties officeooo:rsid="0020cb91"/>
    </style:style>
    <style:style style:name="T222" style:family="text">
      <style:text-properties fo:color="#000000"/>
    </style:style>
    <style:style style:name="T223" style:family="text">
      <style:text-properties fo:color="#000000" style:font-name="Liberation Serif" fo:font-size="12pt" style:font-size-asian="10.5pt" style:font-size-complex="12pt"/>
    </style:style>
    <style:style style:name="T224" style:family="text">
      <style:text-properties fo:color="#000000" style:font-name="Liberation Serif" fo:font-size="12pt" officeooo:rsid="00257037" style:font-size-asian="10.5pt" style:font-size-complex="12pt"/>
    </style:style>
    <style:style style:name="T225" style:family="text">
      <style:text-properties fo:color="#000000" style:font-name="Liberation Serif" fo:font-size="12pt" officeooo:rsid="00254366" style:font-size-asian="10.5pt" style:font-size-complex="12pt"/>
    </style:style>
    <style:style style:name="T226" style:family="text">
      <style:text-properties fo:color="#000000" style:font-name="Liberation Serif" fo:font-size="12pt" officeooo:rsid="00279379" style:font-size-asian="10.5pt" style:font-size-complex="12pt"/>
    </style:style>
    <style:style style:name="T227" style:family="text">
      <style:text-properties fo:color="#000000" style:font-name="Liberation Serif" fo:font-size="12pt" officeooo:rsid="0028c144" style:font-size-asian="10.5pt" style:font-size-complex="12pt"/>
    </style:style>
    <style:style style:name="T228" style:family="text">
      <style:text-properties fo:color="#000000" style:font-name="Liberation Serif" fo:font-size="12pt" officeooo:rsid="0026940f" style:font-size-asian="10.5pt" style:font-size-complex="12pt"/>
    </style:style>
    <style:style style:name="T229" style:family="text">
      <style:text-properties fo:color="#000000" style:font-name="Liberation Serif" fo:font-size="12pt" officeooo:rsid="002a9c03" style:font-size-asian="10.5pt" style:font-size-complex="12pt"/>
    </style:style>
    <style:style style:name="T230" style:family="text">
      <style:text-properties fo:color="#000000" style:font-name="Liberation Serif" fo:font-size="12pt" officeooo:rsid="002c2c26" style:font-size-asian="10.5pt" style:font-size-complex="12pt"/>
    </style:style>
    <style:style style:name="T231" style:family="text">
      <style:text-properties fo:color="#000000" style:font-name="Liberation Serif" fo:font-size="12pt" officeooo:rsid="002d3580" style:font-size-asian="10.5pt" style:font-size-complex="12pt"/>
    </style:style>
    <style:style style:name="T232" style:family="text">
      <style:text-properties fo:color="#000000" style:font-name="Liberation Serif" fo:font-size="12pt" officeooo:rsid="002e728d" style:font-size-asian="10.5pt" style:font-size-complex="12pt"/>
    </style:style>
    <style:style style:name="T233" style:family="text">
      <style:text-properties fo:color="#000000" style:font-name="Liberation Serif" fo:font-size="12pt" officeooo:rsid="0017fb0c" style:font-size-asian="10.5pt" style:font-size-complex="12pt"/>
    </style:style>
    <style:style style:name="T234" style:family="text">
      <style:text-properties fo:color="#000000" style:font-name="Liberation Serif" fo:font-size="12pt" officeooo:rsid="002fdcc1" style:font-size-asian="10.5pt" style:font-size-complex="12pt"/>
    </style:style>
    <style:style style:name="T235" style:family="text">
      <style:text-properties fo:color="#000000" style:font-name="Liberation Serif" fo:font-size="12pt" officeooo:rsid="003089fd" style:font-size-asian="10.5pt" style:font-size-complex="12pt"/>
    </style:style>
    <style:style style:name="T236" style:family="text">
      <style:text-properties fo:color="#000000" style:font-name="Liberation Serif" fo:font-size="12pt" officeooo:rsid="0031af7f" style:font-size-asian="10.5pt" style:font-size-complex="12pt"/>
    </style:style>
    <style:style style:name="T237" style:family="text">
      <style:text-properties fo:color="#000000" style:font-name="Liberation Serif" fo:font-size="12pt" officeooo:rsid="0032d08f" style:font-size-asian="10.5pt" style:font-size-complex="12pt"/>
    </style:style>
    <style:style style:name="T238" style:family="text">
      <style:text-properties fo:color="#000000" style:font-name="Liberation Serif" fo:font-size="12pt" officeooo:rsid="0034bc06" style:font-size-asian="10.5pt" style:font-size-complex="12pt"/>
    </style:style>
    <style:style style:name="T239" style:family="text">
      <style:text-properties fo:color="#000000" style:font-name="Liberation Serif" fo:font-size="12pt" officeooo:rsid="0034eabd" style:font-size-asian="10.5pt" style:font-size-complex="12pt"/>
    </style:style>
    <style:style style:name="T240" style:family="text">
      <style:text-properties fo:color="#000000" style:font-name="Liberation Serif" fo:font-size="12pt" officeooo:rsid="0035fc28" style:font-size-asian="10.5pt" style:font-size-complex="12pt"/>
    </style:style>
    <style:style style:name="T241" style:family="text">
      <style:text-properties fo:color="#000000" style:font-name="Liberation Serif" fo:font-size="12pt" officeooo:rsid="00390a7f" style:font-size-asian="10.5pt" style:font-size-complex="12pt"/>
    </style:style>
    <style:style style:name="T242" style:family="text">
      <style:text-properties fo:color="#000000" style:font-name="Liberation Serif" fo:font-size="12pt" officeooo:rsid="003a06cc" style:font-size-asian="10.5pt" style:font-size-complex="12pt"/>
    </style:style>
    <style:style style:name="T243" style:family="text">
      <style:text-properties fo:color="#000000" style:font-name="Liberation Serif" fo:font-size="12pt" officeooo:rsid="003c27d0" style:font-size-asian="10.5pt" style:font-size-complex="12pt"/>
    </style:style>
    <style:style style:name="T244" style:family="text">
      <style:text-properties fo:color="#000000" style:font-name="Liberation Serif" fo:font-size="12pt" officeooo:rsid="003cb3ae" style:font-size-asian="10.5pt" style:font-size-complex="12pt"/>
    </style:style>
    <style:style style:name="T245" style:family="text">
      <style:text-properties fo:color="#000000" style:font-name="Liberation Serif" fo:font-size="12pt" officeooo:rsid="00410b23" style:font-size-asian="10.5pt" style:font-size-complex="12pt"/>
    </style:style>
    <style:style style:name="T246" style:family="text">
      <style:text-properties fo:color="#000000" style:font-name="Liberation Serif" fo:font-size="12pt" officeooo:rsid="004423b2" style:font-size-asian="10.5pt" style:font-size-complex="12pt"/>
    </style:style>
    <style:style style:name="T247" style:family="text">
      <style:text-properties fo:color="#000000" style:font-name="Liberation Serif" fo:font-size="12pt" officeooo:rsid="00451f41" style:font-size-asian="10.5pt" style:font-size-complex="12pt"/>
    </style:style>
    <style:style style:name="T248" style:family="text">
      <style:text-properties fo:color="#000000" style:font-name="Liberation Serif" fo:font-size="12pt" officeooo:rsid="0046576f" style:font-size-asian="10.5pt" style:font-size-complex="12pt"/>
    </style:style>
    <style:style style:name="T249" style:family="text">
      <style:text-properties fo:color="#000000" style:font-name="Liberation Serif" fo:font-size="12pt" officeooo:rsid="004809ef" style:font-size-asian="10.5pt" style:font-size-complex="12pt"/>
    </style:style>
    <style:style style:name="T250" style:family="text">
      <style:text-properties fo:color="#000000" style:font-name="Liberation Serif" fo:font-size="12pt" officeooo:rsid="00494ab2" style:font-size-asian="10.5pt" style:font-size-complex="12pt"/>
    </style:style>
    <style:style style:name="T251" style:family="text">
      <style:text-properties fo:color="#000000" style:font-name="Liberation Serif" fo:font-size="12pt" officeooo:rsid="004b47ac" style:font-size-asian="10.5pt" style:font-size-complex="12pt"/>
    </style:style>
    <style:style style:name="T252" style:family="text">
      <style:text-properties fo:color="#000000" style:font-name="Liberation Serif" fo:font-size="12pt" officeooo:rsid="004b9b38" style:font-size-asian="10.5pt" style:font-size-complex="12pt"/>
    </style:style>
    <style:style style:name="T253" style:family="text">
      <style:text-properties fo:color="#000000" style:font-name="Liberation Serif" fo:font-size="12pt" officeooo:rsid="004c894c" style:font-size-asian="10.5pt" style:font-size-complex="12pt"/>
    </style:style>
    <style:style style:name="T254" style:family="text">
      <style:text-properties fo:color="#000000" style:font-name="Liberation Serif" fo:font-size="12pt" officeooo:rsid="004d8a5a" style:font-size-asian="10.5pt" style:font-size-complex="12pt"/>
    </style:style>
    <style:style style:name="T255" style:family="text">
      <style:text-properties fo:color="#000000" style:font-name="Liberation Serif" fo:font-size="12pt" officeooo:rsid="004eec0b" style:font-size-asian="10.5pt" style:font-size-complex="12pt"/>
    </style:style>
    <style:style style:name="T256" style:family="text">
      <style:text-properties fo:color="#000000" style:font-name="Liberation Serif" fo:font-size="12pt" officeooo:rsid="0050cd02" style:font-size-asian="10.5pt" style:font-size-complex="12pt"/>
    </style:style>
    <style:style style:name="T257" style:family="text">
      <style:text-properties fo:color="#000000" style:font-name="Liberation Serif" fo:font-size="12pt" officeooo:rsid="00519185" style:font-size-asian="10.5pt" style:font-size-complex="12pt"/>
    </style:style>
    <style:style style:name="T258" style:family="text">
      <style:text-properties fo:color="#000000" style:font-name="Liberation Serif" fo:font-size="12pt" officeooo:rsid="0052996b" style:font-size-asian="10.5pt" style:font-size-complex="12pt"/>
    </style:style>
    <style:style style:name="T259" style:family="text">
      <style:text-properties fo:color="#000000" style:font-name="Liberation Serif" fo:font-size="12pt" officeooo:rsid="00539b26" style:font-size-asian="10.5pt" style:font-size-complex="12pt"/>
    </style:style>
    <style:style style:name="T260" style:family="text">
      <style:text-properties fo:color="#000000" style:font-name="Liberation Serif" fo:font-size="12pt" officeooo:rsid="0054b69e" style:font-size-asian="10.5pt" style:font-size-complex="12pt"/>
    </style:style>
    <style:style style:name="T261" style:family="text">
      <style:text-properties fo:color="#000000" style:font-name="Liberation Serif" fo:font-size="12pt" officeooo:rsid="0055f7ae" style:font-size-asian="10.5pt" style:font-size-complex="12pt"/>
    </style:style>
    <style:style style:name="T262" style:family="text">
      <style:text-properties fo:color="#000000" style:font-name="Liberation Serif" fo:font-size="12pt" officeooo:rsid="0056a943" style:font-size-asian="10.5pt" style:font-size-complex="12pt"/>
    </style:style>
    <style:style style:name="T263" style:family="text">
      <style:text-properties fo:color="#000000" style:font-name="Liberation Serif" fo:font-size="12pt" officeooo:rsid="00576e66" style:font-size-asian="10.5pt" style:font-size-complex="12pt"/>
    </style:style>
    <style:style style:name="T264" style:family="text">
      <style:text-properties fo:color="#000000" style:font-name="Liberation Serif" fo:font-size="12pt" officeooo:rsid="0057f75f" style:font-size-asian="10.5pt" style:font-size-complex="12pt"/>
    </style:style>
    <style:style style:name="T265" style:family="text">
      <style:text-properties fo:color="#000000" style:font-name="Liberation Serif" fo:font-size="12pt" officeooo:rsid="0058f72e" style:font-size-asian="10.5pt" style:font-size-complex="12pt"/>
    </style:style>
    <style:style style:name="T266" style:family="text">
      <style:text-properties fo:color="#000000" style:font-name="Liberation Serif" fo:font-size="12pt" officeooo:rsid="00599bd5" style:font-size-asian="10.5pt" style:font-size-complex="12pt"/>
    </style:style>
    <style:style style:name="T267" style:family="text">
      <style:text-properties fo:color="#000000" style:font-name="Liberation Serif" fo:font-size="12pt" officeooo:rsid="005ac5cb" style:font-size-asian="10.5pt" style:font-size-complex="12pt"/>
    </style:style>
    <style:style style:name="T268" style:family="text">
      <style:text-properties fo:color="#000000" style:font-name="Liberation Serif" fo:font-size="12pt" officeooo:rsid="005d36d6" style:font-size-asian="10.5pt" style:font-size-complex="12pt"/>
    </style:style>
    <style:style style:name="T269" style:family="text">
      <style:text-properties fo:color="#000000" style:font-name="Liberation Serif" fo:font-size="12pt" officeooo:rsid="005da273" style:font-size-asian="10.5pt" style:font-size-complex="12pt"/>
    </style:style>
    <style:style style:name="T270" style:family="text">
      <style:text-properties fo:color="#000000" style:font-name="Liberation Serif" fo:font-size="12pt" officeooo:rsid="00602eb0" style:font-size-asian="10.5pt" style:font-size-complex="12pt"/>
    </style:style>
    <style:style style:name="T271" style:family="text">
      <style:text-properties fo:color="#000000" style:font-name="Liberation Serif" fo:font-size="12pt" officeooo:rsid="006199b4" style:font-size-asian="10.5pt" style:font-size-complex="12pt"/>
    </style:style>
    <style:style style:name="T272" style:family="text">
      <style:text-properties fo:color="#000000" style:font-name="Liberation Serif" fo:font-size="12pt" officeooo:rsid="00634a8a" style:font-size-asian="10.5pt" style:font-size-complex="12pt"/>
    </style:style>
    <style:style style:name="T273" style:family="text">
      <style:text-properties fo:color="#000000" style:font-name="Liberation Serif" fo:font-size="12pt" officeooo:rsid="00651610" style:font-size-asian="10.5pt" style:font-size-complex="12pt"/>
    </style:style>
    <style:style style:name="T274" style:family="text">
      <style:text-properties fo:color="#000000" style:font-name="Liberation Serif" fo:font-size="12pt" officeooo:rsid="00655989" style:font-size-asian="10.5pt" style:font-size-complex="12pt"/>
    </style:style>
    <style:style style:name="T275" style:family="text">
      <style:text-properties fo:color="#000000" style:font-name="Liberation Serif" fo:font-size="12pt" officeooo:rsid="00698cb4" style:font-size-asian="10.5pt" style:font-size-complex="12pt"/>
    </style:style>
    <style:style style:name="T276" style:family="text">
      <style:text-properties fo:color="#000000" style:font-name="Liberation Serif" fo:font-size="12pt" officeooo:rsid="004342c1" style:font-size-asian="10.5pt" style:font-size-complex="12pt"/>
    </style:style>
    <style:style style:name="T277" style:family="text">
      <style:text-properties fo:color="#000000" style:font-name="Liberation Serif" fo:font-size="12pt" officeooo:rsid="006a5048" style:font-size-asian="10.5pt" style:font-size-complex="12pt"/>
    </style:style>
    <style:style style:name="T278" style:family="text">
      <style:text-properties fo:color="#000000" style:font-name="Liberation Serif" fo:font-size="12pt" officeooo:rsid="006dba27" style:font-size-asian="10.5pt" style:font-size-complex="12pt"/>
    </style:style>
    <style:style style:name="T279" style:family="text">
      <style:text-properties fo:color="#000000" style:font-name="Liberation Serif" fo:font-size="12pt" officeooo:rsid="006e674e" style:font-size-asian="10.5pt" style:font-size-complex="12pt"/>
    </style:style>
    <style:style style:name="T280" style:family="text">
      <style:text-properties fo:color="#000000" style:font-name="Liberation Serif" fo:font-size="12pt" officeooo:rsid="006f03d7" style:font-size-asian="10.5pt" style:font-size-complex="12pt"/>
    </style:style>
    <style:style style:name="T281" style:family="text">
      <style:text-properties fo:color="#000000" style:font-name="Liberation Serif" fo:font-size="12pt" officeooo:rsid="006f52c5" style:font-size-asian="10.5pt" style:font-size-complex="12pt"/>
    </style:style>
    <style:style style:name="T282" style:family="text">
      <style:text-properties fo:color="#000000" style:font-name="Liberation Serif" fo:font-size="12pt" officeooo:rsid="006f5e0a" style:font-size-asian="10.5pt" style:font-size-complex="12pt"/>
    </style:style>
    <style:style style:name="T283" style:family="text">
      <style:text-properties fo:color="#000000" style:font-name="Liberation Serif" fo:font-size="12pt" officeooo:rsid="00708903" style:font-size-asian="10.5pt" style:font-size-complex="12pt"/>
    </style:style>
    <style:style style:name="T284" style:family="text">
      <style:text-properties fo:color="#000000" style:font-name="Liberation Serif" fo:font-size="12pt" officeooo:rsid="0071e386" style:font-size-asian="10.5pt" style:font-size-complex="12pt"/>
    </style:style>
    <style:style style:name="T285" style:family="text">
      <style:text-properties fo:color="#000000" style:font-name="Liberation Serif" fo:font-size="12pt" officeooo:rsid="00726c90" style:font-size-asian="10.5pt" style:font-size-complex="12pt"/>
    </style:style>
    <style:style style:name="T286" style:family="text">
      <style:text-properties fo:color="#000000" style:font-name="Liberation Serif" fo:font-size="12pt" officeooo:rsid="0072dfae" style:font-size-asian="10.5pt" style:font-size-complex="12pt"/>
    </style:style>
    <style:style style:name="T287" style:family="text">
      <style:text-properties fo:color="#000000" style:font-name="Liberation Serif" fo:font-size="12pt" officeooo:rsid="0075bbce" style:font-size-asian="10.5pt" style:font-size-complex="12pt"/>
    </style:style>
    <style:style style:name="T288" style:family="text">
      <style:text-properties fo:color="#000000" style:font-name="Liberation Serif" fo:font-size="12pt" officeooo:rsid="00777c7a" style:font-size-asian="10.5pt" style:font-size-complex="12pt"/>
    </style:style>
    <style:style style:name="T289" style:family="text">
      <style:text-properties fo:color="#000000" style:font-name="Liberation Serif" fo:font-size="12pt" officeooo:rsid="00797446" style:font-size-asian="10.5pt" style:font-size-complex="12pt"/>
    </style:style>
    <style:style style:name="T290" style:family="text">
      <style:text-properties fo:color="#000000" style:font-name="Liberation Serif" fo:font-size="12pt" officeooo:rsid="007b5aeb" style:font-size-asian="10.5pt" style:font-size-complex="12pt"/>
    </style:style>
    <style:style style:name="T291" style:family="text">
      <style:text-properties fo:color="#000000" style:font-name="Liberation Serif" fo:font-size="12pt" officeooo:rsid="007e0ffa" style:font-size-asian="10.5pt" style:font-size-complex="12pt"/>
    </style:style>
    <style:style style:name="T292" style:family="text">
      <style:text-properties fo:color="#000000" style:font-name="Liberation Serif" fo:font-size="12pt" officeooo:rsid="007f8093" style:font-size-asian="10.5pt" style:font-size-complex="12pt"/>
    </style:style>
    <style:style style:name="T293" style:family="text">
      <style:text-properties fo:color="#000000" style:font-name="Liberation Serif" fo:font-size="12pt" officeooo:rsid="0082ae46" style:font-size-asian="10.5pt" style:font-size-complex="12pt"/>
    </style:style>
    <style:style style:name="T294" style:family="text">
      <style:text-properties fo:color="#000000" style:font-name="Liberation Serif" fo:font-size="12pt" officeooo:rsid="00839ae8" style:font-size-asian="10.5pt" style:font-size-complex="12pt"/>
    </style:style>
    <style:style style:name="T295" style:family="text">
      <style:text-properties fo:color="#000000" style:font-name="Liberation Serif" fo:font-size="12pt" officeooo:rsid="00861676" style:font-size-asian="10.5pt" style:font-size-complex="12pt"/>
    </style:style>
    <style:style style:name="T296" style:family="text">
      <style:text-properties fo:color="#000000" style:font-name="Liberation Serif" fo:font-size="12pt" officeooo:rsid="0088d617" style:font-size-asian="10.5pt" style:font-size-complex="12pt"/>
    </style:style>
    <style:style style:name="T297" style:family="text">
      <style:text-properties fo:color="#000000" style:font-name="Liberation Serif" fo:font-size="12pt" fo:background-color="#ffffff" loext:char-shading-value="0" style:font-size-asian="10.5pt" style:font-size-complex="12pt"/>
    </style:style>
    <style:style style:name="T298" style:family="text">
      <style:text-properties fo:color="#000000" style:font-name="Liberation Serif" fo:font-size="12pt" officeooo:rsid="0072dfae" fo:background-color="#ffffff" loext:char-shading-value="0" style:font-size-asian="10.5pt" style:font-size-complex="12pt"/>
    </style:style>
    <style:style style:name="T299" style:family="text">
      <style:text-properties fo:color="#000000" style:font-name="Liberation Serif" fo:font-size="12pt" officeooo:rsid="00708903" fo:background-color="#ffffff" loext:char-shading-value="0" style:font-size-asian="10.5pt" style:font-size-complex="12pt"/>
    </style:style>
    <style:style style:name="T300" style:family="text">
      <style:text-properties fo:color="#000000" style:font-name="Liberation Serif" fo:font-size="12pt" officeooo:rsid="00756f1a" fo:background-color="#ffffff" loext:char-shading-value="0" style:font-size-asian="10.5pt" style:font-size-complex="12pt"/>
    </style:style>
    <style:style style:name="T301" style:family="text">
      <style:text-properties fo:color="#000000" style:font-name="Liberation Serif" fo:font-size="12pt" officeooo:rsid="002a9c03" style:font-size-asian="12pt" style:font-size-complex="12pt"/>
    </style:style>
    <style:style style:name="T302" style:family="text">
      <style:text-properties fo:color="#000000" style:font-name="Liberation Serif" fo:font-size="12pt" officeooo:rsid="00257037" style:font-size-asian="12pt" style:font-size-complex="12pt"/>
    </style:style>
    <style:style style:name="T303" style:family="text">
      <style:text-properties fo:color="#000000" style:font-name="Liberation Serif" fo:font-size="12pt" fo:font-weight="bold" officeooo:rsid="002a9c03" style:font-size-asian="10.5pt" style:font-weight-asian="bold" style:font-size-complex="12pt" style:font-weight-complex="bold"/>
    </style:style>
    <style:style style:name="T304" style:family="text">
      <style:text-properties fo:color="#000000" style:font-name="Liberation Serif" fo:font-size="12pt" fo:font-weight="bold" officeooo:rsid="0054b69e" style:font-size-asian="10.5pt" style:font-weight-asian="bold" style:font-size-complex="12pt" style:font-weight-complex="bold"/>
    </style:style>
    <style:style style:name="T305" style:family="text">
      <style:text-properties fo:color="#000000" style:font-name="Liberation Serif" fo:font-size="12pt" officeooo:rsid="003089fd" style:font-name-asian="NSimSun1" style:font-size-asian="10.5pt" style:font-name-complex="Liberation Mono" style:font-size-complex="12pt"/>
    </style:style>
    <style:style style:name="T306" style:family="text">
      <style:text-properties fo:color="#000000" style:font-name="Liberation Serif" fo:font-size="12pt" officeooo:rsid="0031af7f" style:font-name-asian="NSimSun1" style:font-size-asian="10.5pt" style:font-name-complex="Liberation Mono" style:font-size-complex="12pt"/>
    </style:style>
    <style:style style:name="T307" style:family="text">
      <style:text-properties fo:color="#000000" style:font-name="Liberation Serif" fo:font-size="12pt" officeooo:rsid="004342c1" style:font-name-asian="NSimSun1" style:font-size-asian="10.5pt" style:font-name-complex="Liberation Mono" style:font-size-complex="12pt"/>
    </style:style>
    <style:style style:name="T308" style:family="text">
      <style:text-properties fo:color="#000000" style:font-name="Liberation Serif" fo:font-size="12pt" officeooo:rsid="0046576f" style:font-name-asian="NSimSun1" style:font-size-asian="10.5pt" style:font-name-complex="Liberation Mono" style:font-size-complex="12pt"/>
    </style:style>
    <style:style style:name="T309" style:family="text">
      <style:text-properties fo:color="#000000" style:font-name="Liberation Serif" fo:font-size="12pt" officeooo:rsid="004809ef" style:font-name-asian="NSimSun1" style:font-size-asian="10.5pt" style:font-name-complex="Liberation Mono" style:font-size-complex="12pt"/>
    </style:style>
    <style:style style:name="T310" style:family="text">
      <style:text-properties fo:color="#000000" style:font-name="Liberation Serif" fo:font-size="12pt" officeooo:rsid="00494ab2" style:font-name-asian="NSimSun1" style:font-size-asian="10.5pt" style:font-name-complex="Liberation Mono" style:font-size-complex="12pt"/>
    </style:style>
    <style:style style:name="T311" style:family="text">
      <style:text-properties fo:color="#000000" style:font-name="Liberation Serif" fo:font-size="12pt" officeooo:rsid="00576e66" style:font-name-asian="NSimSun1" style:font-size-asian="10.5pt" style:font-name-complex="Liberation Mono" style:font-size-complex="12pt"/>
    </style:style>
    <style:style style:name="T312" style:family="text">
      <style:text-properties fo:color="#000000" style:font-name="Liberation Serif" fo:font-size="12pt" officeooo:rsid="00698cb4" style:font-name-asian="NSimSun1" style:font-size-asian="10.5pt" style:font-name-complex="Liberation Mono" style:font-size-complex="12pt"/>
    </style:style>
    <style:style style:name="T313" style:family="text">
      <style:text-properties fo:color="#000000" style:font-name="Liberation Serif" fo:font-size="12pt" officeooo:rsid="004b47ac" fo:background-color="#f8f8f8" loext:char-shading-value="0" style:font-size-asian="10.5pt" style:font-size-complex="12pt"/>
    </style:style>
    <style:style style:name="T314" style:family="text">
      <style:text-properties fo:color="#000000" style:font-name="Liberation Serif" fo:font-size="12pt" fo:background-color="transparent" loext:char-shading-value="0" style:font-size-asian="10.5pt" style:font-size-complex="12pt"/>
    </style:style>
    <style:style style:name="T315" style:family="text">
      <style:text-properties fo:color="#000000" style:font-name="Liberation Serif" fo:font-size="12pt" officeooo:rsid="004b47ac" fo:background-color="transparent" loext:char-shading-value="0" style:font-size-asian="10.5pt" style:font-size-complex="12pt"/>
    </style:style>
    <style:style style:name="T316" style:family="text">
      <style:text-properties fo:color="#000000" style:font-name="Liberation Serif" fo:font-size="12pt" officeooo:rsid="0056a943" fo:background-color="transparent" loext:char-shading-value="0" style:font-size-asian="10.5pt" style:font-size-complex="12pt"/>
    </style:style>
    <style:style style:name="T317" style:family="text">
      <style:text-properties fo:color="#000000" style:font-name="Liberation Serif" fo:font-size="12pt" officeooo:rsid="00576e66" fo:background-color="transparent" loext:char-shading-value="0" style:font-size-asian="10.5pt" style:font-size-complex="12pt"/>
    </style:style>
    <style:style style:name="T318" style:family="text">
      <style:text-properties fo:color="#000000" style:font-name="Liberation Serif" fo:font-size="12pt" officeooo:rsid="005da273" fo:background-color="transparent" loext:char-shading-value="0" style:font-size-asian="10.5pt" style:font-size-complex="12pt"/>
    </style:style>
    <style:style style:name="T319" style:family="text">
      <style:text-properties fo:color="#000000" style:font-name="Liberation Serif" fo:font-size="12pt" officeooo:rsid="00602eb0" fo:background-color="transparent" loext:char-shading-value="0" style:font-size-asian="10.5pt" style:font-size-complex="12pt"/>
    </style:style>
    <style:style style:name="T320" style:family="text">
      <style:text-properties fo:color="#000000" style:font-name="Liberation Serif" fo:font-size="12pt" officeooo:rsid="006199b4" fo:background-color="transparent" loext:char-shading-value="0" style:font-size-asian="10.5pt" style:font-size-complex="12pt"/>
    </style:style>
    <style:style style:name="T321" style:family="text">
      <style:text-properties fo:color="#000000" style:font-name="Liberation Serif" fo:font-size="12pt" officeooo:rsid="00634a8a" fo:background-color="transparent" loext:char-shading-value="0" style:font-size-asian="10.5pt" style:font-size-complex="12pt"/>
    </style:style>
    <style:style style:name="T322" style:family="text">
      <style:text-properties fo:color="#000000" style:font-name="Liberation Serif" fo:font-size="12pt" officeooo:rsid="00651610" fo:background-color="transparent" loext:char-shading-value="0" style:font-size-asian="10.5pt" style:font-size-complex="12pt"/>
    </style:style>
    <style:style style:name="T323" style:family="text">
      <style:text-properties fo:color="#000000" style:font-name="Liberation Serif" fo:font-size="12pt" officeooo:rsid="00655989" fo:background-color="transparent" loext:char-shading-value="0" style:font-size-asian="10.5pt" style:font-size-complex="12pt"/>
    </style:style>
    <style:style style:name="T324" style:family="text">
      <style:text-properties fo:color="#000000" style:font-name="Liberation Serif" fo:font-size="12pt" officeooo:rsid="006a5048" fo:background-color="transparent" loext:char-shading-value="0" style:font-size-asian="10.5pt" style:font-size-complex="12pt"/>
    </style:style>
    <style:style style:name="T325" style:family="text">
      <style:text-properties fo:color="#000000" style:font-name="Liberation Serif" fo:font-size="12pt" officeooo:rsid="006dba27" fo:background-color="transparent" loext:char-shading-value="0" style:font-size-asian="10.5pt" style:font-size-complex="12pt"/>
    </style:style>
    <style:style style:name="T326" style:family="text">
      <style:text-properties fo:color="#000000" style:font-name="Liberation Serif" fo:font-size="12pt" officeooo:rsid="006e674e" fo:background-color="transparent" loext:char-shading-value="0" style:font-size-asian="10.5pt" style:font-size-complex="12pt"/>
    </style:style>
    <style:style style:name="T327" style:family="text">
      <style:text-properties fo:color="#000000" style:font-name="Liberation Serif" fo:font-size="12pt" officeooo:rsid="006f03d7" fo:background-color="transparent" loext:char-shading-value="0" style:font-size-asian="10.5pt" style:font-size-complex="12pt"/>
    </style:style>
    <style:style style:name="T328" style:family="text">
      <style:text-properties fo:color="#000000" style:font-name="Liberation Serif" fo:font-size="12pt" officeooo:rsid="006f52c5" fo:background-color="transparent" loext:char-shading-value="0" style:font-size-asian="10.5pt" style:font-size-complex="12pt"/>
    </style:style>
    <style:style style:name="T329" style:family="text">
      <style:text-properties fo:color="#000000" style:font-name="Liberation Serif" fo:font-size="12pt" officeooo:rsid="006f5e0a" fo:background-color="transparent" loext:char-shading-value="0" style:font-size-asian="10.5pt" style:font-size-complex="12pt"/>
    </style:style>
    <style:style style:name="T330" style:family="text">
      <style:text-properties fo:color="#000000" style:font-name="Liberation Serif" fo:font-size="12pt" officeooo:rsid="00708903" fo:background-color="transparent" loext:char-shading-value="0" style:font-size-asian="10.5pt" style:font-size-complex="12pt"/>
    </style:style>
    <style:style style:name="T331" style:family="text">
      <style:text-properties fo:color="#000000" style:font-name="Liberation Serif" fo:font-size="12pt" officeooo:rsid="0071e386" fo:background-color="transparent" loext:char-shading-value="0" style:font-size-asian="10.5pt" style:font-size-complex="12pt"/>
    </style:style>
    <style:style style:name="T332" style:family="text">
      <style:text-properties fo:color="#000000" style:font-name="Liberation Serif" fo:font-size="12pt" officeooo:rsid="0072dfae" fo:background-color="transparent" loext:char-shading-value="0" style:font-size-asian="10.5pt" style:font-size-complex="12pt"/>
    </style:style>
    <style:style style:name="T333" style:family="text">
      <style:text-properties fo:color="#000000" style:font-name="Liberation Serif" fo:font-size="12pt" officeooo:rsid="0074274a" fo:background-color="transparent" loext:char-shading-value="0" style:font-size-asian="10.5pt" style:font-size-complex="12pt"/>
    </style:style>
    <style:style style:name="T334" style:family="text">
      <style:text-properties fo:color="#000000" style:font-name="Liberation Serif" fo:font-size="12pt" officeooo:rsid="007512fc" fo:background-color="transparent" loext:char-shading-value="0" style:font-size-asian="10.5pt" style:font-size-complex="12pt"/>
    </style:style>
    <style:style style:name="T335" style:family="text">
      <style:text-properties fo:color="#000000" style:font-name="Liberation Serif" fo:font-size="12pt" officeooo:rsid="00756f1a" fo:background-color="transparent" loext:char-shading-value="0" style:font-size-asian="10.5pt" style:font-size-complex="12pt"/>
    </style:style>
    <style:style style:name="T336" style:family="text">
      <style:text-properties fo:color="#000000" style:font-name="Liberation Serif" fo:font-size="12pt" officeooo:rsid="0075bbce" fo:background-color="transparent" loext:char-shading-value="0" style:font-size-asian="10.5pt" style:font-size-complex="12pt"/>
    </style:style>
    <style:style style:name="T337" style:family="text">
      <style:text-properties fo:color="#000000" style:font-name="Liberation Serif" fo:font-size="12pt" officeooo:rsid="00777c7a" fo:background-color="transparent" loext:char-shading-value="0" style:font-size-asian="10.5pt" style:font-size-complex="12pt"/>
    </style:style>
    <style:style style:name="T338" style:family="text">
      <style:text-properties fo:color="#000000" style:font-name="Liberation Serif" fo:font-size="12pt" officeooo:rsid="00797446" fo:background-color="transparent" loext:char-shading-value="0" style:font-size-asian="10.5pt" style:font-size-complex="12pt"/>
    </style:style>
    <style:style style:name="T339" style:family="text">
      <style:text-properties fo:color="#000000" style:font-name="Liberation Serif" fo:font-size="12pt" officeooo:rsid="007e0ffa" fo:background-color="transparent" loext:char-shading-value="0" style:font-size-asian="10.5pt" style:font-size-complex="12pt"/>
    </style:style>
    <style:style style:name="T340" style:family="text">
      <style:text-properties fo:color="#000000" style:font-name="Liberation Serif" fo:font-size="12pt" officeooo:rsid="007f8093" fo:background-color="transparent" loext:char-shading-value="0" style:font-size-asian="10.5pt" style:font-size-complex="12pt"/>
    </style:style>
    <style:style style:name="T341" style:family="text">
      <style:text-properties fo:color="#000000" style:font-name="Liberation Serif" fo:font-size="12pt" officeooo:rsid="00839ae8" fo:background-color="transparent" loext:char-shading-value="0" style:font-size-asian="10.5pt" style:font-size-complex="12pt"/>
    </style:style>
    <style:style style:name="T342" style:family="text">
      <style:text-properties fo:color="#000000" style:font-name="Liberation Serif" fo:font-size="12pt" officeooo:rsid="00839ae8" loext:char-shading-value="0" style:font-size-asian="10.5pt" style:font-size-complex="12pt" fo:background-color="#ffffff"/>
    </style:style>
    <style:style style:name="T343" style:family="text">
      <style:text-properties fo:color="#000000" style:font-name="Liberation Serif" fo:font-size="12pt" officeooo:rsid="00855d95" fo:background-color="transparent" loext:char-shading-value="0" style:font-size-asian="10.5pt" style:font-size-complex="12pt"/>
    </style:style>
    <style:style style:name="T344" style:family="text">
      <style:text-properties fo:color="#000000" style:font-name="Liberation Serif" fo:font-size="12pt" officeooo:rsid="00861676" fo:background-color="transparent" loext:char-shading-value="0" style:font-size-asian="10.5pt" style:font-size-complex="12pt"/>
    </style:style>
    <style:style style:name="T345" style:family="text">
      <style:text-properties fo:color="#000000" style:font-name="Liberation Serif" fo:font-size="12pt" officeooo:rsid="0087eb2e" fo:background-color="transparent" loext:char-shading-value="0" style:font-size-asian="10.5pt" style:font-size-complex="12pt"/>
    </style:style>
    <style:style style:name="T346" style:family="text">
      <style:text-properties fo:color="#000000" style:font-name="Liberation Serif" fo:font-size="12pt" officeooo:rsid="005da273" fo:background-color="transparent" loext:char-shading-value="0" style:font-size-asian="12pt" style:font-size-complex="12pt"/>
    </style:style>
    <style:style style:name="T347" style:family="text">
      <style:text-properties fo:color="#000000" style:font-name="Liberation Serif" fo:font-size="12pt" fo:font-weight="normal" officeooo:rsid="0054b69e" style:font-size-asian="10.5pt" style:font-weight-asian="normal" style:font-size-complex="12pt" style:font-weight-complex="normal"/>
    </style:style>
    <style:style style:name="T348" style:family="text">
      <style:text-properties fo:color="#000000" style:font-name="Liberation Serif" fo:font-size="12pt" fo:font-style="italic" officeooo:rsid="00655989" fo:background-color="transparent" loext:char-shading-value="0" style:font-size-asian="10.5pt" style:font-style-asian="italic" style:font-size-complex="12pt"/>
    </style:style>
    <style:style style:name="T349" style:family="text">
      <style:text-properties fo:color="#000000" style:font-name="Liberation Serif" fo:font-size="12pt" fo:letter-spacing="normal" fo:font-style="normal" fo:font-weight="normal" officeooo:rsid="00655989" fo:background-color="transparent" loext:char-shading-value="0" style:font-size-asian="12pt" style:font-style-asian="normal" style:font-weight-asian="normal" style:font-size-complex="12pt" style:font-style-complex="normal" style:font-weight-complex="normal" loext:padding="0cm" loext:border="none"/>
    </style:style>
    <style:style style:name="T350" style:family="text">
      <style:text-properties fo:color="#000000" style:font-name="Liberation Serif" fo:font-size="12pt" fo:font-style="normal" officeooo:rsid="00708903" fo:background-color="#ffffff" loext:char-shading-value="0" style:font-size-asian="10.5pt" style:font-style-asian="normal" style:font-size-complex="12pt"/>
    </style:style>
    <style:style style:name="T351" style:family="text">
      <style:text-properties fo:color="#000000" style:font-name="Liberation Mono" fo:font-size="10pt" officeooo:rsid="004809ef" fo:background-color="transparent" loext:char-shading-value="0" style:font-size-asian="10pt" style:font-size-complex="10pt"/>
    </style:style>
    <style:style style:name="T352" style:family="text">
      <style:text-properties fo:color="#000000" style:font-name="Liberation Mono" fo:font-size="10pt" officeooo:rsid="004b47ac" fo:background-color="transparent" loext:char-shading-value="0" style:font-size-asian="10pt" style:font-size-complex="10pt"/>
    </style:style>
    <style:style style:name="T353" style:family="text">
      <style:text-properties fo:color="#000000" style:font-name="Liberation Mono" fo:font-size="10pt" officeooo:rsid="0056a943" fo:background-color="transparent" loext:char-shading-value="0" style:font-size-asian="10pt" style:font-size-complex="10pt"/>
    </style:style>
    <style:style style:name="T354" style:family="text">
      <style:text-properties fo:color="#000000" style:font-name="Liberation Mono" fo:font-size="10pt" officeooo:rsid="00576e66" fo:background-color="transparent" loext:char-shading-value="0" style:font-size-asian="10pt" style:font-size-complex="10pt"/>
    </style:style>
    <style:style style:name="T355" style:family="text">
      <style:text-properties fo:color="#000000" style:font-name="Liberation Mono" fo:font-size="10pt" officeooo:rsid="00599bd5" fo:background-color="transparent" loext:char-shading-value="0" style:font-size-asian="10pt" style:font-size-complex="10pt"/>
    </style:style>
    <style:style style:name="T356" style:family="text">
      <style:text-properties fo:color="#000000" style:font-name="Liberation Mono" fo:font-size="10pt" officeooo:rsid="00698cb4" fo:background-color="transparent" loext:char-shading-value="0" style:font-size-asian="10pt" style:font-size-complex="10pt"/>
    </style:style>
    <style:style style:name="T357" style:family="text">
      <style:text-properties fo:color="#000000" style:font-name="Liberation Mono" fo:font-size="10pt" officeooo:rsid="0046576f" fo:background-color="transparent" loext:char-shading-value="0" style:font-size-asian="10pt" style:font-size-complex="10pt"/>
    </style:style>
    <style:style style:name="T358" style:family="text">
      <style:text-properties fo:color="#000000" officeooo:rsid="00254366"/>
    </style:style>
    <style:style style:name="T359" style:family="text">
      <style:text-properties fo:color="#000000" officeooo:rsid="0050cd02"/>
    </style:style>
    <style:style style:name="T360" style:family="text">
      <style:text-properties fo:color="#000000" officeooo:rsid="0017fb0c"/>
    </style:style>
    <style:style style:name="T361" style:family="text">
      <style:text-properties fo:color="#000000" style:font-name="Consolas" fo:font-size="9.5pt" fo:background-color="#ffffff" loext:char-shading-value="0" style:font-size-asian="9.5pt"/>
    </style:style>
    <style:style style:name="T362" style:family="text">
      <style:text-properties fo:color="#000000" style:font-name="Consolas" fo:font-size="9.5pt" officeooo:rsid="005da273" fo:background-color="#ffffff" loext:char-shading-value="0" style:font-size-asian="9.5pt" style:font-size-complex="12pt"/>
    </style:style>
    <style:style style:name="T363" style:family="text">
      <style:text-properties fo:color="#000000" style:font-name="Consolas" fo:font-size="9.5pt" officeooo:rsid="00634a8a" fo:background-color="#ffffff" loext:char-shading-value="0" style:font-size-asian="9.5pt" style:font-size-complex="12pt"/>
    </style:style>
    <style:style style:name="T364" style:family="text">
      <style:text-properties fo:color="#000000" style:font-name="Consolas" fo:font-size="9.5pt" officeooo:rsid="00655989" fo:background-color="#ffffff" loext:char-shading-value="0" style:font-size-asian="9.5pt" style:font-size-complex="12pt"/>
    </style:style>
    <style:style style:name="T365" style:family="text">
      <style:text-properties fo:color="#000000" style:font-name="Consolas" fo:font-size="9.5pt" officeooo:rsid="00708903" fo:background-color="#ffffff" loext:char-shading-value="0" style:font-size-asian="9.5pt" style:font-size-complex="12pt"/>
    </style:style>
    <style:style style:name="T366" style:family="text">
      <style:text-properties fo:color="#000000" style:font-name="Consolas" fo:font-size="9.5pt" officeooo:rsid="00756f1a" fo:background-color="#ffffff" loext:char-shading-value="0" style:font-size-asian="9.5pt" style:font-size-complex="12pt"/>
    </style:style>
    <style:style style:name="T367" style:family="text">
      <style:text-properties fo:color="#000000" style:font-name="Consolas" fo:font-size="9.5pt" fo:font-style="normal" fo:background-color="#ffffff" loext:char-shading-value="0" style:font-size-asian="9.5pt" style:font-style-asian="normal"/>
    </style:style>
    <style:style style:name="T368" style:family="text">
      <style:text-properties fo:color="#000000" style:font-name="Consolas" fo:font-size="9.5pt" fo:font-style="normal" officeooo:rsid="00655989" fo:background-color="#ffffff" loext:char-shading-value="0" style:font-size-asian="9.5pt" style:font-style-asian="normal" style:font-size-complex="12pt"/>
    </style:style>
    <style:style style:name="T369" style:family="text">
      <style:text-properties fo:color="#000000" style:font-name="Consolas" fo:font-size="9.5pt" fo:font-style="normal" officeooo:rsid="006f52c5" fo:background-color="#ffffff" loext:char-shading-value="0" style:font-size-asian="9.5pt" style:font-style-asian="normal" style:font-size-complex="12pt"/>
    </style:style>
    <style:style style:name="T370" style:family="text">
      <style:text-properties fo:color="#000000" style:font-name="Consolas" fo:font-size="9.5pt" fo:font-style="normal" officeooo:rsid="00726c90" fo:background-color="#ffffff" loext:char-shading-value="0" style:font-size-asian="9.5pt" style:font-style-asian="normal" style:font-size-complex="12pt"/>
    </style:style>
    <style:style style:name="T371" style:family="text">
      <style:text-properties fo:color="#000000" style:font-name="Consolas" fo:font-size="9.5pt" fo:font-style="normal" officeooo:rsid="005da273" fo:background-color="#ffffff" loext:char-shading-value="0" style:font-size-asian="9.5pt" style:font-style-asian="normal" style:font-size-complex="12pt"/>
    </style:style>
    <style:style style:name="T372" style:family="text">
      <style:text-properties fo:color="#000000" style:font-name="Consolas" fo:font-size="9.5pt" fo:font-style="normal" officeooo:rsid="00708903" fo:background-color="#ffffff" loext:char-shading-value="0" style:font-size-asian="9.5pt" style:font-style-asian="normal" style:font-size-complex="12pt"/>
    </style:style>
    <style:style style:name="T373" style:family="text">
      <style:text-properties fo:color="#000000" style:font-name="Consolas" fo:font-size="9.5pt" fo:font-style="normal" officeooo:rsid="0071e386" fo:background-color="#ffffff" loext:char-shading-value="0" style:font-size-asian="9.5pt" style:font-style-asian="normal" style:font-size-complex="12pt"/>
    </style:style>
    <style:style style:name="T374" style:family="text">
      <style:text-properties fo:color="#000000" style:font-name="Consolas" fo:font-size="9.5pt" style:font-size-asian="9.5pt" fo:background-color="#ffffff"/>
    </style:style>
    <style:style style:name="T375" style:family="text">
      <style:text-properties fo:color="#000000" style:font-name="Consolas" fo:font-size="9.5pt" officeooo:rsid="005da273" style:font-size-asian="9.5pt" style:font-size-complex="12pt" fo:background-color="#ffffff"/>
    </style:style>
    <style:style style:name="T376" style:family="text">
      <style:text-properties fo:color="#000000" style:font-name="Consolas" fo:font-size="9.5pt" officeooo:rsid="007f8093" style:font-size-asian="9.5pt" style:font-size-complex="12pt" fo:background-color="#ffffff"/>
    </style:style>
    <style:style style:name="T377" style:family="text">
      <style:text-properties fo:color="#000000" style:font-name="Consolas" fo:font-size="9.5pt" officeooo:rsid="00839ae8" loext:char-shading-value="0" style:font-size-asian="9.5pt" style:font-size-complex="12pt" fo:background-color="#ffffff"/>
    </style:style>
    <style:style style:name="T378" style:family="text">
      <style:text-properties fo:color="#000000" style:font-name="Consolas" fo:font-size="9.5pt" officeooo:rsid="005da273" loext:char-shading-value="0" style:font-size-asian="9.5pt" style:font-size-complex="12pt" fo:background-color="#ffffff"/>
    </style:style>
    <style:style style:name="T379" style:family="text">
      <style:text-properties fo:color="#000000" style:font-name="Consolas" fo:font-size="9.5pt" officeooo:rsid="00855d95" loext:char-shading-value="0" style:font-size-asian="9.5pt" style:font-size-complex="12pt" fo:background-color="#ffffff"/>
    </style:style>
    <style:style style:name="T380" style:family="text">
      <style:text-properties fo:color="#000000" officeooo:rsid="005b5073"/>
    </style:style>
    <style:style style:name="T381" style:family="text">
      <style:text-properties fo:color="#000000" officeooo:rsid="005d36d6"/>
    </style:style>
    <style:style style:name="T382" style:family="text">
      <style:text-properties fo:color="#000000" officeooo:rsid="005da273"/>
    </style:style>
    <style:style style:name="T383" style:family="text">
      <style:text-properties fo:color="#000000" officeooo:rsid="005da273" fo:background-color="transparent" loext:char-shading-value="0"/>
    </style:style>
    <style:style style:name="T384" style:family="text">
      <style:text-properties fo:color="#000000" officeooo:rsid="0066fd98" fo:background-color="transparent" loext:char-shading-value="0"/>
    </style:style>
    <style:style style:name="T385" style:family="text">
      <style:text-properties fo:color="#000000" officeooo:rsid="00602eb0"/>
    </style:style>
    <style:style style:name="T386" style:family="text">
      <style:text-properties fo:color="#000000" officeooo:rsid="0080b9fa"/>
    </style:style>
    <style:style style:name="T387" style:family="text">
      <style:text-properties officeooo:rsid="00257037"/>
    </style:style>
    <style:style style:name="T388" style:family="text">
      <style:text-properties officeooo:rsid="0026940f"/>
    </style:style>
    <style:style style:name="T389" style:family="text">
      <style:text-properties officeooo:rsid="00257037" style:font-size-asian="10.5pt" style:font-size-complex="12pt"/>
    </style:style>
    <style:style style:name="T390" style:family="text">
      <style:text-properties officeooo:rsid="003738bc" style:font-size-asian="10.5pt" style:font-size-complex="12pt"/>
    </style:style>
    <style:style style:name="T391" style:family="text">
      <style:text-properties style:font-name="Liberation Serif" fo:font-size="12pt" officeooo:rsid="00257037" style:font-size-asian="10.5pt" style:font-size-complex="12pt"/>
    </style:style>
    <style:style style:name="T392" style:family="text">
      <style:text-properties style:font-name="Liberation Serif" fo:font-size="12pt" officeooo:rsid="00254366" style:font-size-asian="10.5pt" style:font-size-complex="12pt"/>
    </style:style>
    <style:style style:name="T393" style:family="text">
      <style:text-properties style:font-name="Liberation Serif" fo:font-size="12pt" officeooo:rsid="0017fb0c" style:font-size-asian="10.5pt" style:font-size-complex="12pt"/>
    </style:style>
    <style:style style:name="T394" style:family="text">
      <style:text-properties style:font-name="Liberation Serif" fo:font-size="12pt" officeooo:rsid="003089fd" style:font-size-asian="10.5pt" style:font-size-complex="12pt"/>
    </style:style>
    <style:style style:name="T395" style:family="text">
      <style:text-properties style:font-name="Liberation Serif" fo:font-size="12pt" officeooo:rsid="0031af7f" style:font-size-asian="10.5pt" style:font-size-complex="12pt"/>
    </style:style>
    <style:style style:name="T396" style:family="text">
      <style:text-properties style:font-name="Liberation Serif" fo:font-size="12pt" officeooo:rsid="0032d08f" style:font-size-asian="10.5pt" style:font-size-complex="12pt"/>
    </style:style>
    <style:style style:name="T397" style:family="text">
      <style:text-properties style:font-name="Liberation Serif" fo:font-size="12pt" officeooo:rsid="0034bc06" style:font-size-asian="10.5pt" style:font-size-complex="12pt"/>
    </style:style>
    <style:style style:name="T398" style:family="text">
      <style:text-properties style:font-name="Liberation Serif" fo:font-size="12pt" officeooo:rsid="0034eabd" style:font-size-asian="10.5pt" style:font-size-complex="12pt"/>
    </style:style>
    <style:style style:name="T399" style:family="text">
      <style:text-properties style:font-name="Liberation Serif" fo:font-size="12pt" officeooo:rsid="003b9eb5" style:font-size-asian="10.5pt" style:font-size-complex="12pt"/>
    </style:style>
    <style:style style:name="T400" style:family="text">
      <style:text-properties style:font-name="Liberation Serif" fo:font-size="12pt" officeooo:rsid="003cb3ae" style:font-size-asian="10.5pt" style:font-size-complex="12pt"/>
    </style:style>
    <style:style style:name="T401" style:family="text">
      <style:text-properties style:font-name="Liberation Serif" fo:font-size="12pt" officeooo:rsid="003de3b6" style:font-size-asian="10.5pt" style:font-size-complex="12pt"/>
    </style:style>
    <style:style style:name="T402" style:family="text">
      <style:text-properties style:font-name="Liberation Serif" fo:font-size="12pt" officeooo:rsid="004b47ac" style:font-size-asian="10.5pt" style:font-size-complex="12pt"/>
    </style:style>
    <style:style style:name="T403" style:family="text">
      <style:text-properties fo:color="#008800" fo:font-weight="bold"/>
    </style:style>
    <style:style style:name="T404" style:family="text">
      <style:text-properties fo:color="#008800" fo:font-style="normal" fo:font-weight="bold"/>
    </style:style>
    <style:style style:name="T405" style:family="text">
      <style:text-properties fo:color="#bb0066" fo:font-weight="bold"/>
    </style:style>
    <style:style style:name="T406" style:family="text">
      <style:text-properties fo:color="#333399" fo:font-style="normal" fo:font-weight="bold"/>
    </style:style>
    <style:style style:name="T407" style:family="text">
      <style:text-properties fo:color="#333399" fo:font-weight="bold"/>
    </style:style>
    <style:style style:name="T408" style:family="text">
      <style:text-properties fo:color="#0066bb" fo:font-weight="bold"/>
    </style:style>
    <style:style style:name="T409" style:family="text">
      <style:text-properties fo:color="#333333" fo:font-style="normal" fo:font-weight="normal"/>
    </style:style>
    <style:style style:name="T410" style:family="text">
      <style:text-properties fo:color="#888888" fo:font-style="normal" fo:font-weight="normal"/>
    </style:style>
    <style:style style:name="T411" style:family="text">
      <style:text-properties fo:color="#888888" fo:font-style="normal" fo:font-weight="normal" officeooo:rsid="003089fd"/>
    </style:style>
    <style:style style:name="T412" style:family="text">
      <style:text-properties style:font-name="Liberation Mono" fo:font-size="10pt" fo:background-color="transparent" loext:char-shading-value="0" style:font-size-asian="10pt" style:font-size-complex="10pt"/>
    </style:style>
    <style:style style:name="T413" style:family="text">
      <style:text-properties fo:color="#666666"/>
    </style:style>
    <style:style style:name="T414" style:family="text">
      <style:text-properties fo:color="#666666" fo:font-style="normal" fo:font-weight="bold" fo:background-color="#fff0f0" loext:char-shading-value="0"/>
    </style:style>
    <style:style style:name="T415" style:family="text">
      <style:text-properties fo:color="#666666" style:font-name="Liberation Mono" fo:font-size="10pt" fo:background-color="transparent" loext:char-shading-value="0" style:font-size-asian="10pt" style:font-size-complex="10pt"/>
    </style:style>
    <style:style style:name="T416" style:family="text">
      <style:text-properties fo:color="#666666" style:font-name="Liberation Mono" fo:font-size="10pt" officeooo:rsid="0046576f" fo:background-color="transparent" loext:char-shading-value="0" style:font-size-asian="10pt" style:font-size-complex="10pt"/>
    </style:style>
    <style:style style:name="T417" style:family="text">
      <style:text-properties fo:color="#666666" style:font-name="Liberation Serif" fo:font-size="12pt" officeooo:rsid="005ac5cb" style:font-size-asian="10.5pt" style:font-size-complex="12pt"/>
    </style:style>
    <style:style style:name="T418" style:family="text">
      <style:text-properties officeooo:rsid="003738bc"/>
    </style:style>
    <style:style style:name="T419" style:family="text">
      <style:text-properties fo:background-color="transparent" loext:char-shading-value="0"/>
    </style:style>
    <style:style style:name="T420" style:family="text">
      <style:text-properties officeooo:rsid="003c27d0"/>
    </style:style>
    <style:style style:name="T421" style:family="text">
      <style:text-properties officeooo:rsid="003cb3ae"/>
    </style:style>
    <style:style style:name="T422" style:family="text">
      <style:text-properties fo:color="#b00040"/>
    </style:style>
    <style:style style:name="T423" style:family="text">
      <style:text-properties fo:color="#b00040" style:font-name="Liberation Mono" fo:font-size="10pt" fo:background-color="transparent" loext:char-shading-value="0" style:font-size-asian="10pt" style:font-size-complex="10pt"/>
    </style:style>
    <style:style style:name="T424" style:family="text">
      <style:text-properties fo:color="#b00040" style:font-name="Liberation Mono" fo:font-size="10pt" officeooo:rsid="001bbe3f" fo:background-color="transparent" loext:char-shading-value="0" style:font-size-asian="10pt" style:font-size-complex="10pt"/>
    </style:style>
    <style:style style:name="T425" style:family="text">
      <style:text-properties fo:color="#b00040" style:font-name="Liberation Mono" fo:font-size="10pt" officeooo:rsid="0056a943" fo:background-color="transparent" loext:char-shading-value="0" style:font-size-asian="10pt" style:font-size-complex="10pt"/>
    </style:style>
    <style:style style:name="T426" style:family="text">
      <style:text-properties fo:color="#b00040" style:font-name="Liberation Mono" fo:font-size="10pt" officeooo:rsid="00698cb4" fo:background-color="transparent" loext:char-shading-value="0" style:font-size-asian="10pt" style:font-size-complex="10pt"/>
    </style:style>
    <style:style style:name="T427" style:family="text">
      <style:text-properties fo:color="#b00040" style:font-name="Liberation Mono" fo:font-size="10pt" officeooo:rsid="0046576f" fo:background-color="transparent" loext:char-shading-value="0" style:font-size-asian="10pt" style:font-size-complex="10pt"/>
    </style:style>
    <style:style style:name="T428" style:family="text">
      <style:text-properties fo:color="#b00040" style:font-name="Liberation Serif" fo:font-size="12pt" officeooo:rsid="005ac5cb" style:font-size-asian="10.5pt" style:font-size-complex="12pt"/>
    </style:style>
    <style:style style:name="T429" style:family="text">
      <style:text-properties fo:color="#bc7a00"/>
    </style:style>
    <style:style style:name="T430" style:family="text">
      <style:text-properties fo:color="#bc7a00" fo:background-color="#f8f8f8" loext:char-shading-value="0"/>
    </style:style>
    <style:style style:name="T431" style:family="text">
      <style:text-properties fo:color="#bc7a00" fo:background-color="transparent" loext:char-shading-value="0"/>
    </style:style>
    <style:style style:name="T432" style:family="text">
      <style:text-properties fo:color="#bc7a00" style:font-name="Liberation Mono" fo:font-size="10pt" fo:background-color="transparent" loext:char-shading-value="0" style:font-size-asian="10pt" style:font-size-complex="10pt"/>
    </style:style>
    <style:style style:name="T433" style:family="text">
      <style:text-properties fo:color="#bc7a00" style:font-name="Liberation Mono" fo:font-size="10pt" officeooo:rsid="004b47ac" fo:background-color="transparent" loext:char-shading-value="0" style:font-size-asian="10pt" style:font-size-complex="10pt"/>
    </style:style>
    <style:style style:name="T434" style:family="text">
      <style:text-properties fo:color="#bc7a00" officeooo:rsid="00257037"/>
    </style:style>
    <style:style style:name="T435" style:family="text">
      <style:text-properties fo:background-color="#f8f8f8" loext:char-shading-value="0"/>
    </style:style>
    <style:style style:name="T436" style:family="text">
      <style:text-properties officeooo:rsid="004423b2"/>
    </style:style>
    <style:style style:name="T437" style:family="text">
      <style:text-properties fo:color="#ba2121"/>
    </style:style>
    <style:style style:name="T438" style:family="text">
      <style:text-properties fo:color="#ba2121" officeooo:rsid="00494ab2"/>
    </style:style>
    <style:style style:name="T439" style:family="text">
      <style:text-properties fo:color="#ba2121" style:font-name="Liberation Mono" fo:font-size="10pt" fo:background-color="transparent" loext:char-shading-value="0" style:font-size-asian="10pt" style:font-size-complex="10pt"/>
    </style:style>
    <style:style style:name="T440" style:family="text">
      <style:text-properties fo:color="#ba2121" style:font-name="Liberation Mono" fo:font-size="10pt" officeooo:rsid="0046576f" fo:background-color="transparent" loext:char-shading-value="0" style:font-size-asian="10pt" style:font-size-complex="10pt"/>
    </style:style>
    <style:style style:name="T441" style:family="text">
      <style:text-properties fo:color="#ba2121" style:font-name="Liberation Mono" fo:font-size="10pt" officeooo:rsid="00494ab2" fo:background-color="transparent" loext:char-shading-value="0" style:font-size-asian="10pt" style:font-size-complex="10pt"/>
    </style:style>
    <style:style style:name="T442" style:family="text">
      <style:text-properties fo:color="#a0a000"/>
    </style:style>
    <style:style style:name="T443" style:family="text">
      <style:text-properties fo:color="#a0a000" style:font-name="Liberation Mono" fo:font-size="10pt" officeooo:rsid="0046576f" fo:background-color="transparent" loext:char-shading-value="0" style:font-size-asian="10pt" style:font-size-complex="10pt"/>
    </style:style>
    <style:style style:name="T444" style:family="text">
      <style:text-properties fo:color="#a0a000" style:font-name="Liberation Mono" fo:font-size="10pt" officeooo:rsid="004b47ac" fo:background-color="transparent" loext:char-shading-value="0" style:font-size-asian="10pt" style:font-size-complex="10pt"/>
    </style:style>
    <style:style style:name="T445" style:family="text">
      <style:text-properties fo:color="#a0a000" style:font-name="Liberation Mono" fo:font-size="10pt" officeooo:rsid="004b9b38" fo:background-color="transparent" loext:char-shading-value="0" style:font-size-asian="10pt" style:font-size-complex="10pt"/>
    </style:style>
    <style:style style:name="T446" style:family="text">
      <style:text-properties fo:color="#a0a000" style:font-name="Liberation Serif" fo:font-size="12pt" officeooo:rsid="004b9b38" fo:background-color="transparent" loext:char-shading-value="0" style:font-size-asian="10.5pt" style:font-size-complex="12pt"/>
    </style:style>
    <style:style style:name="T447" style:family="text">
      <style:text-properties fo:color="#bb6622" fo:font-weight="bold"/>
    </style:style>
    <style:style style:name="T448" style:family="text">
      <style:text-properties officeooo:rsid="0046576f"/>
    </style:style>
    <style:style style:name="T449" style:family="text">
      <style:text-properties officeooo:rsid="00494ab2"/>
    </style:style>
    <style:style style:name="T450" style:family="text">
      <style:text-properties officeooo:rsid="004b9b38"/>
    </style:style>
    <style:style style:name="T451" style:family="text">
      <style:text-properties officeooo:rsid="00519185"/>
    </style:style>
    <style:style style:name="T452" style:family="text">
      <style:text-properties fo:color="#408080" fo:font-style="italic"/>
    </style:style>
    <style:style style:name="T453" style:family="text">
      <style:text-properties officeooo:rsid="00539b26"/>
    </style:style>
    <style:style style:name="T454" style:family="text">
      <style:text-properties fo:font-weight="bold" style:font-weight-asian="bold" style:font-weight-complex="bold"/>
    </style:style>
    <style:style style:name="T455" style:family="text">
      <style:text-properties fo:font-weight="bold" officeooo:rsid="005d36d6" style:font-weight-asian="bold" style:font-weight-complex="bold"/>
    </style:style>
    <style:style style:name="T456" style:family="text">
      <style:text-properties fo:font-weight="bold" officeooo:rsid="00602eb0" style:font-weight-asian="bold" style:font-weight-complex="bold"/>
    </style:style>
    <style:style style:name="T457" style:family="text">
      <style:text-properties fo:font-weight="bold" officeooo:rsid="006dba27" style:font-weight-asian="bold" style:font-weight-complex="bold"/>
    </style:style>
    <style:style style:name="T458" style:family="text">
      <style:text-properties fo:font-weight="bold" officeooo:rsid="007f8093" style:font-weight-asian="bold" style:font-weight-complex="bold"/>
    </style:style>
    <style:style style:name="T459" style:family="text">
      <style:text-properties fo:font-weight="bold" officeooo:rsid="00839ae8" style:font-weight-asian="bold" style:font-weight-complex="bold"/>
    </style:style>
    <style:style style:name="T460" style:family="text">
      <style:text-properties fo:font-weight="bold" fo:background-color="transparent" loext:char-shading-value="0" style:font-weight-asian="bold" style:font-weight-complex="bold"/>
    </style:style>
    <style:style style:name="T461" style:family="text">
      <style:text-properties fo:font-weight="bold" officeooo:rsid="005d36d6" fo:background-color="transparent" loext:char-shading-value="0" style:font-weight-asian="bold" style:font-weight-complex="bold"/>
    </style:style>
    <style:style style:name="T462" style:family="text">
      <style:text-properties fo:color="#808080" style:font-name="Consolas" fo:font-size="9.5pt" fo:background-color="#ffffff" loext:char-shading-value="0" style:font-size-asian="9.5pt"/>
    </style:style>
    <style:style style:name="T463" style:family="text">
      <style:text-properties fo:color="#808080" style:font-name="Consolas" fo:font-size="9.5pt" officeooo:rsid="005d36d6" fo:background-color="#ffffff" loext:char-shading-value="0" style:font-size-asian="9.5pt"/>
    </style:style>
    <style:style style:name="T464" style:family="text">
      <style:text-properties fo:color="#808080" style:font-name="Consolas" fo:font-size="9.5pt" officeooo:rsid="005da273" fo:background-color="#ffffff" loext:char-shading-value="0" style:font-size-asian="9.5pt" style:font-size-complex="12pt"/>
    </style:style>
    <style:style style:name="T465" style:family="text">
      <style:text-properties fo:color="#808080" style:font-name="Consolas" fo:font-size="9.5pt" fo:font-style="normal" fo:background-color="#ffffff" loext:char-shading-value="0" style:font-size-asian="9.5pt" style:font-style-asian="normal"/>
    </style:style>
    <style:style style:name="T466" style:family="text">
      <style:text-properties fo:color="#808080" style:font-name="Consolas" fo:font-size="9.5pt" style:font-size-asian="9.5pt" fo:background-color="#ffffff"/>
    </style:style>
    <style:style style:name="T467" style:family="text">
      <style:text-properties fo:color="#808080" style:font-name="Consolas" fo:font-size="9.5pt" officeooo:rsid="005da273" style:font-size-asian="9.5pt" style:font-size-complex="12pt" fo:background-color="#ffffff"/>
    </style:style>
    <style:style style:name="T468" style:family="text">
      <style:text-properties fo:color="#808080" style:font-name="Consolas" fo:font-size="9.5pt" officeooo:rsid="007f8093" style:font-size-asian="9.5pt" style:font-size-complex="12pt" fo:background-color="#ffffff"/>
    </style:style>
    <style:style style:name="T469" style:family="text">
      <style:text-properties fo:color="#808080" style:font-name="Consolas" fo:font-size="9.5pt" officeooo:rsid="005da273" loext:char-shading-value="0" style:font-size-asian="9.5pt" style:font-size-complex="12pt" fo:background-color="#ffffff"/>
    </style:style>
    <style:style style:name="T470" style:family="text">
      <style:text-properties fo:color="#e21f1f" style:font-name="Consolas" fo:font-size="9.5pt" fo:background-color="#ffffff" loext:char-shading-value="0" style:font-size-asian="9.5pt"/>
    </style:style>
    <style:style style:name="T471" style:family="text">
      <style:text-properties fo:color="#e21f1f" style:font-name="Consolas" fo:font-size="9.5pt" officeooo:rsid="005da273" fo:background-color="#ffffff" loext:char-shading-value="0" style:font-size-asian="9.5pt" style:font-size-complex="12pt"/>
    </style:style>
    <style:style style:name="T472" style:family="text">
      <style:text-properties fo:color="#e21f1f" style:font-name="Consolas" fo:font-size="9.5pt" fo:font-style="normal" fo:background-color="#ffffff" loext:char-shading-value="0" style:font-size-asian="9.5pt" style:font-style-asian="normal"/>
    </style:style>
    <style:style style:name="T473" style:family="text">
      <style:text-properties fo:color="#e21f1f" style:font-name="Consolas" fo:font-size="9.5pt" fo:font-style="normal" officeooo:rsid="006f52c5" fo:background-color="#ffffff" loext:char-shading-value="0" style:font-size-asian="9.5pt" style:font-style-asian="normal" style:font-size-complex="12pt"/>
    </style:style>
    <style:style style:name="T474" style:family="text">
      <style:text-properties fo:color="#e21f1f" style:font-name="Consolas" fo:font-size="9.5pt" fo:font-style="normal" officeooo:rsid="005da273" fo:background-color="#ffffff" loext:char-shading-value="0" style:font-size-asian="9.5pt" style:font-style-asian="normal" style:font-size-complex="12pt"/>
    </style:style>
    <style:style style:name="T475" style:family="text">
      <style:text-properties fo:color="#e21f1f" style:font-name="Consolas" fo:font-size="9.5pt" style:font-size-asian="9.5pt" fo:background-color="#ffffff"/>
    </style:style>
    <style:style style:name="T476" style:family="text">
      <style:text-properties fo:color="#e21f1f" style:font-name="Consolas" fo:font-size="9.5pt" officeooo:rsid="005da273" style:font-size-asian="9.5pt" style:font-size-complex="12pt" fo:background-color="#ffffff"/>
    </style:style>
    <style:style style:name="T477" style:family="text">
      <style:text-properties fo:color="#e21f1f" style:font-name="Consolas" fo:font-size="9.5pt" officeooo:rsid="007f8093" style:font-size-asian="9.5pt" style:font-size-complex="12pt" fo:background-color="#ffffff"/>
    </style:style>
    <style:style style:name="T478" style:family="text">
      <style:text-properties fo:color="#a31515" style:font-name="Consolas" fo:font-size="9.5pt" fo:background-color="#ffffff" loext:char-shading-value="0" style:font-size-asian="9.5pt"/>
    </style:style>
    <style:style style:name="T479" style:family="text">
      <style:text-properties fo:color="#a31515" style:font-name="Consolas" fo:font-size="9.5pt" officeooo:rsid="005da273" fo:background-color="#ffffff" loext:char-shading-value="0" style:font-size-asian="9.5pt" style:font-size-complex="12pt"/>
    </style:style>
    <style:style style:name="T480" style:family="text">
      <style:text-properties fo:color="#a31515" style:font-name="Consolas" fo:font-size="9.5pt" fo:font-style="normal" fo:background-color="#ffffff" loext:char-shading-value="0" style:font-size-asian="9.5pt" style:font-style-asian="normal"/>
    </style:style>
    <style:style style:name="T481" style:family="text">
      <style:text-properties fo:color="#a31515" style:font-name="Consolas" fo:font-size="9.5pt" fo:font-style="normal" officeooo:rsid="006f52c5" fo:background-color="#ffffff" loext:char-shading-value="0" style:font-size-asian="9.5pt" style:font-style-asian="normal" style:font-size-complex="12pt"/>
    </style:style>
    <style:style style:name="T482" style:family="text">
      <style:text-properties fo:color="#a31515" style:font-name="Consolas" fo:font-size="9.5pt" fo:font-style="normal" officeooo:rsid="005da273" fo:background-color="#ffffff" loext:char-shading-value="0" style:font-size-asian="9.5pt" style:font-style-asian="normal" style:font-size-complex="12pt"/>
    </style:style>
    <style:style style:name="T483" style:family="text">
      <style:text-properties fo:color="#a31515" style:font-name="Consolas" fo:font-size="9.5pt" style:font-size-asian="9.5pt" fo:background-color="#ffffff"/>
    </style:style>
    <style:style style:name="T484" style:family="text">
      <style:text-properties fo:color="#a31515" style:font-name="Consolas" fo:font-size="9.5pt" officeooo:rsid="005da273" style:font-size-asian="9.5pt" style:font-size-complex="12pt" fo:background-color="#ffffff"/>
    </style:style>
    <style:style style:name="T485" style:family="text">
      <style:text-properties fo:color="#a31515" style:font-name="Consolas" fo:font-size="9.5pt" officeooo:rsid="007f8093" style:font-size-asian="9.5pt" style:font-size-complex="12pt" fo:background-color="#ffffff"/>
    </style:style>
    <style:style style:name="T486" style:family="text">
      <style:text-properties fo:color="#216f85" style:font-name="Consolas" fo:font-size="9.5pt" fo:font-style="italic" fo:background-color="#ffffff" loext:char-shading-value="0" style:font-size-asian="9.5pt" style:font-style-asian="italic"/>
    </style:style>
    <style:style style:name="T487" style:family="text">
      <style:text-properties fo:color="#216f85" style:font-name="Consolas" fo:font-size="9.5pt" fo:font-style="italic" officeooo:rsid="00655989" fo:background-color="#ffffff" loext:char-shading-value="0" style:font-size-asian="9.5pt" style:font-style-asian="italic" style:font-size-complex="12pt"/>
    </style:style>
    <style:style style:name="T488" style:family="text">
      <style:text-properties fo:color="#216f85" style:font-name="Consolas" fo:font-size="9.5pt" fo:font-style="italic" officeooo:rsid="001bbe3f" fo:background-color="#ffffff" loext:char-shading-value="0" style:font-size-asian="9.5pt" style:font-style-asian="italic" style:font-size-complex="12pt"/>
    </style:style>
    <style:style style:name="T489" style:family="text">
      <style:text-properties fo:color="#216f85" style:font-name="Consolas" fo:font-size="9.5pt" fo:font-style="italic" officeooo:rsid="006f52c5" fo:background-color="#ffffff" loext:char-shading-value="0" style:font-size-asian="9.5pt" style:font-style-asian="italic" style:font-size-complex="12pt"/>
    </style:style>
    <style:style style:name="T490" style:family="text">
      <style:text-properties fo:color="#216f85" style:font-name="Consolas" fo:font-size="9.5pt" fo:font-style="italic" officeooo:rsid="005da273" fo:background-color="#ffffff" loext:char-shading-value="0" style:font-size-asian="9.5pt" style:font-style-asian="italic" style:font-size-complex="12pt"/>
    </style:style>
    <style:style style:name="T491" style:family="text">
      <style:text-properties fo:color="#216f85" style:font-name="Consolas" fo:font-size="9.5pt" fo:font-style="normal" fo:background-color="#ffffff" loext:char-shading-value="0" style:font-size-asian="9.5pt" style:font-style-asian="normal"/>
    </style:style>
    <style:style style:name="T492" style:family="text">
      <style:text-properties fo:color="#216f85" style:font-name="Consolas" fo:font-size="9.5pt" fo:background-color="#ffffff" loext:char-shading-value="0" style:font-size-asian="9.5pt"/>
    </style:style>
    <style:style style:name="T493" style:family="text">
      <style:text-properties fo:color="#216f85" style:font-name="Consolas" fo:font-size="9.5pt" fo:background-color="#ffffff" loext:char-shading-value="0" style:font-size-asian="9.5pt" style:font-size-complex="12pt"/>
    </style:style>
    <style:style style:name="T494" style:family="text">
      <style:text-properties fo:color="#216f85" style:font-name="Consolas" fo:font-size="9.5pt" officeooo:rsid="005da273" fo:background-color="#ffffff" loext:char-shading-value="0" style:font-size-asian="9.5pt" style:font-size-complex="12pt"/>
    </style:style>
    <style:style style:name="T495" style:family="text">
      <style:text-properties fo:color="#216f85" style:font-name="Consolas" fo:font-size="9.5pt" officeooo:rsid="001bbe3f" fo:background-color="#ffffff" loext:char-shading-value="0" style:font-size-asian="9.5pt" style:font-size-complex="12pt"/>
    </style:style>
    <style:style style:name="T496" style:family="text">
      <style:text-properties fo:color="#216f85" style:font-name="Consolas" fo:font-size="9.5pt" officeooo:rsid="006199b4" fo:background-color="#ffffff" loext:char-shading-value="0" style:font-size-asian="9.5pt" style:font-size-complex="12pt"/>
    </style:style>
    <style:style style:name="T497" style:family="text">
      <style:text-properties fo:color="#216f85" style:font-name="Consolas" fo:font-size="9.5pt" officeooo:rsid="0072dfae" fo:background-color="#ffffff" loext:char-shading-value="0" style:font-size-asian="9.5pt" style:font-size-complex="12pt"/>
    </style:style>
    <style:style style:name="T498" style:family="text">
      <style:text-properties fo:color="#880000" style:font-name="Consolas" fo:font-size="9.5pt" fo:font-style="italic" fo:background-color="#ffffff" loext:char-shading-value="0" style:font-size-asian="9.5pt" style:font-style-asian="italic"/>
    </style:style>
    <style:style style:name="T499" style:family="text">
      <style:text-properties fo:color="#880000" style:font-name="Consolas" fo:font-size="9.5pt" fo:font-style="italic" officeooo:rsid="006f52c5" fo:background-color="#ffffff" loext:char-shading-value="0" style:font-size-asian="9.5pt" style:font-style-asian="italic" style:font-size-complex="12pt"/>
    </style:style>
    <style:style style:name="T500" style:family="text">
      <style:text-properties fo:color="#880000" style:font-name="Consolas" fo:font-size="9.5pt" fo:font-style="italic" officeooo:rsid="005da273" fo:background-color="#ffffff" loext:char-shading-value="0" style:font-size-asian="9.5pt" style:font-style-asian="italic" style:font-size-complex="12pt"/>
    </style:style>
    <style:style style:name="T501" style:family="text">
      <style:text-properties fo:color="#880000" style:font-name="Consolas" fo:font-size="9.5pt" fo:font-style="normal" fo:background-color="#ffffff" loext:char-shading-value="0" style:font-size-asian="9.5pt" style:font-style-asian="normal"/>
    </style:style>
    <style:style style:name="T502" style:family="text">
      <style:text-properties fo:color="#880000" style:font-name="Consolas" fo:font-size="9.5pt" fo:background-color="#ffffff" loext:char-shading-value="0" style:font-size-asian="9.5pt"/>
    </style:style>
    <style:style style:name="T503" style:family="text">
      <style:text-properties fo:color="#880000" style:font-name="Consolas" fo:font-size="9.5pt" officeooo:rsid="00634a8a" fo:background-color="#ffffff" loext:char-shading-value="0" style:font-size-asian="9.5pt" style:font-size-complex="12pt"/>
    </style:style>
    <style:style style:name="T504" style:family="text">
      <style:text-properties fo:color="#880000" style:font-name="Consolas" fo:font-size="9.5pt" officeooo:rsid="00655989" fo:background-color="#ffffff" loext:char-shading-value="0" style:font-size-asian="9.5pt" style:font-size-complex="12pt"/>
    </style:style>
    <style:style style:name="T505" style:family="text">
      <style:text-properties fo:color="#880000" style:font-name="Consolas" fo:font-size="9.5pt" officeooo:rsid="0072dfae" fo:background-color="#ffffff" loext:char-shading-value="0" style:font-size-asian="9.5pt" style:font-size-complex="12pt"/>
    </style:style>
    <style:style style:name="T506" style:family="text">
      <style:text-properties fo:color="#880000" style:font-name="Consolas" fo:font-size="9.5pt" officeooo:rsid="00756f1a" fo:background-color="#ffffff" loext:char-shading-value="0" style:font-size-asian="9.5pt" style:font-size-complex="12pt"/>
    </style:style>
    <style:style style:name="T507" style:family="text">
      <style:text-properties fo:color="#880000" style:font-name="Consolas" fo:font-size="9.5pt" officeooo:rsid="005da273" fo:background-color="#ffffff" loext:char-shading-value="0" style:font-size-asian="9.5pt"/>
    </style:style>
    <style:style style:name="T508" style:family="text">
      <style:text-properties fo:color="#8f08c4" style:font-name="Consolas" fo:font-size="9.5pt" fo:font-style="normal" fo:background-color="#ffffff" loext:char-shading-value="0" style:font-size-asian="9.5pt" style:font-style-asian="normal"/>
    </style:style>
    <style:style style:name="T509" style:family="text">
      <style:text-properties fo:color="#8f08c4" style:font-name="Consolas" fo:font-size="9.5pt" fo:background-color="#ffffff" loext:char-shading-value="0" style:font-size-asian="9.5pt"/>
    </style:style>
    <style:style style:name="T510" style:family="text">
      <style:text-properties fo:color="#8f08c4" style:font-name="Consolas" fo:font-size="9.5pt" style:font-size-asian="9.5pt" fo:background-color="#ffffff"/>
    </style:style>
    <style:style style:name="T511" style:family="text">
      <style:text-properties fo:color="#2f4f4f" style:font-name="Consolas" fo:font-size="9.5pt" fo:background-color="#ffffff" loext:char-shading-value="0" style:font-size-asian="9.5pt"/>
    </style:style>
    <style:style style:name="T512" style:family="text">
      <style:text-properties fo:color="#2f4f4f" style:font-name="Consolas" fo:font-size="9.5pt" officeooo:rsid="005da273" fo:background-color="#ffffff" loext:char-shading-value="0" style:font-size-asian="9.5pt" style:font-size-complex="12pt"/>
    </style:style>
    <style:style style:name="T513" style:family="text">
      <style:text-properties fo:color="#2f4f4f" style:font-name="Consolas" fo:font-size="9.5pt" fo:font-style="normal" fo:background-color="#ffffff" loext:char-shading-value="0" style:font-size-asian="9.5pt" style:font-style-asian="normal"/>
    </style:style>
    <style:style style:name="T514" style:family="text">
      <style:text-properties fo:color="#b776fb" style:font-name="Consolas" fo:font-size="9.5pt" fo:font-style="normal" fo:background-color="#ffffff" loext:char-shading-value="0" style:font-size-asian="9.5pt" style:font-style-asian="normal"/>
    </style:style>
    <style:style style:name="T515" style:family="text">
      <style:text-properties fo:color="#b776fb" style:font-name="Consolas" fo:font-size="9.5pt" fo:font-style="normal" officeooo:rsid="006f52c5" fo:background-color="#ffffff" loext:char-shading-value="0" style:font-size-asian="9.5pt" style:font-style-asian="normal" style:font-size-complex="12pt"/>
    </style:style>
    <style:style style:name="T516" style:family="text">
      <style:text-properties fo:color="#b776fb" style:font-name="Consolas" fo:font-size="9.5pt" style:font-size-asian="9.5pt" fo:background-color="#ffffff"/>
    </style:style>
    <style:style style:name="T517" style:family="text">
      <style:text-properties officeooo:rsid="005da273"/>
    </style:style>
    <style:style style:name="T518" style:family="text">
      <style:text-properties fo:color="#74531f" style:font-name="Consolas" fo:font-size="9.5pt" fo:background-color="#ffffff" loext:char-shading-value="0" style:font-size-asian="9.5pt"/>
    </style:style>
    <style:style style:name="T519" style:family="text">
      <style:text-properties fo:color="#74531f" style:font-name="Consolas" fo:font-size="9.5pt" fo:font-style="normal" fo:background-color="#ffffff" loext:char-shading-value="0" style:font-size-asian="9.5pt" style:font-style-asian="normal"/>
    </style:style>
    <style:style style:name="T520" style:family="text">
      <style:text-properties fo:color="#74531f" style:font-name="Consolas" fo:font-size="9.5pt" style:font-size-asian="9.5pt" fo:background-color="#ffffff"/>
    </style:style>
    <style:style style:name="T521" style:family="text">
      <style:text-properties fo:color="#74531f" style:font-name="Consolas" fo:font-size="9.5pt" officeooo:rsid="00839ae8" loext:char-shading-value="0" style:font-size-asian="9.5pt" style:font-size-complex="12pt" fo:background-color="#ffffff"/>
    </style:style>
    <style:style style:name="T522" style:family="text">
      <style:text-properties fo:color="#74531f" style:font-name="Consolas" fo:font-size="9.5pt" officeooo:rsid="00855d95" loext:char-shading-value="0" style:font-size-asian="9.5pt" style:font-size-complex="12pt" fo:background-color="#ffffff"/>
    </style:style>
    <style:style style:name="T523" style:family="text">
      <style:text-properties officeooo:rsid="006a843e"/>
    </style:style>
    <style:style style:name="T524" style:family="text">
      <style:text-properties fo:color="#6f008a" style:font-name="Consolas" fo:font-size="9.5pt" fo:background-color="#ffffff" loext:char-shading-value="0" style:font-size-asian="9.5pt"/>
    </style:style>
    <style:style style:name="T525" style:family="text">
      <style:text-properties fo:color="#6f008a" style:font-name="Consolas" fo:font-size="9.5pt" fo:font-style="normal" fo:background-color="#ffffff" loext:char-shading-value="0" style:font-size-asian="9.5pt" style:font-style-asian="normal"/>
    </style:style>
    <style:style style:name="T526" style:family="text">
      <style:text-properties style:font-name="Consolas" fo:font-size="9.5pt" fo:background-color="#ffffff" loext:char-shading-value="0" style:font-size-asian="9.5pt"/>
    </style:style>
    <style:style style:name="T527" style:family="text">
      <style:text-properties style:font-name="Consolas" fo:font-size="9.5pt" officeooo:rsid="005da273" fo:background-color="#ffffff" loext:char-shading-value="0" style:font-size-asian="9.5pt"/>
    </style:style>
    <style:style style:name="T528" style:family="text">
      <style:text-properties style:font-name="Consolas" fo:font-size="9.5pt" style:font-size-asian="9.5pt" fo:background-color="#ffffff"/>
    </style:style>
    <style:style style:name="T529" style:family="text">
      <style:text-properties officeooo:rsid="00708903"/>
    </style:style>
    <style:style style:name="T530" style:family="text">
      <style:text-properties officeooo:rsid="005d36d6"/>
    </style:style>
    <style:style style:name="T531" style:family="text">
      <style:text-properties fo:color="#2b91af" style:font-name="Consolas" fo:font-size="9.5pt" style:font-size-asian="9.5pt" fo:background-color="#ffffff"/>
    </style:style>
    <style:style style:name="T532" style:family="text">
      <style:text-properties fo:color="#2b91af" style:font-name="Consolas" fo:font-size="9.5pt" officeooo:rsid="00839ae8" loext:char-shading-value="0" style:font-size-asian="9.5pt" style:font-size-complex="12pt" fo:background-color="#ffffff"/>
    </style:style>
    <style:style style:name="T533" style:family="text">
      <style:text-properties fo:color="#2b91af" style:font-name="Consolas" fo:font-size="9.5pt" officeooo:rsid="00855d95" loext:char-shading-value="0" style:font-size-asian="9.5pt" style:font-size-complex="12pt" fo:background-color="#ffffff"/>
    </style:style>
    <style:style style:name="T534" style:family="text">
      <style:text-properties fo:color="#1f377f" style:font-name="Consolas" fo:font-size="9.5pt" style:font-size-asian="9.5pt" fo:background-color="#ffffff"/>
    </style:style>
    <style:style style:name="T535" style:family="text">
      <style:text-properties fo:color="#1f377f" style:font-name="Consolas" fo:font-size="9.5pt" officeooo:rsid="00839ae8" loext:char-shading-value="0" style:font-size-asian="9.5pt" style:font-size-complex="12pt" fo:background-color="#ffffff"/>
    </style:style>
    <style:style style:name="T536" style:family="text">
      <style:text-properties officeooo:rsid="0080b9fa"/>
    </style:style>
    <style:style style:name="T537" style:family="text">
      <style:text-properties fo:color="#8a1bff" style:font-name="Consolas" fo:font-size="9.5pt" style:font-size-asian="9.5pt" fo:background-color="#ffffff"/>
    </style:style>
    <style:style style:name="T538" style:family="text">
      <style:text-properties fo:color="#8a1bff" style:font-name="Consolas" fo:font-size="9.5pt" officeooo:rsid="00861676" loext:char-shading-value="0" style:font-size-asian="9.5pt" style:font-size-complex="12pt" fo:background-color="#ffffff"/>
    </style:style>
    <style:style style:name="T539" style:family="text">
      <style:text-properties officeooo:rsid="0088d6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
      <text:p text:style-name="P188"/>
      <text:p text:style-name="P188"/>
      <text:p text:style-name="P188"/>
      <text:p text:style-name="P188">C++ Test</text:p>
      <text:p text:style-name="P189"><text:span text:style-name="T1">Author: Adrian Michałek<text:line-break/>Email: </text:span><text:a xlink:type="simple" xlink:href="mailto:devmichalek@gmail.com" text:style-name="Internet_20_link" text:visited-style-name="Visited_20_Internet_20_Link"><text:span text:style-name="T1">devmichalek@gmail.com</text:span></text:a><text:span text:style-name="T1"><text:line-break/>Difficulty : All levels</text:span></text:p>
      <text:p text:style-name="P195"/>
      <text:p text:style-name="P194"><text:span text:style-name="T2">Task 0. </text:span><text:span text:style-name="T156">(</text:span><text:span text:style-name="T157">1P</text:span><text:span text:style-name="T156">)<text:line-break/></text:span><text:span text:style-name="T2"><text:line-break/></text:span><text:span text:style-name="T155">This is an example task of how the further tasks will look like</text:span><text:span text:style-name="T2">. </text:span><text:span text:style-name="T155">Below you can see a part of code to examine. All the tasks contain description and questions to answer. Answers to these questions are always one page further so there is no reason to scroll </text:span><text:span text:style-name="T220">down</text:span><text:span text:style-name="T155"> </text:span><text:span text:style-name="T221">and search </text:span><text:span text:style-name="T155">for them. You can write your answers on the paper and quickly check if you </text:span><text:span text:style-name="T221">are</text:span><text:span text:style-name="T155"> right by going to the next page. </text:span><text:span text:style-name="T218">Each task contains available number of points that you can get. For instance if you correctly answer the question for this task you get </text:span><text:span text:style-name="T156">(</text:span><text:span text:style-name="T157">1P</text:span><text:span text:style-name="T156">) - </text:span><text:span text:style-name="T158">1 point</text:span><text:span text:style-name="T218">. There is no reason to test your knowledge if you feel exhausted </text:span><text:span text:style-name="T221">with the test</text:span><text:span text:style-name="T218">. Feel free to finish this test at any moment and check how many points you’</text:span><text:span text:style-name="T219">ve</text:span><text:span text:style-name="T218"> g</text:span><text:span text:style-name="T219">o</text:span><text:span text:style-name="T218">t. Let’s start with the first task.<text:line-break/><text:line-break/></text:span><text:span text:style-name="T219">What is the output of the executed code? </text:span><text:span text:style-name="T168">(</text:span><text:span text:style-name="T170">1P</text:span><text:span text:style-name="T168">)</text:span><text:span text:style-name="T2"><text:line-break/><text:line-break/></text:span><text:span text:style-name="T67">#include &lt;iostream&gt;</text:span></text:p>
      <text:p text:style-name="P46"><text:span text:style-name="T68"><text:line-break/>using</text:span><text:span text:style-name="T75"> </text:span><text:span text:style-name="T68">namespace</text:span><text:span text:style-name="T75"> std</text:span><text:span text:style-name="T77">;<text:line-break/><text:line-break/></text:span><text:span text:style-name="T68">int</text:span><text:span text:style-name="T75"> main</text:span><text:span text:style-name="T80">()<text:line-break/>{<text:line-break/><text:tab/></text:span><text:span text:style-name="T111">cout</text:span><text:span text:style-name="T75"> </text:span><text:span text:style-name="T115">&lt;&lt;</text:span><text:span text:style-name="T75"> </text:span><text:span text:style-name="T117">"Hello World"</text:span><text:span text:style-name="T77">;<text:line-break/><text:tab/></text:span><text:span text:style-name="T68">return</text:span><text:span text:style-name="T75"> </text:span><text:span text:style-name="T111">0</text:span><text:span text:style-name="T77">;<text:line-break/></text:span><text:span text:style-name="T80">}</text:span></text:p>
      <text:p text:style-name="P82">Correct answer <text:span text:style-name="T156">(</text:span><text:span text:style-name="T157">1P</text:span><text:span text:style-name="T156">)</text:span>:</text:p>
      <text:p text:style-name="P104">Hello World</text:p>
      <text:p text:style-name="P83">Task 1.<text:span text:style-name="T2"> </text:span><text:span text:style-name="T156">(</text:span><text:span text:style-name="T159">2</text:span><text:span text:style-name="T157">P</text:span><text:span text:style-name="T156">)</text:span></text:p>
      <text:p text:style-name="P139"><text:span text:style-name="T224">With the code given below answer the questions.<text:line-break/><text:line-break/></text:span><text:span text:style-name="T70">void</text:span><text:span text:style-name="T99"> print</text:span><text:span text:style-name="T82">(</text:span><text:span text:style-name="T70">int</text:span><text:span text:style-name="T109">&amp;&amp;</text:span><text:span text:style-name="T99"> number</text:span><text:span text:style-name="T82">)</text:span><text:span text:style-name="T79">;<text:line-break/><text:line-break/></text:span><text:span text:style-name="T110">//void f1()<text:line-break/>//{<text:line-break/>// <text:s text:c="5"/>print(0);<text:line-break/>//}</text:span></text:p>
      <text:p text:style-name="P44"><text:span text:style-name="T6">static</text:span><text:span text:style-name="T50"> </text:span><text:span text:style-name="T6">void</text:span><text:span text:style-name="T50"> f2</text:span><text:span text:style-name="T38">()<text:line-break/>{<text:line-break/><text:tab/></text:span><text:span text:style-name="T50">print</text:span><text:span text:style-name="T38">(</text:span><text:span text:style-name="T54">0</text:span><text:span text:style-name="T38">)</text:span><text:span text:style-name="T25">;<text:line-break/></text:span><text:span text:style-name="T38">}</text:span></text:p>
      <text:p text:style-name="P44"><text:span text:style-name="T6">int</text:span><text:span text:style-name="T50"> main</text:span><text:span text:style-name="T38">()<text:line-break/>{<text:line-break/><text:tab/></text:span><text:span text:style-name="T6">return</text:span><text:span text:style-name="T50"> </text:span><text:span text:style-name="T54">0</text:span><text:span text:style-name="T25">;<text:line-break/></text:span><text:span text:style-name="T38">}</text:span></text:p>
      <text:p text:style-name="P139"><text:span text:style-name="T224"><text:line-break/><text:line-break/>1. </text:span><text:span text:style-name="T237">Will</text:span><text:span text:style-name="T224"> compiler report any errors for the given code? </text:span><text:span text:style-name="T168">(</text:span><text:span text:style-name="T170">1P</text:span><text:span text:style-name="T168">)</text:span><text:span text:style-name="T224"><text:line-break/>2. What will happen if we uncomment the function f1? </text:span><text:span text:style-name="T168">(</text:span><text:span text:style-name="T170">1P</text:span><text:span text:style-name="T168">)</text:span></text:p>
      <text:p text:style-name="P49"><text:span text:style-name="T224">1. It’s compiler dependent. </text:span><text:span text:style-name="T226">Compiler</text:span><text:span text:style-name="T224"> may or may not report error. Obviously we don’t have function print body. Some compilers may see that function f2 is not used anywhere. It can make this assumption because f2 is static, so f2 can be used anywhere only in the main.cpp. </text:span><text:span text:style-name="T227">Since it’s not use</text:span><text:span text:style-name="T237">d</text:span><text:span text:style-name="T227"> anywhere there is no problem with the code and there are no errors.</text:span><text:span text:style-name="T224"> </text:span><text:span text:style-name="T168">(</text:span><text:span text:style-name="T170">1P</text:span><text:span text:style-name="T168">)</text:span></text:p>
      <text:p text:style-name="P139"><text:span text:style-name="T224"><text:line-break/>2. This case is different. Compiler cannot assume that f1 is not used, </text:span><text:span text:style-name="T227">that’s why linker will take this function into consideration</text:span><text:span text:style-name="T224">, f1 can be used in other cpp file that’s why it is crucial to have function print bod</text:span><text:span text:style-name="T227">y</text:span><text:span text:style-name="T224">. </text:span><text:span text:style-name="T227">Linker</text:span><text:span text:style-name="T224"> will definitely report </text:span><text:span text:style-name="T227">undefined reference </text:span><text:span text:style-name="T224">error for function </text:span><text:span text:style-name="T237">print that is inside function f1</text:span><text:span text:style-name="T224">. </text:span></text:p>
      <text:p text:style-name="P84">Task <text:span text:style-name="T388">2</text:span>.<text:span text:style-name="T2"> </text:span><text:span text:style-name="T156">(</text:span><text:span text:style-name="T160">2</text:span><text:span text:style-name="T157">P</text:span><text:span text:style-name="T156">)</text:span></text:p>
      <text:p text:style-name="P131"><text:span text:style-name="T391">With the code given below answer the questions.<text:line-break/><text:line-break/></text:span><text:span text:style-name="T67">#include &lt;stdio.h&gt;<text:line-break/><text:line-break/></text:span><text:span text:style-name="T69">int</text:span><text:span text:style-name="T76"> do_a</text:span><text:span text:style-name="T81">()<text:line-break/>{<text:line-break/><text:tab/></text:span><text:span text:style-name="T112">printf</text:span><text:span text:style-name="T81">(</text:span><text:span text:style-name="T118">"A"</text:span><text:span text:style-name="T81">)</text:span><text:span text:style-name="T78">;<text:line-break/><text:tab/></text:span><text:span text:style-name="T69">return</text:span><text:span text:style-name="T76"> </text:span><text:span text:style-name="T112">0</text:span><text:span text:style-name="T78">;<text:line-break/></text:span><text:span text:style-name="T81">}<text:line-break/><text:line-break/></text:span><text:span text:style-name="T69">char</text:span><text:span text:style-name="T76"> do_b</text:span><text:span text:style-name="T81">()<text:line-break/>{<text:line-break/><text:tab/></text:span><text:span text:style-name="T112">printf</text:span><text:span text:style-name="T81">(</text:span><text:span text:style-name="T118">"B"</text:span><text:span text:style-name="T81">)</text:span><text:span text:style-name="T78">;<text:line-break/><text:tab/></text:span><text:span text:style-name="T69">return</text:span><text:span text:style-name="T76"> </text:span><text:span text:style-name="T112">0</text:span><text:span text:style-name="T78">;<text:line-break/></text:span><text:span text:style-name="T81">}<text:line-break/><text:line-break/></text:span><text:span text:style-name="T69">class</text:span><text:span text:style-name="T76"> A<text:line-break/></text:span><text:span text:style-name="T81">{<text:line-break/><text:tab/></text:span><text:span text:style-name="T69">int</text:span><text:span text:style-name="T76"> a </text:span><text:span text:style-name="T116">=</text:span><text:span text:style-name="T76"> do_a</text:span><text:span text:style-name="T81">()</text:span><text:span text:style-name="T78">;<text:line-break/></text:span><text:span text:style-name="T69">public</text:span><text:span text:style-name="T78">:<text:line-break/><text:tab/></text:span><text:span text:style-name="T76">A</text:span><text:span text:style-name="T81">(</text:span><text:span text:style-name="T69">int</text:span><text:span text:style-name="T76"> a </text:span><text:span text:style-name="T116">=</text:span><text:span text:style-name="T76"> </text:span><text:span text:style-name="T112">0</text:span><text:span text:style-name="T81">)<text:line-break/><text:tab/>{<text:line-break/><text:tab/><text:tab/></text:span><text:span text:style-name="T112">printf</text:span><text:span text:style-name="T81">(</text:span><text:span text:style-name="T118">"C"</text:span><text:span text:style-name="T81">)</text:span><text:span text:style-name="T78">;<text:line-break/><text:tab/></text:span><text:span text:style-name="T81">}</text:span><text:span text:style-name="T78">;</text:span></text:p>
      <text:p text:style-name="P43"><text:span text:style-name="T4">private</text:span><text:span text:style-name="T24">:<text:line-break/><text:tab/></text:span><text:span text:style-name="T4">char</text:span><text:span text:style-name="T52"> b </text:span><text:span text:style-name="T56">=</text:span><text:span text:style-name="T52"> do_b</text:span><text:span text:style-name="T32">()</text:span><text:span text:style-name="T24">;<text:line-break/></text:span><text:span text:style-name="T32">}</text:span><text:span text:style-name="T24">;<text:line-break/><text:line-break/></text:span><text:span text:style-name="T4">void</text:span><text:span text:style-name="T52"> do_d</text:span><text:span text:style-name="T32">(</text:span><text:span text:style-name="T4">int</text:span><text:span text:style-name="T52"> x, </text:span><text:span text:style-name="T4">int</text:span><text:span text:style-name="T52"> y, A z</text:span><text:span text:style-name="T32">)<text:line-break/>{<text:line-break/><text:tab/></text:span><text:span text:style-name="T53">printf</text:span><text:span text:style-name="T32">(</text:span><text:span text:style-name="T66">"D"</text:span><text:span text:style-name="T32">)</text:span><text:span text:style-name="T24">;<text:line-break/></text:span><text:span text:style-name="T32">}<text:line-break/><text:line-break/></text:span><text:span text:style-name="T4">int</text:span><text:span text:style-name="T52"> main</text:span><text:span text:style-name="T32">()<text:line-break/>{<text:line-break/><text:tab/></text:span><text:span text:style-name="T52">do_d</text:span><text:span text:style-name="T32">(</text:span><text:span text:style-name="T52">do_a</text:span><text:span text:style-name="T32">()</text:span><text:span text:style-name="T52">, do_b</text:span><text:span text:style-name="T32">()</text:span><text:span text:style-name="T52">, A</text:span><text:span text:style-name="T32">())</text:span><text:span text:style-name="T24">;<text:line-break/><text:tab/></text:span><text:span text:style-name="T4">return</text:span><text:span text:style-name="T52"> </text:span><text:span text:style-name="T53">0</text:span><text:span text:style-name="T24">;<text:line-break/></text:span><text:span text:style-name="T32">}</text:span></text:p>
      <text:p text:style-name="P140"><text:span text:style-name="T224"><text:line-break/><text:line-break/></text:span><text:span text:style-name="T228">1. </text:span><text:span text:style-name="T226">What is the output for the executed code? </text:span><text:span text:style-name="T168">(</text:span><text:span text:style-name="T171">1</text:span><text:span text:style-name="T170">P</text:span><text:span text:style-name="T168">)</text:span><text:span text:style-name="T226"><text:line-break/>2. </text:span><text:span text:style-name="T227">What is the order of </text:span><text:span text:style-name="T231">the </text:span><text:span text:style-name="T227">evaluation of arguments passed to </text:span><text:span text:style-name="T231">the </text:span><text:span text:style-name="T230">function </text:span><text:span text:style-name="T232">in C++</text:span><text:span text:style-name="T227">? </text:span><text:span text:style-name="T168">(</text:span><text:span text:style-name="T171">1</text:span><text:span text:style-name="T170">P</text:span><text:span text:style-name="T168">)</text:span></text:p>
      <text:p text:style-name="P50"><text:span text:style-name="T224">1.<text:line-break/></text:span><text:span text:style-name="T89">According to the documentation there is no quarantee that the evaluation of the function arguments is from the left to the right or from the right to the left. We cannot tell if function do_a() will be called first.</text:span></text:p>
      <text:p text:style-name="P141"><text:span text:style-name="T230">What we know </text:span><text:span text:style-name="T237">surely</text:span><text:span text:style-name="T230"> is the order of the class field</text:span><text:span text:style-name="T237">s</text:span><text:span text:style-name="T230"> initialization. After constructor call A() d</text:span><text:span text:style-name="T229">efinitely letters </text:span><text:span text:style-name="T303">ABC</text:span><text:span text:style-name="T229"> will be printed. </text:span><text:span text:style-name="T237">A</text:span><text:span text:style-name="T229">ccording to the documentation:<text:line-break/><text:line-break/></text:span><text:span text:style-name="T301">„First, and only for the constructor of the most derived class ass described below</text:span><text:span text:style-name="T88">, virtual base classes shall be initialized in the order they appear on a depth-first left-to-right traversal of the directed acyclic graph of base classes, where „left-to-right” is the order of appearance of the base class names in the derived class base-specifier-list.</text:span><text:span text:style-name="T301">”<text:line-break/></text:span><text:span text:style-name="T302"><text:line-break/>„</text:span><text:span text:style-name="T87">Then, direct base classes shall be initialized in declaration order as they appear in the base-specifier-list (regardless of the order of the mem-initializers).”<text:line-break/><text:line-break/>„</text:span><text:span text:style-name="T88">T</text:span><text:span text:style-name="T87">hen, nonstatic data members shall be initialized in the order they were declared in the class definition (again regardless of the order of the mem-initializers).„<text:line-break/><text:line-break/>„Finally, the body of the constructor is executed. [Note: the declaration order is mandated to ensure that base and member subobjects are destroyed in the reverse order of initialization.”<text:line-break/><text:line-break/></text:span><text:span text:style-name="T89">Definitely we can also tell that letter </text:span><text:span text:style-name="T98">D </text:span><text:span text:style-name="T89">will be printed at the end.<text:line-break/><text:line-break/>Possible outputs are:<text:line-break/></text:span><text:span text:style-name="T98">ABC</text:span><text:span text:style-name="T89">BA</text:span><text:span text:style-name="T98">D<text:line-break/>ABC</text:span><text:span text:style-name="T91">AB</text:span><text:span text:style-name="T98">D</text:span><text:span text:style-name="T89"><text:line-break/>B</text:span><text:span text:style-name="T98">ABC</text:span><text:span text:style-name="T89">A</text:span><text:span text:style-name="T98">D</text:span><text:span text:style-name="T89"><text:line-break/>A</text:span><text:span text:style-name="T98">ABC</text:span><text:span text:style-name="T89">B</text:span><text:span text:style-name="T98">D<text:line-break/></text:span><text:span text:style-name="T90">AB</text:span><text:span text:style-name="T98">ABCD</text:span><text:span text:style-name="T90"><text:line-break/>BA</text:span><text:span text:style-name="T98">ABCD</text:span><text:span text:style-name="T89"><text:line-break/></text:span><text:span text:style-name="T87"><text:line-break/></text:span><text:span text:style-name="T168">(</text:span><text:span text:style-name="T170">1P</text:span><text:span text:style-name="T168">)<text:line-break/><text:line-break/></text:span><text:span text:style-name="T227">2</text:span><text:span text:style-name="T224">. </text:span><text:span text:style-name="T230">Like it was said previously a</text:span><text:span text:style-name="T89">ccording to the documentation there is no quarantee that the evaluation of the function arguments is from the left to the right or from the right to the left. Order is undefined.</text:span><text:span text:style-name="T224"> </text:span><text:span text:style-name="T168">(</text:span><text:span text:style-name="T170">1P</text:span><text:span text:style-name="T168">)</text:span></text:p>
      <text:p text:style-name="P51"><text:span text:style-name="T225">Task </text:span><text:span text:style-name="T228">3</text:span><text:span text:style-name="T225">.</text:span><text:span text:style-name="T233"> </text:span><text:span text:style-name="T168">(</text:span><text:span text:style-name="T172">3</text:span><text:span text:style-name="T170">P</text:span><text:span text:style-name="T168">)<text:line-break/><text:line-break/><text:line-break/></text:span><text:span text:style-name="T232">The code below has two classes A and B. Non of them are perfect. </text:span><text:span text:style-name="T234">The idea was to not repeat the code for constructors in other words the code that initializes fields. The idea is to initialize fields in the constructor with a parameter (second constructor</text:span><text:span text:style-name="T235"> in both classes</text:span><text:span text:style-name="T234">) the same way as the constructor with no parameters. Class A has a good approach, constructor with a parameter calls init function </text:span><text:span text:style-name="T235">the same as constructor with no parameter. But if we change first constructor we break the rule that the constructor with a parameter initializes fields in the same way. In this case we will have to add changes to init function. Class B has even better approach, no matter what changes are applied to first constructor of class B the second constructor will behave the same. But there are other issues with class B.</text:span><text:span text:style-name="T224"><text:line-break/><text:line-break/></text:span><text:span text:style-name="T122">class</text:span><text:span text:style-name="T101"> </text:span><text:span text:style-name="T124">A</text:span></text:p>
      <text:p text:style-name="P4">{</text:p>
      <text:p text:style-name="P5"><text:s text:c="8"/><text:span text:style-name="T406">void</text:span><text:span text:style-name="T50"> init() {}</text:span></text:p>
      <text:p text:style-name="P14"/>
      <text:p text:style-name="P8">public:</text:p>
      <text:p text:style-name="P5"><text:s text:c="8"/><text:span text:style-name="T50">A()</text:span></text:p>
      <text:p text:style-name="P5"><text:s text:c="8"/><text:span text:style-name="T50">{</text:span></text:p>
      <text:p text:style-name="P5"><text:s text:c="16"/><text:span text:style-name="T50">init();</text:span></text:p>
      <text:p text:style-name="P14"><text:span text:style-name="T125"><text:s text:c="16"/></text:span><text:span text:style-name="T131">// If we add some changes here they need to be applied in the init function - not </text:span><text:span text:style-name="T132">ideal</text:span></text:p>
      <text:p text:style-name="P5"><text:s text:c="8"/><text:span text:style-name="T50">}</text:span></text:p>
      <text:p text:style-name="P14"/>
      <text:p text:style-name="P5"><text:s text:c="8"/><text:span text:style-name="T50">A(</text:span><text:span text:style-name="T406">int</text:span><text:span text:style-name="T50"> x)</text:span></text:p>
      <text:p text:style-name="P5"><text:s text:c="8"/><text:span text:style-name="T50">{</text:span></text:p>
      <text:p text:style-name="P5"><text:s text:c="16"/><text:span text:style-name="T50">init();</text:span></text:p>
      <text:p text:style-name="P5"><text:s text:c="8"/><text:span text:style-name="T50">}</text:span></text:p>
      <text:p text:style-name="P4">};</text:p>
      <text:p text:style-name="P14"/>
      <text:p text:style-name="P4"><text:span text:style-name="T403">class</text:span> <text:span text:style-name="T405">B</text:span></text:p>
      <text:p text:style-name="P4">{</text:p>
      <text:p text:style-name="P5"><text:s text:c="8"/><text:span text:style-name="T406">void</text:span><text:span text:style-name="T50"> init() {}</text:span></text:p>
      <text:p text:style-name="P5"><text:s text:c="4"/></text:p>
      <text:p text:style-name="P8">public:</text:p>
      <text:p text:style-name="P5"><text:s text:c="8"/><text:span text:style-name="T50">B()</text:span></text:p>
      <text:p text:style-name="P5"><text:s text:c="8"/><text:span text:style-name="T50">{</text:span></text:p>
      <text:p text:style-name="P5"><text:s text:c="16"/><text:span text:style-name="T50">init();</text:span></text:p>
      <text:p text:style-name="P14"><text:span text:style-name="T125"><text:s text:c="16"/></text:span><text:span text:style-name="T131">// If we add some changes here </text:span><text:span text:style-name="T132">they don’t have to be applied in the init function – but there are still some issues</text:span></text:p>
      <text:p text:style-name="P5"><text:s text:c="8"/><text:span text:style-name="T50">}</text:span></text:p>
      <text:p text:style-name="P14"/>
      <text:p text:style-name="P5"><text:s text:c="8"/><text:span text:style-name="T50">B(</text:span><text:span text:style-name="T406">int</text:span><text:span text:style-name="T50"> x)</text:span></text:p>
      <text:p text:style-name="P5"><text:s text:c="8"/><text:span text:style-name="T50">{</text:span></text:p>
      <text:p text:style-name="P6"><text:s text:c="16"/><text:span text:style-name="T50">B(); </text:span><text:span text:style-name="T410">// </text:span><text:span text:style-name="T411">Hint: There are issues with this call</text:span></text:p>
      <text:p text:style-name="P5"><text:s text:c="8"/><text:span text:style-name="T50">}</text:span></text:p>
      <text:p text:style-name="P28"><text:span text:style-name="T128">};</text:span><text:span text:style-name="T224"><text:line-break/><text:line-break/></text:span><text:span text:style-name="T228">1. </text:span><text:span text:style-name="T235">Give at least </text:span><text:span text:style-name="T305">one</text:span><text:span text:style-name="T235"> issue (there are at least two) that </text:span><text:span text:style-name="T305">is</text:span><text:span text:style-name="T235"> with a class B. Remember that second constructor have to initialize fields in the same manner as </text:span><text:span text:style-name="T237">first </text:span><text:span text:style-name="T235">constructor does. </text:span><text:span text:style-name="T168">(</text:span><text:span text:style-name="T172">1</text:span><text:span text:style-name="T170">P</text:span><text:span text:style-name="T168">)</text:span><text:span text:style-name="T235"><text:line-break/><text:line-break/>2. Write class C with the presented idea with no flaws. </text:span><text:span text:style-name="T168">(</text:span><text:span text:style-name="T172">2</text:span><text:span text:style-name="T170">P</text:span><text:span text:style-name="T168">)</text:span></text:p>
      <text:p text:style-name="P93"><text:span text:style-name="T391">1. </text:span><text:span text:style-name="T394">Class B has a wrong approach because while calling second constructor we call another constructor which create</text:span><text:span text:style-name="T396">s</text:span><text:span text:style-name="T394"> again new object so we have two calls instead of one. Second issue is that first constructor may not be called first. There may be a situation when we want to use initializer list in a second constructor but the initialization have to happen after first constructor call. It is impossible with the approach showed in class B. </text:span><text:span text:style-name="T168">(</text:span><text:span text:style-name="T170">1P</text:span><text:span text:style-name="T168">)<text:line-break/><text:line-break/></text:span><text:span text:style-name="T394">2. </text:span><text:span text:style-name="T395">C++11 standard provides solution for that:<text:line-break/><text:line-break/></text:span><text:span text:style-name="T121">class</text:span><text:span text:style-name="T128"> </text:span><text:span text:style-name="T123">C</text:span></text:p>
      <text:p text:style-name="P4">{</text:p>
      <text:p text:style-name="P5"><text:s text:c="8"/><text:span text:style-name="T406">void</text:span><text:span text:style-name="T50"> init() {}</text:span></text:p>
      <text:p text:style-name="P14"/>
      <text:p text:style-name="P8">public:</text:p>
      <text:p text:style-name="P5"><text:s text:c="8"/><text:span text:style-name="T50">C()</text:span></text:p>
      <text:p text:style-name="P5"><text:s text:c="8"/><text:span text:style-name="T50">{</text:span></text:p>
      <text:p text:style-name="P5"><text:s text:c="16"/><text:span text:style-name="T50">init();</text:span></text:p>
      <text:p text:style-name="P5"><text:s text:c="8"/><text:span text:style-name="T50">}</text:span></text:p>
      <text:p text:style-name="P14"/>
      <text:p text:style-name="P5"><text:s text:c="8"/><text:span text:style-name="T50">C(</text:span><text:span text:style-name="T406">int</text:span><text:span text:style-name="T50"> x) : C()</text:span></text:p>
      <text:p text:style-name="P5"><text:s text:c="8"/><text:span text:style-name="T50">{</text:span></text:p>
      <text:p text:style-name="P5"><text:s text:c="16"/></text:p>
      <text:p text:style-name="P5"><text:s text:c="8"/><text:span text:style-name="T50">}</text:span></text:p>
      <text:p text:style-name="P29"><text:span text:style-name="T128">};</text:span><text:span text:style-name="T236"><text:line-break/><text:line-break/></text:span><text:span text:style-name="T306">Calling class C second constructor is safe because we use functionality of the first constructor as we want without second call. Calling class C second constructor is even better because we can now use initializer list and make sure that first constructor is called first. </text:span><text:span text:style-name="T211">(</text:span><text:span text:style-name="T202">2</text:span><text:span text:style-name="T201">P</text:span><text:span text:style-name="T211">)</text:span></text:p>
      <text:p text:style-name="P84">Task <text:span text:style-name="T418">4</text:span>.<text:span text:style-name="T2"> </text:span><text:span text:style-name="T156">(</text:span><text:span text:style-name="T161">1</text:span><text:span text:style-name="T157">P</text:span><text:span text:style-name="T156">)</text:span></text:p>
      <text:p text:style-name="P142"><text:span text:style-name="T238">The following code gives an error: „No appropriate default constructor available” or (depends on compiler) „No matching function for call to Dog::Dog()”</text:span><text:span text:style-name="T224"><text:line-break/><text:line-break/></text:span><text:span text:style-name="T122">class</text:span><text:span text:style-name="T101"> </text:span><text:span text:style-name="T124">Dog</text:span></text:p>
      <text:p text:style-name="P4">{</text:p>
      <text:p text:style-name="P5"><text:s text:c="8"/><text:span text:style-name="T406">int</text:span><text:span text:style-name="T50"> age;</text:span></text:p>
      <text:p text:style-name="P8">public:</text:p>
      <text:p text:style-name="P5"><text:s text:c="8"/><text:span text:style-name="T50">Dog(</text:span><text:span text:style-name="T406">int</text:span><text:span text:style-name="T50"> age) { </text:span><text:span text:style-name="T404">this</text:span><text:span text:style-name="T50">-&gt;age = age; }</text:span></text:p>
      <text:p text:style-name="P5"><text:s text:c="8"/><text:span text:style-name="T410">/* implementation goes here */</text:span></text:p>
      <text:p text:style-name="P14"/>
      <text:p text:style-name="P5"><text:s text:c="8"/><text:span text:style-name="T410">/* implementation ends here*/</text:span></text:p>
      <text:p text:style-name="P4">};</text:p>
      <text:p text:style-name="P14"/>
      <text:p text:style-name="P4"><text:span text:style-name="T407">int</text:span> <text:span text:style-name="T408">main</text:span>()</text:p>
      <text:p text:style-name="P4">{</text:p>
      <text:p text:style-name="P5"><text:s text:c="8"/><text:span text:style-name="T50">Dog dog;</text:span></text:p>
      <text:p text:style-name="P5"><text:s text:c="8"/><text:span text:style-name="T404">return</text:span><text:span text:style-name="T50"> </text:span><text:span text:style-name="T55">0</text:span><text:span text:style-name="T50">;</text:span></text:p>
      <text:p text:style-name="P30"><text:span text:style-name="T128">}</text:span><text:span text:style-name="T224"><text:line-break/><text:line-break/></text:span><text:span text:style-name="T238">Implement a default constructor using C++11 feature for defining default constructors. </text:span><text:span text:style-name="T168">(</text:span><text:span text:style-name="T173">1</text:span><text:span text:style-name="T170">P</text:span><text:span text:style-name="T168">)</text:span></text:p>
      <text:p text:style-name="P94"><text:span text:style-name="T397">The solution is:<text:line-break/><text:line-break/></text:span><text:span text:style-name="T121">class</text:span><text:span text:style-name="T128"> </text:span><text:span text:style-name="T123">Dog</text:span></text:p>
      <text:p text:style-name="P4">{</text:p>
      <text:p text:style-name="P5"><text:s text:c="8"/><text:span text:style-name="T406">int</text:span><text:span text:style-name="T50"> age;</text:span></text:p>
      <text:p text:style-name="P8">public:</text:p>
      <text:p text:style-name="P5"><text:s text:c="8"/><text:span text:style-name="T50">Dog(</text:span><text:span text:style-name="T406">int</text:span><text:span text:style-name="T50"> age) { </text:span><text:span text:style-name="T404">this</text:span><text:span text:style-name="T50">-&gt;age = age; }</text:span></text:p>
      <text:p text:style-name="P5"><text:s text:c="8"/><text:span text:style-name="T410">/* implementation goes here */</text:span></text:p>
      <text:p text:style-name="P5"><text:s text:c="8"/><text:span text:style-name="T50">Dog() = </text:span><text:span text:style-name="T404">default</text:span><text:span text:style-name="T50">;</text:span></text:p>
      <text:p text:style-name="P5"><text:s text:c="8"/><text:span text:style-name="T410">/* implementation ends here*/</text:span></text:p>
      <text:p text:style-name="P4">};</text:p>
      <text:p text:style-name="P14"/>
      <text:p text:style-name="P4"><text:span text:style-name="T407">int</text:span> <text:span text:style-name="T408">main</text:span>()</text:p>
      <text:p text:style-name="P4">{</text:p>
      <text:p text:style-name="P5"><text:s text:c="8"/><text:span text:style-name="T50">Dog dog;</text:span></text:p>
      <text:p text:style-name="P5"><text:s text:c="8"/><text:span text:style-name="T404">return</text:span><text:span text:style-name="T50"> </text:span><text:span text:style-name="T55">0</text:span><text:span text:style-name="T50">;</text:span></text:p>
      <text:p text:style-name="P25"><text:span text:style-name="T136">}</text:span><text:span text:style-name="T83"><text:line-break/></text:span><text:span text:style-name="T238"><text:line-break/></text:span><text:span text:style-name="T168">(</text:span><text:span text:style-name="T170">1P</text:span><text:span text:style-name="T168">)</text:span></text:p>
      <text:p text:style-name="P84">Task <text:span text:style-name="T418">5</text:span>.<text:span text:style-name="T2"> </text:span><text:span text:style-name="T156">(</text:span><text:span text:style-name="T161">1</text:span><text:span text:style-name="T157">P</text:span><text:span text:style-name="T156">)</text:span></text:p>
      <text:p text:style-name="P142"><text:span text:style-name="T224">With the code given below </text:span><text:span text:style-name="T239">add a solution.</text:span><text:span text:style-name="T224"><text:line-break/><text:line-break/></text:span><text:span text:style-name="T134">#include &lt;iostream&gt;</text:span></text:p>
      <text:p text:style-name="P9">#include &lt;vector&gt;</text:p>
      <text:p text:style-name="P14"/>
      <text:p text:style-name="P4"><text:span text:style-name="T403">template</text:span>&lt;<text:span text:style-name="T403">typename</text:span> func&gt;</text:p>
      <text:p text:style-name="P4"><text:span text:style-name="T407">void</text:span> filter(func f, std::vector&lt;<text:span text:style-name="T407">int</text:span>&gt; arr)</text:p>
      <text:p text:style-name="P4">{</text:p>
      <text:p text:style-name="P5"><text:s text:c="8"/><text:span text:style-name="T404">for</text:span><text:span text:style-name="T50"> (</text:span><text:span text:style-name="T404">auto</text:span><text:span text:style-name="T50"> i : arr)</text:span></text:p>
      <text:p text:style-name="P5"><text:s text:c="8"/><text:span text:style-name="T50">{</text:span></text:p>
      <text:p text:style-name="P5"><text:s text:c="16"/><text:span text:style-name="T404">if</text:span><text:span text:style-name="T50"> (f(i))</text:span></text:p>
      <text:p text:style-name="P5"><text:s text:c="24"/><text:span text:style-name="T50">std::cout &lt;&lt; i &lt;&lt; </text:span><text:span text:style-name="T51">" "</text:span><text:span text:style-name="T50">;</text:span></text:p>
      <text:p text:style-name="P5"><text:s text:c="8"/><text:span text:style-name="T50">}</text:span></text:p>
      <text:p text:style-name="P4">}</text:p>
      <text:p text:style-name="P14"/>
      <text:p text:style-name="P4"><text:span text:style-name="T407">int</text:span> main()</text:p>
      <text:p text:style-name="P4">{</text:p>
      <text:p text:style-name="P5"><text:s text:c="8"/><text:span text:style-name="T50">std::vector&lt;</text:span><text:span text:style-name="T406">int</text:span><text:span text:style-name="T50">&gt; v = { </text:span><text:span text:style-name="T55">1</text:span><text:span text:style-name="T50">, </text:span><text:span text:style-name="T55">2</text:span><text:span text:style-name="T50">, </text:span><text:span text:style-name="T55">3</text:span><text:span text:style-name="T50">, </text:span><text:span text:style-name="T55">4</text:span><text:span text:style-name="T50">, </text:span><text:span text:style-name="T55">5</text:span><text:span text:style-name="T50">, </text:span><text:span text:style-name="T55">6</text:span><text:span text:style-name="T50"> };</text:span></text:p>
      <text:p text:style-name="P5"><text:s text:c="8"/><text:span text:style-name="T50">filter(</text:span><text:span text:style-name="T410">/*implementation*/</text:span><text:span text:style-name="T50">, v);</text:span></text:p>
      <text:p text:style-name="P5"><text:s text:c="8"/><text:span text:style-name="T404">return</text:span><text:span text:style-name="T50"> </text:span><text:span text:style-name="T55">0</text:span><text:span text:style-name="T50">;</text:span></text:p>
      <text:p text:style-name="P22">}</text:p>
      <text:p text:style-name="P143"><text:span text:style-name="T224"><text:line-break/><text:line-break/></text:span><text:span text:style-name="T239">Write lambda function (by replacing the </text:span><text:span text:style-name="T133">/*implementation*/</text:span><text:span text:style-name="T239"> comment) that takes one integer as </text:span><text:span text:style-name="T241">an</text:span><text:span text:style-name="T239"> argument and returns true if integer is greater than 3. </text:span><text:span text:style-name="T168">(</text:span><text:span text:style-name="T173">1</text:span><text:span text:style-name="T170">P</text:span><text:span text:style-name="T168">)</text:span></text:p>
      <text:p text:style-name="P95"><text:span text:style-name="T398">The solution is:<text:line-break/><text:line-break/></text:span><text:span text:style-name="T134">#include &lt;iostream&gt;</text:span></text:p>
      <text:p text:style-name="P9">#include &lt;vector&gt;</text:p>
      <text:p text:style-name="P14"/>
      <text:p text:style-name="P4"><text:span text:style-name="T403">template</text:span>&lt;<text:span text:style-name="T403">typename</text:span> func&gt;</text:p>
      <text:p text:style-name="P4"><text:span text:style-name="T407">void</text:span> filter(func f, std::vector&lt;<text:span text:style-name="T407">int</text:span>&gt; arr)</text:p>
      <text:p text:style-name="P4">{</text:p>
      <text:p text:style-name="P5"><text:s text:c="8"/><text:span text:style-name="T404">for</text:span><text:span text:style-name="T50"> (</text:span><text:span text:style-name="T404">auto</text:span><text:span text:style-name="T50"> i : arr)</text:span></text:p>
      <text:p text:style-name="P5"><text:s text:c="8"/><text:span text:style-name="T50">{</text:span></text:p>
      <text:p text:style-name="P5"><text:s text:c="16"/><text:span text:style-name="T404">if</text:span><text:span text:style-name="T50"> (f(i))</text:span></text:p>
      <text:p text:style-name="P5"><text:s text:c="24"/><text:span text:style-name="T50">std::cout &lt;&lt; i &lt;&lt; </text:span><text:span text:style-name="T51">" "</text:span><text:span text:style-name="T50">;</text:span></text:p>
      <text:p text:style-name="P5"><text:s text:c="8"/><text:span text:style-name="T50">}</text:span></text:p>
      <text:p text:style-name="P4">}</text:p>
      <text:p text:style-name="P14"/>
      <text:p text:style-name="P4"><text:span text:style-name="T407">int</text:span> main()</text:p>
      <text:p text:style-name="P4">{</text:p>
      <text:p text:style-name="P5"><text:s text:c="8"/><text:span text:style-name="T50">std::vector&lt;</text:span><text:span text:style-name="T406">int</text:span><text:span text:style-name="T50">&gt; v = { </text:span><text:span text:style-name="T55">1</text:span><text:span text:style-name="T50">, </text:span><text:span text:style-name="T55">2</text:span><text:span text:style-name="T50">, </text:span><text:span text:style-name="T55">3</text:span><text:span text:style-name="T50">, </text:span><text:span text:style-name="T55">4</text:span><text:span text:style-name="T50">, </text:span><text:span text:style-name="T55">5</text:span><text:span text:style-name="T50">, </text:span><text:span text:style-name="T55">6</text:span><text:span text:style-name="T50"> };</text:span></text:p>
      <text:p text:style-name="P5"><text:s text:c="8"/><text:span text:style-name="T50">filter([](</text:span><text:span text:style-name="T406">int</text:span><text:span text:style-name="T50"> x) { </text:span><text:span text:style-name="T404">return</text:span><text:span text:style-name="T50"> (x &gt; </text:span><text:span text:style-name="T55">3</text:span><text:span text:style-name="T50">); }, v);</text:span></text:p>
      <text:p text:style-name="P5"><text:s text:c="8"/><text:span text:style-name="T404">return</text:span><text:span text:style-name="T50"> </text:span><text:span text:style-name="T55">0</text:span><text:span text:style-name="T50">;</text:span></text:p>
      <text:p text:style-name="P24"><text:span text:style-name="T136">}</text:span><text:span text:style-name="T239"><text:line-break/><text:line-break/></text:span><text:span text:style-name="T168">(</text:span><text:span text:style-name="T170">1P</text:span><text:span text:style-name="T168">)</text:span></text:p>
      <text:p text:style-name="P84">Task <text:span text:style-name="T418">6</text:span>.<text:span text:style-name="T2"> </text:span><text:span text:style-name="T156">(</text:span><text:span text:style-name="T162">1</text:span><text:span text:style-name="T157">P</text:span><text:span text:style-name="T156">)</text:span></text:p>
      <text:p text:style-name="P144"><text:span text:style-name="T224">With the code given below </text:span><text:span text:style-name="T239">write solution.</text:span></text:p>
      <text:p text:style-name="P10">#include &lt;stdio.h&gt;</text:p>
      <text:p text:style-name="P17"/>
      <text:p text:style-name="P11"><text:span text:style-name="T407">int</text:span> <text:span text:style-name="T408">main</text:span>()</text:p>
      <text:p text:style-name="P11">{</text:p>
      <text:p text:style-name="P12"><text:s text:c="8"/><text:span text:style-name="T406">int</text:span><text:span text:style-name="T50"> a </text:span><text:span text:style-name="T409">=</text:span><text:span text:style-name="T50"> </text:span><text:span text:style-name="T55">0</text:span><text:span text:style-name="T50">, b </text:span><text:span text:style-name="T409">=</text:span><text:span text:style-name="T50"> </text:span><text:span text:style-name="T55">1</text:span><text:span text:style-name="T50">, c </text:span><text:span text:style-name="T409">=</text:span><text:span text:style-name="T50"> </text:span><text:span text:style-name="T55">2</text:span><text:span text:style-name="T50">, d </text:span><text:span text:style-name="T409">=</text:span><text:span text:style-name="T50"> </text:span><text:span text:style-name="T55">3</text:span><text:span text:style-name="T50">;</text:span></text:p>
      <text:p text:style-name="P12"><text:s text:c="8"/><text:span text:style-name="T404">auto</text:span><text:span text:style-name="T50"> f1 </text:span><text:span text:style-name="T409">=</text:span><text:span text:style-name="T50"> [</text:span><text:span text:style-name="T410">/*pass variable 'a' by reference*/</text:span><text:span text:style-name="T50">]() {</text:span></text:p>
      <text:p text:style-name="P12"><text:s text:c="16"/><text:span text:style-name="T50">a </text:span><text:span text:style-name="T409">=</text:span><text:span text:style-name="T50"> </text:span><text:span text:style-name="T55">1</text:span><text:span text:style-name="T50">;</text:span></text:p>
      <text:p text:style-name="P12"><text:s text:c="16"/><text:span text:style-name="T50">printf(</text:span><text:span text:style-name="T51">"%d</text:span><text:span text:style-name="T414">\n</text:span><text:span text:style-name="T51">"</text:span><text:span text:style-name="T50">, a);</text:span></text:p>
      <text:p text:style-name="P12"><text:s text:c="8"/><text:span text:style-name="T50">};</text:span></text:p>
      <text:p text:style-name="P12"><text:s text:c="4"/></text:p>
      <text:p text:style-name="P12"><text:s text:c="8"/><text:span text:style-name="T404">auto</text:span><text:span text:style-name="T50"> f2 </text:span><text:span text:style-name="T409">=</text:span><text:span text:style-name="T50"> [</text:span><text:span text:style-name="T410">/*pass all variables by const copy*/</text:span><text:span text:style-name="T50">]() {</text:span></text:p>
      <text:p text:style-name="P12"><text:s text:c="16"/><text:span text:style-name="T50">printf(</text:span><text:span text:style-name="T51">"%d</text:span><text:span text:style-name="T414">\n</text:span><text:span text:style-name="T51">"</text:span><text:span text:style-name="T50">, a </text:span><text:span text:style-name="T409">+</text:span><text:span text:style-name="T50"> b </text:span><text:span text:style-name="T409">+</text:span><text:span text:style-name="T50"> c </text:span><text:span text:style-name="T409">+</text:span><text:span text:style-name="T50"> d);</text:span></text:p>
      <text:p text:style-name="P12"><text:s text:c="8"/><text:span text:style-name="T50">};</text:span></text:p>
      <text:p text:style-name="P12"><text:s text:c="4"/></text:p>
      <text:p text:style-name="P12"><text:s text:c="8"/><text:span text:style-name="T404">auto</text:span><text:span text:style-name="T50"> f3 </text:span><text:span text:style-name="T409">=</text:span><text:span text:style-name="T50"> [</text:span><text:span text:style-name="T410">/*pass all variables by reference except the variable 'b'*/</text:span><text:span text:style-name="T50">]() {</text:span></text:p>
      <text:p text:style-name="P12"><text:s text:c="16"/><text:span text:style-name="T50">a </text:span><text:span text:style-name="T409">=</text:span><text:span text:style-name="T50"> c </text:span><text:span text:style-name="T409">=</text:span><text:span text:style-name="T50"> d;</text:span></text:p>
      <text:p text:style-name="P12"><text:s text:c="16"/><text:span text:style-name="T50">printf(</text:span><text:span text:style-name="T51">"%d</text:span><text:span text:style-name="T414">\n</text:span><text:span text:style-name="T51">"</text:span><text:span text:style-name="T50">, b);</text:span></text:p>
      <text:p text:style-name="P12"><text:s text:c="8"/><text:span text:style-name="T50">};</text:span></text:p>
      <text:p text:style-name="P12"><text:s text:c="4"/></text:p>
      <text:p text:style-name="P12"><text:s text:c="8"/><text:span text:style-name="T404">return</text:span><text:span text:style-name="T50"> </text:span><text:span text:style-name="T55">0</text:span><text:span text:style-name="T50">;</text:span></text:p>
      <text:p text:style-name="P32"><text:span text:style-name="T100">}</text:span><text:span text:style-name="T224"><text:line-break/><text:line-break/></text:span><text:span text:style-name="T240">Replace comments that are present in the code with a proper captures according to what is written in the comment. </text:span><text:span text:style-name="T168">(</text:span><text:span text:style-name="T170">1P</text:span><text:span text:style-name="T168">)</text:span></text:p>
      <text:p text:style-name="P90"><text:span text:style-name="T390">The solution is:<text:line-break/></text:span><text:span text:style-name="T389"><text:line-break/></text:span><text:span text:style-name="T135">#include &lt;stdio.h&gt;</text:span></text:p>
      <text:p text:style-name="P17"/>
      <text:p text:style-name="P11"><text:span text:style-name="T407">int</text:span> <text:span text:style-name="T408">main</text:span>()</text:p>
      <text:p text:style-name="P11">{</text:p>
      <text:p text:style-name="P12"><text:s text:c="8"/><text:span text:style-name="T406">int</text:span><text:span text:style-name="T50"> a </text:span><text:span text:style-name="T409">=</text:span><text:span text:style-name="T50"> </text:span><text:span text:style-name="T55">0</text:span><text:span text:style-name="T50">, b </text:span><text:span text:style-name="T409">=</text:span><text:span text:style-name="T50"> </text:span><text:span text:style-name="T55">1</text:span><text:span text:style-name="T50">, c </text:span><text:span text:style-name="T409">=</text:span><text:span text:style-name="T50"> </text:span><text:span text:style-name="T55">2</text:span><text:span text:style-name="T50">, d </text:span><text:span text:style-name="T409">=</text:span><text:span text:style-name="T50"> </text:span><text:span text:style-name="T55">3</text:span><text:span text:style-name="T50">;</text:span></text:p>
      <text:p text:style-name="P12"><text:s text:c="8"/><text:span text:style-name="T404">auto</text:span><text:span text:style-name="T50"> f1 </text:span><text:span text:style-name="T409">=</text:span><text:span text:style-name="T50"> [</text:span><text:span text:style-name="T409">&amp;</text:span><text:span text:style-name="T50">a]() {</text:span></text:p>
      <text:p text:style-name="P12"><text:s text:c="16"/><text:span text:style-name="T50">a </text:span><text:span text:style-name="T409">=</text:span><text:span text:style-name="T50"> </text:span><text:span text:style-name="T55">1</text:span><text:span text:style-name="T50">;</text:span></text:p>
      <text:p text:style-name="P12"><text:s text:c="16"/><text:span text:style-name="T50">printf(</text:span><text:span text:style-name="T51">"%d</text:span><text:span text:style-name="T414">\n</text:span><text:span text:style-name="T51">"</text:span><text:span text:style-name="T50">, a);</text:span></text:p>
      <text:p text:style-name="P12"><text:s text:c="8"/><text:span text:style-name="T50">};</text:span></text:p>
      <text:p text:style-name="P12"><text:s text:c="4"/></text:p>
      <text:p text:style-name="P12"><text:s text:c="8"/><text:span text:style-name="T404">auto</text:span><text:span text:style-name="T50"> f2 </text:span><text:span text:style-name="T409">=</text:span><text:span text:style-name="T50"> [</text:span><text:span text:style-name="T409">=</text:span><text:span text:style-name="T50">]() {</text:span></text:p>
      <text:p text:style-name="P12"><text:s text:c="16"/><text:span text:style-name="T50">printf(</text:span><text:span text:style-name="T51">"%d</text:span><text:span text:style-name="T414">\n</text:span><text:span text:style-name="T51">"</text:span><text:span text:style-name="T50">, a </text:span><text:span text:style-name="T409">+</text:span><text:span text:style-name="T50"> b </text:span><text:span text:style-name="T409">+</text:span><text:span text:style-name="T50"> c </text:span><text:span text:style-name="T409">+</text:span><text:span text:style-name="T50"> d);</text:span></text:p>
      <text:p text:style-name="P12"><text:s text:c="8"/><text:span text:style-name="T50">};</text:span></text:p>
      <text:p text:style-name="P12"><text:s text:c="4"/></text:p>
      <text:p text:style-name="P12"><text:s text:c="8"/><text:span text:style-name="T404">auto</text:span><text:span text:style-name="T50"> f3 </text:span><text:span text:style-name="T409">=</text:span><text:span text:style-name="T50"> [</text:span><text:span text:style-name="T409">&amp;</text:span><text:span text:style-name="T50">, b]() {</text:span></text:p>
      <text:p text:style-name="P12"><text:s text:c="16"/><text:span text:style-name="T50">a </text:span><text:span text:style-name="T409">=</text:span><text:span text:style-name="T50"> c </text:span><text:span text:style-name="T409">=</text:span><text:span text:style-name="T50"> d;</text:span></text:p>
      <text:p text:style-name="P12"><text:s text:c="16"/><text:span text:style-name="T50">printf(</text:span><text:span text:style-name="T51">"%d</text:span><text:span text:style-name="T414">\n</text:span><text:span text:style-name="T51">"</text:span><text:span text:style-name="T50">, b);</text:span></text:p>
      <text:p text:style-name="P12"><text:s text:c="8"/><text:span text:style-name="T50">};</text:span></text:p>
      <text:p text:style-name="P12"><text:s text:c="4"/></text:p>
      <text:p text:style-name="P12"><text:s text:c="8"/><text:span text:style-name="T404">return</text:span><text:span text:style-name="T50"> </text:span><text:span text:style-name="T55">0</text:span><text:span text:style-name="T50">;</text:span></text:p>
      <text:p text:style-name="P23"><text:span text:style-name="T137">}</text:span><text:span text:style-name="T391"><text:line-break/><text:line-break/></text:span><text:span text:style-name="T168">(</text:span><text:span text:style-name="T170">1P</text:span><text:span text:style-name="T168">)</text:span></text:p>
      <text:p text:style-name="P52"><text:span text:style-name="T225">Task </text:span><text:span text:style-name="T243">7</text:span><text:span text:style-name="T225">.</text:span><text:span text:style-name="T233"> </text:span><text:span text:style-name="T168">(</text:span><text:span text:style-name="T174">1</text:span><text:span text:style-name="T170">P</text:span><text:span text:style-name="T168">)</text:span></text:p>
      <text:p text:style-name="P196">#include &lt;iostream&gt;</text:p>
      <text:p text:style-name="P2"><text:span text:style-name="T403">class</text:span> <text:span text:style-name="T405">MyVector</text:span></text:p>
      <text:p text:style-name="P2">{</text:p>
      <text:p text:style-name="P3"><text:s text:c="8"/><text:span text:style-name="T406">unsigned</text:span><text:span text:style-name="T50"> size;</text:span></text:p>
      <text:p text:style-name="P3"><text:s text:c="8"/><text:span text:style-name="T406">double</text:span><text:span text:style-name="T50">* arr;</text:span></text:p>
      <text:p text:style-name="P3"><text:s text:c="4"/></text:p>
      <text:p text:style-name="P7">public:</text:p>
      <text:p text:style-name="P3"><text:s text:c="8"/><text:span text:style-name="T50">MyVector(</text:span><text:span text:style-name="T406">int</text:span><text:span text:style-name="T50"> newSize)</text:span></text:p>
      <text:p text:style-name="P3"><text:s text:c="8"/><text:span text:style-name="T50">{</text:span></text:p>
      <text:p text:style-name="P3"><text:s text:c="16"/><text:span text:style-name="T50">size = newSize;</text:span></text:p>
      <text:p text:style-name="P3"><text:s text:c="16"/><text:span text:style-name="T50">arr = </text:span><text:span text:style-name="T404">new</text:span><text:span text:style-name="T50"> </text:span><text:span text:style-name="T406">double</text:span><text:span text:style-name="T50">[size];</text:span></text:p>
      <text:p text:style-name="P3"><text:s text:c="16"/><text:span text:style-name="T404">for</text:span><text:span text:style-name="T50"> (</text:span><text:span text:style-name="T406">unsigned</text:span><text:span text:style-name="T50"> i = </text:span><text:span text:style-name="T55">0</text:span><text:span text:style-name="T50">; i &lt; size; ++i)</text:span></text:p>
      <text:p text:style-name="P3"><text:s text:c="24"/><text:span text:style-name="T50">arr[i] = i;</text:span></text:p>
      <text:p text:style-name="P3"><text:s text:c="8"/><text:span text:style-name="T50">}</text:span></text:p>
      <text:p text:style-name="P13"/>
      <text:p text:style-name="P3"><text:s text:c="8"/><text:span text:style-name="T50">MyVector(MyVector &amp;&amp;rhs)</text:span></text:p>
      <text:p text:style-name="P3"><text:s text:c="8"/><text:span text:style-name="T50">{</text:span></text:p>
      <text:p text:style-name="P3"><text:s text:c="16"/><text:span text:style-name="T50">size = rhs.size;</text:span></text:p>
      <text:p text:style-name="P3"><text:s text:c="16"/><text:span text:style-name="T50">arr = rhs.arr;</text:span></text:p>
      <text:p text:style-name="P3"><text:s text:c="8"/><text:span text:style-name="T50">}</text:span></text:p>
      <text:p text:style-name="P13"/>
      <text:p text:style-name="P3"><text:s text:c="8"/><text:span text:style-name="T50">~MyVector()</text:span></text:p>
      <text:p text:style-name="P3"><text:s text:c="8"/><text:span text:style-name="T50">{</text:span></text:p>
      <text:p text:style-name="P3"><text:s text:c="16"/><text:span text:style-name="T404">delete</text:span><text:span text:style-name="T50">[] arr;</text:span></text:p>
      <text:p text:style-name="P3"><text:s text:c="8"/><text:span text:style-name="T50">}</text:span></text:p>
      <text:p text:style-name="P2">};</text:p>
      <text:p text:style-name="P13"/>
      <text:p text:style-name="P2"><text:span text:style-name="T407">int</text:span> <text:span text:style-name="T408">main</text:span>()</text:p>
      <text:p text:style-name="P2">{</text:p>
      <text:p text:style-name="P3"><text:s text:c="8"/><text:span text:style-name="T50">MyVector v1(</text:span><text:span text:style-name="T55">10</text:span><text:span text:style-name="T50">);</text:span></text:p>
      <text:p text:style-name="P3"><text:s text:c="8"/><text:span text:style-name="T50">MyVector v2(std::move(v1));</text:span></text:p>
      <text:p text:style-name="P3"><text:s text:c="8"/><text:span text:style-name="T404">return</text:span><text:span text:style-name="T50"> </text:span><text:span text:style-name="T55">0</text:span><text:span text:style-name="T50">;</text:span></text:p>
      <text:p text:style-name="P31"><text:span text:style-name="T126">}</text:span><text:span text:style-name="T224"><text:line-break/><text:line-break/></text:span><text:span text:style-name="T242">There is the bug in the following code. Find a bug and give a solution. Do not add new functions, variables and changes in function main. </text:span><text:span text:style-name="T168">(</text:span><text:span text:style-name="T170">1P</text:span><text:span text:style-name="T168">)</text:span></text:p>
      <text:p text:style-name="P96"><text:span text:style-name="T399">There is a problem with move constructor. Without </text:span><text:span text:style-name="T129">rhs.arr = nullptr;</text:span><text:span text:style-name="T399"> the destructor of the object passed with move semantics (in this case </text:span><text:span text:style-name="T129">v1</text:span><text:span text:style-name="T399">) may throw an exception.</text:span><text:span text:style-name="T391"><text:line-break/><text:line-break/></text:span><text:span text:style-name="T134">#include &lt;iostream&gt;</text:span></text:p>
      <text:p text:style-name="P14"/>
      <text:p text:style-name="P4"><text:span text:style-name="T403">class</text:span> <text:span text:style-name="T405">MyVector</text:span></text:p>
      <text:p text:style-name="P4">{</text:p>
      <text:p text:style-name="P5"><text:s text:c="8"/><text:span text:style-name="T406">unsigned</text:span><text:span text:style-name="T50"> size;</text:span></text:p>
      <text:p text:style-name="P5"><text:s text:c="8"/><text:span text:style-name="T406">double</text:span><text:span text:style-name="T50">* arr;</text:span></text:p>
      <text:p text:style-name="P5"><text:s text:c="4"/></text:p>
      <text:p text:style-name="P8">public:</text:p>
      <text:p text:style-name="P5"><text:s text:c="8"/><text:span text:style-name="T50">MyVector(</text:span><text:span text:style-name="T406">int</text:span><text:span text:style-name="T50"> newSize)</text:span></text:p>
      <text:p text:style-name="P5"><text:s text:c="8"/><text:span text:style-name="T50">{</text:span></text:p>
      <text:p text:style-name="P5"><text:s text:c="16"/><text:span text:style-name="T50">size = newSize;</text:span></text:p>
      <text:p text:style-name="P5"><text:s text:c="16"/><text:span text:style-name="T50">arr = </text:span><text:span text:style-name="T404">new</text:span><text:span text:style-name="T50"> </text:span><text:span text:style-name="T406">double</text:span><text:span text:style-name="T50">[size];</text:span></text:p>
      <text:p text:style-name="P5"><text:s text:c="16"/><text:span text:style-name="T404">for</text:span><text:span text:style-name="T50"> (</text:span><text:span text:style-name="T406">unsigned</text:span><text:span text:style-name="T50"> i = </text:span><text:span text:style-name="T55">0</text:span><text:span text:style-name="T50">; i &lt; size; ++i)</text:span></text:p>
      <text:p text:style-name="P5"><text:s text:c="24"/><text:span text:style-name="T50">arr[i] = i;</text:span></text:p>
      <text:p text:style-name="P5"><text:s text:c="8"/><text:span text:style-name="T50">}</text:span></text:p>
      <text:p text:style-name="P14"/>
      <text:p text:style-name="P5"><text:s text:c="8"/><text:span text:style-name="T50">MyVector(MyVector &amp;&amp;rhs)</text:span></text:p>
      <text:p text:style-name="P5"><text:s text:c="8"/><text:span text:style-name="T50">{</text:span></text:p>
      <text:p text:style-name="P5"><text:s text:c="16"/><text:span text:style-name="T50">size = rhs.size;</text:span></text:p>
      <text:p text:style-name="P5"><text:s text:c="16"/><text:span text:style-name="T50">arr = rhs.arr;</text:span></text:p>
      <text:p text:style-name="P5"><text:s text:c="16"/><text:span text:style-name="T50">rhs.arr = nullptr;</text:span></text:p>
      <text:p text:style-name="P5"><text:s text:c="8"/><text:span text:style-name="T50">}</text:span></text:p>
      <text:p text:style-name="P14"/>
      <text:p text:style-name="P5"><text:s text:c="8"/><text:span text:style-name="T50">~MyVector()</text:span></text:p>
      <text:p text:style-name="P5"><text:s text:c="8"/><text:span text:style-name="T50">{</text:span></text:p>
      <text:p text:style-name="P5"><text:s text:c="16"/><text:span text:style-name="T404">delete</text:span><text:span text:style-name="T50">[] arr;</text:span></text:p>
      <text:p text:style-name="P5"><text:s text:c="8"/><text:span text:style-name="T50">}</text:span></text:p>
      <text:p text:style-name="P4">};</text:p>
      <text:p text:style-name="P14"/>
      <text:p text:style-name="P4"><text:span text:style-name="T407">int</text:span> <text:span text:style-name="T408">main</text:span>()</text:p>
      <text:p text:style-name="P4">{</text:p>
      <text:p text:style-name="P5"><text:s text:c="8"/><text:span text:style-name="T50">MyVector v1(</text:span><text:span text:style-name="T55">10</text:span><text:span text:style-name="T50">);</text:span></text:p>
      <text:p text:style-name="P5"><text:s text:c="8"/><text:span text:style-name="T50">MyVector v2(std::move(v1));</text:span></text:p>
      <text:p text:style-name="P5"><text:s text:c="8"/><text:span text:style-name="T404">return</text:span><text:span text:style-name="T50"> </text:span><text:span text:style-name="T55">0</text:span><text:span text:style-name="T50">;</text:span></text:p>
      <text:p text:style-name="P27"><text:span text:style-name="T83">}</text:span><text:span text:style-name="T224"><text:line-break/><text:line-break/></text:span><text:span text:style-name="T168">(</text:span><text:span text:style-name="T170">1P</text:span><text:span text:style-name="T168">)</text:span></text:p>
      <text:p text:style-name="P85">Task <text:span text:style-name="T420">8</text:span>.<text:span text:style-name="T2"> </text:span><text:span text:style-name="T156">(</text:span><text:span text:style-name="T163">2</text:span><text:span text:style-name="T157">P</text:span><text:span text:style-name="T156">)<text:line-break/><text:line-break/></text:span><text:span text:style-name="T421">With the C++17, </text:span><text:span text:style-name="T130">std::shared_ptr</text:span><text:span text:style-name="T421"> can be used to manage a dynamically allocated array. According to the documentation the following code will compile with no errors.</text:span></text:p>
      <text:p text:style-name="P45">#include &lt;memory&gt;</text:p>
      <text:p text:style-name="P14"/>
      <text:p text:style-name="P4"><text:span text:style-name="T403">struct</text:span> Dog</text:p>
      <text:p text:style-name="P4">{</text:p>
      <text:p text:style-name="P4">};</text:p>
      <text:p text:style-name="P14"/>
      <text:p text:style-name="P4"><text:span text:style-name="T407">int</text:span> <text:span text:style-name="T408">main</text:span>()</text:p>
      <text:p text:style-name="P4">{</text:p>
      <text:p text:style-name="P5"><text:s text:c="8"/><text:span text:style-name="T50">std::shared_ptr&lt;Dog&gt; p1 = std::make_shared&lt;Dog&gt;();</text:span></text:p>
      <text:p text:style-name="P5"><text:s text:c="8"/><text:span text:style-name="T50">std::shared_ptr&lt;Dog&gt; p2 = std::shared_ptr&lt;Dog&gt;(</text:span><text:span text:style-name="T404">new</text:span><text:span text:style-name="T50"> Dog());</text:span></text:p>
      <text:p text:style-name="P5"><text:s text:c="8"/><text:span text:style-name="T50">std::shared_ptr&lt;Dog&gt; p3(</text:span><text:span text:style-name="T404">new</text:span><text:span text:style-name="T50"> Dog[</text:span><text:span text:style-name="T55">3</text:span><text:span text:style-name="T50">]);</text:span></text:p>
      <text:p text:style-name="P5"><text:s text:c="8"/><text:span text:style-name="T50">std::shared_ptr&lt;Dog&gt; p4 = nullptr;</text:span></text:p>
      <text:p text:style-name="P5"><text:s text:c="8"/><text:span text:style-name="T404">return</text:span><text:span text:style-name="T50"> </text:span><text:span text:style-name="T55">0</text:span><text:span text:style-name="T50">;</text:span></text:p>
      <text:p text:style-name="P26"><text:span text:style-name="T136">}</text:span><text:span text:style-name="T224"><text:line-break/><text:line-break/></text:span><text:span text:style-name="T243">Is the given code safe? If not, answer why </text:span><text:span text:style-name="T244">and give a solution</text:span><text:span text:style-name="T243">. </text:span><text:span text:style-name="T168">(</text:span><text:span text:style-name="T175">2</text:span><text:span text:style-name="T170">P</text:span><text:span text:style-name="T168">)</text:span></text:p>
      <text:p text:style-name="P97"><text:span text:style-name="T401">The given code is not safe, due to t</text:span><text:span text:style-name="T400">he following line:<text:line-break/><text:line-break/></text:span><text:span text:style-name="T126">std::shared_ptr&lt;Dog&gt; p3(</text:span><text:span text:style-name="T120">new</text:span><text:span text:style-name="T126"> Dog[</text:span><text:span text:style-name="T113">3</text:span><text:span text:style-name="T126">]);</text:span></text:p>
      <text:p text:style-name="P145"><text:span text:style-name="T86">There are memory leaks wen this shared pointer is out of scope and has reference counter equal to 0. Only first element is deleted correctly, the other elements are lost.<text:line-break/><text:line-break/></text:span><text:span text:style-name="T138">(</text:span><text:span text:style-name="T140">1</text:span><text:span text:style-name="T141">P</text:span><text:span text:style-name="T138">)<text:line-break/><text:line-break/></text:span><text:span text:style-name="T86">To prevent this we have to replace previous line with:<text:line-break/></text:span><text:span text:style-name="T244"><text:line-break/></text:span><text:span text:style-name="T86">std</text:span><text:span text:style-name="T127">::</text:span><text:span text:style-name="T86">shared_ptr</text:span><text:span text:style-name="T127">&lt;</text:span><text:span text:style-name="T86">Dog</text:span><text:span text:style-name="T127">&gt;</text:span><text:span text:style-name="T86"> p3(</text:span><text:span text:style-name="T119">new</text:span><text:span text:style-name="T86"> Dog[</text:span><text:span text:style-name="T114">3</text:span><text:span text:style-name="T86">], [](Dog</text:span><text:span text:style-name="T127">*</text:span><text:span text:style-name="T86"> pDog) {</text:span><text:span text:style-name="T119">delete</text:span><text:span text:style-name="T86">[] pDog; });<text:line-break/><text:line-break/>Prior to C++17 std</text:span><text:span text:style-name="T127">::</text:span><text:span text:style-name="T86">shared_ptr could not be used to manage dynamically allocated arrays. By default, std</text:span><text:span text:style-name="T127">::</text:span><text:span text:style-name="T86">shared_ptr will call </text:span><text:span text:style-name="T119">delete</text:span><text:span text:style-name="T86"> on the managed object when no more references remain to it. However, when you allocate using </text:span><text:span text:style-name="T119">new</text:span><text:span text:style-name="T86">[] you need to call </text:span><text:span text:style-name="T119">delete</text:span><text:span text:style-name="T86">[] to free the resource.</text:span><text:span text:style-name="T244"><text:line-break/><text:line-break/></text:span><text:span text:style-name="T168">(</text:span><text:span text:style-name="T175">1</text:span><text:span text:style-name="T170">P</text:span><text:span text:style-name="T168">)</text:span></text:p>
      <text:p text:style-name="P69"><text:span text:style-name="T225">Task </text:span><text:span text:style-name="T245">9</text:span><text:span text:style-name="T225">.</text:span><text:span text:style-name="T233"> </text:span><text:span text:style-name="T168">(</text:span><text:span text:style-name="T176">1</text:span><text:span text:style-name="T170">P</text:span><text:span text:style-name="T168">)</text:span><text:span text:style-name="T224"><text:line-break/></text:span><text:span text:style-name="T430"><text:line-break/></text:span><text:span text:style-name="T431">#include &lt;iostream&gt;<text:line-break/><text:line-break/></text:span><text:span text:style-name="T423">int</text:span><text:span text:style-name="T415">*</text:span><text:span text:style-name="T412"> i </text:span><text:span text:style-name="T415">=</text:span><text:span text:style-name="T412"> </text:span><text:span text:style-name="T40">new</text:span><text:span text:style-name="T412"> </text:span><text:span text:style-name="T423">int</text:span><text:span text:style-name="T412"> (</text:span><text:span text:style-name="T415">0</text:span><text:span text:style-name="T412">);<text:line-break/><text:line-break/></text:span><text:span text:style-name="T423">int</text:span><text:span text:style-name="T415">&amp;</text:span><text:span text:style-name="T412"> f()<text:line-break/>{<text:line-break/><text:tab/></text:span><text:span text:style-name="T40">return</text:span><text:span text:style-name="T412"> </text:span><text:span text:style-name="T415">*</text:span><text:span text:style-name="T412">i;<text:line-break/>}<text:line-break/></text:span></text:p>
      <text:p text:style-name="P15"><text:span text:style-name="T422">int</text:span> main()</text:p>
      <text:p text:style-name="P15">{</text:p>
      <text:p text:style-name="P15"><text:s text:c="8"/><text:span text:style-name="T422">int</text:span><text:span text:style-name="T413">&amp;</text:span>(<text:span text:style-name="T413">*</text:span>h)() <text:span text:style-name="T413">=</text:span> f;</text:p>
      <text:p text:style-name="P15"><text:s text:c="8"/><text:span text:style-name="T422">int</text:span><text:span text:style-name="T413">&amp;</text:span> i <text:span text:style-name="T413">=</text:span> (<text:span text:style-name="T413">*</text:span>h)();</text:p>
      <text:p text:style-name="P15"><text:s text:c="8"/>(<text:span text:style-name="T413">*</text:span>h)() <text:span text:style-name="T413">=</text:span> <text:span text:style-name="T413">1</text:span>;</text:p>
      <text:p text:style-name="P15"><text:s text:c="8"/><text:span text:style-name="T413">++</text:span>i;</text:p>
      <text:p text:style-name="P15"><text:s text:c="8"/><text:span text:style-name="T413">++</text:span>(<text:span text:style-name="T413">*</text:span>h)() <text:span text:style-name="T413">+=</text:span> i;</text:p>
      <text:p text:style-name="P15"><text:s text:c="8"/>std<text:span text:style-name="T413">::</text:span>cout <text:span text:style-name="T413">&lt;&lt;</text:span> (<text:span text:style-name="T413">*</text:span>h)() <text:span text:style-name="T413">&lt;&lt;</text:span> std<text:span text:style-name="T413">::</text:span>endl;</text:p>
      <text:p text:style-name="P15"><text:s text:c="8"/><text:span text:style-name="T39">delete</text:span> <text:span text:style-name="T413">&amp;</text:span>i;</text:p>
      <text:p text:style-name="P15"><text:s text:c="8"/><text:span text:style-name="T39">return</text:span> <text:span text:style-name="T413">0</text:span>;</text:p>
      <text:p text:style-name="P34"><text:span text:style-name="T412">}</text:span><text:span text:style-name="T435"><text:line-break/></text:span><text:span text:style-name="T224"><text:line-break/></text:span><text:span text:style-name="T312">The above code was compiled and executed. What was printed to the output?</text:span><text:span text:style-name="T307"> </text:span><text:span text:style-name="T211">(</text:span><text:span text:style-name="T203">1</text:span><text:span text:style-name="T201">P</text:span><text:span text:style-name="T211">)</text:span></text:p>
      <text:p text:style-name="P69"><text:span text:style-name="T275">Value:<text:line-break/><text:line-break/>6</text:span><text:span text:style-name="T276"><text:line-break/><text:line-break/></text:span><text:span text:style-name="T275">was printed to the output.</text:span><text:span text:style-name="T224"> </text:span><text:span text:style-name="T168">(</text:span><text:span text:style-name="T170">1P</text:span><text:span text:style-name="T168">)</text:span></text:p>
      <text:p text:style-name="P84">Task <text:span text:style-name="T436">10</text:span>.<text:span text:style-name="T2"> </text:span><text:span text:style-name="T156">(</text:span><text:span text:style-name="T164">2</text:span><text:span text:style-name="T157">P</text:span><text:span text:style-name="T156">)</text:span></text:p>
      <text:p text:style-name="P47"><text:span text:style-name="T387">#include &lt;iostream&gt;<text:line-break/></text:span>#include &lt;stdexcept&gt;<text:line-break/>#include &lt;mutex&gt;<text:line-break/>#include &lt;thread&gt;</text:p>
      <text:p text:style-name="P15"><text:span text:style-name="T422"><text:line-break/>int</text:span> <text:span text:style-name="T3">unsigned_max</text:span>(<text:span text:style-name="T422">int</text:span> a, <text:span text:style-name="T422">int</text:span> b)</text:p>
      <text:p text:style-name="P15">{</text:p>
      <text:p text:style-name="P15"><text:s text:c="8"/><text:span text:style-name="T39">if</text:span> (a <text:span text:style-name="T413">&lt;</text:span> <text:span text:style-name="T413">0</text:span> <text:span text:style-name="T413">||</text:span> b <text:span text:style-name="T413">&lt;</text:span> <text:span text:style-name="T413">0</text:span>)</text:p>
      <text:p text:style-name="P15"><text:s text:c="16"/><text:span text:style-name="T39">throw</text:span> std<text:span text:style-name="T413">::</text:span>invalid_argument(<text:span text:style-name="T437">"received negative value"</text:span>);</text:p>
      <text:p text:style-name="P15"><text:s text:c="8"/><text:span text:style-name="T39">return</text:span> a <text:span text:style-name="T413">&gt;</text:span> b <text:span text:style-name="T413">?</text:span> <text:span text:style-name="T442">a</text:span> : b;</text:p>
      <text:p text:style-name="P15">}</text:p>
      <text:p text:style-name="P15"/>
      <text:p text:style-name="P15">std<text:span text:style-name="T413">::</text:span>mutex mutualExclusion;</text:p>
      <text:p text:style-name="P15"><text:span text:style-name="T422">void</text:span> <text:span text:style-name="T3">print</text:span>(<text:span text:style-name="T422">int</text:span><text:span text:style-name="T413">&amp;</text:span> i, <text:span text:style-name="T422">int</text:span> j)</text:p>
      <text:p text:style-name="P15">{</text:p>
      <text:p text:style-name="P15"><text:s text:c="8"/>mutualExclusion.lock();</text:p>
      <text:p text:style-name="P15"><text:s text:c="8"/>printf(<text:span text:style-name="T437">"%d</text:span><text:span text:style-name="T447">\n</text:span><text:span text:style-name="T437">"</text:span>, unsigned_max(i, j));</text:p>
      <text:p text:style-name="P15"><text:s text:c="8"/>mutualExclusion.unlock();</text:p>
      <text:p text:style-name="P15">}</text:p>
      <text:p text:style-name="P15"/>
      <text:p text:style-name="P15"><text:span text:style-name="T422">void</text:span> <text:span text:style-name="T3">__</text:span>()</text:p>
      <text:p text:style-name="P15">{</text:p>
      <text:p text:style-name="P15"><text:s text:c="8"/><text:span text:style-name="T39">for</text:span> (<text:span text:style-name="T422">int</text:span> i <text:span text:style-name="T413">=</text:span> <text:span text:style-name="T413">10</text:span>; i <text:span text:style-name="T413">&gt;=</text:span> <text:span text:style-name="T413">-5</text:span>; <text:span text:style-name="T413">--</text:span>i)</text:p>
      <text:p text:style-name="P15"><text:s text:c="16"/>print(i, i);</text:p>
      <text:p text:style-name="P15">}</text:p>
      <text:p text:style-name="P15"/>
      <text:p text:style-name="P15"><text:span text:style-name="T422">int</text:span> <text:span text:style-name="T3">main</text:span>()</text:p>
      <text:p text:style-name="P15">{</text:p>
      <text:p text:style-name="P15"><text:s text:c="8"/>std<text:span text:style-name="T413">::</text:span><text:span text:style-name="T39">thread</text:span> t(__);</text:p>
      <text:p text:style-name="P15"><text:s text:c="8"/><text:span text:style-name="T39">for</text:span> (<text:span text:style-name="T422">int</text:span> i <text:span text:style-name="T413">=</text:span> <text:span text:style-name="T413">25</text:span>; i <text:span text:style-name="T413">&gt;=</text:span> <text:span text:style-name="T413">10</text:span>; <text:span text:style-name="T413">--</text:span>i)</text:p>
      <text:p text:style-name="P15"><text:s text:c="16"/>print(i, i);</text:p>
      <text:p text:style-name="P15"><text:s text:c="8"/>t.join();</text:p>
      <text:p text:style-name="P15"><text:s text:c="8"/><text:span text:style-name="T39">return</text:span> <text:span text:style-name="T413">0</text:span>;</text:p>
      <text:p text:style-name="P39">}</text:p>
      <text:p text:style-name="P106"/>
      <text:p text:style-name="P159"><text:span text:style-name="T228">1. </text:span><text:span text:style-name="T246">Function </text:span><text:span text:style-name="T8">print</text:span><text:span text:style-name="T246"> is mutually exclusive but still have some issues. What’</text:span><text:span text:style-name="T275">s</text:span><text:span text:style-name="T246"> </text:span><text:span text:style-name="T275">wrong</text:span><text:span text:style-name="T246"> with </text:span><text:span text:style-name="T8">print</text:span><text:span text:style-name="T246"> function? </text:span><text:span text:style-name="T168">(</text:span><text:span text:style-name="T177">1</text:span><text:span text:style-name="T170">P</text:span><text:span text:style-name="T168">)</text:span></text:p>
      <text:p text:style-name="P159"><text:span text:style-name="T246">2. Repair the </text:span><text:span text:style-name="T8">print</text:span><text:span text:style-name="T246"> function. </text:span><text:span text:style-name="T168">(</text:span><text:span text:style-name="T177">1</text:span><text:span text:style-name="T170">P</text:span><text:span text:style-name="T168">)</text:span></text:p>
      <text:p text:style-name="P53"><text:span text:style-name="T224">1. </text:span><text:span text:style-name="T247">The function is mutually exclusive but not safe </text:span><text:span text:style-name="T275">in case </text:span><text:span text:style-name="T247">when ex</text:span><text:span text:style-name="T275">ce</text:span><text:span text:style-name="T247">ption is thrown. When exception is thrown one of the thread may not unlock the mutex which may cause the second thread waiting forever. </text:span><text:span text:style-name="T168">(</text:span><text:span text:style-name="T170">1P</text:span><text:span text:style-name="T168">)<text:line-break/><text:line-break/></text:span><text:span text:style-name="T247">2</text:span><text:span text:style-name="T224">. </text:span><text:span text:style-name="T247">To </text:span><text:span text:style-name="T253">solve</text:span><text:span text:style-name="T247"> this problem we have to make sure that mutex is unclocked in case of exception:</text:span></text:p>
      <text:p text:style-name="P21">std<text:span text:style-name="T413">::</text:span>mutex mutualExclusion;</text:p>
      <text:p text:style-name="P21"><text:span text:style-name="T422">void</text:span> <text:span text:style-name="T3">print</text:span>(<text:span text:style-name="T422">int</text:span><text:span text:style-name="T413">&amp;</text:span> i, <text:span text:style-name="T422">int</text:span> j)</text:p>
      <text:p text:style-name="P21">{</text:p>
      <text:p text:style-name="P21"><text:s text:c="8"/>std<text:span text:style-name="T413">::</text:span>lock_guard<text:span text:style-name="T413">&lt;</text:span>std<text:span text:style-name="T413">::</text:span>mutex<text:span text:style-name="T413">&gt;</text:span> locker(mutualExclusion);</text:p>
      <text:p text:style-name="P21"><text:s text:c="8"/>printf(<text:span text:style-name="T437">"%d</text:span><text:span text:style-name="T447">\n</text:span><text:span text:style-name="T437">"</text:span>, unsigned_max(i, j));</text:p>
      <text:p text:style-name="P33"><text:span text:style-name="T419">}</text:span><text:span text:style-name="T247"><text:line-break/><text:line-break/></text:span><text:span text:style-name="T168">(</text:span><text:span text:style-name="T170">1P</text:span><text:span text:style-name="T168">)</text:span></text:p>
      <text:p text:style-name="P86">Task <text:span text:style-name="T448">11</text:span>.<text:span text:style-name="T2"> </text:span><text:span text:style-name="T156">(</text:span><text:span text:style-name="T165">2</text:span><text:span text:style-name="T157">P</text:span><text:span text:style-name="T156">)<text:line-break/><text:line-break/></text:span><text:span text:style-name="T449">A derived class should be able to do everything the base class can do. A polymorphism means a different classes of objects react to the same API differently.</text:span><text:span text:style-name="T156"><text:line-break/></text:span></text:p>
      <text:p text:style-name="P48"><text:span text:style-name="T434">#include &lt;iostream&gt;<text:line-break/></text:span><text:span text:style-name="T429">#include &lt;string&gt;<text:line-break/></text:span></text:p>
      <text:p text:style-name="P15"><text:span text:style-name="T39">struct</text:span> Dog</text:p>
      <text:p text:style-name="P15">{</text:p>
      <text:p text:style-name="P15"><text:s text:c="8"/><text:span text:style-name="T422">void</text:span> bark(<text:span text:style-name="T422">int</text:span> age)</text:p>
      <text:p text:style-name="P15"><text:s text:c="8"/>{</text:p>
      <text:p text:style-name="P15"><text:s text:c="16"/>std<text:span text:style-name="T413">::</text:span>cout <text:span text:style-name="T413">&lt;&lt;</text:span> <text:span text:style-name="T437">"I am "</text:span> <text:span text:style-name="T413">&lt;&lt;</text:span> age <text:span text:style-name="T413">&lt;&lt;</text:span> <text:span text:style-name="T437">" years old."</text:span> <text:span text:style-name="T413">&lt;&lt;</text:span> std<text:span text:style-name="T413">::</text:span>endl;</text:p>
      <text:p text:style-name="P15"><text:s text:c="8"/>}</text:p>
      <text:p text:style-name="P15"/>
      <text:p text:style-name="P15"><text:s text:c="8"/><text:span text:style-name="T39">virtual</text:span> <text:span text:style-name="T422">void</text:span> bark(std<text:span text:style-name="T413">::</text:span>string msg <text:span text:style-name="T413">=</text:span> <text:span text:style-name="T437">"just a"</text:span>)</text:p>
      <text:p text:style-name="P15"><text:s text:c="8"/>{</text:p>
      <text:p text:style-name="P15"><text:s text:c="16"/>std<text:span text:style-name="T413">::</text:span>cout <text:span text:style-name="T413">&lt;&lt;</text:span> <text:span text:style-name="T437">"I am "</text:span> <text:span text:style-name="T413">&lt;&lt;</text:span> msg <text:span text:style-name="T413">&lt;&lt;</text:span> <text:span text:style-name="T437">" dog"</text:span> <text:span text:style-name="T413">&lt;&lt;</text:span> std<text:span text:style-name="T413">::</text:span>endl;</text:p>
      <text:p text:style-name="P15"><text:s text:c="8"/>}</text:p>
      <text:p text:style-name="P15">};</text:p>
      <text:p text:style-name="P15"/>
      <text:p text:style-name="P15"><text:span text:style-name="T39">struct</text:span> <text:span text:style-name="T442">YellowDog</text:span> : <text:span text:style-name="T39">public</text:span> Dog</text:p>
      <text:p text:style-name="P15">{</text:p>
      <text:p text:style-name="P15"><text:s text:c="8"/><text:span text:style-name="T39">virtual</text:span> <text:span text:style-name="T422">void</text:span> bark(std<text:span text:style-name="T413">::</text:span>string msg <text:span text:style-name="T413">=</text:span> <text:span text:style-name="T437">"</text:span><text:span text:style-name="T438">y</text:span><text:span text:style-name="T437">ellow"</text:span>)</text:p>
      <text:p text:style-name="P15"><text:s text:c="8"/>{</text:p>
      <text:p text:style-name="P15"><text:s text:c="16"/>std<text:span text:style-name="T413">::</text:span>cout <text:span text:style-name="T413">&lt;&lt;</text:span> <text:span text:style-name="T437">"I am "</text:span> <text:span text:style-name="T413">&lt;&lt;</text:span> msg <text:span text:style-name="T413">&lt;&lt;</text:span> <text:span text:style-name="T437">" dog"</text:span> <text:span text:style-name="T413">&lt;&lt;</text:span> std<text:span text:style-name="T413">::</text:span>endl;</text:p>
      <text:p text:style-name="P15"><text:s text:c="8"/>}</text:p>
      <text:p text:style-name="P15">};</text:p>
      <text:p text:style-name="P15"/>
      <text:p text:style-name="P15"><text:span text:style-name="T422">int</text:span> <text:span text:style-name="T3">main</text:span>()</text:p>
      <text:p text:style-name="P15">{</text:p>
      <text:p text:style-name="P15"><text:s text:c="8"/>YellowDog<text:span text:style-name="T413">*</text:span> yd <text:span text:style-name="T413">=</text:span> <text:span text:style-name="T39">new</text:span> YellowDog;</text:p>
      <text:p text:style-name="P15"><text:s text:c="8"/>yd<text:span text:style-name="T413">-&gt;</text:span>bark();</text:p>
      <text:p text:style-name="P15"><text:s text:c="8"/>yd<text:span text:style-name="T413">-&gt;</text:span>bark(<text:span text:style-name="T413">2</text:span>);</text:p>
      <text:p text:style-name="P15"><text:s text:c="8"/><text:span text:style-name="T39">delete</text:span> yd;</text:p>
      <text:p text:style-name="P15"><text:s text:c="8"/><text:span text:style-name="T39">return</text:span> <text:span text:style-name="T413">0</text:span>;</text:p>
      <text:p text:style-name="P35"><text:span text:style-name="T412">}</text:span><text:span text:style-name="T435"><text:line-break/></text:span><text:span text:style-name="T224"><text:line-break/></text:span><text:span text:style-name="T228">1. </text:span><text:span text:style-name="T312">What is the output of the executed code</text:span><text:span text:style-name="T248">? </text:span><text:span text:style-name="T168">(</text:span><text:span text:style-name="T178">1</text:span><text:span text:style-name="T170">P</text:span><text:span text:style-name="T168">)<text:line-break/></text:span><text:span text:style-name="T308">2</text:span><text:span text:style-name="T228">. </text:span><text:span text:style-name="T309">Is there </text:span><text:span text:style-name="T310">are</text:span><text:span text:style-name="T309"> any risk</text:span><text:span text:style-name="T310">s with the above code</text:span><text:span text:style-name="T248">? </text:span><text:span text:style-name="T250">If </text:span><text:span text:style-name="T251">yes</text:span><text:span text:style-name="T250">, g</text:span><text:span text:style-name="T249">ive the solution.</text:span><text:span text:style-name="T248"> </text:span><text:span text:style-name="T168">(</text:span><text:span text:style-name="T178">1</text:span><text:span text:style-name="T170">P</text:span><text:span text:style-name="T168">)</text:span></text:p>
      <text:p text:style-name="P69"><text:span text:style-name="T224">1. </text:span><text:span text:style-name="T248">T</text:span><text:span text:style-name="T250">his code won’t compile.</text:span><text:span text:style-name="T248"> When compiler see</text:span><text:span text:style-name="T275">s</text:span><text:span text:style-name="T248"> </text:span><text:span text:style-name="T275">function </text:span><text:span text:style-name="T426">void</text:span><text:span text:style-name="T356"> bark(</text:span><text:span text:style-name="T426">int</text:span><text:span text:style-name="T356"> age)</text:span><text:span text:style-name="T248"> it will first search in the </text:span><text:span text:style-name="T443">YellowDog</text:span><text:span text:style-name="T248"> class. </text:span><text:span text:style-name="T251">If the compiler didn’t find the function in the derived class it will keep searching in the base class. Since </text:span><text:span text:style-name="T444">YellowDog</text:span><text:span text:style-name="T248"> </text:span><text:span text:style-name="T251">have a bark function with different argument still with the matching function name the compiler will stop searching right there</text:span><text:span text:style-name="T248">.<text:line-break/></text:span><text:span text:style-name="T275">F</text:span><text:span text:style-name="T248">unction </text:span><text:span text:style-name="T427">void</text:span><text:span text:style-name="T357"> </text:span><text:span text:style-name="T9">bark</text:span><text:span text:style-name="T357">(std</text:span><text:span text:style-name="T416">::</text:span><text:span text:style-name="T357">string msg </text:span><text:span text:style-name="T416">=</text:span><text:span text:style-name="T357"> </text:span><text:span text:style-name="T440">"</text:span><text:span text:style-name="T441">y</text:span><text:span text:style-name="T440">ellow"</text:span><text:span text:style-name="T357">)</text:span><text:span text:style-name="T248"> shadows </text:span><text:span text:style-name="T275">function</text:span><text:span text:style-name="T248"> </text:span><text:span text:style-name="T427">void</text:span><text:span text:style-name="T357"> bark(</text:span><text:span text:style-name="T427">int</text:span><text:span text:style-name="T357"> age)</text:span><text:span text:style-name="T249">.</text:span></text:p>
      <text:p text:style-name="P159"><text:span text:style-name="T168">(</text:span><text:span text:style-name="T170">1P</text:span><text:span text:style-name="T168">)<text:line-break/><text:line-break/></text:span><text:span text:style-name="T253">2</text:span><text:span text:style-name="T224">. </text:span><text:span text:style-name="T248">T</text:span><text:span text:style-name="T249">he</text:span><text:span text:style-name="T253"> </text:span><text:span text:style-name="T249">problem is described above. The solution is:<text:line-break/><text:line-break/></text:span><text:span text:style-name="T432">#include &lt;iostream&gt;</text:span></text:p>
      <text:p text:style-name="P18">#include &lt;string&gt;</text:p>
      <text:p text:style-name="P15"/>
      <text:p text:style-name="P15"><text:span text:style-name="T39">struct</text:span> Dog</text:p>
      <text:p text:style-name="P15">{</text:p>
      <text:p text:style-name="P15"><text:s text:c="8"/><text:span text:style-name="T422">void</text:span> bark(<text:span text:style-name="T422">int</text:span> age)</text:p>
      <text:p text:style-name="P15"><text:s text:c="8"/>{</text:p>
      <text:p text:style-name="P15"><text:s text:c="16"/>std<text:span text:style-name="T413">::</text:span>cout <text:span text:style-name="T413">&lt;&lt;</text:span> <text:span text:style-name="T437">"I am "</text:span> <text:span text:style-name="T413">&lt;&lt;</text:span> age <text:span text:style-name="T413">&lt;&lt;</text:span> <text:span text:style-name="T437">" years old."</text:span> <text:span text:style-name="T413">&lt;&lt;</text:span> std<text:span text:style-name="T413">::</text:span>endl;</text:p>
      <text:p text:style-name="P15"><text:s text:c="8"/>}</text:p>
      <text:p text:style-name="P15"/>
      <text:p text:style-name="P15"><text:s text:c="8"/><text:span text:style-name="T39">virtual</text:span> <text:span text:style-name="T422">void</text:span> bark(std<text:span text:style-name="T413">::</text:span>string msg <text:span text:style-name="T413">=</text:span> <text:span text:style-name="T437">"just a"</text:span>)</text:p>
      <text:p text:style-name="P15"><text:s text:c="8"/>{</text:p>
      <text:p text:style-name="P15"><text:s text:c="16"/>std<text:span text:style-name="T413">::</text:span>cout <text:span text:style-name="T413">&lt;&lt;</text:span> <text:span text:style-name="T437">"I am "</text:span> <text:span text:style-name="T413">&lt;&lt;</text:span> msg <text:span text:style-name="T413">&lt;&lt;</text:span> <text:span text:style-name="T437">" dog"</text:span> <text:span text:style-name="T413">&lt;&lt;</text:span> std<text:span text:style-name="T413">::</text:span>endl;</text:p>
      <text:p text:style-name="P15"><text:s text:c="8"/>}</text:p>
      <text:p text:style-name="P15">};</text:p>
      <text:p text:style-name="P15"/>
      <text:p text:style-name="P15"><text:span text:style-name="T39">struct</text:span> <text:span text:style-name="T442">YellowDog</text:span> : <text:span text:style-name="T39">public</text:span> Dog</text:p>
      <text:p text:style-name="P15">{</text:p>
      <text:p text:style-name="P15"><text:s text:c="8"/><text:span text:style-name="T39">using</text:span> Dog<text:span text:style-name="T413">::</text:span>bark;</text:p>
      <text:p text:style-name="P15"><text:s text:c="8"/><text:span text:style-name="T39">virtual</text:span> <text:span text:style-name="T422">void</text:span> <text:span text:style-name="T3">bark</text:span>(std<text:span text:style-name="T413">::</text:span>string msg <text:span text:style-name="T413">=</text:span> <text:span text:style-name="T437">"</text:span><text:span text:style-name="T438">y</text:span><text:span text:style-name="T437">ellow"</text:span>)</text:p>
      <text:p text:style-name="P15"><text:s text:c="8"/>{</text:p>
      <text:p text:style-name="P15"><text:s text:c="16"/>std<text:span text:style-name="T413">::</text:span>cout <text:span text:style-name="T413">&lt;&lt;</text:span> <text:span text:style-name="T437">"I am "</text:span> <text:span text:style-name="T413">&lt;&lt;</text:span> msg <text:span text:style-name="T413">&lt;&lt;</text:span> <text:span text:style-name="T437">" dog"</text:span> <text:span text:style-name="T413">&lt;&lt;</text:span> std<text:span text:style-name="T413">::</text:span>endl;</text:p>
      <text:p text:style-name="P15"><text:s text:c="8"/>}</text:p>
      <text:p text:style-name="P15">};</text:p>
      <text:p text:style-name="P15"/>
      <text:p text:style-name="P15"><text:span text:style-name="T422">int</text:span> <text:span text:style-name="T3">main</text:span>()</text:p>
      <text:p text:style-name="P15">{</text:p>
      <text:p text:style-name="P15"><text:s text:c="8"/>YellowDog<text:span text:style-name="T413">*</text:span> yd <text:span text:style-name="T413">=</text:span> <text:span text:style-name="T39">new</text:span> YellowDog;</text:p>
      <text:p text:style-name="P15"><text:s text:c="8"/>yd<text:span text:style-name="T413">-&gt;</text:span>bark();</text:p>
      <text:p text:style-name="P15"><text:s text:c="8"/>yd<text:span text:style-name="T413">-&gt;</text:span>bark(<text:span text:style-name="T413">2</text:span>);</text:p>
      <text:p text:style-name="P15"><text:s text:c="8"/><text:span text:style-name="T39">delete</text:span> yd;</text:p>
      <text:p text:style-name="P15"><text:s text:c="8"/><text:span text:style-name="T39">return</text:span> <text:span text:style-name="T413">0</text:span>;</text:p>
      <text:p text:style-name="P33"><text:span text:style-name="T412">}</text:span><text:span text:style-name="T351"><text:line-break/></text:span><text:span text:style-name="T249"><text:line-break/></text:span><text:span text:style-name="T168">(</text:span><text:span text:style-name="T170">1P</text:span><text:span text:style-name="T168">)</text:span></text:p>
      <text:p text:style-name="P54"><text:span text:style-name="T225">Task </text:span><text:span text:style-name="T251">12</text:span><text:span text:style-name="T225">.</text:span><text:span text:style-name="T233"> </text:span><text:span text:style-name="T168">(</text:span><text:span text:style-name="T179">1</text:span><text:span text:style-name="T170">P</text:span><text:span text:style-name="T168">)</text:span></text:p>
      <text:p text:style-name="P147"><text:span text:style-name="T313"><text:line-break/></text:span><text:span text:style-name="T433">#include &lt;iostream&gt;<text:line-break/></text:span><text:span text:style-name="T432">#include &lt;string&gt;<text:line-break/></text:span></text:p>
      <text:p text:style-name="P15"><text:span text:style-name="T39">struct</text:span> Dog</text:p>
      <text:p text:style-name="P15">{</text:p>
      <text:p text:style-name="P15"><text:s text:c="8"/><text:span text:style-name="T422">void</text:span> bark()</text:p>
      <text:p text:style-name="P15"><text:s text:c="8"/>{</text:p>
      <text:p text:style-name="P15"><text:s text:c="16"/>std<text:span text:style-name="T413">::</text:span>cout <text:span text:style-name="T413">&lt;&lt;</text:span> <text:span text:style-name="T437">"I am just a dog."</text:span> <text:span text:style-name="T413">&lt;&lt;</text:span> std<text:span text:style-name="T413">::</text:span>endl;</text:p>
      <text:p text:style-name="P15"><text:s text:c="8"/>}</text:p>
      <text:p text:style-name="P15">};</text:p>
      <text:p text:style-name="P15"/>
      <text:p text:style-name="P15"><text:span text:style-name="T39">struct</text:span> <text:span text:style-name="T442">YellowDog</text:span> : <text:span text:style-name="T39">public</text:span> Dog</text:p>
      <text:p text:style-name="P15">{</text:p>
      <text:p text:style-name="P15"><text:s text:c="8"/><text:span text:style-name="T422">void</text:span> bark()</text:p>
      <text:p text:style-name="P15"><text:s text:c="8"/>{</text:p>
      <text:p text:style-name="P15"><text:s text:c="16"/>std<text:span text:style-name="T413">::</text:span>cout <text:span text:style-name="T413">&lt;&lt;</text:span> <text:span text:style-name="T437">"I am yellow dog."</text:span> <text:span text:style-name="T413">&lt;&lt;</text:span> std<text:span text:style-name="T413">::</text:span>endl;</text:p>
      <text:p text:style-name="P15"><text:s text:c="8"/>}</text:p>
      <text:p text:style-name="P15">};</text:p>
      <text:p text:style-name="P15"/>
      <text:p text:style-name="P15">Dog<text:span text:style-name="T413">*</text:span> <text:span text:style-name="T3">getNewDog</text:span>()</text:p>
      <text:p text:style-name="P15">{</text:p>
      <text:p text:style-name="P15"><text:s text:c="8"/><text:span text:style-name="T39">return</text:span> <text:span text:style-name="T39">new</text:span> YellowDog();</text:p>
      <text:p text:style-name="P15">}</text:p>
      <text:p text:style-name="P15"/>
      <text:p text:style-name="P15"><text:span text:style-name="T422">int</text:span> <text:span text:style-name="T3">main</text:span>()</text:p>
      <text:p text:style-name="P15">{</text:p>
      <text:p text:style-name="P15"><text:s text:c="8"/>Dog<text:span text:style-name="T413">*</text:span> dog <text:span text:style-name="T413">=</text:span> getNewDog();</text:p>
      <text:p text:style-name="P15"><text:s text:c="8"/>dog<text:span text:style-name="T413">-&gt;</text:span>bark();</text:p>
      <text:p text:style-name="P15"><text:s text:c="8"/><text:span text:style-name="T39">delete</text:span> dog;</text:p>
      <text:p text:style-name="P15"><text:s text:c="8"/><text:span text:style-name="T39">return</text:span> <text:span text:style-name="T413">0</text:span>;</text:p>
      <text:p text:style-name="P39">}</text:p>
      <text:p text:style-name="P159"><text:span text:style-name="T251">Execution of the </text:span><text:span text:style-name="T253">above</text:span><text:span text:style-name="T251"> code gives:<text:line-break/><text:line-break/></text:span><text:span text:style-name="T252">I’m just a dog.</text:span><text:span text:style-name="T251"><text:line-break/><text:line-break/>on the output, </text:span><text:span text:style-name="T252">even tough the object is of </text:span><text:span text:style-name="T445">YellowDog</text:span><text:span text:style-name="T252"> class.<text:line-break/><text:line-break/></text:span><text:span text:style-name="T224">H</text:span><text:span text:style-name="T251">ow to repair this bug? </text:span><text:span text:style-name="T168">(</text:span><text:span text:style-name="T179">1</text:span><text:span text:style-name="T170">P</text:span><text:span text:style-name="T168">)</text:span></text:p>
      <text:p text:style-name="P89">You have to add virtual keyword before function bark declaration inside the base class:<text:line-break/></text:p>
      <text:p text:style-name="P18">#include &lt;string&gt;<text:line-break/>#include &lt;iostream&gt;</text:p>
      <text:p text:style-name="P15"/>
      <text:p text:style-name="P15"><text:span text:style-name="T39">struct</text:span> Dog</text:p>
      <text:p text:style-name="P15">{</text:p>
      <text:p text:style-name="P15"><text:s text:c="8"/><text:span text:style-name="T39">virtual</text:span> <text:span text:style-name="T422">void</text:span> bark()</text:p>
      <text:p text:style-name="P15"><text:s text:c="8"/>{</text:p>
      <text:p text:style-name="P15"><text:s text:c="16"/>std<text:span text:style-name="T413">::</text:span>cout <text:span text:style-name="T413">&lt;&lt;</text:span> <text:span text:style-name="T437">"I am just a dog."</text:span> <text:span text:style-name="T413">&lt;&lt;</text:span> std<text:span text:style-name="T413">::</text:span>endl;</text:p>
      <text:p text:style-name="P15"><text:s text:c="8"/>}</text:p>
      <text:p text:style-name="P15">};</text:p>
      <text:p text:style-name="P15"/>
      <text:p text:style-name="P15"><text:span text:style-name="T39">struct</text:span> <text:span text:style-name="T442">YellowDog</text:span> : <text:span text:style-name="T39">public</text:span> Dog</text:p>
      <text:p text:style-name="P15">{</text:p>
      <text:p text:style-name="P15"><text:s text:c="8"/><text:span text:style-name="T422">void</text:span> bark()</text:p>
      <text:p text:style-name="P15"><text:s text:c="8"/>{</text:p>
      <text:p text:style-name="P15"><text:s text:c="16"/>std<text:span text:style-name="T413">::</text:span>cout <text:span text:style-name="T413">&lt;&lt;</text:span> <text:span text:style-name="T437">"I am yellow dog."</text:span> <text:span text:style-name="T413">&lt;&lt;</text:span> std<text:span text:style-name="T413">::</text:span>endl;</text:p>
      <text:p text:style-name="P15"><text:s text:c="8"/>}</text:p>
      <text:p text:style-name="P15">};</text:p>
      <text:p text:style-name="P15"/>
      <text:p text:style-name="P15">Dog<text:span text:style-name="T413">*</text:span> <text:span text:style-name="T3">getNewDog</text:span>()</text:p>
      <text:p text:style-name="P15">{</text:p>
      <text:p text:style-name="P15"><text:s text:c="8"/><text:span text:style-name="T39">return</text:span> <text:span text:style-name="T39">new</text:span> YellowDog();</text:p>
      <text:p text:style-name="P15">}</text:p>
      <text:p text:style-name="P15"/>
      <text:p text:style-name="P15"><text:span text:style-name="T422">int</text:span> <text:span text:style-name="T3">main</text:span>()</text:p>
      <text:p text:style-name="P15">{</text:p>
      <text:p text:style-name="P15"><text:s text:c="8"/>Dog<text:span text:style-name="T413">*</text:span> dog <text:span text:style-name="T413">=</text:span> getNewDog();</text:p>
      <text:p text:style-name="P15"><text:s text:c="8"/>dog<text:span text:style-name="T413">-&gt;</text:span>bark();</text:p>
      <text:p text:style-name="P15"><text:s text:c="8"/><text:span text:style-name="T39">delete</text:span> dog;</text:p>
      <text:p text:style-name="P15"><text:s text:c="8"/><text:span text:style-name="T39">return</text:span> <text:span text:style-name="T413">0</text:span>;</text:p>
      <text:p text:style-name="P36"><text:span text:style-name="T412">}</text:span><text:span text:style-name="T352"><text:line-break/><text:line-break/></text:span><text:span text:style-name="T315">The virtual keyword means that function may be overriden by derived class.</text:span><text:span text:style-name="T352"><text:line-break/></text:span><text:span text:style-name="T251"><text:line-break/></text:span><text:span text:style-name="T168">(</text:span><text:span text:style-name="T170">1P</text:span><text:span text:style-name="T168">)</text:span></text:p>
      <text:p text:style-name="P98"><text:span text:style-name="T392">Task </text:span><text:span text:style-name="T402">13</text:span><text:span text:style-name="T392">.</text:span><text:span text:style-name="T393"> </text:span><text:span text:style-name="T168">(</text:span><text:span text:style-name="T179">2</text:span><text:span text:style-name="T170">P</text:span><text:span text:style-name="T168">)<text:line-break/></text:span></text:p>
      <text:p text:style-name="P19">#include &lt;string&gt;<text:line-break/>#include &lt;iostream&gt;</text:p>
      <text:p text:style-name="P21"/>
      <text:p text:style-name="P21"><text:span text:style-name="T39">struct</text:span> Dog</text:p>
      <text:p text:style-name="P21">{</text:p>
      <text:p text:style-name="P21"><text:s text:c="8"/><text:span text:style-name="T39">virtual</text:span> <text:span text:style-name="T422">void</text:span> bark(std<text:span text:style-name="T413">::</text:span>string msg <text:span text:style-name="T413">=</text:span> <text:span text:style-name="T437">"just a"</text:span>)</text:p>
      <text:p text:style-name="P21"><text:s text:c="8"/>{</text:p>
      <text:p text:style-name="P21"><text:s text:c="16"/>std<text:span text:style-name="T413">::</text:span>cout <text:span text:style-name="T413">&lt;&lt;</text:span> <text:span text:style-name="T437">"I am "</text:span> <text:span text:style-name="T413">&lt;&lt;</text:span> msg <text:span text:style-name="T413">&lt;&lt;</text:span> <text:span text:style-name="T437">" dog."</text:span> <text:span text:style-name="T413">&lt;&lt;</text:span> std<text:span text:style-name="T413">::</text:span>endl;</text:p>
      <text:p text:style-name="P21"><text:s text:c="8"/>}</text:p>
      <text:p text:style-name="P21">};</text:p>
      <text:p text:style-name="P21"/>
      <text:p text:style-name="P21"><text:span text:style-name="T39">struct</text:span> <text:span text:style-name="T442">YellowDog</text:span> : <text:span text:style-name="T39">public</text:span> Dog</text:p>
      <text:p text:style-name="P21">{</text:p>
      <text:p text:style-name="P21"><text:s text:c="8"/><text:span text:style-name="T422">void</text:span> bark(std<text:span text:style-name="T413">::</text:span>string msg <text:span text:style-name="T413">=</text:span> <text:span text:style-name="T437">"Yellow"</text:span>) <text:span text:style-name="T39">override</text:span></text:p>
      <text:p text:style-name="P21"><text:s text:c="8"/>{</text:p>
      <text:p text:style-name="P21"><text:s text:c="16"/>std<text:span text:style-name="T413">::</text:span>cout <text:span text:style-name="T413">&lt;&lt;</text:span> <text:span text:style-name="T437">"I am "</text:span> <text:span text:style-name="T413">&lt;&lt;</text:span> msg <text:span text:style-name="T413">&lt;&lt;</text:span> <text:span text:style-name="T437">" dog."</text:span> <text:span text:style-name="T413">&lt;&lt;</text:span> std<text:span text:style-name="T413">::</text:span>endl;</text:p>
      <text:p text:style-name="P21"><text:s text:c="8"/>}</text:p>
      <text:p text:style-name="P21">};</text:p>
      <text:p text:style-name="P21"/>
      <text:p text:style-name="P21">Dog<text:span text:style-name="T413">*</text:span> <text:span text:style-name="T3">getNewDog</text:span>()</text:p>
      <text:p text:style-name="P21">{</text:p>
      <text:p text:style-name="P21"><text:s text:c="8"/><text:span text:style-name="T39">return</text:span> <text:span text:style-name="T39">new</text:span> YellowDog();</text:p>
      <text:p text:style-name="P21">}</text:p>
      <text:p text:style-name="P21"/>
      <text:p text:style-name="P21"><text:span text:style-name="T422">int</text:span> <text:span text:style-name="T3">main</text:span>()</text:p>
      <text:p text:style-name="P21">{</text:p>
      <text:p text:style-name="P21"><text:s text:c="8"/>Dog<text:span text:style-name="T413">*</text:span> dog <text:span text:style-name="T413">=</text:span> getNewDog();</text:p>
      <text:p text:style-name="P21"><text:s text:c="8"/>dog<text:span text:style-name="T413">-&gt;</text:span>bark();</text:p>
      <text:p text:style-name="P21"><text:s text:c="8"/><text:span text:style-name="T39">delete</text:span> dog;</text:p>
      <text:p text:style-name="P21"><text:s text:c="8"/><text:span text:style-name="T39">return</text:span> <text:span text:style-name="T413">0</text:span>;</text:p>
      <text:p text:style-name="P41">}</text:p>
      <text:p text:style-name="P42"/>
      <text:p text:style-name="P146"><text:span text:style-name="T275">The above code was compiled and executed. What wa printed to the console output</text:span><text:span text:style-name="T252">?<text:line-break/>Explain why. </text:span><text:span text:style-name="T168">(</text:span><text:span text:style-name="T179">2</text:span><text:span text:style-name="T170">P</text:span><text:span text:style-name="T168">)</text:span></text:p>
      <text:p text:style-name="P69"><text:span text:style-name="T252">The output is:<text:line-break/><text:line-break/>I’m just a dog.<text:line-break/><text:line-break/>Virtual function is bound at runtime. However, the default value for function parameter is bound at compile time. Even tough dog is of class </text:span><text:span text:style-name="T446">YellowDog</text:span><text:span text:style-name="T252"> </text:span><text:span text:style-name="T254">w</text:span><text:span text:style-name="T252">hen dog barks it will invoke the virtual function of </text:span><text:span text:style-name="T446">YellowDog</text:span><text:span text:style-name="T252"> as we expected but it will pickup a default value for message from Dog::bark function. Never override a default value of overrid</text:span><text:span text:style-name="T275">d</text:span><text:span text:style-name="T252">e</text:span><text:span text:style-name="T275">n</text:span><text:span text:style-name="T252"> function.<text:line-break/><text:line-break/></text:span><text:span text:style-name="T168">(</text:span><text:span text:style-name="T180">2</text:span><text:span text:style-name="T170">P</text:span><text:span text:style-name="T168">)</text:span></text:p>
      <text:p text:style-name="P57"><text:span text:style-name="T225">Task </text:span><text:span text:style-name="T251">1</text:span><text:span text:style-name="T255">4</text:span><text:span text:style-name="T225">.</text:span><text:span text:style-name="T233"> </text:span><text:span text:style-name="T168">(</text:span><text:span text:style-name="T181">1</text:span><text:span text:style-name="T170">P</text:span><text:span text:style-name="T168">)<text:line-break/><text:line-break/></text:span><text:span text:style-name="T424">int</text:span><text:span text:style-name="T216"> </text:span><text:span text:style-name="T7">main</text:span><text:span text:style-name="T216">()</text:span></text:p>
      <text:p text:style-name="P15">{</text:p>
      <text:p text:style-name="P15"><text:s text:c="8"/></text:p>
      <text:p text:style-name="P39">}</text:p>
      <text:p text:style-name="P148"><text:span text:style-name="T257">Is it possible to have main function withou</text:span><text:span text:style-name="T258">t</text:span><text:span text:style-name="T257"> return statement?</text:span><text:span text:style-name="T252"> </text:span><text:span text:style-name="T168">(</text:span><text:span text:style-name="T181">1</text:span><text:span text:style-name="T170">P</text:span><text:span text:style-name="T168">)</text:span></text:p>
      <text:p text:style-name="P87"><text:span text:style-name="T451">It is possible.</text:span> <text:span text:style-name="T451">If no return statement is present, the main function (and thus, the program itself) return 0 by default.</text:span> <text:span text:style-name="T156">(</text:span><text:span text:style-name="T157">1P</text:span><text:span text:style-name="T156">)</text:span></text:p>
      <text:p text:style-name="P58"><text:span text:style-name="T225">Task </text:span><text:span text:style-name="T251">1</text:span><text:span text:style-name="T256">5.</text:span><text:span text:style-name="T233"> </text:span><text:span text:style-name="T168">(</text:span><text:span text:style-name="T181">1</text:span><text:span text:style-name="T170">P</text:span><text:span text:style-name="T168">)<text:line-break/><text:line-break/></text:span><text:span text:style-name="T258">The following code was compiled and executed:</text:span><text:span text:style-name="T168"><text:line-break/></text:span></text:p>
      <text:p text:style-name="P19">#include &lt;iostream&gt;</text:p>
      <text:p text:style-name="P21"/>
      <text:p text:style-name="P21"><text:span text:style-name="T422">void</text:span> <text:span text:style-name="T3">func</text:span>(<text:span text:style-name="T422">int</text:span><text:span text:style-name="T413">*</text:span> x)</text:p>
      <text:p text:style-name="P21">{</text:p>
      <text:p text:style-name="P21"><text:s text:c="8"/><text:span text:style-name="T413">*</text:span>x <text:span text:style-name="T413">=</text:span> <text:span text:style-name="T413">7</text:span>;</text:p>
      <text:p text:style-name="P21">}</text:p>
      <text:p text:style-name="P21"/>
      <text:p text:style-name="P21"><text:span text:style-name="T422">int</text:span> <text:span text:style-name="T3">main</text:span>()</text:p>
      <text:p text:style-name="P21">{</text:p>
      <text:p text:style-name="P21"><text:s text:c="8"/><text:span text:style-name="T39">const</text:span> <text:span text:style-name="T422">int</text:span> a <text:span text:style-name="T413">=</text:span> <text:span text:style-name="T413">3</text:span>;</text:p>
      <text:p text:style-name="P21"><text:s text:c="8"/><text:span text:style-name="T422">int</text:span><text:span text:style-name="T413">*</text:span> ptr;</text:p>
      <text:p text:style-name="P21"><text:s text:c="8"/>ptr <text:span text:style-name="T413">=</text:span> <text:span text:style-name="T39">const_cast</text:span><text:span text:style-name="T413">&lt;</text:span><text:span text:style-name="T422">int</text:span><text:span text:style-name="T413">*&gt;</text:span>(<text:span text:style-name="T413">&amp;</text:span>a);</text:p>
      <text:p text:style-name="P21"><text:s text:c="8"/>std<text:span text:style-name="T413">::</text:span>cout <text:span text:style-name="T413">&lt;&lt;</text:span> <text:span text:style-name="T437">"A="</text:span> <text:span text:style-name="T413">&lt;&lt;</text:span> a <text:span text:style-name="T413">&lt;&lt;</text:span> std<text:span text:style-name="T413">::</text:span>endl;</text:p>
      <text:p text:style-name="P21"><text:s text:c="8"/><text:span text:style-name="T413">*</text:span>ptr <text:span text:style-name="T413">=</text:span> <text:span text:style-name="T413">5</text:span>;</text:p>
      <text:p text:style-name="P21"><text:s text:c="8"/>std<text:span text:style-name="T413">::</text:span>cout <text:span text:style-name="T413">&lt;&lt;</text:span> <text:span text:style-name="T437">"A="</text:span> <text:span text:style-name="T413">&lt;&lt;</text:span> a <text:span text:style-name="T413">&lt;&lt;</text:span> std<text:span text:style-name="T413">::</text:span>endl;</text:p>
      <text:p text:style-name="P21"><text:s text:c="8"/><text:span text:style-name="T413">*</text:span>((<text:span text:style-name="T422">int</text:span><text:span text:style-name="T413">*</text:span>)(<text:span text:style-name="T413">&amp;</text:span>a)) <text:span text:style-name="T413">=</text:span> <text:span text:style-name="T413">6</text:span>;</text:p>
      <text:p text:style-name="P21"><text:s text:c="8"/>std<text:span text:style-name="T413">::</text:span>cout <text:span text:style-name="T413">&lt;&lt;</text:span> <text:span text:style-name="T437">"A="</text:span> <text:span text:style-name="T413">&lt;&lt;</text:span> a <text:span text:style-name="T413">&lt;&lt;</text:span> std<text:span text:style-name="T413">::</text:span>endl;</text:p>
      <text:p text:style-name="P21"><text:s text:c="8"/>func((<text:span text:style-name="T422">int</text:span><text:span text:style-name="T413">*</text:span>)(<text:span text:style-name="T413">&amp;</text:span>a));</text:p>
      <text:p text:style-name="P21"><text:s text:c="8"/>std<text:span text:style-name="T413">::</text:span>cout <text:span text:style-name="T413">&lt;&lt;</text:span> <text:span text:style-name="T437">"A="</text:span> <text:span text:style-name="T413">&lt;&lt;</text:span> a <text:span text:style-name="T413">&lt;&lt;</text:span> std<text:span text:style-name="T413">::</text:span>endl;</text:p>
      <text:p text:style-name="P21"><text:s text:c="8"/><text:span text:style-name="T39">return</text:span> <text:span text:style-name="T413">0</text:span>;</text:p>
      <text:p text:style-name="P41">}</text:p>
      <text:p text:style-name="P171"/>
      <text:p text:style-name="P149"><text:span text:style-name="T252">What </text:span><text:span text:style-name="T258">was printed to the output</text:span><text:span text:style-name="T252">? </text:span><text:span text:style-name="T168">(</text:span><text:span text:style-name="T181">1</text:span><text:span text:style-name="T170">P</text:span><text:span text:style-name="T168">)</text:span></text:p>
      <text:p text:style-name="P58"><text:span text:style-name="T258">It depends. Based on compiler the answer may differ. Most modern compiler do not allow to change value of the const int even when using </text:span><text:span text:style-name="T33">const_cast</text:span><text:span text:style-name="T258">.</text:span><text:span text:style-name="T224"> </text:span><text:span text:style-name="T258">The most possible output is:<text:line-break/>A=3<text:line-break/>A=3<text:line-break/>A=3<text:line-break/>A=3<text:line-break/><text:line-break/>Most compilers will optimize const variables that’s why in this case </text:span><text:span text:style-name="T33">const_cast</text:span><text:span text:style-name="T258"> is undefined. The variable ‘a’ may not really exist in the compiled code.<text:line-break/><text:line-break/></text:span><text:span text:style-name="T224"> </text:span><text:span text:style-name="T168">(</text:span><text:span text:style-name="T170">1P</text:span><text:span text:style-name="T168">)</text:span></text:p>
      <text:p text:style-name="P55"><text:span text:style-name="T225">Task </text:span><text:span text:style-name="T251">1</text:span><text:span text:style-name="T256">6</text:span><text:span text:style-name="T225">.</text:span><text:span text:style-name="T233"> </text:span><text:span text:style-name="T168">(</text:span><text:span text:style-name="T181">1</text:span><text:span text:style-name="T170">P</text:span><text:span text:style-name="T168">)<text:line-break/><text:line-break/></text:span><text:span text:style-name="T424">int</text:span><text:span text:style-name="T216"> </text:span><text:span text:style-name="T7">main</text:span><text:span text:style-name="T216">()</text:span></text:p>
      <text:p text:style-name="P15">{</text:p>
      <text:p text:style-name="P15"><text:s text:c="8"/><text:span text:style-name="T422">int</text:span> i;</text:p>
      <text:p text:style-name="P15"><text:s text:c="8"/><text:span text:style-name="T39">const</text:span> <text:span text:style-name="T422">int</text:span><text:span text:style-name="T413">*</text:span> p1 <text:span text:style-name="T413">=</text:span> <text:span text:style-name="T413">&amp;</text:span>i; <text:s text:c="20"/><text:span text:style-name="T452">// 1.</text:span></text:p>
      <text:p text:style-name="P15"><text:s text:c="8"/><text:span text:style-name="T422">int</text:span><text:span text:style-name="T413">*</text:span> <text:span text:style-name="T39">const</text:span> p2 <text:span text:style-name="T413">=</text:span> <text:span text:style-name="T413">&amp;</text:span>i; <text:s text:c="20"/><text:span text:style-name="T452">// 2.</text:span></text:p>
      <text:p text:style-name="P15"><text:s text:c="8"/><text:span text:style-name="T39">const</text:span> <text:span text:style-name="T422">int</text:span><text:span text:style-name="T413">*</text:span> <text:span text:style-name="T39">const</text:span> p3 <text:span text:style-name="T413">=</text:span> <text:span text:style-name="T413">&amp;</text:span>i; <text:s text:c="6"/><text:tab/><text:tab/><text:span text:style-name="T452">// 3.</text:span></text:p>
      <text:p text:style-name="P15"><text:s text:c="8"/><text:span text:style-name="T422">int</text:span> <text:span text:style-name="T39">const</text:span><text:span text:style-name="T413">*</text:span> p4 <text:span text:style-name="T413">=</text:span> <text:span text:style-name="T413">&amp;</text:span>i; <text:s text:c="20"/><text:span text:style-name="T452">// 4.</text:span></text:p>
      <text:p text:style-name="P15"><text:s text:c="8"/><text:span text:style-name="T39">return</text:span> <text:span text:style-name="T413">0</text:span>;</text:p>
      <text:p text:style-name="P39">}</text:p>
      <text:p text:style-name="P150"><text:span text:style-name="T259">What is </text:span><text:span text:style-name="T41">const</text:span><text:span text:style-name="T259">, data or pointer? Give an answer for each line.</text:span><text:span text:style-name="T252"> </text:span><text:span text:style-name="T168">(</text:span><text:span text:style-name="T181">1</text:span><text:span text:style-name="T170">P</text:span><text:span text:style-name="T168">)</text:span></text:p>
      <text:p text:style-name="P88">1. <text:span text:style-name="T453">Data is </text:span><text:span text:style-name="T41">const</text:span><text:span text:style-name="T453"><text:line-break/>2. Pointer is </text:span><text:span text:style-name="T41">const</text:span><text:span text:style-name="T453"><text:line-break/>3. Data and pointer is </text:span><text:span text:style-name="T41">const</text:span><text:span text:style-name="T453"><text:line-break/>4. Data is </text:span><text:span text:style-name="T41">const</text:span><text:span text:style-name="T453"> <text:line-break/><text:line-break/>The general rules are:<text:line-break/>If </text:span><text:span text:style-name="T41">const</text:span><text:span text:style-name="T453"> is on the left side of * - data is </text:span><text:span text:style-name="T41">const</text:span><text:span text:style-name="T453"><text:line-break/>If </text:span><text:span text:style-name="T41">const</text:span><text:span text:style-name="T453"> is on the right side of * - pointer is </text:span><text:span text:style-name="T41">const</text:span><text:span text:style-name="T453"><text:line-break/><text:line-break/></text:span><text:span text:style-name="T156">(</text:span><text:span text:style-name="T157">1P</text:span><text:span text:style-name="T156">)</text:span></text:p>
      <text:p text:style-name="P59"><text:span text:style-name="T225">Task </text:span><text:span text:style-name="T251">1</text:span><text:span text:style-name="T256">7</text:span><text:span text:style-name="T225">.</text:span><text:span text:style-name="T233"> </text:span><text:span text:style-name="T168">(</text:span><text:span text:style-name="T181">1</text:span><text:span text:style-name="T170">P</text:span><text:span text:style-name="T168">)<text:line-break/><text:line-break/></text:span><text:span text:style-name="T259">The following code was compiled and executed:<text:line-break/></text:span></text:p>
      <text:p text:style-name="P19">#include &lt;iostream&gt;</text:p>
      <text:p text:style-name="P21"/>
      <text:p text:style-name="P21"><text:span text:style-name="T422">int</text:span> <text:span text:style-name="T3">main</text:span>()</text:p>
      <text:p text:style-name="P21">{</text:p>
      <text:p text:style-name="P21"><text:s text:c="8"/><text:span text:style-name="T422">int</text:span> i <text:span text:style-name="T413">=</text:span> <text:span text:style-name="T413">2</text:span>;</text:p>
      <text:p text:style-name="P21"><text:s text:c="8"/><text:span text:style-name="T39">const</text:span> <text:span text:style-name="T422">int</text:span><text:span text:style-name="T413">&amp;</text:span> ref <text:span text:style-name="T413">=</text:span> i;</text:p>
      <text:p text:style-name="P21"><text:s text:c="8"/><text:span text:style-name="T39">const</text:span> <text:span text:style-name="T422">int</text:span><text:span text:style-name="T413">*</text:span> ptr <text:span text:style-name="T413">=</text:span> <text:span text:style-name="T413">&amp;</text:span>i;</text:p>
      <text:p text:style-name="P21"><text:s text:c="8"/><text:span text:style-name="T39">const_cast</text:span><text:span text:style-name="T413">&lt;</text:span><text:span text:style-name="T422">int</text:span><text:span text:style-name="T413">&amp;&gt;</text:span>(ref) <text:span text:style-name="T413">=</text:span> <text:span text:style-name="T413">3</text:span>;</text:p>
      <text:p text:style-name="P21"><text:s text:c="8"/><text:span text:style-name="T413">*</text:span><text:span text:style-name="T39">const_cast</text:span><text:span text:style-name="T413">&lt;</text:span><text:span text:style-name="T422">int</text:span><text:span text:style-name="T413">*&gt;</text:span>(ptr) <text:span text:style-name="T413">=</text:span> <text:span text:style-name="T413">4</text:span>;</text:p>
      <text:p text:style-name="P21"><text:s text:c="8"/>std<text:span text:style-name="T413">::</text:span>cout <text:span text:style-name="T413">&lt;&lt;</text:span> i <text:span text:style-name="T413">&lt;&lt;</text:span> <text:span text:style-name="T437">' '</text:span> <text:span text:style-name="T413">&lt;&lt;</text:span> ref <text:span text:style-name="T413">&lt;&lt;</text:span> <text:span text:style-name="T437">' '</text:span> <text:span text:style-name="T413">&lt;&lt;</text:span> <text:span text:style-name="T413">*</text:span>ptr;</text:p>
      <text:p text:style-name="P21"><text:s text:c="8"/><text:span text:style-name="T39">return</text:span> <text:span text:style-name="T413">0</text:span>;</text:p>
      <text:p text:style-name="P41">}</text:p>
      <text:p text:style-name="P148"><text:span text:style-name="T259">What was printed to the </text:span><text:span text:style-name="T252">output? </text:span><text:span text:style-name="T168">(</text:span><text:span text:style-name="T181">1</text:span><text:span text:style-name="T170">P</text:span><text:span text:style-name="T168">)</text:span></text:p>
      <text:p text:style-name="P70"><text:span text:style-name="T259">The text printed to the output is:<text:line-break/>4 4 4<text:line-break/><text:line-break/>The </text:span><text:span text:style-name="T34">const_cast</text:span><text:span text:style-name="T259"> was used to cast away constness of the objects ref and ptr. Both ptr and ref point to </text:span><text:span text:style-name="T36">non</text:span><text:span text:style-name="T259">-</text:span><text:span text:style-name="T34">const</text:span><text:span text:style-name="T259"> variable which can be modified.</text:span></text:p>
      <text:p text:style-name="P150"><text:span text:style-name="T259"><text:line-break/></text:span><text:span text:style-name="T168">(</text:span><text:span text:style-name="T170">1P</text:span><text:span text:style-name="T168">)</text:span></text:p>
      <text:p text:style-name="P60"><text:span text:style-name="T225">Task </text:span><text:span text:style-name="T251">1</text:span><text:span text:style-name="T256">8</text:span><text:span text:style-name="T225">.</text:span><text:span text:style-name="T233"> </text:span><text:span text:style-name="T168">(</text:span><text:span text:style-name="T181">1</text:span><text:span text:style-name="T170">P</text:span><text:span text:style-name="T168">)<text:line-break/><text:line-break/></text:span><text:span text:style-name="T260">The following code compiled with errors:</text:span></text:p>
      <text:p text:style-name="P19">#include &lt;iostream&gt;</text:p>
      <text:p text:style-name="P21"/>
      <text:p text:style-name="P21"><text:span text:style-name="T39">class</text:span> <text:span text:style-name="T12">A</text:span></text:p>
      <text:p text:style-name="P21">{</text:p>
      <text:p text:style-name="P21"><text:s text:c="8"/><text:span text:style-name="T39">inline</text:span> <text:span text:style-name="T39">static</text:span> <text:span text:style-name="T422">int</text:span> field <text:span text:style-name="T413">=</text:span> <text:span text:style-name="T413">0</text:span>;</text:p>
      <text:p text:style-name="P21"><text:span text:style-name="T39">public</text:span><text:span text:style-name="T413">:</text:span></text:p>
      <text:p text:style-name="P21"><text:s text:c="8"/><text:span text:style-name="T39">static</text:span> <text:span text:style-name="T422">int</text:span> getField() <text:span text:style-name="T39">const</text:span></text:p>
      <text:p text:style-name="P21"><text:s text:c="8"/>{</text:p>
      <text:p text:style-name="P21"><text:s text:c="16"/><text:span text:style-name="T39">return</text:span> field;</text:p>
      <text:p text:style-name="P21"><text:s text:c="8"/>}</text:p>
      <text:p text:style-name="P21">};</text:p>
      <text:p text:style-name="P21"/>
      <text:p text:style-name="P21"><text:span text:style-name="T422">int</text:span> <text:span text:style-name="T3">main</text:span>()</text:p>
      <text:p text:style-name="P21">{</text:p>
      <text:p text:style-name="P21"><text:s text:c="8"/>std<text:span text:style-name="T413">::</text:span>cout <text:span text:style-name="T413">&lt;&lt;</text:span> A<text:span text:style-name="T413">::</text:span>getField() <text:span text:style-name="T413">&lt;&lt;</text:span> std<text:span text:style-name="T413">::</text:span>endl;</text:p>
      <text:p text:style-name="P21"><text:s text:c="8"/><text:span text:style-name="T39">return</text:span> <text:span text:style-name="T413">0</text:span>;</text:p>
      <text:p text:style-name="P41">}</text:p>
      <text:p text:style-name="P105"><text:span text:style-name="T450">Explain why. </text:span><text:span text:style-name="T156">(</text:span><text:span text:style-name="T166">1</text:span><text:span text:style-name="T157">P</text:span><text:span text:style-name="T156">)</text:span></text:p>
      <text:p text:style-name="P56"><text:span text:style-name="T260">Answer:<text:line-break/>When you apply the const qualifier to a nonstatic member function, it affects the this pointer. For a const-qualified member function of class </text:span><text:span text:style-name="T304">c</text:span><text:span text:style-name="T347">, the </text:span><text:span text:style-name="T304">this</text:span><text:span text:style-name="T347"> pointer is of type </text:span><text:span text:style-name="T304">C const*</text:span><text:span text:style-name="T347">, whereas for a member function that is not-const-qualified, the </text:span><text:span text:style-name="T304">this</text:span><text:span text:style-name="T347"> pointer is of type </text:span><text:span text:style-name="T304">C*</text:span><text:span text:style-name="T347">.<text:line-break/><text:line-break/>A static member function does not have a this pointer (such a function is not called on a particular instance of a class), so const qualification of a static member function doesn’t make any sense.</text:span><text:span text:style-name="T260"><text:line-break/><text:line-break/></text:span><text:span text:style-name="T168">(</text:span><text:span text:style-name="T170">1P</text:span><text:span text:style-name="T168">)</text:span></text:p>
      <text:p text:style-name="P61"><text:span text:style-name="T225">Task </text:span><text:span text:style-name="T251">1</text:span><text:span text:style-name="T256">9</text:span><text:span text:style-name="T225">.</text:span><text:span text:style-name="T233"> </text:span><text:span text:style-name="T168">(</text:span><text:span text:style-name="T182">3</text:span><text:span text:style-name="T170">P</text:span><text:span text:style-name="T168">)<text:line-break/><text:line-break/></text:span><text:span text:style-name="T261">Based on the code below answer the questions:</text:span><text:span text:style-name="T168"><text:line-break/></text:span></text:p>
      <text:p text:style-name="P19">#include &lt;string&gt;<text:line-break/>#include &lt;iostream&gt;</text:p>
      <text:p text:style-name="P21"><text:span text:style-name="T39">using</text:span> <text:span text:style-name="T39">namespace</text:span> std;</text:p>
      <text:p text:style-name="P21"/>
      <text:p text:style-name="P21"><text:span text:style-name="T39">class</text:span> <text:span text:style-name="T12">Dog</text:span></text:p>
      <text:p text:style-name="P21">{</text:p>
      <text:p text:style-name="P21"><text:s text:c="8"/>string m_name;</text:p>
      <text:p text:style-name="P21"/>
      <text:p text:style-name="P21"><text:span text:style-name="T39">public</text:span><text:span text:style-name="T413">:</text:span></text:p>
      <text:p text:style-name="P21"><text:s text:c="8"/>Dog()</text:p>
      <text:p text:style-name="P21"><text:s text:c="8"/>{</text:p>
      <text:p text:style-name="P21"><text:s text:c="16"/>m_name <text:span text:style-name="T413">=</text:span> <text:span text:style-name="T437">"dummy"</text:span>;</text:p>
      <text:p text:style-name="P21"><text:s text:c="16"/>print();</text:p>
      <text:p text:style-name="P21"><text:s text:c="8"/>}</text:p>
      <text:p text:style-name="P21"/>
      <text:p text:style-name="P21"><text:s text:c="8"/><text:span text:style-name="T39">const</text:span> string<text:span text:style-name="T413">&amp;</text:span> getName()</text:p>
      <text:p text:style-name="P21"><text:s text:c="8"/>{</text:p>
      <text:p text:style-name="P21"><text:s text:c="16"/><text:span text:style-name="T39">return</text:span> m_name;</text:p>
      <text:p text:style-name="P21"><text:s text:c="8"/>}</text:p>
      <text:p text:style-name="P21"/>
      <text:p text:style-name="P21"><text:s text:c="8"/><text:span text:style-name="T422">void</text:span> print() <text:span text:style-name="T39">const</text:span></text:p>
      <text:p text:style-name="P21"><text:s text:c="8"/>{</text:p>
      <text:p text:style-name="P21"><text:s text:c="16"/>cout <text:span text:style-name="T413">&lt;&lt;</text:span> getName() <text:span text:style-name="T413">&lt;&lt;</text:span> <text:span text:style-name="T437">" const"</text:span> <text:span text:style-name="T413">&lt;&lt;</text:span> endl;</text:p>
      <text:p text:style-name="P21"><text:s text:c="8"/>}</text:p>
      <text:p text:style-name="P21"/>
      <text:p text:style-name="P21"><text:s text:c="8"/><text:span text:style-name="T422">void</text:span> print()</text:p>
      <text:p text:style-name="P21"><text:s text:c="8"/>{</text:p>
      <text:p text:style-name="P21"><text:s text:c="16"/>cout <text:span text:style-name="T413">&lt;&lt;</text:span> getName() <text:span text:style-name="T413">&lt;&lt;</text:span> <text:span text:style-name="T437">" not const"</text:span> <text:span text:style-name="T413">&lt;&lt;</text:span> endl;</text:p>
      <text:p text:style-name="P21"><text:s text:c="8"/>}</text:p>
      <text:p text:style-name="P21">};</text:p>
      <text:p text:style-name="P21"/>
      <text:p text:style-name="P21"><text:span text:style-name="T422">int</text:span> <text:span text:style-name="T3">main</text:span>()</text:p>
      <text:p text:style-name="P21">{</text:p>
      <text:p text:style-name="P21"><text:s text:c="8"/>Dog d1;</text:p>
      <text:p text:style-name="P21"><text:s text:c="8"/><text:span text:style-name="T39">const</text:span> Dog d2;</text:p>
      <text:p text:style-name="P21"><text:s text:c="8"/>d1.print();</text:p>
      <text:p text:style-name="P21"><text:s text:c="8"/>d2.print();</text:p>
      <text:p text:style-name="P21"><text:s text:c="8"/><text:span text:style-name="T39">return</text:span> <text:span text:style-name="T413">0</text:span>;</text:p>
      <text:p text:style-name="P41">}</text:p>
      <text:p text:style-name="P151"><text:span text:style-name="T261">1. Repair the code so that it compiles with no errors (there are at least two solutions, give one). You can add or remove only one word!</text:span><text:span text:style-name="T252"> </text:span><text:span text:style-name="T168">(</text:span><text:span text:style-name="T182">1</text:span><text:span text:style-name="T170">P</text:span><text:span text:style-name="T168">)</text:span><text:span text:style-name="T252"><text:line-break/></text:span><text:span text:style-name="T261">2. After the code </text:span><text:span text:style-name="T264">is</text:span><text:span text:style-name="T261"> repaired, compiled and executed what </text:span><text:span text:style-name="T264">will be</text:span><text:span text:style-name="T261"> printed </text:span><text:span text:style-name="T264">to</text:span><text:span text:style-name="T261"> the console?</text:span><text:span text:style-name="T252"> </text:span><text:span text:style-name="T168">(</text:span><text:span text:style-name="T182">1</text:span><text:span text:style-name="T170">P</text:span><text:span text:style-name="T168">)</text:span><text:span text:style-name="T261"><text:line-break/>3. Only one print function is called from </text:span><text:span text:style-name="T264">the </text:span><text:span text:style-name="T261">constructor. Can we change which one is called by changing the constructor body? Give a solution for that.</text:span><text:span text:style-name="T252"> </text:span><text:span text:style-name="T168">(</text:span><text:span text:style-name="T182">1</text:span><text:span text:style-name="T170">P</text:span><text:span text:style-name="T168">)</text:span></text:p>
      <text:p text:style-name="P62"><text:span text:style-name="T224">1. <text:s/></text:span><text:span text:style-name="T262">The code does not compile because print function with </text:span><text:span text:style-name="T42">const</text:span><text:span text:style-name="T262"> qualifier have a function getName() which is not marked as </text:span><text:span text:style-name="T42">const</text:span><text:span text:style-name="T262">. In this case </text:span><text:span text:style-name="T42">const</text:span><text:span text:style-name="T262"> qualifier tells </text:span><text:span text:style-name="T263">the compiler </text:span><text:span text:style-name="T262">that no</text:span><text:span text:style-name="T263">ne of the</text:span><text:span text:style-name="T262"> fields are of the class </text:span><text:span text:style-name="T263">will be</text:span><text:span text:style-name="T262"> changed. There are at least two solutions for that.<text:line-break/><text:line-break/>First solution is to add a </text:span><text:span text:style-name="T42">const</text:span><text:span text:style-name="T262"> qualifier to getName() function:<text:line-break/></text:span><text:span text:style-name="T316"><text:line-break/></text:span><text:span text:style-name="T40">const</text:span><text:span text:style-name="T412"> string</text:span><text:span text:style-name="T415">&amp;</text:span><text:span text:style-name="T412"> getName() </text:span><text:span text:style-name="T40">const<text:line-break/></text:span><text:span text:style-name="T412">{</text:span></text:p>
      <text:p text:style-name="P20"><text:span text:style-name="T40"><text:tab/>return</text:span><text:span text:style-name="T412"> m_name;<text:line-break/>}</text:span><text:span text:style-name="T316"><text:line-break/><text:line-break/>Second solution is to get rid of getName() function call </text:span><text:span text:style-name="T317">inside print function</text:span><text:span text:style-name="T316"> by replacing it with the field:</text:span></text:p>
      <text:p text:style-name="P37"><text:span text:style-name="T316"><text:line-break/></text:span><text:span text:style-name="T425">void</text:span><text:span text:style-name="T353"> print() </text:span><text:span text:style-name="T42">const<text:line-break/></text:span><text:span text:style-name="T412">{<text:line-break/><text:tab/>cout </text:span><text:span text:style-name="T415">&lt;&lt;</text:span><text:span text:style-name="T412"> m_name </text:span><text:span text:style-name="T415">&lt;&lt;</text:span><text:span text:style-name="T412"> </text:span><text:span text:style-name="T439">" const"</text:span><text:span text:style-name="T412"> </text:span><text:span text:style-name="T415">&lt;&lt;</text:span><text:span text:style-name="T412"> endl;<text:line-break/>}</text:span><text:span text:style-name="T316"><text:line-break/></text:span><text:span text:style-name="T262"><text:line-break/></text:span><text:span text:style-name="T168">(</text:span><text:span text:style-name="T170">1P</text:span><text:span text:style-name="T168">)<text:line-break/><text:line-break/></text:span><text:span text:style-name="T311">2.</text:span><text:span text:style-name="T224"> <text:s/></text:span><text:span text:style-name="T263">The output is:<text:line-break/>dummy not const<text:line-break/>dummy not const<text:line-break/>dummy not const<text:line-break/>dummy const</text:span></text:p>
      <text:p text:style-name="P37"><text:span text:style-name="T168">(</text:span><text:span text:style-name="T170">1P</text:span><text:span text:style-name="T168">)<text:line-break/><text:line-break/></text:span><text:span text:style-name="T311">3.</text:span><text:span text:style-name="T224"> <text:s/></text:span><text:span text:style-name="T263">It is possible to </text:span><text:span text:style-name="T311">have</text:span><text:span text:style-name="T263"> a call to print function with </text:span><text:span text:style-name="T43">const</text:span><text:span text:style-name="T263"> qualifier by using the </text:span><text:span text:style-name="T43">const_cast</text:span><text:span text:style-name="T263">:<text:line-break/><text:line-break/></text:span><text:span text:style-name="T354">Dog()<text:line-break/></text:span><text:span text:style-name="T412">{<text:line-break/><text:tab/>m_name </text:span><text:span text:style-name="T415">=</text:span><text:span text:style-name="T412"> </text:span><text:span text:style-name="T439">"dummy"</text:span><text:span text:style-name="T412">;<text:line-break/><text:tab/></text:span><text:span text:style-name="T40">const_cast</text:span><text:span text:style-name="T415">&lt;</text:span><text:span text:style-name="T40">const</text:span><text:span text:style-name="T412"> Dog*&gt;(this)→print();<text:line-break/>}</text:span></text:p>
      <text:p text:style-name="P37"><text:span text:style-name="T168">(</text:span><text:span text:style-name="T170">1P</text:span><text:span text:style-name="T168">)</text:span></text:p>
      <text:p text:style-name="P56"><text:span text:style-name="T225">Task </text:span><text:span text:style-name="T256">20</text:span><text:span text:style-name="T225">.</text:span><text:span text:style-name="T233"> </text:span><text:span text:style-name="T168">(</text:span><text:span text:style-name="T181">1</text:span><text:span text:style-name="T170">P</text:span><text:span text:style-name="T168">)<text:line-break/></text:span><text:span text:style-name="T217"><text:line-break/></text:span><text:span text:style-name="T44">class</text:span><text:span text:style-name="T216"> </text:span><text:span text:style-name="T10">C</text:span></text:p>
      <text:p text:style-name="P16">{</text:p>
      <text:p text:style-name="P16"><text:s text:c="8"/><text:span text:style-name="T39">const</text:span> <text:span text:style-name="T422">int</text:span><text:span text:style-name="T413">*</text:span> <text:span text:style-name="T39">const</text:span> fun(<text:span text:style-name="T39">const</text:span> <text:span text:style-name="T422">int</text:span><text:span text:style-name="T413">*</text:span> <text:span text:style-name="T39">const</text:span><text:span text:style-name="T413">&amp;</text:span> p) <text:span text:style-name="T39">const</text:span>;</text:p>
      <text:p text:style-name="P40">};</text:p>
      <text:p text:style-name="P149"><text:span text:style-name="T265">Describe the function given above: the data type it returns, the arguments it takes etc</text:span><text:span text:style-name="T252">. </text:span><text:span text:style-name="T168">(</text:span><text:span text:style-name="T181">1</text:span><text:span text:style-name="T170">P</text:span><text:span text:style-name="T168">)</text:span></text:p>
      <text:p text:style-name="P70"><text:span text:style-name="T277">The function is a member function of class C.</text:span><text:span text:style-name="T265"><text:line-break/>The function is const which means that fields of class C </text:span><text:span text:style-name="T277">used in this function</text:span><text:span text:style-name="T265"> cannot be changed.<text:line-break/>The function is private, function cannot be called outside the class C.<text:line-break/>The function fun returns const pointer (the value of pointer cannot be changed) that points to const integer (the data the pointer points to cannot be changed).<text:line-break/>The function takes one argument</text:span><text:span text:style-name="T224"> </text:span><text:span text:style-name="T265">a reference const pointer that points to const integer. On function call argument won’t be copied, the pointer cannot be changed and data it points to cannot be changed.<text:line-break/><text:line-break/></text:span><text:span text:style-name="T168">(</text:span><text:span text:style-name="T170">1P</text:span><text:span text:style-name="T168">)</text:span></text:p>
      <text:p text:style-name="P63"><text:span text:style-name="T225">Task </text:span><text:span text:style-name="T256">21</text:span><text:span text:style-name="T225">.</text:span><text:span text:style-name="T233"> </text:span><text:span text:style-name="T168">(</text:span><text:span text:style-name="T183">2</text:span><text:span text:style-name="T170">P</text:span><text:span text:style-name="T168">)<text:line-break/><text:line-break/></text:span><text:span text:style-name="T266">The following class won’t compile:<text:line-break/></text:span></text:p>
      <text:p text:style-name="P19">#include &lt;vector&gt;</text:p>
      <text:p text:style-name="P21"/>
      <text:p text:style-name="P21"><text:span text:style-name="T39">class</text:span> <text:span text:style-name="T12">BigArray</text:span></text:p>
      <text:p text:style-name="P21">{</text:p>
      <text:p text:style-name="P21"><text:s text:c="8"/>std<text:span text:style-name="T413">::</text:span>vector<text:span text:style-name="T413">&lt;</text:span><text:span text:style-name="T422">int</text:span><text:span text:style-name="T413">&gt;</text:span> v;</text:p>
      <text:p text:style-name="P21"><text:s text:c="8"/><text:span text:style-name="T422">int</text:span> accessCounter;</text:p>
      <text:p text:style-name="P21"/>
      <text:p text:style-name="P21"><text:span text:style-name="T39">public</text:span><text:span text:style-name="T413">:</text:span></text:p>
      <text:p text:style-name="P21"><text:s text:c="8"/><text:span text:style-name="T422">int</text:span> getItem(<text:span text:style-name="T422">int</text:span> index) <text:span text:style-name="T39">const</text:span></text:p>
      <text:p text:style-name="P21"><text:s text:c="8"/>{</text:p>
      <text:p text:style-name="P21"><text:s text:c="16"/>accessCounter<text:span text:style-name="T413">++</text:span>;</text:p>
      <text:p text:style-name="P21"><text:s text:c="16"/><text:span text:style-name="T39">return</text:span> v[index];</text:p>
      <text:p text:style-name="P21"><text:s text:c="8"/>}</text:p>
      <text:p text:style-name="P33"><text:span text:style-name="T419">};</text:span><text:span text:style-name="T266"><text:line-break/></text:span></text:p>
      <text:p text:style-name="P160"><text:span text:style-name="T266">1. Explain why </text:span><text:span text:style-name="T277">the code won’t</text:span><text:span text:style-name="T266"> compile</text:span><text:span text:style-name="T252">. </text:span><text:span text:style-name="T168">(</text:span><text:span text:style-name="T181">1</text:span><text:span text:style-name="T170">P</text:span><text:span text:style-name="T168">)</text:span></text:p>
      <text:p text:style-name="P160"><text:span text:style-name="T266">2. Repair the code so that the code compile</text:span><text:span text:style-name="T277">s</text:span><text:span text:style-name="T266">. Do not change getItem() function declaration and its functionality</text:span><text:span text:style-name="T252">. </text:span><text:span text:style-name="T266">Funtion getItem() must return vector element and increment accessCounter variable. </text:span><text:span text:style-name="T168">(</text:span><text:span text:style-name="T181">1</text:span><text:span text:style-name="T170">P</text:span><text:span text:style-name="T168">)</text:span></text:p>
      <text:p text:style-name="P63"><text:span text:style-name="T224">1. </text:span><text:span text:style-name="T266">The code does not compile because of the keyword </text:span><text:span text:style-name="T35">const</text:span><text:span text:style-name="T224"> </text:span><text:span text:style-name="T266">that is at the end of getItem() declaration. In this case </text:span><text:span text:style-name="T35">const </text:span><text:span text:style-name="T266">denotes that </text:span><text:span text:style-name="T277">no</text:span><text:span text:style-name="T266"> field</text:span><text:span text:style-name="T277">s</text:span><text:span text:style-name="T266"> of the class </text:span><text:span text:style-name="T5">BigArray</text:span><text:span text:style-name="T266"> </text:span><text:span text:style-name="T277">can</text:span><text:span text:style-name="T266"> be changed.<text:line-break/><text:line-break/></text:span><text:span text:style-name="T168">(</text:span><text:span text:style-name="T170">1P</text:span><text:span text:style-name="T168">)<text:line-break/><text:line-break/><text:line-break/></text:span><text:span text:style-name="T266">2.</text:span><text:span text:style-name="T224"> </text:span><text:span text:style-name="T266">First solution is to add </text:span><text:span text:style-name="T45">mutable </text:span><text:span text:style-name="T266">keyword:<text:line-break/><text:line-break/></text:span><text:span text:style-name="T45">class</text:span><text:span text:style-name="T355"> </text:span><text:span text:style-name="T11">BigArray</text:span></text:p>
      <text:p text:style-name="P15">{</text:p>
      <text:p text:style-name="P15"><text:s text:c="8"/>std<text:span text:style-name="T413">::</text:span>vector<text:span text:style-name="T413">&lt;</text:span><text:span text:style-name="T422">int</text:span><text:span text:style-name="T413">&gt;</text:span> v;</text:p>
      <text:p text:style-name="P15"><text:s text:c="8"/><text:span text:style-name="T39">mutable</text:span> <text:span text:style-name="T422">int</text:span> accessCounter;</text:p>
      <text:p text:style-name="P15"/>
      <text:p text:style-name="P15"><text:span text:style-name="T39">public</text:span><text:span text:style-name="T413">:</text:span></text:p>
      <text:p text:style-name="P15"><text:s text:c="8"/><text:span text:style-name="T422">int</text:span> getItem(<text:span text:style-name="T422">int</text:span> index) <text:span text:style-name="T39">const</text:span></text:p>
      <text:p text:style-name="P15"><text:s text:c="8"/>{</text:p>
      <text:p text:style-name="P15"><text:s text:c="16"/>accessCounter<text:span text:style-name="T413">++</text:span>;</text:p>
      <text:p text:style-name="P15"><text:s text:c="16"/><text:span text:style-name="T39">return</text:span> v[index];</text:p>
      <text:p text:style-name="P15"><text:s text:c="8"/>}</text:p>
      <text:p text:style-name="P38"><text:span text:style-name="T412">};</text:span><text:span text:style-name="T266"><text:line-break/><text:line-break/>Second solution is to cast away constness:<text:line-break/><text:line-break/></text:span><text:span text:style-name="T45">class</text:span><text:span text:style-name="T355"> </text:span><text:span text:style-name="T11">BigArray</text:span></text:p>
      <text:p text:style-name="P15">{</text:p>
      <text:p text:style-name="P15"><text:s text:c="8"/>std<text:span text:style-name="T413">::</text:span>vector<text:span text:style-name="T413">&lt;</text:span><text:span text:style-name="T422">int</text:span><text:span text:style-name="T413">&gt;</text:span> v;</text:p>
      <text:p text:style-name="P15"><text:s text:c="8"/><text:span text:style-name="T422">int</text:span> accessCounter;</text:p>
      <text:p text:style-name="P15"/>
      <text:p text:style-name="P15"><text:span text:style-name="T39">public</text:span><text:span text:style-name="T413">:</text:span></text:p>
      <text:p text:style-name="P15"><text:s text:c="8"/><text:span text:style-name="T422">int</text:span> getItem(<text:span text:style-name="T422">int</text:span> index) <text:span text:style-name="T39">const</text:span></text:p>
      <text:p text:style-name="P15"><text:s text:c="8"/>{</text:p>
      <text:p text:style-name="P15"><text:s text:c="16"/><text:span text:style-name="T39">const_cast</text:span><text:span text:style-name="T413">&lt;</text:span>BigArray<text:span text:style-name="T413">*&gt;</text:span>(<text:span text:style-name="T39">this</text:span>)<text:span text:style-name="T413">-&gt;</text:span>accessCounter<text:span text:style-name="T413">++</text:span>;</text:p>
      <text:p text:style-name="P15"><text:s text:c="16"/><text:span text:style-name="T39">return</text:span> v[index];</text:p>
      <text:p text:style-name="P15"><text:s text:c="8"/>}</text:p>
      <text:p text:style-name="P33"><text:span text:style-name="T412">};</text:span><text:span text:style-name="T435"><text:line-break/></text:span><text:span text:style-name="T266"><text:line-break/></text:span><text:span text:style-name="T168">(</text:span><text:span text:style-name="T170">1P</text:span><text:span text:style-name="T168">)</text:span></text:p>
      <text:p text:style-name="P64"><text:span text:style-name="T225">Task </text:span><text:span text:style-name="T256">2</text:span><text:span text:style-name="T267">2</text:span><text:span text:style-name="T225">.</text:span><text:span text:style-name="T233"> </text:span><text:span text:style-name="T168">(</text:span><text:span text:style-name="T184">1</text:span><text:span text:style-name="T170">P</text:span><text:span text:style-name="T168">)<text:line-break/><text:line-break/></text:span><text:span text:style-name="T266">The following </text:span><text:span text:style-name="T267">code was compiled and executed:<text:line-break/><text:line-break/></text:span><text:span text:style-name="T431">#include &lt;stdio.h&gt;</text:span></text:p>
      <text:p text:style-name="P21"/>
      <text:p text:style-name="P21"><text:span text:style-name="T422">void</text:span> <text:span text:style-name="T3">fun</text:span>(<text:span text:style-name="T422">char</text:span><text:span text:style-name="T413">**</text:span> p)</text:p>
      <text:p text:style-name="P21">{</text:p>
      <text:p text:style-name="P21"><text:s text:c="8"/><text:span text:style-name="T422">char</text:span><text:span text:style-name="T413">*</text:span> t;</text:p>
      <text:p text:style-name="P21"><text:s text:c="8"/>t <text:span text:style-name="T413">=</text:span> (p <text:span text:style-name="T413">+=</text:span> <text:span text:style-name="T39">sizeof</text:span>(<text:span text:style-name="T422">int</text:span>))[<text:span text:style-name="T413">-1</text:span>];</text:p>
      <text:p text:style-name="P21"><text:s text:c="8"/>printf(<text:span text:style-name="T437">"%s</text:span><text:span text:style-name="T447">\n</text:span><text:span text:style-name="T437">"</text:span>, t);</text:p>
      <text:p text:style-name="P21">}</text:p>
      <text:p text:style-name="P21"/>
      <text:p text:style-name="P21"><text:span text:style-name="T422">int</text:span> <text:span text:style-name="T3">main</text:span>()</text:p>
      <text:p text:style-name="P21">{</text:p>
      <text:p text:style-name="P21"><text:s text:c="8"/><text:span text:style-name="T39">const</text:span> <text:span text:style-name="T422">char</text:span><text:span text:style-name="T413">*</text:span> argv[] <text:span text:style-name="T413">=</text:span> { <text:span text:style-name="T437">"ab"</text:span>, <text:span text:style-name="T437">"cd"</text:span>, <text:span text:style-name="T437">"ef"</text:span>, <text:span text:style-name="T437">"gh"</text:span>, <text:span text:style-name="T437">"ij"</text:span>, <text:span text:style-name="T437">"kl"</text:span> };</text:p>
      <text:p text:style-name="P21"><text:s text:c="8"/>fun((<text:span text:style-name="T422">char</text:span><text:span text:style-name="T413">**</text:span>)argv);</text:p>
      <text:p text:style-name="P21"><text:s text:c="8"/><text:span text:style-name="T39">return</text:span> <text:span text:style-name="T413">0</text:span>;</text:p>
      <text:p text:style-name="P41">}</text:p>
      <text:p text:style-name="P184"><text:span text:style-name="T267">W</text:span><text:span text:style-name="T223">hat was printed to the console? </text:span><text:span text:style-name="T168">(</text:span><text:span text:style-name="T169">1</text:span><text:span text:style-name="T170">P</text:span><text:span text:style-name="T168">)</text:span></text:p>
      <text:p text:style-name="P102"><text:span text:style-name="T267">The console output is:<text:line-break/>gh<text:line-break/><text:line-break/>The expression (p </text:span><text:span text:style-name="T417">+=</text:span><text:span text:style-name="T267"> </text:span><text:span text:style-name="T37">sizeof</text:span><text:span text:style-name="T267">(</text:span><text:span text:style-name="T428">int</text:span><text:span text:style-name="T267">))[</text:span><text:span text:style-name="T417">-1</text:span><text:span text:style-name="T267">] can be written as </text:span><text:span text:style-name="T222">(p </text:span><text:span text:style-name="T413">+=</text:span><text:span text:style-name="T222"> </text:span><text:span text:style-name="T413">3</text:span><text:span text:style-name="T222">)<text:line-break/></text:span><text:span text:style-name="T267"><text:line-break/></text:span><text:span text:style-name="T168">(</text:span><text:span text:style-name="T184">1</text:span><text:span text:style-name="T170">P</text:span><text:span text:style-name="T168">)</text:span></text:p>
      <text:p text:style-name="P99"><text:span text:style-name="T358">Task </text:span><text:span text:style-name="T359">2</text:span><text:span text:style-name="T380">3</text:span><text:span text:style-name="T358">.</text:span><text:span text:style-name="T360"> </text:span>(<text:span text:style-name="T455">2</text:span><text:span text:style-name="T454">P</text:span>)<text:line-break/><text:line-break/><text:span text:style-name="T381">The following code won’t compile </text:span><text:span text:style-name="T382">because of uninitialized static field m_type</text:span><text:span text:style-name="T381">:<text:line-break/></text:span></text:p>
      <text:p text:style-name="P172"><text:span text:style-name="T463">#include</text:span><text:span text:style-name="T361"> </text:span><text:span text:style-name="T470">&lt;</text:span><text:span text:style-name="T478">iostream</text:span><text:span text:style-name="T470">&gt;</text:span></text:p>
      <text:p text:style-name="P190"/>
      <text:p text:style-name="Standard"><text:span text:style-name="T13">class</text:span><text:span text:style-name="T361"> </text:span><text:span text:style-name="T492">Cat</text:span></text:p>
      <text:p text:style-name="P190">{</text:p>
      <text:p text:style-name="Standard"><text:span text:style-name="T361"><text:tab/></text:span><text:span text:style-name="T13">enum</text:span><text:span text:style-name="T361"> </text:span><text:span text:style-name="T13">class</text:span><text:span text:style-name="T361"> </text:span><text:span text:style-name="T492">Type</text:span></text:p>
      <text:p text:style-name="P190"><text:tab/>{</text:p>
      <text:p text:style-name="Standard"><text:span text:style-name="T361"><text:tab/><text:tab/></text:span><text:span text:style-name="T511">Unknown</text:span><text:span text:style-name="T361">,</text:span></text:p>
      <text:p text:style-name="Standard"><text:span text:style-name="T361"><text:tab/><text:tab/></text:span><text:span text:style-name="T511">Black</text:span><text:span text:style-name="T361">,</text:span></text:p>
      <text:p text:style-name="Standard"><text:span text:style-name="T361"><text:tab/><text:tab/></text:span><text:span text:style-name="T511">White</text:span></text:p>
      <text:p text:style-name="P190"><text:tab/>};</text:p>
      <text:p text:style-name="P190"/>
      <text:p text:style-name="Standard"><text:span text:style-name="T361"><text:tab/></text:span><text:span text:style-name="T13">unsigned</text:span><text:span text:style-name="T361"> </text:span><text:span text:style-name="T57">m_age</text:span><text:span text:style-name="T361">;</text:span></text:p>
      <text:p text:style-name="Standard"><text:span text:style-name="T361"><text:tab/></text:span><text:span text:style-name="T13">static</text:span><text:span text:style-name="T361"> </text:span><text:span text:style-name="T492">Type</text:span><text:span text:style-name="T361"> </text:span><text:span text:style-name="T57">m_type</text:span><text:span text:style-name="T361">;</text:span></text:p>
      <text:p text:style-name="P190"/>
      <text:p text:style-name="Standard"><text:span text:style-name="T13">public</text:span><text:span text:style-name="T361">:</text:span></text:p>
      <text:p text:style-name="Standard"><text:span text:style-name="T361"><text:tab/></text:span><text:span text:style-name="T492">Cat</text:span><text:span text:style-name="T361">(</text:span><text:span text:style-name="T13">unsigned</text:span><text:span text:style-name="T361"> </text:span><text:span text:style-name="T57">age</text:span><text:span text:style-name="T361">) : </text:span><text:span text:style-name="T57">m_age</text:span><text:span text:style-name="T361">(</text:span><text:span text:style-name="T57">age</text:span><text:span text:style-name="T361">)</text:span></text:p>
      <text:p text:style-name="P190"><text:tab/>{</text:p>
      <text:p text:style-name="Standard"><text:span text:style-name="T361"><text:tab/><text:tab/></text:span><text:span text:style-name="T486">std</text:span><text:span text:style-name="T367">::</text:span><text:span text:style-name="T63">cout</text:span><text:span text:style-name="T367"> </text:span><text:span text:style-name="T26">&lt;&lt;</text:span><text:span text:style-name="T367"> </text:span><text:span text:style-name="T61">age</text:span><text:span text:style-name="T367"> </text:span><text:span text:style-name="T26">&lt;&lt;</text:span><text:span text:style-name="T367"> </text:span><text:span text:style-name="T472">"</text:span><text:span text:style-name="T480"> years old </text:span><text:span text:style-name="T472">"</text:span><text:span text:style-name="T367">;</text:span></text:p>
      <text:p text:style-name="P191"/>
      <text:p text:style-name="Standard"><text:span text:style-name="T367"><text:tab/><text:tab/></text:span><text:span text:style-name="T508">switch</text:span><text:span text:style-name="T367"> (</text:span><text:span text:style-name="T61">m_type</text:span><text:span text:style-name="T367">)</text:span></text:p>
      <text:p text:style-name="P191"><text:tab/><text:tab/>{</text:p>
      <text:p text:style-name="Standard"><text:span text:style-name="T367"><text:tab/><text:tab/><text:tab/></text:span><text:span text:style-name="T508">case</text:span><text:span text:style-name="T367"> </text:span><text:span text:style-name="T491">Type</text:span><text:span text:style-name="T367">::</text:span><text:span text:style-name="T513">Black</text:span><text:span text:style-name="T367">: </text:span><text:span text:style-name="T486">std</text:span><text:span text:style-name="T367">::</text:span><text:span text:style-name="T63">cout</text:span><text:span text:style-name="T367"> </text:span><text:span text:style-name="T26">&lt;&lt;</text:span><text:span text:style-name="T367"> </text:span><text:span text:style-name="T472">"</text:span><text:span text:style-name="T480">black</text:span><text:span text:style-name="T472">"</text:span><text:span text:style-name="T367">; </text:span><text:span text:style-name="T508">break</text:span><text:span text:style-name="T367">;</text:span></text:p>
      <text:p text:style-name="Standard"><text:span text:style-name="T367"><text:tab/><text:tab/><text:tab/></text:span><text:span text:style-name="T508">case</text:span><text:span text:style-name="T367"> </text:span><text:span text:style-name="T491">Type</text:span><text:span text:style-name="T367">::</text:span><text:span text:style-name="T513">White</text:span><text:span text:style-name="T367">: </text:span><text:span text:style-name="T486">std</text:span><text:span text:style-name="T367">::</text:span><text:span text:style-name="T63">cout</text:span><text:span text:style-name="T367"> </text:span><text:span text:style-name="T26">&lt;&lt;</text:span><text:span text:style-name="T367"> </text:span><text:span text:style-name="T472">"</text:span><text:span text:style-name="T480">white</text:span><text:span text:style-name="T472">"</text:span><text:span text:style-name="T367">; </text:span><text:span text:style-name="T508">break</text:span><text:span text:style-name="T367">;</text:span></text:p>
      <text:p text:style-name="Standard"><text:span text:style-name="T367"><text:tab/><text:tab/><text:tab/></text:span><text:span text:style-name="T508">default</text:span><text:span text:style-name="T367">: </text:span><text:span text:style-name="T486">std</text:span><text:span text:style-name="T367">::</text:span><text:span text:style-name="T63">cout</text:span><text:span text:style-name="T367"> </text:span><text:span text:style-name="T26">&lt;&lt;</text:span><text:span text:style-name="T367"> </text:span><text:span text:style-name="T472">"</text:span><text:span text:style-name="T480">transparent</text:span><text:span text:style-name="T472">"</text:span><text:span text:style-name="T367">; </text:span><text:span text:style-name="T508">break</text:span><text:span text:style-name="T367">;</text:span></text:p>
      <text:p text:style-name="P191"><text:tab/><text:tab/>}</text:p>
      <text:p text:style-name="P191"><text:tab/><text:tab/></text:p>
      <text:p text:style-name="Standard"><text:span text:style-name="T367"><text:tab/><text:tab/></text:span><text:span text:style-name="T486">std</text:span><text:span text:style-name="T367">::</text:span><text:span text:style-name="T63">cout</text:span><text:span text:style-name="T367"> </text:span><text:span text:style-name="T26">&lt;&lt;</text:span><text:span text:style-name="T367"> </text:span><text:span text:style-name="T472">"</text:span><text:span text:style-name="T480"> cat was born</text:span><text:span text:style-name="T514">\n</text:span><text:span text:style-name="T472">"</text:span><text:span text:style-name="T367">;</text:span></text:p>
      <text:p text:style-name="P191"><text:tab/>}</text:p>
      <text:p text:style-name="P191">};</text:p>
      <text:p text:style-name="P191"/>
      <text:p text:style-name="Standard"><text:span text:style-name="T22">int</text:span><text:span text:style-name="T367"> </text:span><text:span text:style-name="T501">main</text:span><text:span text:style-name="T367">()</text:span></text:p>
      <text:p text:style-name="P191">{</text:p>
      <text:p text:style-name="Standard"><text:span text:style-name="T367"><text:tab/></text:span><text:span text:style-name="T491">Cat</text:span><text:span text:style-name="T367"> </text:span><text:span text:style-name="T61">cat</text:span><text:span text:style-name="T367">(5);</text:span></text:p>
      <text:p text:style-name="Standard"><text:span text:style-name="T367"><text:tab/></text:span><text:span text:style-name="T508">return</text:span><text:span text:style-name="T367"> 0;</text:span></text:p>
      <text:p text:style-name="P152"><text:span text:style-name="T367">}</text:span><text:span text:style-name="T268"><text:line-break/><text:line-break/>1. Add </text:span><text:span text:style-name="T269">code that initializes </text:span><text:span text:style-name="T268">static field m_type </text:span><text:span text:style-name="T269">so that the type of cats is black</text:span><text:span text:style-name="T268">. </text:span><text:span text:style-name="T168">(</text:span><text:span text:style-name="T185">1</text:span><text:span text:style-name="T170">P</text:span><text:span text:style-name="T168">)</text:span></text:p>
      <text:p text:style-name="P153"><text:span text:style-name="T268">2. Add </text:span><text:span text:style-name="T269">code that initializes </text:span><text:span text:style-name="T268">static field m_type </text:span><text:span text:style-name="T269">using</text:span><text:span text:style-name="T268"> C++17 feature, </text:span><text:span text:style-name="T269">type of cats must be white</text:span><text:span text:style-name="T268">. </text:span><text:span text:style-name="T168">(</text:span><text:span text:style-name="T185">1</text:span><text:span text:style-name="T170">P</text:span><text:span text:style-name="T168">)</text:span></text:p>
      <text:p text:style-name="P70"><text:span text:style-name="T318">1. The solution is to add the following code outside the class:<text:line-break/><text:line-break/></text:span><text:span text:style-name="T495">Cat</text:span><text:span text:style-name="T362">::</text:span><text:span text:style-name="T494">Type</text:span><text:span text:style-name="T362"> </text:span><text:span text:style-name="T494">Cat</text:span><text:span text:style-name="T362">::</text:span><text:span text:style-name="T58">m_type</text:span><text:span text:style-name="T362"> = </text:span><text:span text:style-name="T494">Cat</text:span><text:span text:style-name="T362">::</text:span><text:span text:style-name="T494">Type</text:span><text:span text:style-name="T362">::</text:span><text:span text:style-name="T512">Black</text:span><text:span text:style-name="T362">;</text:span><text:span text:style-name="T318"><text:line-break/><text:line-break/></text:span><text:span text:style-name="T212">(</text:span><text:span text:style-name="T205">1</text:span><text:span text:style-name="T204">P</text:span><text:span text:style-name="T212">)<text:line-break/><text:line-break/></text:span><text:span text:style-name="T318"><text:line-break/></text:span><text:span text:style-name="T324">2</text:span><text:span text:style-name="T318">. The solution is to change m_type field declaration into:<text:line-break/><text:line-break/></text:span><text:span text:style-name="T15">static</text:span><text:span text:style-name="T362"> </text:span><text:span text:style-name="T15">inline</text:span><text:span text:style-name="T362"> </text:span><text:span text:style-name="T494">Type</text:span><text:span text:style-name="T362"> </text:span><text:span text:style-name="T58">m_type</text:span><text:span text:style-name="T362"> = </text:span><text:span text:style-name="T494">Type</text:span><text:span text:style-name="T362">::</text:span><text:span text:style-name="T512">White</text:span><text:span text:style-name="T362">;</text:span><text:span text:style-name="T318"><text:line-break/><text:line-break/></text:span><text:span text:style-name="T168">(</text:span><text:span text:style-name="T185">1</text:span><text:span text:style-name="T170">P</text:span><text:span text:style-name="T168">)</text:span></text:p>
      <text:p text:style-name="P100"><text:span text:style-name="T358">Task </text:span><text:span text:style-name="T359">2</text:span><text:span text:style-name="T382">4</text:span><text:span text:style-name="T358">.</text:span><text:span text:style-name="T360"> </text:span>(<text:span text:style-name="T456">1</text:span><text:span text:style-name="T454">P</text:span>)</text:p>
      <text:p text:style-name="P173"/>
      <text:p text:style-name="P107">The following code was compiled and executed:</text:p>
      <text:p text:style-name="P153"><text:span text:style-name="T464">#include</text:span><text:span text:style-name="T362"> </text:span><text:span text:style-name="T471">&lt;</text:span><text:span text:style-name="T479">iostream</text:span><text:span text:style-name="T471">&gt;<text:line-break/></text:span><text:span text:style-name="T462">#include</text:span><text:span text:style-name="T361"> </text:span><text:span text:style-name="T470">&lt;</text:span><text:span text:style-name="T478">thread</text:span><text:span text:style-name="T470">&gt;<text:line-break/></text:span><text:span text:style-name="T462">#include</text:span><text:span text:style-name="T361"> </text:span><text:span text:style-name="T470">&lt;</text:span><text:span text:style-name="T478">mutex</text:span><text:span text:style-name="T470">&gt;</text:span></text:p>
      <text:p text:style-name="Standard"><text:span text:style-name="T13">int</text:span><text:span text:style-name="T361"> </text:span><text:span text:style-name="T57">counter</text:span><text:span text:style-name="T361"> = 0;</text:span></text:p>
      <text:p text:style-name="Standard"><text:span text:style-name="T486">std</text:span><text:span text:style-name="T367">::</text:span><text:span text:style-name="T486">mutex</text:span><text:span text:style-name="T367"> </text:span><text:span text:style-name="T61">mu</text:span><text:span text:style-name="T367">;</text:span></text:p>
      <text:p text:style-name="P191"/>
      <text:p text:style-name="Standard"><text:span text:style-name="T22">struct</text:span><text:span text:style-name="T367"> </text:span><text:span text:style-name="T491">A</text:span></text:p>
      <text:p text:style-name="P191">{</text:p>
      <text:p text:style-name="Standard"><text:span text:style-name="T367"><text:tab/></text:span><text:span text:style-name="T491">A</text:span><text:span text:style-name="T367">()</text:span></text:p>
      <text:p text:style-name="P191"><text:tab/>{</text:p>
      <text:p text:style-name="Standard"><text:span text:style-name="T367"><text:tab/><text:tab/></text:span><text:span text:style-name="T22">this</text:span><text:span text:style-name="T367">-&gt;</text:span><text:span text:style-name="T26">operator()</text:span><text:span text:style-name="T367">(0);</text:span></text:p>
      <text:p text:style-name="P191"><text:tab/>}</text:p>
      <text:p text:style-name="P191"/>
      <text:p text:style-name="Standard"><text:span text:style-name="T367"><text:tab/></text:span><text:span text:style-name="T22">void</text:span><text:span text:style-name="T367"> </text:span><text:span text:style-name="T26">operator()</text:span><text:span text:style-name="T367">(</text:span><text:span text:style-name="T22">int</text:span><text:span text:style-name="T367">)</text:span></text:p>
      <text:p text:style-name="P191"><text:tab/>{</text:p>
      <text:p text:style-name="Standard"><text:span text:style-name="T367"><text:tab/><text:tab/></text:span><text:span text:style-name="T486">std</text:span><text:span text:style-name="T367">::</text:span><text:span text:style-name="T486">unique_lock</text:span><text:span text:style-name="T367">&lt;</text:span><text:span text:style-name="T486">std</text:span><text:span text:style-name="T367">::</text:span><text:span text:style-name="T486">mutex</text:span><text:span text:style-name="T367">&gt; </text:span><text:span text:style-name="T61">locker</text:span><text:span text:style-name="T367">(</text:span><text:span text:style-name="T61">mu</text:span><text:span text:style-name="T367">, </text:span><text:span text:style-name="T486">std</text:span><text:span text:style-name="T367">::</text:span><text:span text:style-name="T63">defer_lock</text:span><text:span text:style-name="T367">);</text:span></text:p>
      <text:p text:style-name="Standard"><text:span text:style-name="T367"><text:tab/><text:tab/></text:span><text:span text:style-name="T61">locker</text:span><text:span text:style-name="T367">.</text:span><text:span text:style-name="T498">lock</text:span><text:span text:style-name="T367">();</text:span></text:p>
      <text:p text:style-name="Standard"><text:span text:style-name="T367"><text:tab/><text:tab/>++</text:span><text:span text:style-name="T61">counter</text:span><text:span text:style-name="T367">;</text:span></text:p>
      <text:p text:style-name="Standard"><text:span text:style-name="T367"><text:tab/><text:tab/></text:span><text:span text:style-name="T61">locker</text:span><text:span text:style-name="T367">.</text:span><text:span text:style-name="T498">unlock</text:span><text:span text:style-name="T367">();</text:span></text:p>
      <text:p text:style-name="P191"><text:tab/>}</text:p>
      <text:p text:style-name="P191">};</text:p>
      <text:p text:style-name="P191"/>
      <text:p text:style-name="Standard"><text:span text:style-name="T22">int</text:span><text:span text:style-name="T367"> </text:span><text:span text:style-name="T501">main</text:span><text:span text:style-name="T367">()</text:span></text:p>
      <text:p text:style-name="P191">{</text:p>
      <text:p text:style-name="Standard"><text:span text:style-name="T367"><text:tab/></text:span><text:span text:style-name="T491">A</text:span><text:span text:style-name="T367"> </text:span><text:span text:style-name="T61">a</text:span><text:span text:style-name="T367">;</text:span></text:p>
      <text:p text:style-name="Standard"><text:span text:style-name="T367"><text:tab/></text:span><text:span text:style-name="T486">std</text:span><text:span text:style-name="T367">::</text:span><text:span text:style-name="T486">thread</text:span><text:span text:style-name="T367"> </text:span><text:span text:style-name="T61">t1</text:span><text:span text:style-name="T367">(</text:span><text:span text:style-name="T61">a</text:span><text:span text:style-name="T367">, 0);</text:span></text:p>
      <text:p text:style-name="Standard"><text:span text:style-name="T367"><text:tab/></text:span><text:span text:style-name="T486">std</text:span><text:span text:style-name="T367">::</text:span><text:span text:style-name="T486">thread</text:span><text:span text:style-name="T367"> </text:span><text:span text:style-name="T61">t2</text:span><text:span text:style-name="T367">(&amp;</text:span><text:span text:style-name="T491">A</text:span><text:span text:style-name="T367">::</text:span><text:span text:style-name="T26">operator()</text:span><text:span text:style-name="T367">, </text:span><text:span text:style-name="T61">a</text:span><text:span text:style-name="T367">, 0);</text:span></text:p>
      <text:p text:style-name="Standard"><text:span text:style-name="T367"><text:tab/></text:span><text:span text:style-name="T486">std</text:span><text:span text:style-name="T367">::</text:span><text:span text:style-name="T486">thread</text:span><text:span text:style-name="T367"> </text:span><text:span text:style-name="T61">t3</text:span><text:span text:style-name="T367">(</text:span><text:span text:style-name="T491">A</text:span><text:span text:style-name="T367">(), 0);</text:span></text:p>
      <text:p text:style-name="Standard"><text:span text:style-name="T367"><text:tab/></text:span><text:span text:style-name="T486">std</text:span><text:span text:style-name="T367">::</text:span><text:span text:style-name="T486">thread</text:span><text:span text:style-name="T367"> </text:span><text:span text:style-name="T61">t4</text:span><text:span text:style-name="T367">(</text:span><text:span text:style-name="T486">std</text:span><text:span text:style-name="T367">::</text:span><text:span text:style-name="T498">ref</text:span><text:span text:style-name="T367">(</text:span><text:span text:style-name="T61">a</text:span><text:span text:style-name="T367">), 0);</text:span></text:p>
      <text:p text:style-name="Standard"><text:span text:style-name="T367"><text:tab/></text:span><text:span text:style-name="T61">t1</text:span><text:span text:style-name="T367">.</text:span><text:span text:style-name="T498">join</text:span><text:span text:style-name="T367">();</text:span></text:p>
      <text:p text:style-name="Standard"><text:span text:style-name="T367"><text:tab/></text:span><text:span text:style-name="T61">t2</text:span><text:span text:style-name="T367">.</text:span><text:span text:style-name="T498">join</text:span><text:span text:style-name="T367">();</text:span></text:p>
      <text:p text:style-name="Standard"><text:span text:style-name="T367"><text:tab/></text:span><text:span text:style-name="T61">t3</text:span><text:span text:style-name="T367">.</text:span><text:span text:style-name="T498">join</text:span><text:span text:style-name="T367">();</text:span></text:p>
      <text:p text:style-name="Standard"><text:span text:style-name="T367"><text:tab/></text:span><text:span text:style-name="T61">t4</text:span><text:span text:style-name="T367">.</text:span><text:span text:style-name="T498">join</text:span><text:span text:style-name="T367">();</text:span></text:p>
      <text:p text:style-name="Standard"><text:span text:style-name="T367"><text:tab/></text:span><text:span text:style-name="T486">std</text:span><text:span text:style-name="T367">::</text:span><text:span text:style-name="T63">cout</text:span><text:span text:style-name="T367"> </text:span><text:span text:style-name="T26">&lt;&lt;</text:span><text:span text:style-name="T367"> </text:span><text:span text:style-name="T61">counter</text:span><text:span text:style-name="T367"> </text:span><text:span text:style-name="T26">&lt;&lt;</text:span><text:span text:style-name="T367"> </text:span><text:span text:style-name="T486">std</text:span><text:span text:style-name="T367">::</text:span><text:span text:style-name="T498">endl</text:span><text:span text:style-name="T367">;</text:span></text:p>
      <text:p text:style-name="Standard"><text:span text:style-name="T367"><text:tab/></text:span><text:span text:style-name="T508">return</text:span><text:span text:style-name="T367"> 0;</text:span></text:p>
      <text:p text:style-name="P132">}</text:p>
      <text:p text:style-name="P132"/>
      <text:p text:style-name="P153"><text:span text:style-name="T270">What was printed to the output?</text:span><text:span text:style-name="T268"> </text:span><text:span text:style-name="T168">(</text:span><text:span text:style-name="T185">1</text:span><text:span text:style-name="T170">P</text:span><text:span text:style-name="T168">)</text:span></text:p>
      <text:p text:style-name="P66"><text:span text:style-name="T319">The following number was printed to the output:</text:span><text:span text:style-name="T318"><text:line-break/></text:span><text:span text:style-name="T319">6</text:span><text:span text:style-name="T318"><text:line-break/><text:line-break/></text:span><text:span text:style-name="T319">Explanation:</text:span></text:p>
      <text:p text:style-name="P154"><text:span text:style-name="T494">A</text:span><text:span text:style-name="T361"> </text:span><text:span text:style-name="T57">a</text:span><text:span text:style-name="T361">; </text:span><text:span text:style-name="T46">// Counter was incremented (via constructor then operator)<text:line-break/></text:span><text:span text:style-name="T486">std</text:span><text:span text:style-name="T367">::</text:span><text:span text:style-name="T486">thread</text:span><text:span text:style-name="T367"> </text:span><text:span text:style-name="T61">t1</text:span><text:span text:style-name="T367">(</text:span><text:span text:style-name="T61">a</text:span><text:span text:style-name="T367">, 0); </text:span><text:span text:style-name="T47">// Counter was incremented (via operator)<text:line-break/></text:span><text:span text:style-name="T486">std</text:span><text:span text:style-name="T367">::</text:span><text:span text:style-name="T486">thread</text:span><text:span text:style-name="T367"> </text:span><text:span text:style-name="T61">t2</text:span><text:span text:style-name="T367">(&amp;</text:span><text:span text:style-name="T491">A</text:span><text:span text:style-name="T367">::</text:span><text:span text:style-name="T26">operator()</text:span><text:span text:style-name="T367">, </text:span><text:span text:style-name="T61">a</text:span><text:span text:style-name="T367">, 0); </text:span><text:span text:style-name="T47">// The same as for t1<text:line-break/></text:span><text:span text:style-name="T486">std</text:span><text:span text:style-name="T367">::</text:span><text:span text:style-name="T486">thread</text:span><text:span text:style-name="T367"> </text:span><text:span text:style-name="T61">t3</text:span><text:span text:style-name="T367">(</text:span><text:span text:style-name="T491">A</text:span><text:span text:style-name="T367">(), 0); </text:span><text:span text:style-name="T47">// Counter was incremented twice, via constructor then operator and via operator<text:line-break/></text:span><text:span text:style-name="T486">std</text:span><text:span text:style-name="T367">::</text:span><text:span text:style-name="T486">thread</text:span><text:span text:style-name="T367"> </text:span><text:span text:style-name="T61">t4</text:span><text:span text:style-name="T367">(</text:span><text:span text:style-name="T486">std</text:span><text:span text:style-name="T367">::</text:span><text:span text:style-name="T498">ref</text:span><text:span text:style-name="T367">(</text:span><text:span text:style-name="T61">a</text:span><text:span text:style-name="T367">), 0); </text:span><text:span text:style-name="T47">// Counter was increment</text:span><text:span text:style-name="T48">ed</text:span><text:span text:style-name="T47"> via operator</text:span><text:span text:style-name="T318"><text:line-break/><text:line-break/></text:span><text:span text:style-name="T212">(</text:span><text:span text:style-name="T205">1</text:span><text:span text:style-name="T204">P</text:span><text:span text:style-name="T212">)</text:span></text:p>
      <text:p text:style-name="P100"><text:span text:style-name="T358">Task </text:span><text:span text:style-name="T359">2</text:span><text:span text:style-name="T382">5</text:span><text:span text:style-name="T358">.</text:span><text:span text:style-name="T360"> </text:span>(<text:span text:style-name="T455">2</text:span><text:span text:style-name="T454">P</text:span>)</text:p>
      <text:p text:style-name="P108">Based on given code solve the task:</text:p>
      <text:p text:style-name="P108"/>
      <text:p text:style-name="P153"><text:span text:style-name="T464">#include</text:span><text:span text:style-name="T362"> </text:span><text:span text:style-name="T471">&lt;</text:span><text:span text:style-name="T479">string</text:span><text:span text:style-name="T471">&gt;<text:line-break/></text:span><text:span text:style-name="T462">#include</text:span><text:span text:style-name="T361"> </text:span><text:span text:style-name="T470">&lt;</text:span><text:span text:style-name="T478">iostream</text:span><text:span text:style-name="T470">&gt;</text:span></text:p>
      <text:p text:style-name="P190"/>
      <text:p text:style-name="Standard"><text:span text:style-name="T13">struct</text:span><text:span text:style-name="T361"> </text:span><text:span text:style-name="T492">Human</text:span></text:p>
      <text:p text:style-name="P190">{</text:p>
      <text:p text:style-name="Standard"><text:span text:style-name="T361"><text:tab/></text:span><text:span text:style-name="T492">Human</text:span><text:span text:style-name="T361">(</text:span><text:span text:style-name="T486">std</text:span><text:span text:style-name="T367">::</text:span><text:span text:style-name="T486">string</text:span><text:span text:style-name="T367"> </text:span><text:span text:style-name="T61">name</text:span><text:span text:style-name="T367">) { </text:span><text:span text:style-name="T486">std</text:span><text:span text:style-name="T367">::</text:span><text:span text:style-name="T63">cout</text:span><text:span text:style-name="T367"> </text:span><text:span text:style-name="T26">&lt;&lt;</text:span><text:span text:style-name="T367"> </text:span><text:span text:style-name="T472">"</text:span><text:span text:style-name="T480">My name is </text:span><text:span text:style-name="T472">"</text:span><text:span text:style-name="T367"> </text:span><text:span text:style-name="T26">&lt;&lt;</text:span><text:span text:style-name="T367"> </text:span><text:span text:style-name="T61">name</text:span><text:span text:style-name="T367"> </text:span><text:span text:style-name="T26">&lt;&lt;</text:span><text:span text:style-name="T367"> </text:span><text:span text:style-name="T486">std</text:span><text:span text:style-name="T367">::</text:span><text:span text:style-name="T498">endl</text:span><text:span text:style-name="T367">; }</text:span></text:p>
      <text:p text:style-name="P191">};</text:p>
      <text:p text:style-name="P191"/>
      <text:p text:style-name="Standard"><text:span text:style-name="T22">int</text:span><text:span text:style-name="T367"> </text:span><text:span text:style-name="T501">main</text:span><text:span text:style-name="T367">(</text:span><text:span text:style-name="T22">int</text:span><text:span text:style-name="T367"> </text:span><text:span text:style-name="T61">argc</text:span><text:span text:style-name="T367">, </text:span><text:span text:style-name="T22">char</text:span><text:span text:style-name="T367">** </text:span><text:span text:style-name="T61">argv</text:span><text:span text:style-name="T367">)</text:span></text:p>
      <text:p text:style-name="P191">{</text:p>
      <text:p text:style-name="Standard"><text:span text:style-name="T367"><text:tab/></text:span><text:span text:style-name="T491">Human</text:span><text:span text:style-name="T367"> </text:span><text:span text:style-name="T61">h1</text:span><text:span text:style-name="T367">(</text:span><text:span text:style-name="T486">std</text:span><text:span text:style-name="T367">::</text:span><text:span text:style-name="T486">string</text:span><text:span text:style-name="T367">(</text:span><text:span text:style-name="T472">"</text:span><text:span text:style-name="T480">John</text:span><text:span text:style-name="T472">"</text:span><text:span text:style-name="T367">));</text:span></text:p>
      <text:p text:style-name="Standard"><text:span text:style-name="T367"><text:tab/></text:span><text:span text:style-name="T491">Human</text:span><text:span text:style-name="T367"> </text:span><text:span text:style-name="T61">h2</text:span><text:span text:style-name="T367">(</text:span><text:span text:style-name="T61">h1</text:span><text:span text:style-name="T367">); </text:span><text:span text:style-name="T47">// Copy constructor used</text:span></text:p>
      <text:p text:style-name="Standard"><text:span text:style-name="T367"><text:tab/></text:span><text:span text:style-name="T508">return</text:span><text:span text:style-name="T367"> 0;</text:span></text:p>
      <text:p text:style-name="P132">}</text:p>
      <text:p text:style-name="P132"/>
      <text:p text:style-name="P153"><text:span text:style-name="T271">Do not allow to use copy constructor, give at least two different solutions. Do not change other bahaviors!</text:span><text:span text:style-name="T268"> </text:span><text:span text:style-name="T168">(</text:span><text:span text:style-name="T186">2</text:span><text:span text:style-name="T170">P</text:span><text:span text:style-name="T168">)</text:span></text:p>
      <text:p text:style-name="P91">The first solution is to delete copy constructor:</text:p>
      <text:p text:style-name="P126"/>
      <text:p text:style-name="P155"><text:span text:style-name="T496">Human</text:span><text:span text:style-name="T361">(</text:span><text:span text:style-name="T13">const</text:span><text:span text:style-name="T361"> </text:span><text:span text:style-name="T492">Human</text:span><text:span text:style-name="T361">&amp;) = </text:span><text:span text:style-name="T13">delete</text:span><text:span text:style-name="T361">;</text:span></text:p>
      <text:p text:style-name="P127"/>
      <text:p text:style-name="P155"><text:span text:style-name="T318"><text:line-break/></text:span><text:span text:style-name="T320">The second solution is to make copy constructor private:</text:span><text:span text:style-name="T318"><text:line-break/></text:span></text:p>
      <text:p text:style-name="P155"><text:span text:style-name="T15">private</text:span><text:span text:style-name="T361">:</text:span></text:p>
      <text:p text:style-name="P155"><text:span text:style-name="T361"><text:tab/></text:span><text:span text:style-name="T492">Human</text:span><text:span text:style-name="T361">(</text:span><text:span text:style-name="T13">const</text:span><text:span text:style-name="T361"> </text:span><text:span text:style-name="T492">Human</text:span><text:span text:style-name="T361">&amp;);</text:span></text:p>
      <text:p text:style-name="P155"><text:span text:style-name="T318"><text:line-break/></text:span><text:span text:style-name="T212">(</text:span><text:span text:style-name="T206">2</text:span><text:span text:style-name="T204">P</text:span><text:span text:style-name="T212">)</text:span></text:p>
      <text:p text:style-name="P65"><text:span text:style-name="T225">Task </text:span><text:span text:style-name="T256">2</text:span><text:span text:style-name="T269">6</text:span><text:span text:style-name="T225">.</text:span><text:span text:style-name="T233"> </text:span><text:span text:style-name="T168">(</text:span><text:span text:style-name="T187">1</text:span><text:span text:style-name="T170">P</text:span><text:span text:style-name="T168">)</text:span></text:p>
      <text:p text:style-name="P109">There are memory leaks in the following code:</text:p>
      <text:p text:style-name="P109"/>
      <text:p text:style-name="P178"><text:span text:style-name="T13">class</text:span><text:span text:style-name="T361"> </text:span><text:span text:style-name="T492">Human</text:span></text:p>
      <text:p text:style-name="P190">{</text:p>
      <text:p text:style-name="Standard"><text:span text:style-name="T361"><text:tab/></text:span><text:span text:style-name="T13">int</text:span><text:span text:style-name="T361"> </text:span><text:span text:style-name="T57">m_data</text:span><text:span text:style-name="T361">;</text:span></text:p>
      <text:p text:style-name="Standard"><text:span text:style-name="T361"><text:tab/></text:span><text:span text:style-name="T518">~</text:span><text:span text:style-name="T492">Human</text:span><text:span text:style-name="T361">()</text:span></text:p>
      <text:p text:style-name="P190"><text:tab/>{</text:p>
      <text:p text:style-name="P190"><text:tab/>}</text:p>
      <text:p text:style-name="P190"/>
      <text:p text:style-name="Standard"><text:span text:style-name="T13">public</text:span><text:span text:style-name="T361">:</text:span></text:p>
      <text:p text:style-name="Standard"><text:span text:style-name="T361"><text:tab/></text:span><text:span text:style-name="T492">Human</text:span><text:span text:style-name="T361">() : </text:span><text:span text:style-name="T57">m_data</text:span><text:span text:style-name="T361">(123)</text:span></text:p>
      <text:p text:style-name="P190"><text:tab/>{</text:p>
      <text:p text:style-name="P190"><text:tab/>}</text:p>
      <text:p text:style-name="P190">};</text:p>
      <text:p text:style-name="P190"/>
      <text:p text:style-name="Standard"><text:span text:style-name="T13">int</text:span><text:span text:style-name="T361"> </text:span><text:span text:style-name="T502">main</text:span><text:span text:style-name="T361">()</text:span></text:p>
      <text:p text:style-name="P190">{</text:p>
      <text:p text:style-name="Standard"><text:span text:style-name="T361"><text:tab/></text:span><text:span text:style-name="T492">Human</text:span><text:span text:style-name="T361">* </text:span><text:span text:style-name="T57">human</text:span><text:span text:style-name="T361"> = </text:span><text:span text:style-name="T13">new</text:span><text:span text:style-name="T361"> </text:span><text:span text:style-name="T492">Human</text:span><text:span text:style-name="T361">;</text:span></text:p>
      <text:p text:style-name="Standard"><text:span text:style-name="T361"><text:tab/></text:span><text:span text:style-name="T46">// delete human; // Won't compile</text:span></text:p>
      <text:p text:style-name="Standard"><text:span text:style-name="T361"><text:tab/></text:span><text:span text:style-name="T509">return</text:span><text:span text:style-name="T361"> 0;</text:span></text:p>
      <text:p text:style-name="P136">}</text:p>
      <text:p text:style-name="P136"/>
      <text:p text:style-name="P157"><text:span text:style-name="T272">Get rid of memory leaks</text:span><text:span text:style-name="T268">. </text:span><text:span text:style-name="T273">Keep destructor private and allocation on heap inside function </text:span><text:span text:style-name="T503">main</text:span><text:span text:style-name="T363">()</text:span><text:span text:style-name="T273">. </text:span><text:span text:style-name="T272">You can modify </text:span><text:span text:style-name="T15">class</text:span><text:span text:style-name="T362"> </text:span><text:span text:style-name="T494">Human</text:span><text:span text:style-name="T272"> and function </text:span><text:span text:style-name="T503">main</text:span><text:span text:style-name="T363">()</text:span><text:span text:style-name="T272">. </text:span><text:span text:style-name="T168">(</text:span><text:span text:style-name="T185">1</text:span><text:span text:style-name="T170">P</text:span><text:span text:style-name="T168">)</text:span></text:p>
      <text:p text:style-name="P67"><text:span text:style-name="T321">The solution is to add new function and call it externally from function </text:span><text:span text:style-name="T503">main</text:span><text:span text:style-name="T363">()</text:span><text:span text:style-name="T321">:</text:span><text:span text:style-name="T318"><text:line-break/><text:line-break/></text:span><text:span text:style-name="T15">class</text:span><text:span text:style-name="T361"> </text:span><text:span text:style-name="T492">Human</text:span></text:p>
      <text:p text:style-name="P190">{</text:p>
      <text:p text:style-name="Standard"><text:span text:style-name="T361"><text:tab/></text:span><text:span text:style-name="T13">int</text:span><text:span text:style-name="T361"> </text:span><text:span text:style-name="T57">m_data</text:span><text:span text:style-name="T361">;</text:span></text:p>
      <text:p text:style-name="Standard"><text:span text:style-name="T361"><text:tab/></text:span><text:span text:style-name="T518">~</text:span><text:span text:style-name="T492">Human</text:span><text:span text:style-name="T361">()</text:span></text:p>
      <text:p text:style-name="P190"><text:tab/>{</text:p>
      <text:p text:style-name="P190"><text:tab/>}</text:p>
      <text:p text:style-name="P190"/>
      <text:p text:style-name="Standard"><text:span text:style-name="T13">public</text:span><text:span text:style-name="T361">:</text:span></text:p>
      <text:p text:style-name="Standard"><text:span text:style-name="T361"><text:tab/></text:span><text:span text:style-name="T492">Human</text:span><text:span text:style-name="T361">() : </text:span><text:span text:style-name="T57">m_data</text:span><text:span text:style-name="T361">(123)</text:span></text:p>
      <text:p text:style-name="P190"><text:tab/>{</text:p>
      <text:p text:style-name="P190"><text:tab/>}</text:p>
      <text:p text:style-name="P190"/>
      <text:p text:style-name="Standard"><text:span text:style-name="T361"><text:tab/></text:span><text:span text:style-name="T13">void</text:span><text:span text:style-name="T361"> </text:span><text:span text:style-name="T502">clear</text:span><text:span text:style-name="T361">()</text:span></text:p>
      <text:p text:style-name="P190"><text:tab/>{</text:p>
      <text:p text:style-name="Standard"><text:span text:style-name="T361"><text:tab/><text:tab/></text:span><text:span text:style-name="T13">delete</text:span><text:span text:style-name="T361"> </text:span><text:span text:style-name="T13">this</text:span><text:span text:style-name="T361">;</text:span></text:p>
      <text:p text:style-name="P190"><text:tab/>}</text:p>
      <text:p text:style-name="P190">};</text:p>
      <text:p text:style-name="P190"/>
      <text:p text:style-name="Standard"><text:span text:style-name="T13">int</text:span><text:span text:style-name="T361"> </text:span><text:span text:style-name="T502">main</text:span><text:span text:style-name="T361">()</text:span></text:p>
      <text:p text:style-name="P190">{</text:p>
      <text:p text:style-name="Standard"><text:span text:style-name="T361"><text:tab/></text:span><text:span text:style-name="T492">Human</text:span><text:span text:style-name="T361">* </text:span><text:span text:style-name="T57">human</text:span><text:span text:style-name="T361"> = </text:span><text:span text:style-name="T13">new</text:span><text:span text:style-name="T361"> </text:span><text:span text:style-name="T492">Human</text:span><text:span text:style-name="T361">;</text:span></text:p>
      <text:p text:style-name="Standard"><text:span text:style-name="T361"><text:tab/></text:span><text:span text:style-name="T57">human</text:span><text:span text:style-name="T361">-&gt;</text:span><text:span text:style-name="T502">clear</text:span><text:span text:style-name="T361">();</text:span></text:p>
      <text:p text:style-name="Standard"><text:span text:style-name="T361"><text:tab/></text:span><text:span text:style-name="T509">return</text:span><text:span text:style-name="T361"> 0;</text:span></text:p>
      <text:p text:style-name="P156"><text:span text:style-name="T361">}</text:span><text:span text:style-name="T318"><text:line-break/><text:line-break/></text:span><text:span text:style-name="T321">The presented code has of course many flaws. For example in </text:span><text:span text:style-name="T324">the </text:span><text:span text:style-name="T321">case of exception memory would not be freed.<text:line-break/><text:line-break/></text:span><text:span text:style-name="T212">(</text:span><text:span text:style-name="T205">1</text:span><text:span text:style-name="T204">P</text:span><text:span text:style-name="T212">)</text:span></text:p>
      <text:p text:style-name="P65"><text:span text:style-name="T225">Task </text:span><text:span text:style-name="T256">2</text:span><text:span text:style-name="T269">7</text:span><text:span text:style-name="T225">.</text:span><text:span text:style-name="T233"> </text:span><text:span text:style-name="T168">(</text:span><text:span text:style-name="T188">1</text:span><text:span text:style-name="T170">P</text:span><text:span text:style-name="T168">)</text:span></text:p>
      <text:p text:style-name="P110">With the following code answer the question:</text:p>
      <text:p text:style-name="P153"><text:span text:style-name="T464">#include</text:span><text:span text:style-name="T362"> </text:span><text:span text:style-name="T471">&lt;</text:span><text:span text:style-name="T479">string</text:span><text:span text:style-name="T471">&gt;<text:line-break/></text:span><text:span text:style-name="T462">#include</text:span><text:span text:style-name="T361"> </text:span><text:span text:style-name="T470">&lt;</text:span><text:span text:style-name="T478">iostream</text:span><text:span text:style-name="T470">&gt;</text:span></text:p>
      <text:p text:style-name="P190"/>
      <text:p text:style-name="Standard"><text:span text:style-name="T13">struct</text:span><text:span text:style-name="T361"> </text:span><text:span text:style-name="T492">Cat</text:span></text:p>
      <text:p text:style-name="P190">{</text:p>
      <text:p text:style-name="Standard"><text:span text:style-name="T361"><text:tab/></text:span><text:span text:style-name="T492">Cat</text:span><text:span text:style-name="T361">()</text:span></text:p>
      <text:p text:style-name="P190"><text:tab/>{</text:p>
      <text:p text:style-name="Standard"><text:span text:style-name="T361"><text:tab/><text:tab/></text:span><text:span text:style-name="T486">std</text:span><text:span text:style-name="T367">::</text:span><text:span text:style-name="T63">cout</text:span><text:span text:style-name="T367"> </text:span><text:span text:style-name="T26">&lt;&lt;</text:span><text:span text:style-name="T367"> </text:span><text:span text:style-name="T472">"</text:span><text:span text:style-name="T480">A</text:span><text:span text:style-name="T472">"</text:span><text:span text:style-name="T367">;</text:span></text:p>
      <text:p text:style-name="P191"><text:tab/>}</text:p>
      <text:p text:style-name="P191"/>
      <text:p text:style-name="P192"><text:span text:style-name="T367"><text:tab/></text:span><text:span text:style-name="T491">Cat</text:span><text:span text:style-name="T367">(</text:span><text:span text:style-name="T486">std</text:span><text:span text:style-name="T367">::</text:span><text:span text:style-name="T486">string</text:span><text:span text:style-name="T367"> </text:span><text:span text:style-name="T61">input</text:span><text:span text:style-name="T367">)</text:span></text:p>
      <text:p text:style-name="P191"><text:tab/>{</text:p>
      <text:p text:style-name="Standard"><text:span text:style-name="T367"><text:tab/><text:tab/></text:span><text:span text:style-name="T486">std</text:span><text:span text:style-name="T367">::</text:span><text:span text:style-name="T63">cout</text:span><text:span text:style-name="T367"> </text:span><text:span text:style-name="T26">&lt;&lt;</text:span><text:span text:style-name="T367"> </text:span><text:span text:style-name="T61">input</text:span><text:span text:style-name="T367">;</text:span></text:p>
      <text:p text:style-name="P191"><text:tab/>}</text:p>
      <text:p text:style-name="P191">};</text:p>
      <text:p text:style-name="P191"/>
      <text:p text:style-name="Standard"><text:span text:style-name="T22">struct</text:span><text:span text:style-name="T367"> </text:span><text:span text:style-name="T491">Dog</text:span></text:p>
      <text:p text:style-name="P191">{</text:p>
      <text:p text:style-name="Standard"><text:span text:style-name="T367"><text:tab/></text:span><text:span text:style-name="T491">Dog</text:span><text:span text:style-name="T367">(</text:span><text:span text:style-name="T486">std</text:span><text:span text:style-name="T367">::</text:span><text:span text:style-name="T486">string</text:span><text:span text:style-name="T367"> </text:span><text:span text:style-name="T61">input</text:span><text:span text:style-name="T367">)</text:span></text:p>
      <text:p text:style-name="P191"><text:tab/>{</text:p>
      <text:p text:style-name="Standard"><text:span text:style-name="T367"><text:tab/><text:tab/></text:span><text:span text:style-name="T486">std</text:span><text:span text:style-name="T367">::</text:span><text:span text:style-name="T63">cout</text:span><text:span text:style-name="T367"> </text:span><text:span text:style-name="T26">&lt;&lt;</text:span><text:span text:style-name="T367"> </text:span><text:span text:style-name="T61">input</text:span><text:span text:style-name="T367">;</text:span></text:p>
      <text:p text:style-name="P191"><text:tab/>}</text:p>
      <text:p text:style-name="P191">};</text:p>
      <text:p text:style-name="P191"/>
      <text:p text:style-name="Standard"><text:span text:style-name="T22">int</text:span><text:span text:style-name="T367"> </text:span><text:span text:style-name="T501">main</text:span><text:span text:style-name="T367">(</text:span><text:span text:style-name="T22">int</text:span><text:span text:style-name="T367"> </text:span><text:span text:style-name="T61">argc</text:span><text:span text:style-name="T367">, </text:span><text:span text:style-name="T22">char</text:span><text:span text:style-name="T367">** </text:span><text:span text:style-name="T61">argv</text:span><text:span text:style-name="T367">)</text:span></text:p>
      <text:p text:style-name="P191">{</text:p>
      <text:p text:style-name="Standard"><text:span text:style-name="T367"><text:tab/></text:span><text:span text:style-name="T491">Cat</text:span><text:span text:style-name="T367"> </text:span><text:span text:style-name="T61">c1</text:span><text:span text:style-name="T367">(</text:span><text:span text:style-name="T472">"</text:span><text:span text:style-name="T480">B</text:span><text:span text:style-name="T472">"</text:span><text:span text:style-name="T367">);</text:span></text:p>
      <text:p text:style-name="Standard"><text:span text:style-name="T367"><text:tab/></text:span><text:span text:style-name="T491">Dog</text:span><text:span text:style-name="T367"> </text:span><text:span text:style-name="T61">d1</text:span><text:span text:style-name="T367">;</text:span></text:p>
      <text:p text:style-name="Standard"><text:span text:style-name="T367"><text:tab/></text:span><text:span text:style-name="T491">Cat</text:span><text:span text:style-name="T367"> </text:span><text:span text:style-name="T61">c2</text:span><text:span text:style-name="T367">(</text:span><text:span text:style-name="T472">"</text:span><text:span text:style-name="T480">A</text:span><text:span text:style-name="T472">"</text:span><text:span text:style-name="T367">);</text:span></text:p>
      <text:p text:style-name="Standard"><text:span text:style-name="T367"><text:tab/></text:span><text:span text:style-name="T491">Cat</text:span><text:span text:style-name="T367"> </text:span><text:span text:style-name="T61">c3</text:span><text:span text:style-name="T367">;</text:span></text:p>
      <text:p text:style-name="Standard"><text:span text:style-name="T367"><text:tab/></text:span><text:span text:style-name="T491">Dog</text:span><text:span text:style-name="T367"> </text:span><text:span text:style-name="T61">d2</text:span><text:span text:style-name="T367">(</text:span><text:span text:style-name="T472">"</text:span><text:span text:style-name="T480">C</text:span><text:span text:style-name="T472">"</text:span><text:span text:style-name="T367">);</text:span></text:p>
      <text:p text:style-name="Standard"><text:span text:style-name="T367"><text:tab/></text:span><text:span text:style-name="T508">return</text:span><text:span text:style-name="T367"> 0;</text:span></text:p>
      <text:p text:style-name="P132">}</text:p>
      <text:p text:style-name="P132"/>
      <text:p text:style-name="P153"><text:span text:style-name="T273">What’s wrong with the above code? </text:span><text:span text:style-name="T168">(</text:span><text:span text:style-name="T185">1</text:span><text:span text:style-name="T170">P</text:span><text:span text:style-name="T168">)</text:span></text:p>
      <text:p text:style-name="P65"><text:span text:style-name="T324">Presented</text:span><text:span text:style-name="T322"> code won’t compile as there is no default constructor. There will be an error because there is specified constructor that </text:span><text:span text:style-name="T324">has </text:span><text:span text:style-name="T322">one parameter. In case of user implemented constructors (at least one) the compiler will not generate additional constructors.</text:span><text:span text:style-name="T318"><text:line-break/><text:line-break/></text:span><text:span text:style-name="T212">(</text:span><text:span text:style-name="T205">1</text:span><text:span text:style-name="T204">P</text:span><text:span text:style-name="T212">)</text:span></text:p>
      <text:p text:style-name="P100"><text:span text:style-name="T358">Task </text:span><text:span text:style-name="T359">2</text:span><text:span text:style-name="T382">8</text:span><text:span text:style-name="T358">.</text:span><text:span text:style-name="T360"> </text:span>(<text:span text:style-name="T455">2</text:span><text:span text:style-name="T454">P</text:span>)</text:p>
      <text:p text:style-name="P111">The following code was compiled:<text:line-break/></text:p>
      <text:p text:style-name="P178"><text:span text:style-name="T462">#include</text:span><text:span text:style-name="T361"> </text:span><text:span text:style-name="T470">&lt;</text:span><text:span text:style-name="T478">memory</text:span><text:span text:style-name="T470">&gt;</text:span></text:p>
      <text:p text:style-name="P190"/>
      <text:p text:style-name="Standard"><text:span text:style-name="T13">class</text:span><text:span text:style-name="T361"> </text:span><text:span text:style-name="T492">Dog</text:span></text:p>
      <text:p text:style-name="P190">{</text:p>
      <text:p text:style-name="Standard"><text:span text:style-name="T361"><text:tab/></text:span><text:span text:style-name="T13">int</text:span><text:span text:style-name="T361">* </text:span><text:span text:style-name="T57">m_data</text:span><text:span text:style-name="T361">;</text:span></text:p>
      <text:p text:style-name="P190"/>
      <text:p text:style-name="Standard"><text:span text:style-name="T13">public</text:span><text:span text:style-name="T361">:</text:span></text:p>
      <text:p text:style-name="Standard"><text:span text:style-name="T361"><text:tab/></text:span><text:span text:style-name="T518">~</text:span><text:span text:style-name="T492">Dog</text:span><text:span text:style-name="T361">()</text:span></text:p>
      <text:p text:style-name="P190"><text:tab/>{</text:p>
      <text:p text:style-name="Standard"><text:span text:style-name="T361"><text:tab/><text:tab/></text:span><text:span text:style-name="T13">delete[]</text:span><text:span text:style-name="T361"> </text:span><text:span text:style-name="T57">m_data</text:span><text:span text:style-name="T361">;</text:span></text:p>
      <text:p text:style-name="P190"><text:tab/>}</text:p>
      <text:p text:style-name="Standard"><text:span text:style-name="T361"><text:tab/></text:span><text:span text:style-name="T492">Dog</text:span><text:span text:style-name="T361">()</text:span></text:p>
      <text:p text:style-name="P190"><text:tab/>{</text:p>
      <text:p text:style-name="Standard"><text:span text:style-name="T361"><text:tab/><text:tab/></text:span><text:span text:style-name="T57">m_data</text:span><text:span text:style-name="T361"> = </text:span><text:span text:style-name="T13">new</text:span><text:span text:style-name="T361"> </text:span><text:span text:style-name="T13">int</text:span><text:span text:style-name="T361">[10];</text:span></text:p>
      <text:p text:style-name="P190"><text:tab/>}</text:p>
      <text:p text:style-name="P190">};</text:p>
      <text:p text:style-name="P190"/>
      <text:p text:style-name="Standard"><text:span text:style-name="T13">class</text:span><text:span text:style-name="T361"> </text:span><text:span text:style-name="T492">YellowDog</text:span><text:span text:style-name="T361"> : </text:span><text:span text:style-name="T13">public</text:span><text:span text:style-name="T361"> </text:span><text:span text:style-name="T492">Dog</text:span></text:p>
      <text:p text:style-name="P190">{</text:p>
      <text:p text:style-name="Standard"><text:span text:style-name="T361"><text:tab/></text:span><text:span text:style-name="T13">char</text:span><text:span text:style-name="T361">* </text:span><text:span text:style-name="T57">m_word</text:span><text:span text:style-name="T361">;</text:span></text:p>
      <text:p text:style-name="P190"/>
      <text:p text:style-name="Standard"><text:span text:style-name="T13">public</text:span><text:span text:style-name="T361">:</text:span></text:p>
      <text:p text:style-name="Standard"><text:span text:style-name="T361"><text:tab/></text:span><text:span text:style-name="T518">~</text:span><text:span text:style-name="T492">YellowDog</text:span><text:span text:style-name="T361">()</text:span></text:p>
      <text:p text:style-name="P190"><text:tab/>{</text:p>
      <text:p text:style-name="Standard"><text:span text:style-name="T361"><text:tab/><text:tab/></text:span><text:span text:style-name="T13">delete[]</text:span><text:span text:style-name="T361"> </text:span><text:span text:style-name="T57">m_word</text:span><text:span text:style-name="T361">;</text:span></text:p>
      <text:p text:style-name="P190"><text:tab/>}</text:p>
      <text:p text:style-name="Standard"><text:span text:style-name="T361"><text:tab/></text:span><text:span text:style-name="T492">YellowDog</text:span><text:span text:style-name="T361">()</text:span></text:p>
      <text:p text:style-name="P190"><text:tab/>{</text:p>
      <text:p text:style-name="Standard"><text:span text:style-name="T361"><text:tab/><text:tab/></text:span><text:span text:style-name="T57">m_word</text:span><text:span text:style-name="T361"> = </text:span><text:span text:style-name="T13">new</text:span><text:span text:style-name="T361"> </text:span><text:span text:style-name="T13">char</text:span><text:span text:style-name="T361">[4];</text:span></text:p>
      <text:p text:style-name="P190"><text:tab/>}</text:p>
      <text:p text:style-name="P190">};</text:p>
      <text:p text:style-name="P190"/>
      <text:p text:style-name="Standard"><text:span text:style-name="T13">struct</text:span><text:span text:style-name="T361"> </text:span><text:span text:style-name="T492">DogFactory</text:span></text:p>
      <text:p text:style-name="P190">{</text:p>
      <text:p text:style-name="Standard"><text:span text:style-name="T361"><text:tab/></text:span><text:span text:style-name="T13">static</text:span><text:span text:style-name="T361"> </text:span><text:span text:style-name="T492">Dog</text:span><text:span text:style-name="T361">* </text:span><text:span text:style-name="T502">createYellowDog</text:span><text:span text:style-name="T361">()</text:span></text:p>
      <text:p text:style-name="P190"><text:tab/>{</text:p>
      <text:p text:style-name="Standard"><text:span text:style-name="T361"><text:tab/><text:tab/></text:span><text:span text:style-name="T509">return</text:span><text:span text:style-name="T361"> </text:span><text:span text:style-name="T13">new</text:span><text:span text:style-name="T361"> </text:span><text:span text:style-name="T492">YellowDog</text:span><text:span text:style-name="T361">();</text:span></text:p>
      <text:p text:style-name="P190"><text:tab/>}</text:p>
      <text:p text:style-name="P136">};</text:p>
      <text:p text:style-name="P136"/>
      <text:p text:style-name="P158"><text:span text:style-name="T268">1. </text:span><text:span text:style-name="T274">Is it possible to have a non-virtual destructor in the base class and be sure that data allocated by the derived class object was correctly deallocated when derived class object was destroyed?</text:span><text:span text:style-name="T268"> </text:span><text:span text:style-name="T168">(</text:span><text:span text:style-name="T185">1</text:span><text:span text:style-name="T170">P</text:span><text:span text:style-name="T168">)<text:line-break/><text:line-break/></text:span><text:span text:style-name="T274">2</text:span><text:span text:style-name="T268">. </text:span><text:span text:style-name="T274">Modify function </text:span><text:span text:style-name="T504">createYellowDog</text:span><text:span text:style-name="T364">() </text:span><text:span text:style-name="T274">so that it is static and safe to use. Hint: use specific smart pointer.</text:span><text:span text:style-name="T268"> </text:span><text:span text:style-name="T168">(</text:span><text:span text:style-name="T185">1</text:span><text:span text:style-name="T170">P</text:span><text:span text:style-name="T168">)</text:span></text:p>
      <text:p text:style-name="P68"><text:span text:style-name="T318">1. </text:span><text:span text:style-name="T323">Yes it is possible with the </text:span><text:span text:style-name="T488">std</text:span><text:span text:style-name="T368">::</text:span><text:span text:style-name="T487">shared_ptr</text:span><text:span text:style-name="T348">. </text:span><text:span text:style-name="T92">When </text:span><text:span text:style-name="T144">std</text:span><text:span text:style-name="T102">::</text:span><text:span text:style-name="T145">shared_ptr</text:span><text:span text:style-name="T92"> is created it stores a </text:span><text:span text:style-name="Emphasis"><text:span text:style-name="T349">deleter</text:span></text:span><text:span text:style-name="Emphasis"><text:span text:style-name="T93"> </text:span></text:span><text:span text:style-name="T92">object inside itself. This object is called when the </text:span><text:span text:style-name="T144">std</text:span><text:span text:style-name="T102">::</text:span><text:span text:style-name="T145">shared_ptr</text:span><text:span text:style-name="T92"> is about to free the pointed resource. Since you know how to destroy the resource at the point of construction you can use </text:span><text:span text:style-name="T144">std</text:span><text:span text:style-name="T102">::</text:span><text:span text:style-name="T145">shared_ptr</text:span><text:span text:style-name="T92"> with incomplete types. Whoever created the </text:span><text:span text:style-name="T144">std</text:span><text:span text:style-name="T102">::</text:span><text:span text:style-name="T145">shared_ptr</text:span><text:span text:style-name="T92"> stored a correct deleter there.<text:line-break/></text:span></text:p>
      <text:p text:style-name="P158"><text:span text:style-name="T139">(</text:span><text:span text:style-name="T142">1</text:span><text:span text:style-name="T143">P</text:span><text:span text:style-name="T139">)</text:span></text:p>
      <text:p text:style-name="P158"><text:span text:style-name="T92"><text:line-break/><text:line-break/>2. The solution as described previously is to use </text:span><text:span text:style-name="T144">std</text:span><text:span text:style-name="T102">::</text:span><text:span text:style-name="T145">shared_ptr</text:span><text:span text:style-name="T92">:</text:span></text:p>
      <text:p text:style-name="P158"><text:span text:style-name="T15">struct</text:span><text:span text:style-name="T361"> </text:span><text:span text:style-name="T492">DogFactory</text:span></text:p>
      <text:p text:style-name="P190">{</text:p>
      <text:p text:style-name="Standard"><text:span text:style-name="T361"><text:tab/></text:span><text:span text:style-name="T13">static</text:span><text:span text:style-name="T361"> </text:span><text:span text:style-name="T486">std</text:span><text:span text:style-name="T367">::</text:span><text:span text:style-name="T486">shared_ptr</text:span><text:span text:style-name="T367">&lt;</text:span><text:span text:style-name="T491">Dog</text:span><text:span text:style-name="T367">&gt; </text:span><text:span text:style-name="T501">createYellowDog</text:span><text:span text:style-name="T367">()</text:span></text:p>
      <text:p text:style-name="P191"><text:tab/>{</text:p>
      <text:p text:style-name="Standard"><text:span text:style-name="T367"><text:tab/><text:tab/></text:span><text:span text:style-name="T508">return</text:span><text:span text:style-name="T367"> </text:span><text:span text:style-name="T486">std</text:span><text:span text:style-name="T367">::</text:span><text:span text:style-name="T486">shared_ptr</text:span><text:span text:style-name="T367">&lt;</text:span><text:span text:style-name="T491">YellowDog</text:span><text:span text:style-name="T367">&gt;(</text:span><text:span text:style-name="T22">new</text:span><text:span text:style-name="T367"> </text:span><text:span text:style-name="T491">YellowDog</text:span><text:span text:style-name="T367">());</text:span></text:p>
      <text:p text:style-name="P191"><text:tab/>}</text:p>
      <text:p text:style-name="P158"><text:span text:style-name="T367">};<text:line-break/></text:span><text:span text:style-name="T318"><text:line-break/><text:line-break/></text:span><text:span text:style-name="T212">(</text:span><text:span text:style-name="T205">1</text:span><text:span text:style-name="T204">P</text:span><text:span text:style-name="T212">)</text:span></text:p>
      <text:p text:style-name="P153"/>
      <text:p text:style-name="P153"/>
      <text:p text:style-name="P65"><text:span text:style-name="T225">Task </text:span><text:span text:style-name="T256">2</text:span><text:span text:style-name="T269">9</text:span><text:span text:style-name="T225">.</text:span><text:span text:style-name="T233"> </text:span><text:span text:style-name="T168">(</text:span><text:span text:style-name="T189">1</text:span><text:span text:style-name="T170">P</text:span><text:span text:style-name="T168">)<text:line-break/></text:span></text:p>
      <text:p text:style-name="P112">What are the main differences between malloc, calloc and realloc?<text:span text:style-name="T517"> </text:span><text:span text:style-name="T156">(</text:span><text:span text:style-name="T167">1</text:span><text:span text:style-name="T157">P</text:span><text:span text:style-name="T156">)</text:span></text:p>
      <text:p text:style-name="P92">malloc() - allocated memory on heap and returns pointer to the allocated memory</text:p>
      <text:p text:style-name="P128">calloc() - does the <text:span text:style-name="T523">same </text:span>thing as malloc() does except it fills allocated memory with zeros (sometimes the allocated memory can be already filled with zeroes so the second step is not performed)</text:p>
      <text:p text:style-name="P175"><text:span text:style-name="T384">realloc() - changes the size of memory block on heap, frees if the new size is smaller</text:span><text:span text:style-name="T383"><text:line-break/><text:line-break/></text:span><text:span text:style-name="T419">(</text:span><text:span text:style-name="T461">1</text:span><text:span text:style-name="T460">P</text:span><text:span text:style-name="T419">)</text:span></text:p>
      <text:p text:style-name="P100"><text:span text:style-name="T358">Task </text:span><text:span text:style-name="T382">30</text:span><text:span text:style-name="T358">.</text:span><text:span text:style-name="T360"> </text:span>(<text:span text:style-name="T457">1</text:span><text:span text:style-name="T454">P</text:span>)</text:p>
      <text:p text:style-name="P115">Based on the following code solve the task:</text:p>
      <text:p text:style-name="P113"/>
      <text:p text:style-name="P178"><text:span text:style-name="T13">class</text:span><text:span text:style-name="T361"> </text:span><text:span text:style-name="T492">Collar</text:span></text:p>
      <text:p text:style-name="P190">{</text:p>
      <text:p text:style-name="P190">};</text:p>
      <text:p text:style-name="P190"/>
      <text:p text:style-name="Standard"><text:span text:style-name="T13">class</text:span><text:span text:style-name="T361"> </text:span><text:span text:style-name="T492">Dog</text:span></text:p>
      <text:p text:style-name="P190">{</text:p>
      <text:p text:style-name="Standard"><text:span text:style-name="T361"><text:tab/></text:span><text:span text:style-name="T492">Collar</text:span><text:span text:style-name="T361">* </text:span><text:span text:style-name="T57">c</text:span><text:span text:style-name="T361">;</text:span></text:p>
      <text:p text:style-name="P190"/>
      <text:p text:style-name="Standard"><text:span text:style-name="T13">public</text:span><text:span text:style-name="T361">:</text:span></text:p>
      <text:p text:style-name="Standard"><text:span text:style-name="T361"><text:tab/></text:span><text:span text:style-name="T492">Dog</text:span><text:span text:style-name="T361">()</text:span></text:p>
      <text:p text:style-name="P190"><text:tab/>{</text:p>
      <text:p text:style-name="Standard"><text:span text:style-name="T361"><text:tab/><text:tab/></text:span><text:span text:style-name="T57">c</text:span><text:span text:style-name="T361"> = </text:span><text:span text:style-name="T13">new</text:span><text:span text:style-name="T361"> </text:span><text:span text:style-name="T492">Collar</text:span><text:span text:style-name="T361">;</text:span></text:p>
      <text:p text:style-name="P190"><text:tab/>}</text:p>
      <text:p text:style-name="P190"/>
      <text:p text:style-name="Standard"><text:span text:style-name="T361"><text:tab/></text:span><text:span text:style-name="T518">~</text:span><text:span text:style-name="T492">Dog</text:span><text:span text:style-name="T361">()</text:span></text:p>
      <text:p text:style-name="P190"><text:tab/>{</text:p>
      <text:p text:style-name="Standard"><text:span text:style-name="T361"><text:tab/><text:tab/></text:span><text:span text:style-name="T13">delete</text:span><text:span text:style-name="T361"> </text:span><text:span text:style-name="T57">c</text:span><text:span text:style-name="T361">;</text:span></text:p>
      <text:p text:style-name="P190"><text:tab/>}</text:p>
      <text:p text:style-name="P190"/>
      <text:p text:style-name="Standard"><text:span text:style-name="T361"><text:tab/></text:span><text:span text:style-name="T492">Dog</text:span><text:span text:style-name="T361">&amp; </text:span><text:span text:style-name="T29">operator=</text:span><text:span text:style-name="T361">(</text:span><text:span text:style-name="T13">const</text:span><text:span text:style-name="T361"> </text:span><text:span text:style-name="T492">Dog</text:span><text:span text:style-name="T361">&amp; </text:span><text:span text:style-name="T57">rhs</text:span><text:span text:style-name="T361">)</text:span></text:p>
      <text:p text:style-name="P190"><text:tab/>{</text:p>
      <text:p text:style-name="Standard"><text:span text:style-name="T361"><text:tab/><text:tab/></text:span><text:span text:style-name="T13">delete</text:span><text:span text:style-name="T361"> </text:span><text:span text:style-name="T57">c</text:span><text:span text:style-name="T361">;</text:span></text:p>
      <text:p text:style-name="Standard"><text:span text:style-name="T361"><text:tab/><text:tab/></text:span><text:span text:style-name="T57">c</text:span><text:span text:style-name="T361"> = </text:span><text:span text:style-name="T13">new</text:span><text:span text:style-name="T361"> </text:span><text:span text:style-name="T492">Collar</text:span><text:span text:style-name="T361">(*</text:span><text:span text:style-name="T57">rhs</text:span><text:span text:style-name="T361">.</text:span><text:span text:style-name="T57">c</text:span><text:span text:style-name="T361">);</text:span></text:p>
      <text:p text:style-name="Standard"><text:span text:style-name="T361"><text:tab/><text:tab/></text:span><text:span text:style-name="T509">return</text:span><text:span text:style-name="T361"> *</text:span><text:span text:style-name="T13">this</text:span><text:span text:style-name="T361">;</text:span></text:p>
      <text:p text:style-name="P190"><text:tab/>}</text:p>
      <text:p text:style-name="P190">};</text:p>
      <text:p text:style-name="P190"/>
      <text:p text:style-name="Standard"><text:span text:style-name="T13">int</text:span><text:span text:style-name="T361"> </text:span><text:span text:style-name="T502">main</text:span><text:span text:style-name="T361">()</text:span></text:p>
      <text:p text:style-name="P190">{</text:p>
      <text:p text:style-name="Standard"><text:span text:style-name="T361"><text:tab/></text:span><text:span text:style-name="T492">Dog</text:span><text:span text:style-name="T361"> </text:span><text:span text:style-name="T57">a</text:span><text:span text:style-name="T361">;</text:span></text:p>
      <text:p text:style-name="Standard"><text:span text:style-name="T361"><text:tab/></text:span><text:span text:style-name="T57">a</text:span><text:span text:style-name="T361"> </text:span><text:span text:style-name="T29">=</text:span><text:span text:style-name="T361"> </text:span><text:span text:style-name="T57">a</text:span><text:span text:style-name="T361">;</text:span></text:p>
      <text:p text:style-name="Standard"><text:span text:style-name="T361"><text:tab/></text:span><text:span text:style-name="T509">return</text:span><text:span text:style-name="T361"> 0;</text:span></text:p>
      <text:p text:style-name="P136">}</text:p>
      <text:p text:style-name="P113"/>
      <text:p text:style-name="P153"><text:span text:style-name="T278">Correct copy assignment operator </text:span><text:span text:style-name="T279">so that it is flawless (it has to perform deep copy)</text:span><text:span text:style-name="T278">.</text:span><text:span text:style-name="T268"> </text:span><text:span text:style-name="T168">(</text:span><text:span text:style-name="T185">1</text:span><text:span text:style-name="T170">P</text:span><text:span text:style-name="T168">)</text:span></text:p>
      <text:p text:style-name="P71"><text:span text:style-name="T325">Solution:</text:span><text:span text:style-name="T318"><text:line-break/><text:line-break/></text:span><text:span text:style-name="T15">class</text:span><text:span text:style-name="T361"> </text:span><text:span text:style-name="T492">Collar</text:span></text:p>
      <text:p text:style-name="P190">{</text:p>
      <text:p text:style-name="P190">};</text:p>
      <text:p text:style-name="P190"/>
      <text:p text:style-name="Standard"><text:span text:style-name="T13">class</text:span><text:span text:style-name="T361"> </text:span><text:span text:style-name="T492">Dog</text:span></text:p>
      <text:p text:style-name="P190">{</text:p>
      <text:p text:style-name="Standard"><text:span text:style-name="T361"><text:tab/></text:span><text:span text:style-name="T492">Collar</text:span><text:span text:style-name="T361">* </text:span><text:span text:style-name="T57">c</text:span><text:span text:style-name="T361">;</text:span></text:p>
      <text:p text:style-name="P190"/>
      <text:p text:style-name="Standard"><text:span text:style-name="T13">public</text:span><text:span text:style-name="T361">:</text:span></text:p>
      <text:p text:style-name="Standard"><text:span text:style-name="T361"><text:tab/></text:span><text:span text:style-name="T492">Dog</text:span><text:span text:style-name="T361">()</text:span></text:p>
      <text:p text:style-name="P190"><text:tab/>{</text:p>
      <text:p text:style-name="Standard"><text:span text:style-name="T361"><text:tab/><text:tab/></text:span><text:span text:style-name="T57">c</text:span><text:span text:style-name="T361"> = </text:span><text:span text:style-name="T13">new</text:span><text:span text:style-name="T361"> </text:span><text:span text:style-name="T492">Collar</text:span><text:span text:style-name="T361">;</text:span></text:p>
      <text:p text:style-name="P190"><text:tab/>}</text:p>
      <text:p text:style-name="P190"/>
      <text:p text:style-name="Standard"><text:span text:style-name="T361"><text:tab/></text:span><text:span text:style-name="T518">~</text:span><text:span text:style-name="T492">Dog</text:span><text:span text:style-name="T361">()</text:span></text:p>
      <text:p text:style-name="P190"><text:tab/>{</text:p>
      <text:p text:style-name="Standard"><text:span text:style-name="T361"><text:tab/><text:tab/></text:span><text:span text:style-name="T13">delete</text:span><text:span text:style-name="T361"> </text:span><text:span text:style-name="T57">c</text:span><text:span text:style-name="T361">;</text:span></text:p>
      <text:p text:style-name="P190"><text:tab/>}</text:p>
      <text:p text:style-name="P190"/>
      <text:p text:style-name="Standard"><text:span text:style-name="T361"><text:tab/></text:span><text:span text:style-name="T492">Dog</text:span><text:span text:style-name="T361">&amp; </text:span><text:span text:style-name="T29">operator=</text:span><text:span text:style-name="T361">(</text:span><text:span text:style-name="T13">const</text:span><text:span text:style-name="T361"> </text:span><text:span text:style-name="T492">Dog</text:span><text:span text:style-name="T361">&amp; </text:span><text:span text:style-name="T57">rhs</text:span><text:span text:style-name="T361">)</text:span></text:p>
      <text:p text:style-name="P190"><text:tab/>{</text:p>
      <text:p text:style-name="Standard"><text:span text:style-name="T361"><text:tab/><text:tab/></text:span><text:span text:style-name="T509">if</text:span><text:span text:style-name="T361"> (</text:span><text:span text:style-name="T13">this</text:span><text:span text:style-name="T361"> == &amp;</text:span><text:span text:style-name="T57">rhs</text:span><text:span text:style-name="T361">)</text:span></text:p>
      <text:p text:style-name="Standard"><text:span text:style-name="T361"><text:tab/><text:tab/><text:tab/></text:span><text:span text:style-name="T509">return</text:span><text:span text:style-name="T361"> *</text:span><text:span text:style-name="T13">this</text:span><text:span text:style-name="T361">;</text:span></text:p>
      <text:p text:style-name="P190"/>
      <text:p text:style-name="Standard"><text:span text:style-name="T361"><text:tab/><text:tab/></text:span><text:span text:style-name="T492">Collar</text:span><text:span text:style-name="T361">* </text:span><text:span text:style-name="T57">buffer</text:span><text:span text:style-name="T361"> = </text:span><text:span text:style-name="T57">c</text:span><text:span text:style-name="T361">;</text:span></text:p>
      <text:p text:style-name="Standard"><text:span text:style-name="T361"><text:tab/><text:tab/></text:span><text:span text:style-name="T57">c</text:span><text:span text:style-name="T361"> = </text:span><text:span text:style-name="T13">new</text:span><text:span text:style-name="T361"> </text:span><text:span text:style-name="T492">Collar</text:span><text:span text:style-name="T361">(*</text:span><text:span text:style-name="T57">rhs</text:span><text:span text:style-name="T361">.</text:span><text:span text:style-name="T57">c</text:span><text:span text:style-name="T361">);</text:span></text:p>
      <text:p text:style-name="Standard"><text:span text:style-name="T361"><text:tab/><text:tab/></text:span><text:span text:style-name="T13">delete</text:span><text:span text:style-name="T361"> </text:span><text:span text:style-name="T57">buffer</text:span><text:span text:style-name="T361">;</text:span></text:p>
      <text:p text:style-name="Standard"><text:span text:style-name="T361"><text:tab/><text:tab/></text:span><text:span text:style-name="T509">return</text:span><text:span text:style-name="T361"> *</text:span><text:span text:style-name="T13">this</text:span><text:span text:style-name="T361">;</text:span></text:p>
      <text:p text:style-name="P190"><text:tab/>}</text:p>
      <text:p text:style-name="P190">};</text:p>
      <text:p text:style-name="P190"/>
      <text:p text:style-name="Standard"><text:span text:style-name="T13">int</text:span><text:span text:style-name="T361"> </text:span><text:span text:style-name="T502">main</text:span><text:span text:style-name="T361">()</text:span></text:p>
      <text:p text:style-name="P190">{</text:p>
      <text:p text:style-name="Standard"><text:span text:style-name="T361"><text:tab/></text:span><text:span text:style-name="T492">Dog</text:span><text:span text:style-name="T361"> </text:span><text:span text:style-name="T57">a</text:span><text:span text:style-name="T361">;</text:span></text:p>
      <text:p text:style-name="Standard"><text:span text:style-name="T361"><text:tab/></text:span><text:span text:style-name="T57">a</text:span><text:span text:style-name="T361"> </text:span><text:span text:style-name="T29">=</text:span><text:span text:style-name="T361"> </text:span><text:span text:style-name="T57">a</text:span><text:span text:style-name="T361">;</text:span></text:p>
      <text:p text:style-name="Standard"><text:span text:style-name="T361"><text:tab/></text:span><text:span text:style-name="T509">return</text:span><text:span text:style-name="T361"> 0;</text:span></text:p>
      <text:p text:style-name="P161"><text:span text:style-name="T361">}</text:span><text:span text:style-name="T318"><text:line-break/><text:line-break/></text:span><text:span text:style-name="T212">(</text:span><text:span text:style-name="T205">1</text:span><text:span text:style-name="T204">P</text:span><text:span text:style-name="T212">)</text:span></text:p>
      <text:p text:style-name="P65"><text:span text:style-name="T225">Task </text:span><text:span text:style-name="T269">31</text:span><text:span text:style-name="T225">.</text:span><text:span text:style-name="T233"> </text:span><text:span text:style-name="T168">(</text:span><text:span text:style-name="T190">1</text:span><text:span text:style-name="T170">P</text:span><text:span text:style-name="T168">)</text:span></text:p>
      <text:p text:style-name="P116">The following code was compiled and executed:</text:p>
      <text:p text:style-name="P113"><text:span text:style-name="T462">#include</text:span><text:span text:style-name="T526"> </text:span><text:span text:style-name="T470">&lt;</text:span><text:span text:style-name="T478">stdio.h</text:span><text:span text:style-name="T470">&gt;</text:span></text:p>
      <text:p text:style-name="Standard"><text:span text:style-name="T462">#define</text:span><text:span text:style-name="T361"> </text:span><text:span text:style-name="T524">R</text:span><text:span text:style-name="T361"> 10</text:span></text:p>
      <text:p text:style-name="Standard"><text:span text:style-name="T462">#define</text:span><text:span text:style-name="T361"> </text:span><text:span text:style-name="T492">C</text:span><text:span text:style-name="T361"> 20</text:span></text:p>
      <text:p text:style-name="P190"/>
      <text:p text:style-name="Standard"><text:span text:style-name="T13">int</text:span><text:span text:style-name="T361"> </text:span><text:span text:style-name="T502">main</text:span><text:span text:style-name="T361">()</text:span></text:p>
      <text:p text:style-name="P190">{</text:p>
      <text:p text:style-name="Standard"><text:span text:style-name="T361"><text:tab/></text:span><text:span text:style-name="T13">int</text:span><text:span text:style-name="T361">* </text:span><text:span text:style-name="T57">p</text:span><text:span text:style-name="T361">[</text:span><text:span text:style-name="T524">R</text:span><text:span text:style-name="T361">][</text:span><text:span text:style-name="T492">C</text:span><text:span text:style-name="T361">];</text:span></text:p>
      <text:p text:style-name="Standard"><text:span text:style-name="T361"><text:tab/></text:span><text:span text:style-name="T498">printf</text:span><text:span text:style-name="T367">(</text:span><text:span text:style-name="T472">"</text:span><text:span text:style-name="T480">%d</text:span><text:span text:style-name="T514">\n</text:span><text:span text:style-name="T472">"</text:span><text:span text:style-name="T367">, </text:span><text:span text:style-name="T22">sizeof</text:span><text:span text:style-name="T367">(</text:span><text:span text:style-name="T61">p</text:span><text:span text:style-name="T367">));</text:span></text:p>
      <text:p text:style-name="Standard"><text:span text:style-name="T367"><text:tab/></text:span><text:span text:style-name="T498">printf</text:span><text:span text:style-name="T367">(</text:span><text:span text:style-name="T472">"</text:span><text:span text:style-name="T480">%d</text:span><text:span text:style-name="T514">\n</text:span><text:span text:style-name="T472">"</text:span><text:span text:style-name="T367">, </text:span><text:span text:style-name="T22">sizeof</text:span><text:span text:style-name="T367">(*</text:span><text:span text:style-name="T61">p</text:span><text:span text:style-name="T367">));</text:span></text:p>
      <text:p text:style-name="Standard"><text:span text:style-name="T367"><text:tab/></text:span><text:span text:style-name="T498">printf</text:span><text:span text:style-name="T367">(</text:span><text:span text:style-name="T472">"</text:span><text:span text:style-name="T480">%d</text:span><text:span text:style-name="T514">\n</text:span><text:span text:style-name="T472">"</text:span><text:span text:style-name="T367">, </text:span><text:span text:style-name="T22">sizeof</text:span><text:span text:style-name="T367">(**</text:span><text:span text:style-name="T61">p</text:span><text:span text:style-name="T367">));</text:span></text:p>
      <text:p text:style-name="Standard"><text:span text:style-name="T367"><text:tab/></text:span><text:span text:style-name="T508">return</text:span><text:span text:style-name="T367"> 0;</text:span></text:p>
      <text:p text:style-name="P132">}</text:p>
      <text:p text:style-name="P132"/>
      <text:p text:style-name="P153"><text:span text:style-name="T279">What was printed to the standard output?</text:span><text:span text:style-name="T268"> </text:span><text:span text:style-name="T168">(</text:span><text:span text:style-name="T185">1</text:span><text:span text:style-name="T170">P</text:span><text:span text:style-name="T168">)</text:span></text:p>
      <text:p text:style-name="P72"><text:span text:style-name="T326">The standard output should contain consecutively:<text:line-break/><text:line-break/>a) on x64 architecture (pointer size is 8)</text:span><text:span text:style-name="T318"><text:line-break/></text:span><text:span text:style-name="T326">1600<text:line-break/>160<text:line-break/>8<text:line-break/><text:line-break/>b) on x86 architecture (pointer size is 4)<text:line-break/>800<text:line-break/>80<text:line-break/>4</text:span><text:span text:style-name="T318"><text:line-break/><text:line-break/></text:span><text:span text:style-name="T212">(</text:span><text:span text:style-name="T205">1</text:span><text:span text:style-name="T204">P</text:span><text:span text:style-name="T212">)</text:span></text:p>
      <text:p text:style-name="P100"><text:span text:style-name="T358">Task </text:span><text:span text:style-name="T382">32</text:span><text:span text:style-name="T358">.</text:span><text:span text:style-name="T360"> </text:span>(<text:span text:style-name="T455">2</text:span><text:span text:style-name="T454">P</text:span>)</text:p>
      <text:p text:style-name="P117">The following code was compiled:</text:p>
      <text:p text:style-name="P113"/>
      <text:p text:style-name="P113"><text:span text:style-name="T462">#include</text:span><text:span text:style-name="T526"> </text:span><text:span text:style-name="T470">&lt;</text:span><text:span text:style-name="T478">iostream</text:span><text:span text:style-name="T470">&gt;</text:span></text:p>
      <text:p text:style-name="P190"/>
      <text:p text:style-name="Standard"><text:span text:style-name="T13">int</text:span><text:span text:style-name="T361"> </text:span><text:span text:style-name="T502">main</text:span><text:span text:style-name="T361">()</text:span></text:p>
      <text:p text:style-name="P190">{</text:p>
      <text:p text:style-name="Standard"><text:span text:style-name="T361"><text:tab/></text:span><text:span text:style-name="T13">int</text:span><text:span text:style-name="T361"> </text:span><text:span text:style-name="T57">i</text:span><text:span text:style-name="T361"> = 1;</text:span></text:p>
      <text:p text:style-name="Standard"><text:span text:style-name="T361"><text:tab/></text:span><text:span text:style-name="T13">char</text:span><text:span text:style-name="T361"> </text:span><text:span text:style-name="T57">c</text:span><text:span text:style-name="T361"> = *</text:span><text:span text:style-name="T13">reinterpret_cast</text:span><text:span text:style-name="T361">&lt;</text:span><text:span text:style-name="T13">char</text:span><text:span text:style-name="T361">*&gt;(&amp;</text:span><text:span text:style-name="T57">i</text:span><text:span text:style-name="T361">);</text:span></text:p>
      <text:p text:style-name="Standard"><text:span text:style-name="T361"><text:tab/></text:span><text:span text:style-name="T509">if</text:span><text:span text:style-name="T361"> (</text:span><text:span text:style-name="T57">c</text:span><text:span text:style-name="T361"> == 1)</text:span></text:p>
      <text:p text:style-name="Standard"><text:span text:style-name="T361"><text:tab/><text:tab/></text:span><text:span text:style-name="T486">std</text:span><text:span text:style-name="T367">::</text:span><text:span text:style-name="T63">cout</text:span><text:span text:style-name="T367"> </text:span><text:span text:style-name="T26">&lt;&lt;</text:span><text:span text:style-name="T367"> </text:span><text:span text:style-name="T472">"</text:span><text:span text:style-name="T480">First byte is equal to 1</text:span><text:span text:style-name="T514">\n</text:span><text:span text:style-name="T472">"</text:span><text:span text:style-name="T367">;</text:span></text:p>
      <text:p text:style-name="Standard"><text:span text:style-name="T367"><text:tab/></text:span><text:span text:style-name="T508">else</text:span></text:p>
      <text:p text:style-name="Standard"><text:span text:style-name="T367"><text:tab/><text:tab/></text:span><text:span text:style-name="T486">std</text:span><text:span text:style-name="T367">::</text:span><text:span text:style-name="T63">cout</text:span><text:span text:style-name="T367"> </text:span><text:span text:style-name="T26">&lt;&lt;</text:span><text:span text:style-name="T367"> </text:span><text:span text:style-name="T472">"</text:span><text:span text:style-name="T480">Last byte is equal to 1</text:span><text:span text:style-name="T514">\n</text:span><text:span text:style-name="T472">"</text:span><text:span text:style-name="T367">;</text:span></text:p>
      <text:p text:style-name="Standard"><text:span text:style-name="T367"><text:tab/></text:span><text:span text:style-name="T508">return</text:span><text:span text:style-name="T367"> 0;</text:span></text:p>
      <text:p text:style-name="P132">}</text:p>
      <text:p text:style-name="P132"/>
      <text:p text:style-name="P153"><text:span text:style-name="T268">1. </text:span><text:span text:style-name="T280">What the above code may test?</text:span><text:span text:style-name="T268"> </text:span><text:span text:style-name="T168">(</text:span><text:span text:style-name="T185">1</text:span><text:span text:style-name="T170">P</text:span><text:span text:style-name="T168">)</text:span></text:p>
      <text:p text:style-name="P162"><text:span text:style-name="T280">2.</text:span><text:span text:style-name="T268"> </text:span><text:span text:style-name="T280">The code was executed. What was printed to the standard output?</text:span><text:span text:style-name="T268"> </text:span><text:span text:style-name="T168">(</text:span><text:span text:style-name="T185">1</text:span><text:span text:style-name="T170">P</text:span><text:span text:style-name="T168">)</text:span></text:p>
      <text:p text:style-name="P73"><text:span text:style-name="T318">1. </text:span><text:span text:style-name="T327">The given code tests endianness – order or sequence of bytes of a word of digital data in computer memory.</text:span></text:p>
      <text:p text:style-name="P162"><text:span text:style-name="T212">(</text:span><text:span text:style-name="T205">1</text:span><text:span text:style-name="T204">P</text:span><text:span text:style-name="T212">)</text:span></text:p>
      <text:p text:style-name="P179"/>
      <text:p text:style-name="P162"><text:span text:style-name="T327">2</text:span><text:span text:style-name="T318">. </text:span><text:span text:style-name="T327">It depends on what kind of endianness the processor use.<text:line-break/><text:line-break/>In case of little endian (the most significant bit is last):<text:line-break/>First byte is equal to 1<text:line-break/><text:line-break/>In case of big endian (the most significat bit is first):<text:line-break/>Last byte is equal to 1</text:span><text:span text:style-name="T318"><text:line-break/><text:line-break/></text:span><text:span text:style-name="T212">(</text:span><text:span text:style-name="T205">1</text:span><text:span text:style-name="T204">P</text:span><text:span text:style-name="T212">)</text:span><text:span text:style-name="T318"><text:line-break/><text:line-break/></text:span></text:p>
      <text:p text:style-name="P180"/>
      <text:p text:style-name="P153"/>
      <text:p text:style-name="P65"><text:span text:style-name="T225">Task </text:span><text:span text:style-name="T269">33</text:span><text:span text:style-name="T225">.</text:span><text:span text:style-name="T233"> </text:span><text:span text:style-name="T168">(</text:span><text:span text:style-name="T191">1</text:span><text:span text:style-name="T170">P</text:span><text:span text:style-name="T168">)</text:span></text:p>
      <text:p text:style-name="P118">Based on the following code solve the task:</text:p>
      <text:p text:style-name="P113"/>
      <text:p text:style-name="P113"><text:span text:style-name="T462">#include</text:span><text:span text:style-name="T526"> </text:span><text:span text:style-name="T470">&lt;</text:span><text:span text:style-name="T478">iostream</text:span><text:span text:style-name="T470">&gt;</text:span></text:p>
      <text:p text:style-name="P190"/>
      <text:p text:style-name="Standard"><text:span text:style-name="T13">int</text:span><text:span text:style-name="T361"> </text:span><text:span text:style-name="T502">main</text:span><text:span text:style-name="T361">()</text:span></text:p>
      <text:p text:style-name="P190">{</text:p>
      <text:p text:style-name="Standard"><text:span text:style-name="T361"><text:tab/></text:span><text:span text:style-name="T486">std</text:span><text:span text:style-name="T367">::</text:span><text:span text:style-name="T63">cout</text:span><text:span text:style-name="T367"> </text:span><text:span text:style-name="T26">&lt;&lt;</text:span><text:span text:style-name="T367"> </text:span><text:span text:style-name="T472">"</text:span><text:span text:style-name="T480">String</text:span><text:span text:style-name="T514">\n</text:span><text:span text:style-name="T472">"</text:span><text:span text:style-name="T367">;</text:span></text:p>
      <text:p text:style-name="Standard"><text:span text:style-name="T367"><text:tab/></text:span><text:span text:style-name="T486">std</text:span><text:span text:style-name="T367">::</text:span><text:span text:style-name="T63">cout</text:span><text:span text:style-name="T367"> </text:span><text:span text:style-name="T26">&lt;&lt;</text:span><text:span text:style-name="T367"> </text:span><text:span text:style-name="T472">"</text:span><text:span text:style-name="T480">String</text:span><text:span text:style-name="T472">"</text:span><text:span text:style-name="T367"> </text:span><text:span text:style-name="T26">&lt;&lt;</text:span><text:span text:style-name="T367"> </text:span><text:span text:style-name="T486">std</text:span><text:span text:style-name="T367">::</text:span><text:span text:style-name="T498">endl</text:span><text:span text:style-name="T367">;</text:span></text:p>
      <text:p text:style-name="Standard"><text:span text:style-name="T367"><text:tab/></text:span><text:span text:style-name="T508">return</text:span><text:span text:style-name="T367"> 0;</text:span></text:p>
      <text:p text:style-name="P132">}</text:p>
      <text:p text:style-name="P163"><text:span text:style-name="T281">What is the difference between these two </text:span><text:span text:style-name="T489">std</text:span><text:span text:style-name="T369">::</text:span><text:span text:style-name="T64">cout</text:span><text:span text:style-name="T281">?</text:span><text:span text:style-name="T268"> </text:span><text:span text:style-name="T168">(</text:span><text:span text:style-name="T185">1</text:span><text:span text:style-name="T170">P</text:span><text:span text:style-name="T168">)</text:span></text:p>
      <text:p text:style-name="P74"><text:span text:style-name="T328">The only difference is that </text:span><text:span text:style-name="T489">std</text:span><text:span text:style-name="T369">::</text:span><text:span text:style-name="T499">endl </text:span><text:span text:style-name="T328">flushes the output buffer, and </text:span><text:span text:style-name="T515">\n </text:span><text:span text:style-name="T328">doesn’t. If you don’t want the buffer flushed frequently, use </text:span><text:span text:style-name="T515">\n</text:span><text:span text:style-name="T328">. If you want to get all the output and the program is unstable use </text:span><text:span text:style-name="T489">std</text:span><text:span text:style-name="T369">::</text:span><text:span text:style-name="T499">endl</text:span><text:span text:style-name="T328">.</text:span></text:p>
      <text:p text:style-name="P163"><text:span text:style-name="T318"><text:line-break/></text:span><text:span text:style-name="T490">std</text:span><text:span text:style-name="T371">::</text:span><text:span text:style-name="T65">cout</text:span><text:span text:style-name="T371"> </text:span><text:span text:style-name="T28">&lt;&lt;</text:span><text:span text:style-name="T371"> </text:span><text:span text:style-name="T474">"</text:span><text:span text:style-name="T482">String</text:span><text:span text:style-name="T474">"</text:span><text:span text:style-name="T371"> </text:span><text:span text:style-name="T28">&lt;&lt;</text:span><text:span text:style-name="T371"> </text:span><text:span text:style-name="T490">std</text:span><text:span text:style-name="T371">::</text:span><text:span text:style-name="T500">endl</text:span><text:span text:style-name="T371">;<text:line-break/></text:span><text:span text:style-name="T318"><text:line-break/></text:span><text:span text:style-name="T328">Is equivalent to:<text:line-break/><text:line-break/></text:span><text:span text:style-name="T489">std</text:span><text:span text:style-name="T369">::</text:span><text:span text:style-name="T64">cout</text:span><text:span text:style-name="T369"> </text:span><text:span text:style-name="T27">&lt;&lt;</text:span><text:span text:style-name="T369"> </text:span><text:span text:style-name="T473">"</text:span><text:span text:style-name="T481">String</text:span><text:span text:style-name="T515">\n</text:span><text:span text:style-name="T473">"</text:span><text:span text:style-name="T369"> </text:span><text:span text:style-name="T27">&lt;&lt;</text:span><text:span text:style-name="T369"> </text:span><text:span text:style-name="T489">std</text:span><text:span text:style-name="T369">::</text:span><text:span text:style-name="T499">flush</text:span><text:span text:style-name="T369">;</text:span></text:p>
      <text:p text:style-name="P163"><text:span text:style-name="T318"><text:line-break/><text:line-break/></text:span><text:span text:style-name="T212">(</text:span><text:span text:style-name="T205">1</text:span><text:span text:style-name="T204">P</text:span><text:span text:style-name="T212">)</text:span></text:p>
      <text:p text:style-name="P66"><text:span text:style-name="T225">Task </text:span><text:span text:style-name="T269">3</text:span><text:span text:style-name="T270">4</text:span><text:span text:style-name="T225">.</text:span><text:span text:style-name="T233"> </text:span><text:span text:style-name="T168">(</text:span><text:span text:style-name="T192">2</text:span><text:span text:style-name="T170">P</text:span><text:span text:style-name="T168">)</text:span></text:p>
      <text:p text:style-name="P119">Assuming that the following code was compiled and executed on the machine with little endian bytes order <text:span text:style-name="T529">and the size of </text:span><text:span text:style-name="T20">int</text:span><text:span text:style-name="T529"> is 4 bytes</text:span>:</text:p>
      <text:p text:style-name="P114"/>
      <text:p text:style-name="P114"><text:span text:style-name="T462">#include</text:span><text:span text:style-name="T526"> </text:span><text:span text:style-name="T470">&lt;</text:span><text:span text:style-name="T478">stdio.h</text:span><text:span text:style-name="T470">&gt;</text:span></text:p>
      <text:p text:style-name="P190"/>
      <text:p text:style-name="Standard"><text:span text:style-name="T13">struct</text:span><text:span text:style-name="T361"> </text:span><text:span text:style-name="T492">Block</text:span></text:p>
      <text:p text:style-name="P190">{</text:p>
      <text:p text:style-name="Standard"><text:span text:style-name="T361"><text:tab/></text:span><text:span text:style-name="T13">int</text:span><text:span text:style-name="T361"> </text:span><text:span text:style-name="T57">a</text:span><text:span text:style-name="T361">[3] = { 1, 2, 3 };</text:span></text:p>
      <text:p text:style-name="Standard"><text:span text:style-name="T361"><text:tab/></text:span><text:span text:style-name="T13">int</text:span><text:span text:style-name="T361"> </text:span><text:span text:style-name="T57">b</text:span><text:span text:style-name="T361">[3] = { 4, 5, 6 };</text:span></text:p>
      <text:p text:style-name="Standard"><text:span text:style-name="T361"><text:tab/></text:span><text:span text:style-name="T13">unsigned</text:span><text:span text:style-name="T361"> </text:span><text:span text:style-name="T13">char</text:span><text:span text:style-name="T361"> </text:span><text:span text:style-name="T57">ch</text:span><text:span text:style-name="T361">[4] = { 0, 1, 0, 0 };</text:span></text:p>
      <text:p text:style-name="Standard"><text:span text:style-name="T361"><text:tab/></text:span><text:span text:style-name="T13">int</text:span><text:span text:style-name="T361"> </text:span><text:span text:style-name="T57">c</text:span><text:span text:style-name="T361">[3] = { 7, 8, 9 };</text:span></text:p>
      <text:p text:style-name="P190">};</text:p>
      <text:p text:style-name="P190"/>
      <text:p text:style-name="Standard"><text:span text:style-name="T13">int</text:span><text:span text:style-name="T361"> </text:span><text:span text:style-name="T502">main</text:span><text:span text:style-name="T361">()</text:span></text:p>
      <text:p text:style-name="P190">{</text:p>
      <text:p text:style-name="Standard"><text:span text:style-name="T361"><text:tab/></text:span><text:span text:style-name="T492">Block</text:span><text:span text:style-name="T361"> </text:span><text:span text:style-name="T57">block</text:span><text:span text:style-name="T361">;</text:span></text:p>
      <text:p text:style-name="Standard"><text:span text:style-name="T361"><text:tab/></text:span><text:span text:style-name="T13">int</text:span><text:span text:style-name="T361">* </text:span><text:span text:style-name="T57">ptr</text:span><text:span text:style-name="T361"> = (</text:span><text:span text:style-name="T13">int</text:span><text:span text:style-name="T361">*)(&amp;</text:span><text:span text:style-name="T57">block</text:span><text:span text:style-name="T361">.</text:span><text:span text:style-name="T57">b</text:span><text:span text:style-name="T361"> + 1);</text:span></text:p>
      <text:p text:style-name="Standard"><text:span text:style-name="T361"><text:tab/></text:span><text:span text:style-name="T498">printf</text:span><text:span text:style-name="T367">(</text:span><text:span text:style-name="T472">"</text:span><text:span text:style-name="T480">%d %d %d</text:span><text:span text:style-name="T472">"</text:span><text:span text:style-name="T367">, *(</text:span><text:span text:style-name="T61">block</text:span><text:span text:style-name="T367">.</text:span><text:span text:style-name="T61">b</text:span><text:span text:style-name="T367"> + 1), *(</text:span><text:span text:style-name="T61">ptr</text:span><text:span text:style-name="T367"> - 1), *</text:span><text:span text:style-name="T61">ptr</text:span><text:span text:style-name="T367">);</text:span></text:p>
      <text:p text:style-name="Standard"><text:span text:style-name="T367"><text:tab/></text:span><text:span text:style-name="T508">return</text:span><text:span text:style-name="T367"> 0;</text:span></text:p>
      <text:p text:style-name="P133">}</text:p>
      <text:p text:style-name="P133"/>
      <text:p text:style-name="P154"><text:span text:style-name="T282">What was printed to the output?</text:span><text:span text:style-name="T268"> </text:span><text:span text:style-name="T283">Explain why. </text:span><text:span text:style-name="T168">(</text:span><text:span text:style-name="T192">2</text:span><text:span text:style-name="T170">P</text:span><text:span text:style-name="T168">)</text:span></text:p>
      <text:p text:style-name="P75"><text:span text:style-name="T329">The following values were printed to the output:</text:span><text:span text:style-name="T318"><text:line-break/></text:span><text:span text:style-name="T330">5 6 256</text:span><text:span text:style-name="T318"><text:line-break/><text:line-break/></text:span><text:span text:style-name="T330">Explanation:<text:line-break/>1. </text:span><text:span text:style-name="T372">*(</text:span><text:span text:style-name="T62">block</text:span><text:span text:style-name="T372">.</text:span><text:span text:style-name="T62">b</text:span><text:span text:style-name="T372"> + 1)</text:span><text:span text:style-name="T350"> </text:span><text:span text:style-name="T330">field b is dereferenced and incremented by 1, it is equivalent to </text:span><text:span text:style-name="T59">block</text:span><text:span text:style-name="T365">.</text:span><text:span text:style-name="T59">b</text:span><text:span text:style-name="T365">[1]</text:span><text:span text:style-name="T330"><text:line-break/>2. </text:span><text:span text:style-name="T59">ptr</text:span><text:span text:style-name="T299"> </text:span><text:span text:style-name="T330">- points to field </text:span><text:span text:style-name="T59">ch</text:span><text:span text:style-name="T330">, - </text:span><text:span text:style-name="T365">(</text:span><text:span text:style-name="T17">int</text:span><text:span text:style-name="T365">*)(&amp;</text:span><text:span text:style-name="T59">block</text:span><text:span text:style-name="T365">.</text:span><text:span text:style-name="T59">b</text:span><text:span text:style-name="T365"> + 1)</text:span><text:span text:style-name="T299"> </text:span><text:span text:style-name="T365">-</text:span><text:span text:style-name="T299"> </text:span><text:span text:style-name="T330">firstly the address of field </text:span><text:span text:style-name="T59">b</text:span><text:span text:style-name="T330"> is taken, the incrementation moves address by 12 bytes then the address is converted statically to </text:span><text:span text:style-name="T17">int</text:span><text:span text:style-name="T365">*</text:span><text:span text:style-name="T330"><text:line-break/>3. Char array </text:span><text:span text:style-name="T17">unsigned</text:span><text:span text:style-name="T365"> </text:span><text:span text:style-name="T17">char</text:span><text:span text:style-name="T365"> </text:span><text:span text:style-name="T59">ch</text:span><text:span text:style-name="T365">[4] = { 0, 1, 0, 0 }</text:span><text:span text:style-name="T299"> </text:span><text:span text:style-name="T330">converted to </text:span><text:span text:style-name="T17">int</text:span><text:span text:style-name="T330"> is 256 – (the 8th bit is set).<text:line-break/>4. </text:span><text:span text:style-name="T372">*(</text:span><text:span text:style-name="T62">ptr</text:span><text:span text:style-name="T372"> - 1)</text:span><text:span text:style-name="T350"> </text:span><text:span text:style-name="T330">- ptr is decreased by 4 bytes and dereferenced, the value hold by this memory address is 6<text:line-break/></text:span><text:span text:style-name="T318"><text:line-break/></text:span><text:span text:style-name="T212">(</text:span><text:span text:style-name="T207">2</text:span><text:span text:style-name="T204">P</text:span><text:span text:style-name="T212">)</text:span></text:p>
      <text:p text:style-name="P66"><text:span text:style-name="T225">Task </text:span><text:span text:style-name="T269">3</text:span><text:span text:style-name="T270">5</text:span><text:span text:style-name="T225">.</text:span><text:span text:style-name="T233"> </text:span><text:span text:style-name="T168">(</text:span><text:span text:style-name="T193">1</text:span><text:span text:style-name="T170">P</text:span><text:span text:style-name="T168">)</text:span></text:p>
      <text:p text:style-name="P120">Based on the code give below answer the question:</text:p>
      <text:p text:style-name="P114"/>
      <text:p text:style-name="P114"><text:span text:style-name="T465">#include</text:span><text:span text:style-name="T526"> </text:span><text:span text:style-name="T470">&lt;</text:span><text:span text:style-name="T478">iostream</text:span><text:span text:style-name="T470">&gt;</text:span></text:p>
      <text:p text:style-name="P190"/>
      <text:p text:style-name="Standard"><text:span text:style-name="T462">#define</text:span><text:span text:style-name="T361"> </text:span><text:span text:style-name="T524">watch</text:span><text:span text:style-name="T361">(</text:span><text:span text:style-name="T63">x</text:span><text:span text:style-name="T367">) </text:span><text:span text:style-name="T486">std</text:span><text:span text:style-name="T367">::</text:span><text:span text:style-name="T63">cout</text:span><text:span text:style-name="T367"> &lt;&lt; #x &lt;&lt; </text:span><text:span text:style-name="T472">"</text:span><text:span text:style-name="T480"> is equal to </text:span><text:span text:style-name="T472">"</text:span><text:span text:style-name="T367"> &lt;&lt; </text:span><text:span text:style-name="T63">x</text:span><text:span text:style-name="T367"> &lt;&lt; </text:span><text:span text:style-name="T472">"</text:span><text:span text:style-name="T480">\n</text:span><text:span text:style-name="T472">"</text:span><text:span text:style-name="T367">;</text:span></text:p>
      <text:p text:style-name="P191"/>
      <text:p text:style-name="Standard"><text:span text:style-name="T22">int</text:span><text:span text:style-name="T367"> </text:span><text:span text:style-name="T519">function</text:span><text:span text:style-name="T367">()</text:span></text:p>
      <text:p text:style-name="P191">{</text:p>
      <text:p text:style-name="Standard"><text:span text:style-name="T367"><text:tab/></text:span><text:span text:style-name="T508">return</text:span><text:span text:style-name="T367"> 1;</text:span></text:p>
      <text:p text:style-name="P191">}</text:p>
      <text:p text:style-name="P191"/>
      <text:p text:style-name="Standard"><text:span text:style-name="T22">int</text:span><text:span text:style-name="T367"> </text:span><text:span text:style-name="T501">main</text:span><text:span text:style-name="T367">()</text:span></text:p>
      <text:p text:style-name="P191">{</text:p>
      <text:p text:style-name="Standard"><text:span text:style-name="T367"><text:tab/></text:span><text:span text:style-name="T22">int</text:span><text:span text:style-name="T367"> </text:span><text:span text:style-name="T61">i</text:span><text:span text:style-name="T367"> = 0xFF;</text:span></text:p>
      <text:p text:style-name="Standard"><text:span text:style-name="T367"><text:tab/></text:span><text:span text:style-name="T22">int</text:span><text:span text:style-name="T367">* </text:span><text:span text:style-name="T61">j</text:span><text:span text:style-name="T367"> = &amp;</text:span><text:span text:style-name="T61">i</text:span><text:span text:style-name="T367">;</text:span></text:p>
      <text:p text:style-name="Standard"><text:span text:style-name="T367"><text:tab/></text:span><text:span text:style-name="T525">watch</text:span><text:span text:style-name="T367">(</text:span><text:span text:style-name="T61">i</text:span><text:span text:style-name="T367">);</text:span></text:p>
      <text:p text:style-name="Standard"><text:span text:style-name="T367"><text:tab/></text:span><text:span text:style-name="T525">watch</text:span><text:span text:style-name="T367">(*</text:span><text:span text:style-name="T61">j</text:span><text:span text:style-name="T367">);</text:span></text:p>
      <text:p text:style-name="Standard"><text:span text:style-name="T367"><text:tab/></text:span><text:span text:style-name="T525">watch</text:span><text:span text:style-name="T367">(</text:span><text:span text:style-name="T519">function</text:span><text:span text:style-name="T367">());</text:span></text:p>
      <text:p text:style-name="Standard"><text:span text:style-name="T367"><text:tab/></text:span><text:span text:style-name="T508">return</text:span><text:span text:style-name="T367"> 0;</text:span></text:p>
      <text:p text:style-name="P133">}</text:p>
      <text:p text:style-name="P165"><text:span text:style-name="T285">What </text:span><text:span text:style-name="T370">#</text:span><text:span text:style-name="T285"> prefix in the keyword </text:span><text:span text:style-name="T370">#x</text:span><text:span text:style-name="T285"> does in the above define</text:span><text:span text:style-name="T284">?</text:span><text:span text:style-name="T168">(</text:span><text:span text:style-name="T185">1</text:span><text:span text:style-name="T170">P</text:span><text:span text:style-name="T168">)</text:span></text:p>
      <text:p text:style-name="P76"><text:span text:style-name="T331">The </text:span><text:span text:style-name="T373">#x</text:span><text:span text:style-name="T331"> keyword will be replaced with expression passed to watch define, so that the output for the executed code will look like this:</text:span></text:p>
      <text:p text:style-name="P164"><text:span text:style-name="T331">i is equal to 255<text:line-break/>*j is equal to 255<text:line-break/>function() is equal to 1</text:span><text:span text:style-name="T318"><text:line-break/><text:line-break/></text:span><text:span text:style-name="T212">(</text:span><text:span text:style-name="T205">1</text:span><text:span text:style-name="T204">P</text:span><text:span text:style-name="T212">)</text:span></text:p>
      <text:p text:style-name="P66"><text:span text:style-name="T225">Task </text:span><text:span text:style-name="T269">3</text:span><text:span text:style-name="T270">6</text:span><text:span text:style-name="T225">.</text:span><text:span text:style-name="T233"> </text:span><text:span text:style-name="T168">(</text:span><text:span text:style-name="T194">1</text:span><text:span text:style-name="T170">P</text:span><text:span text:style-name="T168">)</text:span></text:p>
      <text:p text:style-name="P166"><text:span text:style-name="T286">The following code was compiled and executed without any errors:<text:line-break/><text:line-break/></text:span><text:span text:style-name="T16">class</text:span><text:span text:style-name="T361"> </text:span><text:span text:style-name="T492">Foo</text:span></text:p>
      <text:p text:style-name="P190">{</text:p>
      <text:p text:style-name="Standard"><text:span text:style-name="T13">public</text:span><text:span text:style-name="T361">:</text:span></text:p>
      <text:p text:style-name="Standard"><text:span text:style-name="T361"><text:tab/></text:span><text:span text:style-name="T492">Foo</text:span><text:span text:style-name="T361">(</text:span><text:span text:style-name="T13">int</text:span><text:span text:style-name="T361"> </text:span><text:span text:style-name="T57">data</text:span><text:span text:style-name="T361">) : </text:span><text:span text:style-name="T57">m_data</text:span><text:span text:style-name="T361">(</text:span><text:span text:style-name="T57">data</text:span><text:span text:style-name="T361">)</text:span></text:p>
      <text:p text:style-name="P190"><text:tab/>{</text:p>
      <text:p text:style-name="P190"><text:tab/>}</text:p>
      <text:p text:style-name="P190"/>
      <text:p text:style-name="Standard"><text:span text:style-name="T361"><text:tab/></text:span><text:span text:style-name="T13">int</text:span><text:span text:style-name="T361"> </text:span><text:span text:style-name="T502">get</text:span><text:span text:style-name="T361">()</text:span></text:p>
      <text:p text:style-name="P190"><text:tab/>{</text:p>
      <text:p text:style-name="Standard"><text:span text:style-name="T361"><text:tab/><text:tab/></text:span><text:span text:style-name="T509">return</text:span><text:span text:style-name="T361"> </text:span><text:span text:style-name="T57">m_data</text:span><text:span text:style-name="T361">;</text:span></text:p>
      <text:p text:style-name="P190"><text:tab/>}</text:p>
      <text:p text:style-name="P190"/>
      <text:p text:style-name="Standard"><text:span text:style-name="T13">private</text:span><text:span text:style-name="T361">:</text:span></text:p>
      <text:p text:style-name="Standard"><text:span text:style-name="T361"><text:tab/></text:span><text:span text:style-name="T13">int</text:span><text:span text:style-name="T361"> </text:span><text:span text:style-name="T57">m_data</text:span><text:span text:style-name="T361">;</text:span></text:p>
      <text:p text:style-name="P190">};</text:p>
      <text:p text:style-name="P190"/>
      <text:p text:style-name="Standard"><text:span text:style-name="T13">void</text:span><text:span text:style-name="T361"> </text:span><text:span text:style-name="T502">callme</text:span><text:span text:style-name="T361">(</text:span><text:span text:style-name="T492">Foo</text:span><text:span text:style-name="T361"> </text:span><text:span text:style-name="T57">foo</text:span><text:span text:style-name="T361">)</text:span></text:p>
      <text:p text:style-name="P190">{</text:p>
      <text:p text:style-name="Standard"><text:span text:style-name="T361"><text:tab/></text:span><text:span text:style-name="T13">int</text:span><text:span text:style-name="T361"> </text:span><text:span text:style-name="T57">i</text:span><text:span text:style-name="T361"> = </text:span><text:span text:style-name="T57">foo</text:span><text:span text:style-name="T361">.</text:span><text:span text:style-name="T502">get</text:span><text:span text:style-name="T361">();</text:span></text:p>
      <text:p text:style-name="P190">}</text:p>
      <text:p text:style-name="P190"/>
      <text:p text:style-name="Standard"><text:span text:style-name="T13">int</text:span><text:span text:style-name="T361"> </text:span><text:span text:style-name="T502">main</text:span><text:span text:style-name="T361">()</text:span></text:p>
      <text:p text:style-name="P190">{</text:p>
      <text:p text:style-name="Standard"><text:span text:style-name="T361"><text:tab/></text:span><text:span text:style-name="T502">callme</text:span><text:span text:style-name="T361">(42);</text:span></text:p>
      <text:p text:style-name="Standard"><text:span text:style-name="T361"><text:tab/></text:span><text:span text:style-name="T509">return</text:span><text:span text:style-name="T361"> 0;</text:span></text:p>
      <text:p text:style-name="P138">}</text:p>
      <text:p text:style-name="P166"><text:span text:style-name="T286"><text:line-break/>Disallow compiler to perform implicit conversion to resolve the parameters to a function. The changes may be applied only to </text:span><text:span text:style-name="T497">Foo</text:span><text:span text:style-name="T286"> </text:span><text:span text:style-name="T16">class</text:span><text:span text:style-name="T298">.</text:span><text:span text:style-name="T268"> </text:span><text:span text:style-name="T168">(</text:span><text:span text:style-name="T194">1</text:span><text:span text:style-name="T170">P</text:span><text:span text:style-name="T168">)</text:span></text:p>
      <text:p text:style-name="P77"><text:span text:style-name="T318">The solution is to add </text:span><text:span text:style-name="T15">explicit</text:span><text:span text:style-name="T332"> keyword:</text:span><text:span text:style-name="T318"><text:line-break/><text:line-break/></text:span><text:span text:style-name="T21">class</text:span><text:span text:style-name="T361"> </text:span><text:span text:style-name="T492">Foo</text:span></text:p>
      <text:p text:style-name="P190">{</text:p>
      <text:p text:style-name="Standard"><text:span text:style-name="T13">public</text:span><text:span text:style-name="T361">:</text:span></text:p>
      <text:p text:style-name="Standard"><text:span text:style-name="T361"><text:tab/></text:span><text:span text:style-name="T13">explicit</text:span><text:span text:style-name="T361"> </text:span><text:span text:style-name="T492">Foo</text:span><text:span text:style-name="T361">(</text:span><text:span text:style-name="T13">int</text:span><text:span text:style-name="T361"> </text:span><text:span text:style-name="T57">data</text:span><text:span text:style-name="T361">) : </text:span><text:span text:style-name="T57">m_data</text:span><text:span text:style-name="T361">(</text:span><text:span text:style-name="T57">data</text:span><text:span text:style-name="T361">)</text:span></text:p>
      <text:p text:style-name="P190"><text:tab/>{</text:p>
      <text:p text:style-name="P190"><text:tab/>}</text:p>
      <text:p text:style-name="P190"/>
      <text:p text:style-name="Standard"><text:span text:style-name="T361"><text:tab/></text:span><text:span text:style-name="T13">int</text:span><text:span text:style-name="T361"> </text:span><text:span text:style-name="T502">get</text:span><text:span text:style-name="T361">()</text:span></text:p>
      <text:p text:style-name="P190"><text:tab/>{</text:p>
      <text:p text:style-name="Standard"><text:span text:style-name="T361"><text:tab/><text:tab/></text:span><text:span text:style-name="T509">return</text:span><text:span text:style-name="T361"> </text:span><text:span text:style-name="T57">m_data</text:span><text:span text:style-name="T361">;</text:span></text:p>
      <text:p text:style-name="P190"><text:tab/>}</text:p>
      <text:p text:style-name="P190"/>
      <text:p text:style-name="Standard"><text:span text:style-name="T13">private</text:span><text:span text:style-name="T361">:</text:span></text:p>
      <text:p text:style-name="Standard"><text:span text:style-name="T361"><text:tab/></text:span><text:span text:style-name="T13">int</text:span><text:span text:style-name="T361"> </text:span><text:span text:style-name="T57">m_data</text:span><text:span text:style-name="T361">;</text:span></text:p>
      <text:p text:style-name="P138">};</text:p>
      <text:p text:style-name="P166"><text:span text:style-name="T318"><text:line-break/></text:span><text:span text:style-name="T332">Now in the </text:span><text:span text:style-name="T505">main</text:span><text:span text:style-name="T332"> function we are forced to explicitly use constructor:</text:span></text:p>
      <text:p text:style-name="P166"><text:span text:style-name="T15">int</text:span><text:span text:style-name="T361"> </text:span><text:span text:style-name="T502">main</text:span><text:span text:style-name="T361">()</text:span></text:p>
      <text:p text:style-name="P190">{</text:p>
      <text:p text:style-name="Standard"><text:span text:style-name="T361"><text:tab/></text:span><text:span text:style-name="T502">callme</text:span><text:span text:style-name="T361">(</text:span><text:span text:style-name="T492">Foo</text:span><text:span text:style-name="T361">(42));</text:span></text:p>
      <text:p text:style-name="Standard"><text:span text:style-name="T361"><text:tab/></text:span><text:span text:style-name="T509">return</text:span><text:span text:style-name="T361"> 0;</text:span></text:p>
      <text:p text:style-name="P138">}</text:p>
      <text:p text:style-name="P166"><text:span text:style-name="T318"><text:line-break/></text:span><text:span text:style-name="T212">(</text:span><text:span text:style-name="T205">1</text:span><text:span text:style-name="T204">P</text:span><text:span text:style-name="T212">)</text:span></text:p>
      <text:p text:style-name="P101"><text:span text:style-name="T358">Task </text:span><text:span text:style-name="T382">3</text:span><text:span text:style-name="T385">7</text:span><text:span text:style-name="T358">.</text:span><text:span text:style-name="T360"> </text:span>(<text:span text:style-name="T455">2</text:span><text:span text:style-name="T454">P</text:span>)</text:p>
      <text:p text:style-name="P121">Based on the below code, solve the task:</text:p>
      <text:p text:style-name="P114"/>
      <text:p text:style-name="P114"><text:span text:style-name="T462">#include</text:span><text:span text:style-name="T526"> </text:span><text:span text:style-name="T470">&lt;</text:span><text:span text:style-name="T478">iostream</text:span><text:span text:style-name="T470">&gt;</text:span></text:p>
      <text:p text:style-name="P190"/>
      <text:p text:style-name="Standard"><text:span text:style-name="T13">namespace</text:span><text:span text:style-name="T361"> </text:span><text:span text:style-name="T492">A</text:span></text:p>
      <text:p text:style-name="P190">{</text:p>
      <text:p text:style-name="Standard"><text:span text:style-name="T361"><text:tab/></text:span><text:span text:style-name="T13">struct</text:span><text:span text:style-name="T361"> </text:span><text:span text:style-name="T492">X</text:span></text:p>
      <text:p text:style-name="P190"><text:tab/>{</text:p>
      <text:p text:style-name="P190"><text:tab/>};</text:p>
      <text:p text:style-name="P190"/>
      <text:p text:style-name="Standard"><text:span text:style-name="T361"><text:tab/></text:span><text:span text:style-name="T13">void</text:span><text:span text:style-name="T361"> </text:span><text:span text:style-name="T502">g</text:span><text:span text:style-name="T361">(</text:span><text:span text:style-name="T492">X</text:span><text:span text:style-name="T361"> </text:span><text:span text:style-name="T57">x</text:span><text:span text:style-name="T361">)</text:span></text:p>
      <text:p text:style-name="P190"><text:tab/>{</text:p>
      <text:p text:style-name="Standard"><text:span text:style-name="T361"><text:tab/><text:tab/></text:span><text:span text:style-name="T486">std</text:span><text:span text:style-name="T367">::</text:span><text:span text:style-name="T63">cout</text:span><text:span text:style-name="T367"> </text:span><text:span text:style-name="T26">&lt;&lt;</text:span><text:span text:style-name="T367"> </text:span><text:span text:style-name="T472">"</text:span><text:span text:style-name="T480">calling A::g()</text:span><text:span text:style-name="T514">\n</text:span><text:span text:style-name="T472">"</text:span><text:span text:style-name="T367">;</text:span></text:p>
      <text:p text:style-name="P191"><text:tab/>}</text:p>
      <text:p text:style-name="P191">}</text:p>
      <text:p text:style-name="P191"/>
      <text:p text:style-name="Standard"><text:span text:style-name="T22">struct</text:span><text:span text:style-name="T367"> </text:span><text:span text:style-name="T491">B</text:span></text:p>
      <text:p text:style-name="P191">{</text:p>
      <text:p text:style-name="Standard"><text:span text:style-name="T367"><text:tab/></text:span><text:span text:style-name="T22">void</text:span><text:span text:style-name="T367"> </text:span><text:span text:style-name="T501">g</text:span><text:span text:style-name="T367">(</text:span><text:span text:style-name="T491">A</text:span><text:span text:style-name="T367">::</text:span><text:span text:style-name="T491">X</text:span><text:span text:style-name="T367"> </text:span><text:span text:style-name="T61">x</text:span><text:span text:style-name="T367">)</text:span></text:p>
      <text:p text:style-name="P191"><text:tab/>{</text:p>
      <text:p text:style-name="Standard"><text:span text:style-name="T367"><text:tab/><text:tab/></text:span><text:span text:style-name="T486">std</text:span><text:span text:style-name="T367">::</text:span><text:span text:style-name="T63">cout</text:span><text:span text:style-name="T367"> </text:span><text:span text:style-name="T26">&lt;&lt;</text:span><text:span text:style-name="T367"> </text:span><text:span text:style-name="T472">"</text:span><text:span text:style-name="T480">calling B::g()</text:span><text:span text:style-name="T514">\n</text:span><text:span text:style-name="T472">"</text:span><text:span text:style-name="T367">;</text:span></text:p>
      <text:p text:style-name="P191"><text:tab/>}</text:p>
      <text:p text:style-name="P191">};</text:p>
      <text:p text:style-name="P191"/>
      <text:p text:style-name="Standard"><text:span text:style-name="T22">class</text:span><text:span text:style-name="T367"> </text:span><text:span text:style-name="T491">C</text:span><text:span text:style-name="T367"> : </text:span><text:span text:style-name="T22">public</text:span><text:span text:style-name="T367"> </text:span><text:span text:style-name="T491">B</text:span></text:p>
      <text:p text:style-name="P191">{</text:p>
      <text:p text:style-name="Standard"><text:span text:style-name="T22">public</text:span><text:span text:style-name="T367">:</text:span></text:p>
      <text:p text:style-name="Standard"><text:span text:style-name="T367"><text:tab/></text:span><text:span text:style-name="T22">void</text:span><text:span text:style-name="T367"> </text:span><text:span text:style-name="T501">j</text:span><text:span text:style-name="T367">()</text:span></text:p>
      <text:p text:style-name="P191"><text:tab/>{</text:p>
      <text:p text:style-name="Standard"><text:span text:style-name="T367"><text:tab/><text:tab/></text:span><text:span text:style-name="T491">A</text:span><text:span text:style-name="T367">::</text:span><text:span text:style-name="T491">X</text:span><text:span text:style-name="T367"> </text:span><text:span text:style-name="T61">x</text:span><text:span text:style-name="T367">;</text:span></text:p>
      <text:p text:style-name="Standard"><text:span text:style-name="T367"><text:tab/><text:tab/></text:span><text:span text:style-name="T501">g</text:span><text:span text:style-name="T367">(</text:span><text:span text:style-name="T61">x</text:span><text:span text:style-name="T367">);</text:span></text:p>
      <text:p text:style-name="P191"><text:tab/>}</text:p>
      <text:p text:style-name="P191">};</text:p>
      <text:p text:style-name="P191"/>
      <text:p text:style-name="Standard"><text:span text:style-name="T22">int</text:span><text:span text:style-name="T367"> </text:span><text:span text:style-name="T501">main</text:span><text:span text:style-name="T367">()</text:span></text:p>
      <text:p text:style-name="P191">{</text:p>
      <text:p text:style-name="Standard"><text:span text:style-name="T367"><text:tab/></text:span><text:span text:style-name="T491">A</text:span><text:span text:style-name="T367">::</text:span><text:span text:style-name="T491">X</text:span><text:span text:style-name="T367"> </text:span><text:span text:style-name="T61">x</text:span><text:span text:style-name="T367">;</text:span></text:p>
      <text:p text:style-name="Standard"><text:span text:style-name="T367"><text:tab/></text:span><text:span text:style-name="T501">g</text:span><text:span text:style-name="T367">(</text:span><text:span text:style-name="T61">x</text:span><text:span text:style-name="T367">);</text:span></text:p>
      <text:p text:style-name="Standard"><text:span text:style-name="T367"><text:tab/></text:span><text:span text:style-name="T491">C</text:span><text:span text:style-name="T367"> </text:span><text:span text:style-name="T61">c</text:span><text:span text:style-name="T367">;</text:span></text:p>
      <text:p text:style-name="Standard"><text:span text:style-name="T367"><text:tab/></text:span><text:span text:style-name="T61">c</text:span><text:span text:style-name="T367">.</text:span><text:span text:style-name="T501">j</text:span><text:span text:style-name="T367">();</text:span></text:p>
      <text:p text:style-name="Standard"><text:span text:style-name="T367"><text:tab/></text:span><text:span text:style-name="T508">return</text:span><text:span text:style-name="T367"> 0;</text:span></text:p>
      <text:p text:style-name="P133">}</text:p>
      <text:p text:style-name="P133"/>
      <text:p text:style-name="P121">Does the above code compiles without any errors? What was printed to the output? Explain why.</text:p>
      <text:p text:style-name="P167"><text:span text:style-name="T168">(</text:span><text:span text:style-name="T195">2</text:span><text:span text:style-name="T170">P</text:span><text:span text:style-name="T168">)</text:span></text:p>
      <text:p text:style-name="P103"><text:span text:style-name="T333">C</text:span><text:span text:style-name="T314">ode compiles without any errors.</text:span></text:p>
      <text:p text:style-name="P167"><text:span text:style-name="T333">The following strings were printed:</text:span><text:span text:style-name="T318"><text:line-break/></text:span><text:span text:style-name="T333">calling A::g()<text:line-break/>calling B::g()</text:span><text:span text:style-name="T318"><text:line-break/><text:line-break/></text:span><text:span text:style-name="T333">The first line of the output shows the Koenig Lookup example. If the compiler have not found the g() function it starts to search inside variable scope (A scope).</text:span></text:p>
      <text:p text:style-name="P185"><text:span text:style-name="T314">The second line of the output shows the priority class towards namespace. Class and its parents </text:span><text:span text:style-name="T334">are always taken first into consideration by compiler.</text:span></text:p>
      <text:p text:style-name="P167"><text:span text:style-name="T318"><text:line-break/></text:span><text:span text:style-name="T212">(</text:span><text:span text:style-name="T208">2</text:span><text:span text:style-name="T204">P</text:span><text:span text:style-name="T212">)</text:span></text:p>
      <text:p text:style-name="P66"><text:span text:style-name="T225">Task </text:span><text:span text:style-name="T269">3</text:span><text:span text:style-name="T270">8</text:span><text:span text:style-name="T225">.</text:span><text:span text:style-name="T233"> </text:span><text:span text:style-name="T168">(</text:span><text:span text:style-name="T196">1</text:span><text:span text:style-name="T170">P</text:span><text:span text:style-name="T168">)</text:span></text:p>
      <text:p text:style-name="P174"/>
      <text:p text:style-name="P122">What’s the difference between functions <text:span text:style-name="T507">e</text:span><text:span text:style-name="T527">()</text:span> and <text:span text:style-name="T502">f</text:span><text:span text:style-name="T526">()</text:span> ? <text:span text:style-name="T156">(</text:span><text:span text:style-name="T167">1</text:span><text:span text:style-name="T157">P</text:span><text:span text:style-name="T156">)</text:span></text:p>
      <text:p text:style-name="P176"/>
      <text:p text:style-name="P114"><text:span text:style-name="T13">int</text:span><text:span text:style-name="T526"> </text:span><text:span text:style-name="T502">e</text:span><text:span text:style-name="T526">()</text:span></text:p>
      <text:p text:style-name="P190">{</text:p>
      <text:p text:style-name="Standard"><text:span text:style-name="T361"><text:tab/></text:span><text:span text:style-name="T509">return</text:span><text:span text:style-name="T361"> 0;</text:span></text:p>
      <text:p text:style-name="P190">}</text:p>
      <text:p text:style-name="P190"/>
      <text:p text:style-name="Standard"><text:span text:style-name="T13">constexpr</text:span><text:span text:style-name="T361"> </text:span><text:span text:style-name="T13">int</text:span><text:span text:style-name="T361"> </text:span><text:span text:style-name="T502">f</text:span><text:span text:style-name="T361">()</text:span></text:p>
      <text:p text:style-name="P190">{</text:p>
      <text:p text:style-name="Standard"><text:span text:style-name="T361"><text:tab/></text:span><text:span text:style-name="T509">return</text:span><text:span text:style-name="T361"> 0;</text:span></text:p>
      <text:p text:style-name="P190">}</text:p>
      <text:p text:style-name="P190"/>
      <text:p text:style-name="Standard"><text:span text:style-name="T13">int</text:span><text:span text:style-name="T361"> </text:span><text:span text:style-name="T502">main</text:span><text:span text:style-name="T361">()</text:span></text:p>
      <text:p text:style-name="P190">{</text:p>
      <text:p text:style-name="Standard"><text:span text:style-name="T361"><text:tab/></text:span><text:span text:style-name="T13">int</text:span><text:span text:style-name="T361"> </text:span><text:span text:style-name="T57">a</text:span><text:span text:style-name="T361"> = </text:span><text:span text:style-name="T502">e</text:span><text:span text:style-name="T361">();</text:span></text:p>
      <text:p text:style-name="Standard"><text:span text:style-name="T361"><text:tab/></text:span><text:span text:style-name="T13">constexpr</text:span><text:span text:style-name="T361"> </text:span><text:span text:style-name="T13">int</text:span><text:span text:style-name="T361"> </text:span><text:span text:style-name="T57">b</text:span><text:span text:style-name="T361"> = </text:span><text:span text:style-name="T502">f</text:span><text:span text:style-name="T361">();</text:span></text:p>
      <text:p text:style-name="Standard"><text:span text:style-name="T361"><text:tab/></text:span><text:span text:style-name="T509">return</text:span><text:span text:style-name="T361"> 0;</text:span></text:p>
      <text:p text:style-name="P137">}</text:p>
      <text:p text:style-name="P78"><text:span text:style-name="T300">Both functions are not static, we can assume that they may be used outside of the main.cpp file. </text:span><text:span text:style-name="T18">constexpr </text:span><text:span text:style-name="T335">allows to compute expressions at compile time. Function </text:span><text:span text:style-name="T506">f</text:span><text:span text:style-name="T366">()</text:span><text:span text:style-name="T300"> </text:span><text:span text:style-name="T335">will be computed at compilation so that the variable </text:span><text:span text:style-name="T60">b</text:span><text:span text:style-name="T335"> will be initialized with 0 without function call.</text:span><text:span text:style-name="T318"><text:line-break/><text:line-break/></text:span><text:span text:style-name="T212">(</text:span><text:span text:style-name="T205">1</text:span><text:span text:style-name="T204">P</text:span><text:span text:style-name="T212">)</text:span></text:p>
      <text:p text:style-name="P66"><text:span text:style-name="T225">Task </text:span><text:span text:style-name="T269">3</text:span><text:span text:style-name="T270">9</text:span><text:span text:style-name="T225">.</text:span><text:span text:style-name="T233"> </text:span><text:span text:style-name="T168">(</text:span><text:span text:style-name="T197">1</text:span><text:span text:style-name="T170">P</text:span><text:span text:style-name="T168">)</text:span></text:p>
      <text:p text:style-name="P123">The following code was compiled and executed:</text:p>
      <text:p text:style-name="P177"/>
      <text:p text:style-name="P114"><text:span text:style-name="T462">#include</text:span><text:span text:style-name="T526"> </text:span><text:span text:style-name="T470">&lt;</text:span><text:span text:style-name="T478">stdio.h</text:span><text:span text:style-name="T470">&gt;</text:span></text:p>
      <text:p text:style-name="P190"/>
      <text:p text:style-name="Standard"><text:span text:style-name="T13">int</text:span><text:span text:style-name="T361"> </text:span><text:span text:style-name="T502">main</text:span><text:span text:style-name="T361">(</text:span><text:span text:style-name="T13">void</text:span><text:span text:style-name="T361">)</text:span></text:p>
      <text:p text:style-name="P190">{</text:p>
      <text:p text:style-name="Standard"><text:span text:style-name="T361"><text:tab/></text:span><text:span text:style-name="T13">const</text:span><text:span text:style-name="T361"> </text:span><text:span text:style-name="T13">volatile</text:span><text:span text:style-name="T361"> </text:span><text:span text:style-name="T13">int</text:span><text:span text:style-name="T361"> </text:span><text:span text:style-name="T57">local</text:span><text:span text:style-name="T361"> = 10;</text:span></text:p>
      <text:p text:style-name="Standard"><text:span text:style-name="T361"><text:tab/></text:span><text:span text:style-name="T13">int</text:span><text:span text:style-name="T361">* </text:span><text:span text:style-name="T57">ptr</text:span><text:span text:style-name="T361"> = (</text:span><text:span text:style-name="T13">int</text:span><text:span text:style-name="T361">*)&amp;</text:span><text:span text:style-name="T57">local</text:span><text:span text:style-name="T361">;</text:span></text:p>
      <text:p text:style-name="P190"/>
      <text:p text:style-name="Standard"><text:span text:style-name="T361"><text:tab/></text:span><text:span text:style-name="T498">printf</text:span><text:span text:style-name="T367">(</text:span><text:span text:style-name="T472">"</text:span><text:span text:style-name="T480">%d</text:span><text:span text:style-name="T514">\n</text:span><text:span text:style-name="T472">"</text:span><text:span text:style-name="T367">, </text:span><text:span text:style-name="T61">local</text:span><text:span text:style-name="T367">);</text:span></text:p>
      <text:p text:style-name="P191"/>
      <text:p text:style-name="Standard"><text:span text:style-name="T367"><text:tab/>*</text:span><text:span text:style-name="T61">ptr</text:span><text:span text:style-name="T367"> = 100;</text:span></text:p>
      <text:p text:style-name="P191"/>
      <text:p text:style-name="Standard"><text:span text:style-name="T367"><text:tab/></text:span><text:span text:style-name="T498">printf</text:span><text:span text:style-name="T367">(</text:span><text:span text:style-name="T472">"</text:span><text:span text:style-name="T480">%d</text:span><text:span text:style-name="T514">\n</text:span><text:span text:style-name="T472">"</text:span><text:span text:style-name="T367">, </text:span><text:span text:style-name="T61">local</text:span><text:span text:style-name="T367">);</text:span></text:p>
      <text:p text:style-name="Standard"><text:span text:style-name="T367"><text:tab/></text:span><text:span text:style-name="T508">return</text:span><text:span text:style-name="T367"> 0;</text:span></text:p>
      <text:p text:style-name="P133">}</text:p>
      <text:p text:style-name="P133"/>
      <text:p text:style-name="P168"><text:span text:style-name="T287">What was printed to the output? What does the keyword volatile amplify? </text:span><text:span text:style-name="T168">(</text:span><text:span text:style-name="T197">1</text:span><text:span text:style-name="T170">P</text:span><text:span text:style-name="T168">)</text:span></text:p>
      <text:p text:style-name="P79"><text:span text:style-name="T336">Output is:</text:span><text:span text:style-name="T318"><text:line-break/></text:span><text:span text:style-name="T336">10<text:line-break/>100</text:span><text:span text:style-name="T318"><text:line-break/><text:line-break/></text:span></text:p>
      <text:p text:style-name="P168"><text:span text:style-name="T71">volatile</text:span><text:span text:style-name="T94"> is a hint </text:span><text:span text:style-name="T95">for a compiler</text:span><text:span text:style-name="T94"> to avoid aggressive optimization involving the object because the value of the object might be changed by means undetectable by an implementation.</text:span><text:span text:style-name="T346"> </text:span></text:p>
      <text:p text:style-name="P129"/>
      <text:p text:style-name="P130"><text:span text:style-name="T72">volatile</text:span><text:span text:style-name="T84"> tells the compiler: Hey compiler, I am </text:span><text:span text:style-name="T72">volatile</text:span><text:span text:style-name="T84"> and, you know, I can be changed by some XYZ that you are not even aware of. That XYZ could be anything. Maybe some alien outside this planet called program. Maybe some lighting, some form of interrupt, volcanoes, etc can mutate me. Maybe. You never know who is going to change me! So O you ignorant, stop playing an all-knowing god, and do not dare touch the code where I am present.</text:span></text:p>
      <text:p text:style-name="P168"><text:span text:style-name="T318"><text:line-break/></text:span><text:span text:style-name="T212">(</text:span><text:span text:style-name="T205">1</text:span><text:span text:style-name="T204">P</text:span><text:span text:style-name="T212">)</text:span></text:p>
      <text:p text:style-name="P101"><text:span text:style-name="T358">Task </text:span><text:span text:style-name="T385">40</text:span><text:span text:style-name="T358">.</text:span><text:span text:style-name="T360"> </text:span>(<text:span text:style-name="T455">2</text:span><text:span text:style-name="T454">P</text:span>)</text:p>
      <text:p text:style-name="P124">Based on the following code, solve tasks:</text:p>
      <text:p text:style-name="P114"><text:span text:style-name="T13">class</text:span><text:span text:style-name="T526"> </text:span><text:span text:style-name="T492">Animal</text:span></text:p>
      <text:p text:style-name="P190">{</text:p>
      <text:p text:style-name="Standard"><text:span text:style-name="T361"><text:tab/></text:span><text:span text:style-name="T13">int</text:span><text:span text:style-name="T361"> </text:span><text:span text:style-name="T57">m_age</text:span><text:span text:style-name="T361">;</text:span></text:p>
      <text:p text:style-name="P190"/>
      <text:p text:style-name="Standard"><text:span text:style-name="T13">public</text:span><text:span text:style-name="T361">:</text:span></text:p>
      <text:p text:style-name="P193"><text:span text:style-name="T361"><text:tab/></text:span><text:span text:style-name="T46">/* implementation starts here */</text:span></text:p>
      <text:p text:style-name="Standard"><text:span text:style-name="T361"><text:tab/></text:span><text:span text:style-name="T492">Animal</text:span><text:span text:style-name="T361">(</text:span><text:span text:style-name="T13">int</text:span><text:span text:style-name="T361"> </text:span><text:span text:style-name="T57">age</text:span><text:span text:style-name="T361">)</text:span></text:p>
      <text:p text:style-name="P190"><text:tab/>{</text:p>
      <text:p text:style-name="Standard"><text:span text:style-name="T361"><text:tab/><text:tab/></text:span><text:span text:style-name="T57">m_age</text:span><text:span text:style-name="T361"> = </text:span><text:span text:style-name="T57">age</text:span><text:span text:style-name="T361">;</text:span></text:p>
      <text:p text:style-name="P190"><text:tab/>}</text:p>
      <text:p text:style-name="P190"><text:tab/></text:p>
      <text:p text:style-name="P190"/>
      <text:p text:style-name="Standard"><text:span text:style-name="T361"><text:tab/></text:span><text:span text:style-name="T46">/* implementation ends here*/</text:span></text:p>
      <text:p text:style-name="P190">};</text:p>
      <text:p text:style-name="P190"/>
      <text:p text:style-name="Standard"><text:span text:style-name="T13">int</text:span><text:span text:style-name="T361"> </text:span><text:span text:style-name="T502">main</text:span><text:span text:style-name="T361">()</text:span></text:p>
      <text:p text:style-name="P190">{</text:p>
      <text:p text:style-name="Standard"><text:span text:style-name="T361"><text:tab/></text:span><text:span text:style-name="T492">Animal</text:span><text:span text:style-name="T361"> </text:span><text:span text:style-name="T57">a</text:span><text:span text:style-name="T361">(3);</text:span></text:p>
      <text:p text:style-name="Standard"><text:span text:style-name="T361"><text:tab/></text:span><text:span text:style-name="T492">Animal</text:span><text:span text:style-name="T361"> </text:span><text:span text:style-name="T57">b</text:span><text:span text:style-name="T361">(3.53f); </text:span><text:span text:style-name="T46">// Should result in compiler error</text:span></text:p>
      <text:p text:style-name="Standard"><text:span text:style-name="T361"><text:tab/></text:span><text:span text:style-name="T13">int</text:span><text:span text:style-name="T361"> </text:span><text:span text:style-name="T57">number</text:span><text:span text:style-name="T361"> = 3;</text:span></text:p>
      <text:p text:style-name="Standard"><text:span text:style-name="T361"><text:tab/></text:span><text:span text:style-name="T57">a</text:span><text:span text:style-name="T361"> </text:span><text:span text:style-name="T29">=</text:span><text:span text:style-name="T361"> </text:span><text:span text:style-name="T57">number</text:span><text:span text:style-name="T361">; </text:span><text:span text:style-name="T46">// Should result in compiler error</text:span></text:p>
      <text:p text:style-name="Standard"><text:span text:style-name="T361"><text:tab/></text:span><text:span text:style-name="T509">return</text:span><text:span text:style-name="T361"> 0;</text:span></text:p>
      <text:p text:style-name="P137">}</text:p>
      <text:p text:style-name="P154"><text:span text:style-name="T268">1. </text:span><text:span text:style-name="T288">Disallow implicit conversion from float to integer. Give at least two solutions.</text:span><text:span text:style-name="T268"> </text:span><text:span text:style-name="T168">(</text:span><text:span text:style-name="T185">1</text:span><text:span text:style-name="T170">P</text:span><text:span text:style-name="T168">)</text:span></text:p>
      <text:p text:style-name="P169"><text:span text:style-name="T288">2</text:span><text:span text:style-name="T268">. </text:span><text:span text:style-name="T288">Disallow copying with assignment operator. Give at least two solutions.</text:span><text:span text:style-name="T268"> </text:span><text:span text:style-name="T168">(</text:span><text:span text:style-name="T185">1</text:span><text:span text:style-name="T170">P</text:span><text:span text:style-name="T168">)</text:span></text:p>
      <text:p text:style-name="P80"><text:span text:style-name="T318">1. </text:span><text:span text:style-name="T337">Solutions:</text:span></text:p>
      <text:p text:style-name="P186"><text:span text:style-name="T314">Add new constructor and make it </text:span><text:span text:style-name="T15">private</text:span><text:span text:style-name="T314">:</text:span></text:p>
      <text:p text:style-name="P186"><text:span text:style-name="T14">private</text:span><text:span text:style-name="T361">:</text:span></text:p>
      <text:p text:style-name="P169"><text:span text:style-name="T361"><text:tab/></text:span><text:span text:style-name="T492">Animal</text:span><text:span text:style-name="T361">(</text:span><text:span text:style-name="T13">float</text:span><text:span text:style-name="T361"> </text:span><text:span text:style-name="T57">age</text:span><text:span text:style-name="T361">);<text:line-break/></text:span><text:span text:style-name="T337"><text:line-break/>Add deleted constructor:</text:span></text:p>
      <text:p text:style-name="P186"><text:span text:style-name="T493">Animal</text:span><text:span text:style-name="T361">(</text:span><text:span text:style-name="T13">float</text:span><text:span text:style-name="T361"> </text:span><text:span text:style-name="T57">age</text:span><text:span text:style-name="T361">) = </text:span><text:span text:style-name="T13">delete</text:span><text:span text:style-name="T361">;</text:span><text:span text:style-name="T297"><text:line-break/></text:span></text:p>
      <text:p text:style-name="P169"><text:span text:style-name="T212">(</text:span><text:span text:style-name="T205">1</text:span><text:span text:style-name="T204">P</text:span><text:span text:style-name="T212">)</text:span></text:p>
      <text:p text:style-name="P181"/>
      <text:p text:style-name="P169"><text:span text:style-name="T337">2</text:span><text:span text:style-name="T318">. </text:span><text:span text:style-name="T337">Solutions:</text:span></text:p>
      <text:p text:style-name="P169"><text:span text:style-name="T337">Add operator and make it </text:span><text:span text:style-name="T15">private</text:span><text:span text:style-name="T337">:</text:span></text:p>
      <text:p text:style-name="P169"><text:span text:style-name="T15">private</text:span><text:span text:style-name="T361">:</text:span></text:p>
      <text:p text:style-name="P169"><text:span text:style-name="T361"><text:tab/></text:span><text:span text:style-name="T492">Animal</text:span><text:span text:style-name="T361"> </text:span><text:span text:style-name="T29">operator=</text:span><text:span text:style-name="T361">(</text:span><text:span text:style-name="T13">const</text:span><text:span text:style-name="T361"> </text:span><text:span text:style-name="T492">Animal</text:span><text:span text:style-name="T361">&amp; </text:span><text:span text:style-name="T57">rhs</text:span><text:span text:style-name="T361">);</text:span><text:span text:style-name="T318"><text:line-break/></text:span></text:p>
      <text:p text:style-name="P186"><text:span text:style-name="T318">A</text:span><text:span text:style-name="T314">dd deleted operator:</text:span></text:p>
      <text:p text:style-name="P169"><text:span text:style-name="T494">Animal</text:span><text:span text:style-name="T361"> </text:span><text:span text:style-name="T29">operator=</text:span><text:span text:style-name="T361">(</text:span><text:span text:style-name="T13">const</text:span><text:span text:style-name="T361"> </text:span><text:span text:style-name="T492">Animal</text:span><text:span text:style-name="T361">&amp; </text:span><text:span text:style-name="T57">rhs</text:span><text:span text:style-name="T361">) = </text:span><text:span text:style-name="T13">delete</text:span><text:span text:style-name="T361">;</text:span></text:p>
      <text:p text:style-name="P169"><text:span text:style-name="T318"><text:line-break/></text:span><text:span text:style-name="T212">(</text:span><text:span text:style-name="T205">1</text:span><text:span text:style-name="T204">P</text:span><text:span text:style-name="T212">)</text:span></text:p>
      <text:p text:style-name="P101"><text:span text:style-name="T358">Task </text:span><text:span text:style-name="T385">41</text:span><text:span text:style-name="T358">.</text:span><text:span text:style-name="T360"> </text:span>(<text:span text:style-name="T455">2</text:span><text:span text:style-name="T454">P</text:span>)</text:p>
      <text:p text:style-name="P125">The given code won’t compile:</text:p>
      <text:p text:style-name="P114"><text:span text:style-name="T462">#include</text:span><text:span text:style-name="T526"> </text:span><text:span text:style-name="T470">&lt;</text:span><text:span text:style-name="T478">iostream</text:span><text:span text:style-name="T470">&gt;</text:span></text:p>
      <text:p text:style-name="P190"/>
      <text:p text:style-name="Standard"><text:span text:style-name="T13">int</text:span><text:span text:style-name="T361"> </text:span><text:span text:style-name="T502">main</text:span><text:span text:style-name="T361">()</text:span></text:p>
      <text:p text:style-name="P190">{</text:p>
      <text:p text:style-name="Standard"><text:span text:style-name="T361"><text:tab/></text:span><text:span text:style-name="T13">int</text:span><text:span text:style-name="T361"> </text:span><text:span text:style-name="T57">lp</text:span><text:span text:style-name="T361"> = 0;</text:span></text:p>
      <text:p text:style-name="Standard"><text:span text:style-name="T361"><text:tab/></text:span><text:span text:style-name="T13">auto</text:span><text:span text:style-name="T361"> </text:span><text:span text:style-name="T57">Report</text:span><text:span text:style-name="T361"> = [</text:span><text:span text:style-name="T57">lp</text:span><text:span text:style-name="T361">](</text:span><text:span text:style-name="T13">const</text:span><text:span text:style-name="T361"> </text:span><text:span text:style-name="T13">char</text:span><text:span text:style-name="T361">* </text:span><text:span text:style-name="T57">msg</text:span><text:span text:style-name="T361">)</text:span></text:p>
      <text:p text:style-name="P190"><text:tab/>{</text:p>
      <text:p text:style-name="Standard"><text:span text:style-name="T361"><text:tab/><text:tab/></text:span><text:span text:style-name="T486">std</text:span><text:span text:style-name="T367">::</text:span><text:span text:style-name="T63">cout</text:span><text:span text:style-name="T367"> </text:span><text:span text:style-name="T26">&lt;&lt;</text:span><text:span text:style-name="T367"> </text:span><text:span text:style-name="T61">msg</text:span><text:span text:style-name="T367"> &lt;&lt; ++</text:span><text:span text:style-name="T61">lp</text:span><text:span text:style-name="T367"> &lt;&lt; </text:span><text:span text:style-name="T486">std</text:span><text:span text:style-name="T367">::</text:span><text:span text:style-name="T498">endl</text:span><text:span text:style-name="T367">;</text:span></text:p>
      <text:p text:style-name="P191"><text:tab/>};</text:p>
      <text:p text:style-name="P191"/>
      <text:p text:style-name="Standard"><text:span text:style-name="T367"><text:tab/></text:span><text:span text:style-name="T61">Report</text:span><text:span text:style-name="T367">(</text:span><text:span text:style-name="T472">"</text:span><text:span text:style-name="T480">Report: </text:span><text:span text:style-name="T472">"</text:span><text:span text:style-name="T367">);</text:span></text:p>
      <text:p text:style-name="Standard"><text:span text:style-name="T367"><text:tab/></text:span><text:span text:style-name="T486">std</text:span><text:span text:style-name="T367">::</text:span><text:span text:style-name="T63">cout</text:span><text:span text:style-name="T367"> </text:span><text:span text:style-name="T26">&lt;&lt;</text:span><text:span text:style-name="T367"> </text:span><text:span text:style-name="T472">"</text:span><text:span text:style-name="T480">Main: </text:span><text:span text:style-name="T472">"</text:span><text:span text:style-name="T367"> </text:span><text:span text:style-name="T26">&lt;&lt;</text:span><text:span text:style-name="T367"> </text:span><text:span text:style-name="T61">lp</text:span><text:span text:style-name="T367"> </text:span><text:span text:style-name="T26">&lt;&lt;</text:span><text:span text:style-name="T367"> </text:span><text:span text:style-name="T486">std</text:span><text:span text:style-name="T367">::</text:span><text:span text:style-name="T498">endl</text:span><text:span text:style-name="T367">;</text:span></text:p>
      <text:p text:style-name="Standard"><text:span text:style-name="T367"><text:tab/></text:span><text:span text:style-name="T61">Report</text:span><text:span text:style-name="T367">(</text:span><text:span text:style-name="T472">"</text:span><text:span text:style-name="T480">Report: </text:span><text:span text:style-name="T472">"</text:span><text:span text:style-name="T367">);</text:span></text:p>
      <text:p text:style-name="Standard"><text:span text:style-name="T367"><text:tab/></text:span><text:span text:style-name="T486">std</text:span><text:span text:style-name="T367">::</text:span><text:span text:style-name="T63">cout</text:span><text:span text:style-name="T367"> </text:span><text:span text:style-name="T26">&lt;&lt;</text:span><text:span text:style-name="T367"> </text:span><text:span text:style-name="T472">"</text:span><text:span text:style-name="T480">Main: </text:span><text:span text:style-name="T472">"</text:span><text:span text:style-name="T367"> </text:span><text:span text:style-name="T26">&lt;&lt;</text:span><text:span text:style-name="T367"> </text:span><text:span text:style-name="T61">lp</text:span><text:span text:style-name="T367"> </text:span><text:span text:style-name="T26">&lt;&lt;</text:span><text:span text:style-name="T367"> </text:span><text:span text:style-name="T486">std</text:span><text:span text:style-name="T367">::</text:span><text:span text:style-name="T498">endl</text:span><text:span text:style-name="T367">;</text:span></text:p>
      <text:p text:style-name="Standard"><text:span text:style-name="T367"><text:tab/></text:span><text:span text:style-name="T508">return</text:span><text:span text:style-name="T367"> 0;</text:span></text:p>
      <text:p text:style-name="P133">}</text:p>
      <text:p text:style-name="P133"/>
      <text:p text:style-name="P154"><text:span text:style-name="T268">1. </text:span><text:span text:style-name="T289">Correct lambda function declaration so that is compiles without errors. Do not add any captures </text:span><text:span text:style-name="T290">to lambda function declaration</text:span><text:span text:style-name="T289">! </text:span><text:span text:style-name="T290">Do not change lambda function body! </text:span><text:span text:style-name="T168">(</text:span><text:span text:style-name="T185">1</text:span><text:span text:style-name="T170">P</text:span><text:span text:style-name="T168">)</text:span></text:p>
      <text:p text:style-name="P170"><text:span text:style-name="T289">2</text:span><text:span text:style-name="T268">. </text:span><text:span text:style-name="T289">After code was repaired, compiled and executed what was printed to the output? </text:span><text:span text:style-name="T168">(</text:span><text:span text:style-name="T185">1</text:span><text:span text:style-name="T170">P</text:span><text:span text:style-name="T168">)</text:span></text:p>
      <text:p text:style-name="P81"><text:span text:style-name="T318">1. The </text:span><text:span text:style-name="T338">only correct solution is to add </text:span><text:span text:style-name="T19">mutable</text:span><text:span text:style-name="T338"> keyword:</text:span><text:span text:style-name="T318"><text:line-break/><text:line-break/></text:span><text:span text:style-name="T15">auto</text:span><text:span text:style-name="T361"> </text:span><text:span text:style-name="T57">Report</text:span><text:span text:style-name="T361"> = [</text:span><text:span text:style-name="T57">lp</text:span><text:span text:style-name="T361">](</text:span><text:span text:style-name="T13">const</text:span><text:span text:style-name="T361"> </text:span><text:span text:style-name="T13">char</text:span><text:span text:style-name="T361">* </text:span><text:span text:style-name="T57">msg</text:span><text:span text:style-name="T361">) </text:span><text:span text:style-name="T13">mutable</text:span></text:p>
      <text:p text:style-name="P190">{</text:p>
      <text:p text:style-name="Standard"><text:span text:style-name="T361"><text:tab/></text:span><text:span text:style-name="T486">std</text:span><text:span text:style-name="T367">::</text:span><text:span text:style-name="T63">cout</text:span><text:span text:style-name="T367"> </text:span><text:span text:style-name="T26">&lt;&lt;</text:span><text:span text:style-name="T367"> </text:span><text:span text:style-name="T61">msg</text:span><text:span text:style-name="T367"> </text:span><text:span text:style-name="T26">&lt;&lt;</text:span><text:span text:style-name="T367"> ++</text:span><text:span text:style-name="T61">lp</text:span><text:span text:style-name="T367"> </text:span><text:span text:style-name="T26">&lt;&lt;</text:span><text:span text:style-name="T367"> </text:span><text:span text:style-name="T486">std</text:span><text:span text:style-name="T367">::</text:span><text:span text:style-name="T498">endl</text:span><text:span text:style-name="T367">;</text:span></text:p>
      <text:p text:style-name="P135">};</text:p>
      <text:p text:style-name="P134"/>
      <text:p text:style-name="P170"><text:span text:style-name="T213">(</text:span><text:span text:style-name="T214">1</text:span><text:span text:style-name="T215">P</text:span><text:span text:style-name="T213">)</text:span></text:p>
      <text:p text:style-name="P183"/>
      <text:p text:style-name="P170"><text:span text:style-name="T338">2</text:span><text:span text:style-name="T318">. </text:span><text:span text:style-name="T338">Output is:</text:span></text:p>
      <text:p text:style-name="P187"><text:span text:style-name="T318">R</text:span><text:span text:style-name="T314">eport: 1<text:line-break/>Main: 0<text:line-break/>Report: 2<text:line-break/>Main: 0</text:span></text:p>
      <text:p text:style-name="P187"><text:span text:style-name="T318">E</text:span><text:span text:style-name="T314">xplanation: </text:span></text:p>
      <text:p text:style-name="P170"><text:span text:style-name="T94">Passing values to lambda function not by refere</text:span><text:span text:style-name="T96">n</text:span><text:span text:style-name="T94">ce means passing by const copy. Keyword mutable allows to change the value. Modification of variable is not visible outside </text:span><text:span text:style-name="T97">of</text:span><text:span text:style-name="T94"> lambda function, but inside, the value is remembered. It is because lambda function is not function but </text:span><text:span text:style-name="T97">an </text:span><text:span text:style-name="T94">object function.</text:span></text:p>
      <text:p text:style-name="P170"><text:span text:style-name="T318"><text:line-break/></text:span><text:span text:style-name="T212">(</text:span><text:span text:style-name="T205">1</text:span><text:span text:style-name="T204">P</text:span><text:span text:style-name="T212">)</text:span></text:p>
      <text:p text:style-name="P182"/>
      <text:p text:style-name="P170"/>
      <text:p text:style-name="P101"><text:span text:style-name="T358">Task </text:span><text:span text:style-name="T385">42</text:span><text:span text:style-name="T358">.</text:span><text:span text:style-name="T360"> </text:span>(<text:span text:style-name="T455">2</text:span><text:span text:style-name="T454">P</text:span>)</text:p>
      <text:p text:style-name="P203">C++11 allows to create user-defined literals:</text:p>
      <text:p text:style-name="P203"/>
      <text:p text:style-name="P114"><text:span text:style-name="T466">#include</text:span><text:span text:style-name="T528"> </text:span><text:span text:style-name="T475">&lt;</text:span><text:span text:style-name="T483">iostream</text:span><text:span text:style-name="T475">&gt;</text:span></text:p>
      <text:p text:style-name="P216"/>
      <text:p text:style-name="Standard"><text:span text:style-name="T49">/* implementation starts here */</text:span></text:p>
      <text:p text:style-name="P216"/>
      <text:p text:style-name="Standard"><text:span text:style-name="T49">/* implementation ends here */</text:span></text:p>
      <text:p text:style-name="P216"/>
      <text:p text:style-name="Standard"><text:span text:style-name="T23">int</text:span><text:span text:style-name="T374"> </text:span><text:span text:style-name="T520">main</text:span><text:span text:style-name="T374">()</text:span></text:p>
      <text:p text:style-name="Standard"><text:span text:style-name="T374">{</text:span></text:p>
      <text:p text:style-name="Standard"><text:span text:style-name="T374"><text:tab/>std::cout &lt;&lt; </text:span><text:span text:style-name="T475">"</text:span><text:span text:style-name="T483">110</text:span><text:span text:style-name="T475">"</text:span><text:span text:style-name="T374">_strBin2Dec;</text:span></text:p>
      <text:p text:style-name="Standard"><text:span text:style-name="T374"><text:tab/></text:span><text:span text:style-name="T510">return</text:span><text:span text:style-name="T374"> 0;</text:span></text:p>
      <text:p text:style-name="P114"><text:span text:style-name="T528">}</text:span></text:p>
      <text:p text:style-name="P114"><text:span text:style-name="T528"/></text:p>
      <text:p text:style-name="P199"><text:span text:style-name="T291">Assume that literals are not greater than 8, define literal operator which converts binary stirng into integer. </text:span><text:span text:style-name="T168">(</text:span><text:span text:style-name="T198">2</text:span><text:span text:style-name="T170">P</text:span><text:span text:style-name="T168">)</text:span></text:p>
      <text:p text:style-name="P210"><text:span text:style-name="T339">Solution:</text:span><text:span text:style-name="T318"><text:line-break/><text:line-break/></text:span><text:span text:style-name="T469">#include</text:span><text:span text:style-name="T374"> </text:span><text:span text:style-name="T475">&lt;</text:span><text:span text:style-name="T483">iostream</text:span><text:span text:style-name="T475">&gt;</text:span></text:p>
      <text:p text:style-name="Standard"><text:span text:style-name="T466">#include</text:span><text:span text:style-name="T374"> </text:span><text:span text:style-name="T475">&lt;</text:span><text:span text:style-name="T483">string</text:span><text:span text:style-name="T475">&gt;</text:span></text:p>
      <text:p text:style-name="P216"/>
      <text:p text:style-name="Standard"><text:span text:style-name="T49">/* implementation starts here */</text:span></text:p>
      <text:p text:style-name="Standard"><text:span text:style-name="T23">int</text:span><text:span text:style-name="T374"> </text:span><text:span text:style-name="T483">operator"" _strBin2Dec</text:span><text:span text:style-name="T374">(</text:span><text:span text:style-name="T23">const</text:span><text:span text:style-name="T374"> </text:span><text:span text:style-name="T23">char</text:span><text:span text:style-name="T374">* </text:span><text:span text:style-name="T466">input</text:span><text:span text:style-name="T374">, </text:span><text:span text:style-name="T531">size_t</text:span><text:span text:style-name="T374"> </text:span><text:span text:style-name="T466">length</text:span><text:span text:style-name="T374">)</text:span></text:p>
      <text:p text:style-name="Standard"><text:span text:style-name="T374">{</text:span></text:p>
      <text:p text:style-name="Standard"><text:span text:style-name="T374"><text:tab/></text:span><text:span text:style-name="T23">int</text:span><text:span text:style-name="T374"> </text:span><text:span text:style-name="T534">result</text:span><text:span text:style-name="T374"> = 0;</text:span></text:p>
      <text:p text:style-name="Standard"><text:span text:style-name="T374"><text:tab/></text:span><text:span text:style-name="T510">for</text:span><text:span text:style-name="T374"> (</text:span><text:span text:style-name="T531">size_t</text:span><text:span text:style-name="T374"> </text:span><text:span text:style-name="T534">i</text:span><text:span text:style-name="T374"> = 0; </text:span><text:span text:style-name="T534">i</text:span><text:span text:style-name="T374"> &lt; </text:span><text:span text:style-name="T466">length</text:span><text:span text:style-name="T374">; ++</text:span><text:span text:style-name="T534">i</text:span><text:span text:style-name="T374">)</text:span></text:p>
      <text:p text:style-name="Standard"><text:span text:style-name="T374"><text:tab/>{</text:span></text:p>
      <text:p text:style-name="Standard"><text:span text:style-name="T374"><text:tab/><text:tab/></text:span><text:span text:style-name="T534">result</text:span><text:span text:style-name="T374"> = </text:span><text:span text:style-name="T534">result</text:span><text:span text:style-name="T374"> &lt;&lt; 1;</text:span></text:p>
      <text:p text:style-name="Standard"><text:span text:style-name="T374"><text:tab/><text:tab/></text:span><text:span text:style-name="T510">if</text:span><text:span text:style-name="T374"> (</text:span><text:span text:style-name="T466">input</text:span><text:span text:style-name="T374">[</text:span><text:span text:style-name="T534">i</text:span><text:span text:style-name="T374">] == </text:span><text:span text:style-name="T475">'</text:span><text:span text:style-name="T483">1</text:span><text:span text:style-name="T475">'</text:span><text:span text:style-name="T374">)</text:span></text:p>
      <text:p text:style-name="Standard"><text:span text:style-name="T374"><text:tab/><text:tab/><text:tab/></text:span><text:span text:style-name="T534">result</text:span><text:span text:style-name="T374"> += 1;</text:span></text:p>
      <text:p text:style-name="Standard"><text:span text:style-name="T374"><text:tab/>}</text:span></text:p>
      <text:p text:style-name="P216"/>
      <text:p text:style-name="Standard"><text:span text:style-name="T374"><text:tab/></text:span><text:span text:style-name="T510">return</text:span><text:span text:style-name="T374"> </text:span><text:span text:style-name="T534">result</text:span><text:span text:style-name="T374">;</text:span></text:p>
      <text:p text:style-name="Standard"><text:span text:style-name="T374">}</text:span></text:p>
      <text:p text:style-name="Standard"><text:span text:style-name="T49">/* implementation ends here */</text:span></text:p>
      <text:p text:style-name="P216"/>
      <text:p text:style-name="Standard"><text:span text:style-name="T23">int</text:span><text:span text:style-name="T374"> </text:span><text:span text:style-name="T520">main</text:span><text:span text:style-name="T374">()</text:span></text:p>
      <text:p text:style-name="Standard"><text:span text:style-name="T374">{</text:span></text:p>
      <text:p text:style-name="Standard"><text:span text:style-name="T374"><text:tab/>std::cout </text:span><text:span text:style-name="T30">&lt;&lt;</text:span><text:span text:style-name="T374"> </text:span><text:span text:style-name="T483">"110"_strBin2Dec</text:span><text:span text:style-name="T374">;</text:span></text:p>
      <text:p text:style-name="Standard"><text:span text:style-name="T374"><text:tab/></text:span><text:span text:style-name="T510">return</text:span><text:span text:style-name="T374"> 0;</text:span></text:p>
      <text:p text:style-name="P199"><text:span text:style-name="T374">}</text:span><text:span text:style-name="T318"><text:line-break/><text:line-break/></text:span><text:span text:style-name="T212">(</text:span><text:span text:style-name="T209">2</text:span><text:span text:style-name="T204">P</text:span><text:span text:style-name="T212">)</text:span></text:p>
      <text:p text:style-name="P66"><text:span text:style-name="T225">Task </text:span><text:span text:style-name="T270">4</text:span><text:span text:style-name="T292">3</text:span><text:span text:style-name="T225">.</text:span><text:span text:style-name="T233"> </text:span><text:span text:style-name="T168">(</text:span><text:span text:style-name="T199">1</text:span><text:span text:style-name="T170">P</text:span><text:span text:style-name="T168">)</text:span></text:p>
      <text:p text:style-name="P205">The following code was compiled and executed:</text:p>
      <text:p text:style-name="P114"/>
      <text:p text:style-name="P154"><text:span text:style-name="T467">#include</text:span><text:span text:style-name="T375"> </text:span><text:span text:style-name="T476">&lt;</text:span><text:span text:style-name="T484">iostream</text:span><text:span text:style-name="T476">&gt;<text:line-break/></text:span><text:span text:style-name="T466">#include</text:span><text:span text:style-name="T374"> </text:span><text:span text:style-name="T475">&lt;</text:span><text:span text:style-name="T483">memory</text:span><text:span text:style-name="T475">&gt;</text:span></text:p>
      <text:p text:style-name="P216"/>
      <text:p text:style-name="Standard"><text:span text:style-name="T23">struct</text:span><text:span text:style-name="T374"> </text:span><text:span text:style-name="T531">Dog</text:span></text:p>
      <text:p text:style-name="Standard"><text:span text:style-name="T374">{</text:span></text:p>
      <text:p text:style-name="Standard"><text:span text:style-name="T374"><text:tab/></text:span><text:span text:style-name="T23">unsigned</text:span><text:span text:style-name="T374"> </text:span><text:span text:style-name="T23">long</text:span><text:span text:style-name="T374"> </text:span><text:span text:style-name="T23">long</text:span><text:span text:style-name="T374"> id;</text:span></text:p>
      <text:p text:style-name="Standard"><text:span text:style-name="T374"><text:tab/></text:span><text:span text:style-name="T520">Dog</text:span><text:span text:style-name="T374">(</text:span><text:span text:style-name="T23">unsigned</text:span><text:span text:style-name="T374"> </text:span><text:span text:style-name="T23">long</text:span><text:span text:style-name="T374"> </text:span><text:span text:style-name="T23">long</text:span><text:span text:style-name="T374"> </text:span><text:span text:style-name="T466">id</text:span><text:span text:style-name="T374">)</text:span></text:p>
      <text:p text:style-name="Standard"><text:span text:style-name="T374"><text:tab/>{</text:span></text:p>
      <text:p text:style-name="Standard"><text:span text:style-name="T374"><text:tab/><text:tab/>std::cout </text:span><text:span text:style-name="T30">&lt;&lt;</text:span><text:span text:style-name="T374"> </text:span><text:span text:style-name="T475">"</text:span><text:span text:style-name="T483">Dog </text:span><text:span text:style-name="T475">"</text:span><text:span text:style-name="T374"> </text:span><text:span text:style-name="T30">&lt;&lt;</text:span><text:span text:style-name="T374"> </text:span><text:span text:style-name="T466">id</text:span><text:span text:style-name="T374"> </text:span><text:span text:style-name="T30">&lt;&lt;</text:span><text:span text:style-name="T374"> </text:span><text:span text:style-name="T475">"</text:span><text:span text:style-name="T483"> is created.</text:span><text:span text:style-name="T516">\n</text:span><text:span text:style-name="T475">"</text:span><text:span text:style-name="T374">;</text:span></text:p>
      <text:p text:style-name="Standard"><text:span text:style-name="T374"><text:tab/><text:tab/></text:span><text:span text:style-name="T23">this</text:span><text:span text:style-name="T374">-&gt;id = </text:span><text:span text:style-name="T466">id</text:span><text:span text:style-name="T374">;</text:span></text:p>
      <text:p text:style-name="Standard"><text:span text:style-name="T374"><text:tab/>}</text:span></text:p>
      <text:p text:style-name="Standard"><text:span text:style-name="T374"><text:tab/></text:span><text:span text:style-name="T520">~Dog</text:span><text:span text:style-name="T374">()</text:span></text:p>
      <text:p text:style-name="Standard"><text:span text:style-name="T374"><text:tab/>{</text:span></text:p>
      <text:p text:style-name="Standard"><text:span text:style-name="T374"><text:tab/><text:tab/>std::cout </text:span><text:span text:style-name="T30">&lt;&lt;</text:span><text:span text:style-name="T374"> </text:span><text:span text:style-name="T475">"</text:span><text:span text:style-name="T483">Dog </text:span><text:span text:style-name="T475">"</text:span><text:span text:style-name="T374"> </text:span><text:span text:style-name="T30">&lt;&lt;</text:span><text:span text:style-name="T374"> id </text:span><text:span text:style-name="T30">&lt;&lt;</text:span><text:span text:style-name="T374"> </text:span><text:span text:style-name="T475">"</text:span><text:span text:style-name="T483"> is destroyed.</text:span><text:span text:style-name="T516">\n</text:span><text:span text:style-name="T475">"</text:span><text:span text:style-name="T374">;</text:span></text:p>
      <text:p text:style-name="Standard"><text:span text:style-name="T374"><text:tab/>}</text:span></text:p>
      <text:p text:style-name="Standard"><text:span text:style-name="T374">};</text:span></text:p>
      <text:p text:style-name="P216"/>
      <text:p text:style-name="Standard"><text:span text:style-name="T374">std::</text:span><text:span text:style-name="T531">unique_ptr</text:span><text:span text:style-name="T374">&lt;</text:span><text:span text:style-name="T531">Dog</text:span><text:span text:style-name="T374">&gt; </text:span><text:span text:style-name="T520">getDog</text:span><text:span text:style-name="T374">(</text:span><text:span text:style-name="T23">unsigned</text:span><text:span text:style-name="T374"> </text:span><text:span text:style-name="T23">long</text:span><text:span text:style-name="T374"> </text:span><text:span text:style-name="T23">long</text:span><text:span text:style-name="T374"> </text:span><text:span text:style-name="T466">id</text:span><text:span text:style-name="T374">)</text:span></text:p>
      <text:p text:style-name="Standard"><text:span text:style-name="T374">{</text:span></text:p>
      <text:p text:style-name="Standard"><text:span text:style-name="T374"><text:tab/>std::</text:span><text:span text:style-name="T531">unique_ptr</text:span><text:span text:style-name="T374">&lt;</text:span><text:span text:style-name="T531">Dog</text:span><text:span text:style-name="T374">&gt; </text:span><text:span text:style-name="T534">tmp</text:span><text:span text:style-name="T374"> = std::</text:span><text:span text:style-name="T520">make_unique</text:span><text:span text:style-name="T374">&lt;</text:span><text:span text:style-name="T531">Dog</text:span><text:span text:style-name="T374">&gt;(</text:span><text:span text:style-name="T466">id</text:span><text:span text:style-name="T374">);</text:span></text:p>
      <text:p text:style-name="Standard"><text:span text:style-name="T374"><text:tab/></text:span><text:span text:style-name="T510">return</text:span><text:span text:style-name="T374"> </text:span><text:span text:style-name="T534">tmp</text:span><text:span text:style-name="T374">;</text:span></text:p>
      <text:p text:style-name="Standard"><text:span text:style-name="T374">}</text:span></text:p>
      <text:p text:style-name="P216"/>
      <text:p text:style-name="Standard"><text:span text:style-name="T23">int</text:span><text:span text:style-name="T374"> </text:span><text:span text:style-name="T520">main</text:span><text:span text:style-name="T374">()</text:span></text:p>
      <text:p text:style-name="Standard"><text:span text:style-name="T374">{</text:span></text:p>
      <text:p text:style-name="Standard"><text:span text:style-name="T374"><text:tab/>{</text:span></text:p>
      <text:p text:style-name="Standard"><text:span text:style-name="T374"><text:tab/><text:tab/>std::cout </text:span><text:span text:style-name="T30">&lt;&lt;</text:span><text:span text:style-name="T374"> </text:span><text:span text:style-name="T475">"</text:span><text:span text:style-name="T483">1.</text:span><text:span text:style-name="T516">\n</text:span><text:span text:style-name="T475">"</text:span><text:span text:style-name="T374">;</text:span></text:p>
      <text:p text:style-name="Standard"><text:span text:style-name="T374"><text:tab/><text:tab/></text:span><text:span text:style-name="T520">getDog</text:span><text:span text:style-name="T374">(18'446'744'073'709'550'592llu);</text:span></text:p>
      <text:p text:style-name="Standard"><text:span text:style-name="T374"><text:tab/><text:tab/>std::cout </text:span><text:span text:style-name="T30">&lt;&lt;</text:span><text:span text:style-name="T374"> </text:span><text:span text:style-name="T475">"</text:span><text:span text:style-name="T483">2.</text:span><text:span text:style-name="T516">\n</text:span><text:span text:style-name="T475">"</text:span><text:span text:style-name="T374">;</text:span></text:p>
      <text:p text:style-name="Standard"><text:span text:style-name="T374"><text:tab/><text:tab/>std::</text:span><text:span text:style-name="T531">unique_ptr</text:span><text:span text:style-name="T374">&lt;</text:span><text:span text:style-name="T531">Dog</text:span><text:span text:style-name="T374">&gt; </text:span><text:span text:style-name="T534">tmp</text:span><text:span text:style-name="T374"> = </text:span><text:span text:style-name="T520">getDog</text:span><text:span text:style-name="T374">(1000000ull);</text:span></text:p>
      <text:p text:style-name="Standard"><text:span text:style-name="T374"><text:tab/><text:tab/>std::cout </text:span><text:span text:style-name="T30">&lt;&lt;</text:span><text:span text:style-name="T374"> </text:span><text:span text:style-name="T475">"</text:span><text:span text:style-name="T483">3.</text:span><text:span text:style-name="T516">\n</text:span><text:span text:style-name="T475">"</text:span><text:span text:style-name="T374">;</text:span></text:p>
      <text:p text:style-name="Standard"><text:span text:style-name="T374"><text:tab/>}</text:span></text:p>
      <text:p text:style-name="P216"/>
      <text:p text:style-name="Standard"><text:span text:style-name="T374"><text:tab/></text:span><text:span text:style-name="T510">return</text:span><text:span text:style-name="T374"> 0;</text:span></text:p>
      <text:p text:style-name="P114"><text:span text:style-name="T528">}</text:span></text:p>
      <text:p text:style-name="P114"><text:span text:style-name="T528"/></text:p>
      <text:p text:style-name="P154"><text:span text:style-name="T292">What was printed to the standard output?</text:span><text:span text:style-name="T268"> </text:span><text:span text:style-name="T168">(</text:span><text:span text:style-name="T185">1</text:span><text:span text:style-name="T170">P</text:span><text:span text:style-name="T168">)</text:span></text:p>
      <text:p text:style-name="P211"><text:span text:style-name="T340">The following strings were printed to the standard output</text:span><text:span text:style-name="T318">:<text:line-break/></text:span><text:span text:style-name="T340">1.<text:line-break/>Dog 18446774073709550592 is created.<text:line-break/>Dog 18446774073709550592 <text:s/>is destroyed.<text:line-break/>2.<text:line-break/>Dog 1000000 is created.<text:line-break/>Dog 1000000 is destroyed.</text:span><text:span text:style-name="T318"><text:line-break/><text:line-break/><text:line-break/></text:span><text:span text:style-name="T212">(</text:span><text:span text:style-name="T205">1</text:span><text:span text:style-name="T204">P</text:span><text:span text:style-name="T212">)</text:span></text:p>
      <text:p text:style-name="P215"><text:span text:style-name="T358">Task </text:span><text:span text:style-name="T385">4</text:span><text:span text:style-name="T386">4</text:span><text:span text:style-name="T358">.</text:span><text:span text:style-name="T360"> </text:span>(<text:span text:style-name="T459">2</text:span><text:span text:style-name="T454">P</text:span>)</text:p>
      <text:p text:style-name="P208">Based on the following code solve the task:</text:p>
      <text:p text:style-name="P200"><text:span text:style-name="T468">#include</text:span><text:span text:style-name="T376"> </text:span><text:span text:style-name="T477">&lt;</text:span><text:span text:style-name="T485">iostream</text:span><text:span text:style-name="T477">&gt;<text:line-break/></text:span><text:span text:style-name="T466">#include</text:span><text:span text:style-name="T374"> </text:span><text:span text:style-name="T475">&lt;</text:span><text:span text:style-name="T483">thread</text:span><text:span text:style-name="T475">&gt;</text:span></text:p>
      <text:p text:style-name="P216"/>
      <text:p text:style-name="Standard"><text:span text:style-name="T23">struct</text:span><text:span text:style-name="T374"> </text:span><text:span text:style-name="T531">Car</text:span></text:p>
      <text:p text:style-name="Standard"><text:span text:style-name="T374">{</text:span></text:p>
      <text:p text:style-name="Standard"><text:span text:style-name="T374"><text:tab/></text:span><text:span text:style-name="T23">unsigned</text:span><text:span text:style-name="T374"> </text:span><text:span text:style-name="T23">char</text:span><text:span text:style-name="T374"> data;</text:span></text:p>
      <text:p text:style-name="Standard"><text:span text:style-name="T374"><text:tab/></text:span><text:span text:style-name="T520">Car</text:span><text:span text:style-name="T374">()</text:span></text:p>
      <text:p text:style-name="Standard"><text:span text:style-name="T374"><text:tab/>{</text:span></text:p>
      <text:p text:style-name="Standard"><text:span text:style-name="T374"><text:tab/><text:tab/>data = 0;</text:span></text:p>
      <text:p text:style-name="Standard"><text:span text:style-name="T374"><text:tab/><text:tab/>std::cout </text:span><text:span text:style-name="T30">&lt;&lt;</text:span><text:span text:style-name="T374"> </text:span><text:span text:style-name="T475">"</text:span><text:span text:style-name="T483">Car constructor</text:span><text:span text:style-name="T516">\n</text:span><text:span text:style-name="T475">"</text:span><text:span text:style-name="T374">;</text:span></text:p>
      <text:p text:style-name="Standard"><text:span text:style-name="T374"><text:tab/>}</text:span></text:p>
      <text:p text:style-name="Standard"><text:span text:style-name="T374"><text:tab/></text:span><text:span text:style-name="T520">~Car</text:span><text:span text:style-name="T374">()</text:span></text:p>
      <text:p text:style-name="Standard"><text:span text:style-name="T374"><text:tab/>{</text:span></text:p>
      <text:p text:style-name="Standard"><text:span text:style-name="T374"><text:tab/><text:tab/>std::cout </text:span><text:span text:style-name="T30">&lt;&lt;</text:span><text:span text:style-name="T374"> </text:span><text:span text:style-name="T475">"</text:span><text:span text:style-name="T483">Car destructor</text:span><text:span text:style-name="T516">\n</text:span><text:span text:style-name="T475">"</text:span><text:span text:style-name="T374">;</text:span></text:p>
      <text:p text:style-name="Standard"><text:span text:style-name="T374"><text:tab/>}</text:span></text:p>
      <text:p text:style-name="Standard"><text:span text:style-name="T374">};</text:span></text:p>
      <text:p text:style-name="P216"/>
      <text:p text:style-name="Standard"><text:span text:style-name="T23">void</text:span><text:span text:style-name="T374"> </text:span><text:span text:style-name="T520">callme</text:span><text:span text:style-name="T374">(</text:span><text:span text:style-name="T531">Car</text:span><text:span text:style-name="T374">&amp; </text:span><text:span text:style-name="T466">i</text:span><text:span text:style-name="T374">) </text:span><text:span text:style-name="T23">noexcept</text:span></text:p>
      <text:p text:style-name="Standard"><text:span text:style-name="T374">{</text:span></text:p>
      <text:p text:style-name="Standard"><text:span text:style-name="T374"><text:tab/>std::cout </text:span><text:span text:style-name="T30">&lt;&lt;</text:span><text:span text:style-name="T374"> (</text:span><text:span text:style-name="T23">int</text:span><text:span text:style-name="T374">)</text:span><text:span text:style-name="T466">i</text:span><text:span text:style-name="T374">.data </text:span><text:span text:style-name="T30">&lt;&lt;</text:span><text:span text:style-name="T374"> std::</text:span><text:span text:style-name="T520">endl</text:span><text:span text:style-name="T374">;</text:span></text:p>
      <text:p text:style-name="Standard"><text:span text:style-name="T374"><text:tab/>--</text:span><text:span text:style-name="T466">i</text:span><text:span text:style-name="T374">.data;</text:span></text:p>
      <text:p text:style-name="Standard"><text:span text:style-name="T374">}</text:span></text:p>
      <text:p text:style-name="P216"/>
      <text:p text:style-name="Standard"><text:span text:style-name="T23">int</text:span><text:span text:style-name="T374"> </text:span><text:span text:style-name="T520">main</text:span><text:span text:style-name="T374">()</text:span></text:p>
      <text:p text:style-name="Standard"><text:span text:style-name="T374">{</text:span></text:p>
      <text:p text:style-name="Standard"><text:span text:style-name="T374"><text:tab/></text:span><text:span text:style-name="T531">Car</text:span><text:span text:style-name="T374"> </text:span><text:span text:style-name="T534">car</text:span><text:span text:style-name="T374">;</text:span></text:p>
      <text:p text:style-name="Standard"><text:span text:style-name="T374"><text:tab/>std::</text:span><text:span text:style-name="T531">thread</text:span><text:span text:style-name="T374"> </text:span><text:span text:style-name="T534">t</text:span><text:span text:style-name="T374">(</text:span><text:span text:style-name="T520">callme</text:span><text:span text:style-name="T374">, </text:span><text:span text:style-name="T534">car</text:span><text:span text:style-name="T374">);</text:span></text:p>
      <text:p text:style-name="Standard"><text:span text:style-name="T374"><text:tab/></text:span><text:span text:style-name="T510">if</text:span><text:span text:style-name="T374"> (</text:span><text:span text:style-name="T534">t</text:span><text:span text:style-name="T374">.</text:span><text:span text:style-name="T520">joinable</text:span><text:span text:style-name="T374">())</text:span></text:p>
      <text:p text:style-name="Standard"><text:span text:style-name="T374"><text:tab/><text:tab/></text:span><text:span text:style-name="T534">t</text:span><text:span text:style-name="T374">.</text:span><text:span text:style-name="T520">join</text:span><text:span text:style-name="T374">();</text:span></text:p>
      <text:p text:style-name="Standard"><text:span text:style-name="T374"><text:tab/>std::cout </text:span><text:span text:style-name="T30">&lt;&lt;</text:span><text:span text:style-name="T374"> </text:span><text:span text:style-name="T23">int</text:span><text:span text:style-name="T374">(0) - </text:span><text:span text:style-name="T534">car</text:span><text:span text:style-name="T374">.data </text:span><text:span text:style-name="T30">&lt;&lt;</text:span><text:span text:style-name="T374"> std::</text:span><text:span text:style-name="T520">endl</text:span><text:span text:style-name="T374">;</text:span></text:p>
      <text:p text:style-name="Standard"><text:span text:style-name="T374"><text:tab/></text:span><text:span text:style-name="T510">return</text:span><text:span text:style-name="T374"> 0;</text:span></text:p>
      <text:p text:style-name="P206"><text:span text:style-name="T528">}</text:span></text:p>
      <text:p text:style-name="P206"><text:span text:style-name="T528"/></text:p>
      <text:p text:style-name="P200"><text:span text:style-name="T294">Explain if there are any problems with the code given above. What may be printed to the output?</text:span><text:span text:style-name="T293"> </text:span><text:span text:style-name="T268"><text:s/></text:span><text:span text:style-name="T168">(</text:span><text:span text:style-name="T200">2</text:span><text:span text:style-name="T170">P</text:span><text:span text:style-name="T168">)</text:span></text:p>
      <text:p text:style-name="P212"><text:span text:style-name="T341">Most compilers would not compile this code. Thread takes parameters by copy. In case of compiler that compiled the code without errors the variable car passed to </text:span><text:span text:style-name="T377">std::</text:span><text:span text:style-name="T532">thread</text:span><text:span text:style-name="T342"> </text:span><text:span text:style-name="T341">constructor will not be passed by reference, instead constructor will be called, so the output will look like this:</text:span><text:span text:style-name="T318"><text:line-break/></text:span><text:span text:style-name="T341">Car constructor<text:line-break/>Car constructor<text:line-break/>0<text:line-break/>Car destructor<text:line-break/>-255<text:line-break/>Car destructor</text:span><text:span text:style-name="T318"><text:line-break/><text:line-break/></text:span><text:span text:style-name="T341">For those compilers that give an error at compilation the solution is to explicitly mark that variable is purposely passed by reference:<text:line-break/><text:line-break/></text:span><text:span text:style-name="T377">std::</text:span><text:span text:style-name="T532">thread</text:span><text:span text:style-name="T377"> </text:span><text:span text:style-name="T535">t</text:span><text:span text:style-name="T377">(</text:span><text:span text:style-name="T521">callme</text:span><text:span text:style-name="T377">, std::</text:span><text:span text:style-name="T521">ref</text:span><text:span text:style-name="T377">(</text:span><text:span text:style-name="T535">car</text:span><text:span text:style-name="T377">));</text:span><text:span text:style-name="T341"><text:line-break/><text:line-break/>And the output will look like this:<text:line-break/>Car constructor<text:line-break/>0<text:line-break/>-255<text:line-break/>Car destructor</text:span><text:span text:style-name="T318"><text:line-break/><text:line-break/></text:span><text:span text:style-name="T212">(</text:span><text:span text:style-name="T210">2</text:span><text:span text:style-name="T204">P</text:span><text:span text:style-name="T212">)</text:span></text:p>
      <text:p text:style-name="P215"><text:span text:style-name="T358">Task </text:span><text:span text:style-name="T385">4</text:span><text:span text:style-name="T386">5</text:span><text:span text:style-name="T358">.</text:span><text:span text:style-name="T360"> </text:span>(<text:span text:style-name="T458">1</text:span><text:span text:style-name="T454">P</text:span>)</text:p>
      <text:p text:style-name="P206">The following code was compiled and executed:</text:p>
      <text:p text:style-name="P206"/>
      <text:p text:style-name="P200"><text:span text:style-name="T468">#include</text:span><text:span text:style-name="T376"> </text:span><text:span text:style-name="T477">&lt;</text:span><text:span text:style-name="T485">iostream</text:span><text:span text:style-name="T477">&gt;<text:line-break/></text:span><text:span text:style-name="T466">#include</text:span><text:span text:style-name="T374"> </text:span><text:span text:style-name="T475">&lt;</text:span><text:span text:style-name="T483">string</text:span><text:span text:style-name="T475">&gt;<text:line-break/></text:span><text:span text:style-name="T466">#include</text:span><text:span text:style-name="T374"> </text:span><text:span text:style-name="T475">&lt;</text:span><text:span text:style-name="T483">thread</text:span><text:span text:style-name="T475">&gt;</text:span></text:p>
      <text:p text:style-name="P216"/>
      <text:p text:style-name="Standard"><text:span text:style-name="T23">struct</text:span><text:span text:style-name="T374"> </text:span><text:span text:style-name="T531">A</text:span></text:p>
      <text:p text:style-name="Standard"><text:span text:style-name="T374">{</text:span></text:p>
      <text:p text:style-name="Standard"><text:span text:style-name="T374"><text:tab/></text:span><text:span text:style-name="T23">void</text:span><text:span text:style-name="T374"> </text:span><text:span text:style-name="T30">operator()</text:span><text:span text:style-name="T374">(std::</text:span><text:span text:style-name="T531">string</text:span><text:span text:style-name="T374">&amp;&amp; </text:span><text:span text:style-name="T466">msg</text:span><text:span text:style-name="T374">)</text:span></text:p>
      <text:p text:style-name="Standard"><text:span text:style-name="T374"><text:tab/>{</text:span></text:p>
      <text:p text:style-name="Standard"><text:span text:style-name="T374"><text:tab/><text:tab/>std::cout </text:span><text:span text:style-name="T30">&lt;&lt;</text:span><text:span text:style-name="T374"> </text:span><text:span text:style-name="T475">"</text:span><text:span text:style-name="T483">1.</text:span><text:span text:style-name="T475">"</text:span><text:span text:style-name="T374"> </text:span><text:span text:style-name="T30">&lt;&lt;</text:span><text:span text:style-name="T374"> </text:span><text:span text:style-name="T466">msg</text:span><text:span text:style-name="T374"> </text:span><text:span text:style-name="T30">&lt;&lt;</text:span><text:span text:style-name="T374"> std::</text:span><text:span text:style-name="T520">endl</text:span><text:span text:style-name="T374">;</text:span></text:p>
      <text:p text:style-name="Standard"><text:span text:style-name="T374"><text:tab/><text:tab/></text:span><text:span text:style-name="T466">msg</text:span><text:span text:style-name="T374"> </text:span><text:span text:style-name="T30">=</text:span><text:span text:style-name="T374"> </text:span><text:span text:style-name="T475">"</text:span><text:span text:style-name="T483">A</text:span><text:span text:style-name="T475">"</text:span><text:span text:style-name="T374">;</text:span></text:p>
      <text:p text:style-name="Standard"><text:span text:style-name="T374"><text:tab/>}</text:span></text:p>
      <text:p text:style-name="Standard"><text:span text:style-name="T374">};</text:span></text:p>
      <text:p text:style-name="P216"/>
      <text:p text:style-name="Standard"><text:span text:style-name="T23">int</text:span><text:span text:style-name="T374"> </text:span><text:span text:style-name="T520">main</text:span><text:span text:style-name="T374">()</text:span></text:p>
      <text:p text:style-name="Standard"><text:span text:style-name="T374">{</text:span></text:p>
      <text:p text:style-name="Standard"><text:span text:style-name="T374"><text:tab/>std::</text:span><text:span text:style-name="T531">string</text:span><text:span text:style-name="T374"> </text:span><text:span text:style-name="T534">str</text:span><text:span text:style-name="T374"> = </text:span><text:span text:style-name="T475">"</text:span><text:span text:style-name="T483">B</text:span><text:span text:style-name="T475">"</text:span><text:span text:style-name="T374">;</text:span></text:p>
      <text:p text:style-name="Standard"><text:span text:style-name="T374"><text:tab/>std::</text:span><text:span text:style-name="T531">thread</text:span><text:span text:style-name="T374"> </text:span><text:span text:style-name="T534">t</text:span><text:span text:style-name="T374">((</text:span><text:span text:style-name="T531">A</text:span><text:span text:style-name="T374">()), std::</text:span><text:span text:style-name="T520">move</text:span><text:span text:style-name="T374">(</text:span><text:span text:style-name="T534">str</text:span><text:span text:style-name="T374">));</text:span></text:p>
      <text:p text:style-name="Standard"><text:span text:style-name="T374"><text:tab/></text:span><text:span text:style-name="T510">if</text:span><text:span text:style-name="T374"> (</text:span><text:span text:style-name="T534">t</text:span><text:span text:style-name="T374">.</text:span><text:span text:style-name="T520">joinable</text:span><text:span text:style-name="T374">())</text:span></text:p>
      <text:p text:style-name="Standard"><text:span text:style-name="T374"><text:tab/><text:tab/></text:span><text:span text:style-name="T534">t</text:span><text:span text:style-name="T374">.</text:span><text:span text:style-name="T520">join</text:span><text:span text:style-name="T374">();</text:span></text:p>
      <text:p text:style-name="Standard"><text:span text:style-name="T374"><text:tab/>std::cout </text:span><text:span text:style-name="T30">&lt;&lt;</text:span><text:span text:style-name="T374"> </text:span><text:span text:style-name="T475">"</text:span><text:span text:style-name="T483">2.</text:span><text:span text:style-name="T475">"</text:span><text:span text:style-name="T374"> </text:span><text:span text:style-name="T30">&lt;&lt;</text:span><text:span text:style-name="T374"> </text:span><text:span text:style-name="T534">str</text:span><text:span text:style-name="T374"> </text:span><text:span text:style-name="T30">&lt;&lt;</text:span><text:span text:style-name="T374"> std::</text:span><text:span text:style-name="T520">endl</text:span><text:span text:style-name="T374">;</text:span></text:p>
      <text:p text:style-name="Standard"><text:span text:style-name="T374"><text:tab/></text:span><text:span text:style-name="T510">return</text:span><text:span text:style-name="T374"> 0;</text:span></text:p>
      <text:p text:style-name="P206"><text:span text:style-name="T528">}</text:span></text:p>
      <text:p text:style-name="P206"><text:span text:style-name="T528"/></text:p>
      <text:p text:style-name="P206">What was printed to the standard output?<text:span text:style-name="T530"> </text:span><text:span text:style-name="T156">(</text:span><text:span text:style-name="T167">1</text:span><text:span text:style-name="T157">P</text:span><text:span text:style-name="T156">)</text:span></text:p>
      <text:p text:style-name="P213"><text:span text:style-name="T343">The following strings were printed:</text:span><text:span text:style-name="T318"><text:line-break/></text:span><text:span text:style-name="T343">1. B</text:span><text:span text:style-name="T318"><text:line-break/></text:span><text:span text:style-name="T343">2. <text:line-break/><text:line-break/>Passing value with move semantics into the </text:span><text:span text:style-name="T31">operator()</text:span><text:span text:style-name="T343"> function won’t copy the value, instead the value will be moved. Since the value was moved its scope changed so that the destructor of </text:span><text:span text:style-name="T379">std::</text:span><text:span text:style-name="T533">string</text:span><text:span text:style-name="T343"> will be called at the end of the function </text:span><text:span text:style-name="T31">operator()</text:span><text:span text:style-name="T343">. Variable str is no longer valid in </text:span><text:span text:style-name="T522">main</text:span><text:span text:style-name="T379">()</text:span><text:span text:style-name="T343"> function.</text:span><text:span text:style-name="T318"><text:line-break/><text:line-break/></text:span><text:span text:style-name="T212">(</text:span><text:span text:style-name="T205">1</text:span><text:span text:style-name="T204">P</text:span><text:span text:style-name="T212">)</text:span></text:p>
      <text:p text:style-name="P215"><text:span text:style-name="T358">Task </text:span><text:span text:style-name="T385">4</text:span><text:span text:style-name="T386">6</text:span><text:span text:style-name="T358">.</text:span><text:span text:style-name="T360"> </text:span>(<text:span text:style-name="T458">1</text:span><text:span text:style-name="T454">P</text:span>)</text:p>
      <text:p text:style-name="P206">The following code was compiled and executed:</text:p>
      <text:p text:style-name="P206"/>
      <text:p text:style-name="P206"><text:span text:style-name="T466">#include</text:span><text:span text:style-name="T528"> </text:span><text:span text:style-name="T475">&lt;</text:span><text:span text:style-name="T483">stdio.h</text:span><text:span text:style-name="T475">&gt;</text:span></text:p>
      <text:p text:style-name="Standard"><text:span text:style-name="T466">#define</text:span><text:span text:style-name="T374"> </text:span><text:span text:style-name="T537">SQUARE</text:span><text:span text:style-name="T374">(a) (a)*(a)</text:span></text:p>
      <text:p text:style-name="P216"/>
      <text:p text:style-name="Standard"><text:span text:style-name="T23">int</text:span><text:span text:style-name="T374"> </text:span><text:span text:style-name="T520">main</text:span><text:span text:style-name="T374">()</text:span></text:p>
      <text:p text:style-name="Standard"><text:span text:style-name="T374">{</text:span></text:p>
      <text:p text:style-name="Standard"><text:span text:style-name="T374"><text:s text:c="4"/></text:span><text:span text:style-name="T520">printf</text:span><text:span text:style-name="T374">(</text:span><text:span text:style-name="T475">"</text:span><text:span text:style-name="T483">%d</text:span><text:span text:style-name="T516">\n</text:span><text:span text:style-name="T475">"</text:span><text:span text:style-name="T374">, </text:span><text:span text:style-name="T537">SQUARE</text:span><text:span text:style-name="T374">(4));</text:span></text:p>
      <text:p text:style-name="Standard"><text:span text:style-name="T374"><text:s text:c="4"/></text:span><text:span text:style-name="T23">int</text:span><text:span text:style-name="T374"> </text:span><text:span text:style-name="T534">x</text:span><text:span text:style-name="T374"> = 3;</text:span></text:p>
      <text:p text:style-name="Standard"><text:span text:style-name="T374"><text:s text:c="4"/></text:span><text:span text:style-name="T520">printf</text:span><text:span text:style-name="T374">(</text:span><text:span text:style-name="T475">"</text:span><text:span text:style-name="T483">%d</text:span><text:span text:style-name="T516">\n</text:span><text:span text:style-name="T475">"</text:span><text:span text:style-name="T374">, </text:span><text:span text:style-name="T537">SQUARE</text:span><text:span text:style-name="T374">(++</text:span><text:span text:style-name="T534">x</text:span><text:span text:style-name="T374">));</text:span></text:p>
      <text:p text:style-name="Standard"><text:span text:style-name="T374"><text:s text:c="4"/></text:span><text:span text:style-name="T510">return</text:span><text:span text:style-name="T374"> 0;</text:span></text:p>
      <text:p text:style-name="P206"><text:span text:style-name="T528">}</text:span></text:p>
      <text:p text:style-name="P206"><text:span text:style-name="T528"/></text:p>
      <text:p text:style-name="P200"><text:span text:style-name="T295">What will be the output when the following code is executed?</text:span><text:span text:style-name="T268"> </text:span><text:span text:style-name="T168">(</text:span><text:span text:style-name="T185">1</text:span><text:span text:style-name="T170">P</text:span><text:span text:style-name="T168">)</text:span></text:p>
      <text:p text:style-name="P214"><text:span text:style-name="T344">The answer is in fact undefined, and depends on the compiler being used. Some compilers will result in 16 and 20, while others will produce 16 and 25.</text:span></text:p>
      <text:p text:style-name="P201"><text:span text:style-name="T344">One might expect the second use of the </text:span><text:span text:style-name="T538">SQUARE</text:span><text:span text:style-name="T344"> macro to yield 16, just like the first use of the </text:span><text:span text:style-name="T538">SQUARE</text:span><text:span text:style-name="T344"> macro. However, macros are processed by the preprocessor, a step that takes place before actual compilation begins. Expanding the second macro will show what actually gets compiled:</text:span><text:span text:style-name="T318"><text:line-break/><text:line-break/></text:span><text:span text:style-name="T378">(++</text:span><text:span text:style-name="T534">x</text:span><text:span text:style-name="T374">)*(++</text:span><text:span text:style-name="T534">x</text:span><text:span text:style-name="T374">)</text:span></text:p>
      <text:p text:style-name="P201"><text:span text:style-name="T345">The evaluation of the pre-increment operation is where the undefined behavior comes in.</text:span><text:span text:style-name="T318"><text:line-break/><text:line-break/></text:span><text:span text:style-name="T212">(</text:span><text:span text:style-name="T205">1</text:span><text:span text:style-name="T204">P</text:span><text:span text:style-name="T212">)</text:span></text:p>
      <text:p text:style-name="P215"><text:span text:style-name="T358">Task </text:span><text:span text:style-name="T385">4</text:span><text:span text:style-name="T386">7</text:span><text:span text:style-name="T358">.</text:span><text:span text:style-name="T360"> </text:span>(<text:span text:style-name="T458">1</text:span><text:span text:style-name="T454">P</text:span>)</text:p>
      <text:p text:style-name="P200"><text:span text:style-name="T292">The </text:span><text:span text:style-name="T296">code given below w</text:span><text:span text:style-name="T292">as compiled and executed:</text:span></text:p>
      <text:p text:style-name="P200"><text:span text:style-name="T292"/></text:p>
      <text:p text:style-name="P206"><text:span text:style-name="T466">#include</text:span><text:span text:style-name="T528"> </text:span><text:span text:style-name="T475">&lt;</text:span><text:span text:style-name="T483">stdio.h</text:span><text:span text:style-name="T475">&gt;</text:span></text:p>
      <text:p text:style-name="P216"/>
      <text:p text:style-name="Standard"><text:span text:style-name="T23">int</text:span><text:span text:style-name="T374"> </text:span><text:span text:style-name="T520">main</text:span><text:span text:style-name="T374">()</text:span></text:p>
      <text:p text:style-name="Standard"><text:span text:style-name="T374">{</text:span></text:p>
      <text:p text:style-name="Standard"><text:span text:style-name="T374"><text:tab/></text:span><text:span text:style-name="T23">float</text:span><text:span text:style-name="T374"> </text:span><text:span text:style-name="T534">f</text:span><text:span text:style-name="T374"> = 1.0;</text:span></text:p>
      <text:p text:style-name="Standard"><text:span text:style-name="T374"><text:tab/></text:span><text:span text:style-name="T23">int</text:span><text:span text:style-name="T374"> </text:span><text:span text:style-name="T534">i1</text:span><text:span text:style-name="T374"> = (</text:span><text:span text:style-name="T23">int</text:span><text:span text:style-name="T374">)</text:span><text:span text:style-name="T534">f</text:span><text:span text:style-name="T374">;</text:span></text:p>
      <text:p text:style-name="Standard"><text:span text:style-name="T374"><text:tab/></text:span><text:span text:style-name="T23">int</text:span><text:span text:style-name="T374"> </text:span><text:span text:style-name="T534">i2</text:span><text:span text:style-name="T374"> = *(</text:span><text:span text:style-name="T23">int</text:span><text:span text:style-name="T374">*)&amp;</text:span><text:span text:style-name="T534">f</text:span><text:span text:style-name="T374">;</text:span></text:p>
      <text:p text:style-name="Standard"><text:span text:style-name="T374"><text:tab/></text:span><text:span text:style-name="T520">printf</text:span><text:span text:style-name="T374">(</text:span><text:span text:style-name="T475">"</text:span><text:span text:style-name="T483">%d</text:span><text:span text:style-name="T516">\n</text:span><text:span text:style-name="T475">"</text:span><text:span text:style-name="T374">, </text:span><text:span text:style-name="T534">i1</text:span><text:span text:style-name="T374">);</text:span></text:p>
      <text:p text:style-name="Standard"><text:span text:style-name="T374"><text:tab/></text:span><text:span text:style-name="T520">printf</text:span><text:span text:style-name="T374">(</text:span><text:span text:style-name="T475">"</text:span><text:span text:style-name="T483">%d</text:span><text:span text:style-name="T516">\n</text:span><text:span text:style-name="T475">"</text:span><text:span text:style-name="T374">, </text:span><text:span text:style-name="T534">i2</text:span><text:span text:style-name="T374">);</text:span></text:p>
      <text:p text:style-name="Standard"><text:span text:style-name="T374"><text:tab/></text:span><text:span text:style-name="T510">return</text:span><text:span text:style-name="T374"> 0;</text:span></text:p>
      <text:p text:style-name="P206"><text:span text:style-name="T528">}</text:span></text:p>
      <text:p text:style-name="P206"><text:span text:style-name="T528"/></text:p>
      <text:p text:style-name="P207"><text:span text:style-name="T539">The following output was produced:</text:span></text:p>
      <text:p text:style-name="P202"><text:span text:style-name="T296">1<text:line-break/>1065353216<text:line-break/><text:line-break/>Can you explain why results differ</text:span><text:span text:style-name="T292">?</text:span><text:span text:style-name="T268"> </text:span><text:span text:style-name="T168">(</text:span><text:span text:style-name="T185">1</text:span><text:span text:style-name="T170">P</text:span><text:span text:style-name="T168">)</text:span></text:p>
      <text:p text:style-name="P218"><text:span text:style-name="T84">The first casting operation properly converts from a floating point number to an integer, as specified by the C</text:span><text:span text:style-name="T85">++</text:span><text:span text:style-name="T84"> standard. The second conversion, however, is first casting a float pointer to an integer pointer which is then dereferenced to get the final result. This way the compiler is effectively treating raw bits from a float (typically stored in IEEE floating point format) as if they were bits of an integer. Besides getting a wrong result you are potentially doing a „bad read” operation, in cases where </text:span><text:span text:style-name="T74">sizeof</text:span><text:span text:style-name="T154">(</text:span><text:span text:style-name="T74">int</text:span><text:span text:style-name="T154">)</text:span><text:span text:style-name="T85"> </text:span><text:span text:style-name="T84">is greater tha</text:span><text:span text:style-name="T85">n </text:span><text:span text:style-name="T73">sizeof</text:span><text:span text:style-name="T153">(</text:span><text:span text:style-name="T73">float</text:span><text:span text:style-name="T153">)</text:span><text:span text:style-name="T85"> </text:span><text:span text:style-name="T84">(e.g. on some 64-bit architectures).</text:span></text:p>
      <text:p text:style-name="P217"><text:span text:style-name="T107">Although this particular code is unlikely, it demonstrates one of the risks involved in typecasting when only a pointer to the variable to be cast is available.</text:span></text:p>
      <text:p text:style-name="P217"><text:span text:style-name="T318"><text:line-break/></text:span><text:span text:style-name="T212">(</text:span><text:span text:style-name="T205">1</text:span><text:span text:style-name="T204">P</text:span><text:span text:style-name="T212">)</text:span></text:p>
      <text:p text:style-name="P215"><text:span text:style-name="T358">Task </text:span><text:span text:style-name="T385">4</text:span><text:span text:style-name="T386">8</text:span><text:span text:style-name="T358">.</text:span><text:span text:style-name="T360"> </text:span>(<text:span text:style-name="T458">1</text:span><text:span text:style-name="T454">P</text:span>)</text:p>
      <text:p text:style-name="P206">The following code was compiled and executed:</text:p>
      <text:p text:style-name="P206"/>
      <text:p text:style-name="P206"><text:span text:style-name="T536">1. </text:span>What was printed to the standard output?<text:span text:style-name="T530"> </text:span><text:span text:style-name="T156">(</text:span><text:span text:style-name="T167">1</text:span><text:span text:style-name="T157">P</text:span><text:span text:style-name="T156">)</text:span></text:p>
      <text:p text:style-name="P215"><text:span text:style-name="T383">1. The solution is to add the following code outside the class:<text:line-break/><text:line-break/><text:line-break/><text:line-break/></text:span><text:span text:style-name="T419">(</text:span><text:span text:style-name="T461">1</text:span><text:span text:style-name="T460">P</text:span><text:span text:style-name="T419">)</text:span></text:p>
      <text:p text:style-name="P215"><text:span text:style-name="T358">Task </text:span><text:span text:style-name="T385">4</text:span><text:span text:style-name="T386">9</text:span><text:span text:style-name="T358">.</text:span><text:span text:style-name="T360"> </text:span>(<text:span text:style-name="T458">1</text:span><text:span text:style-name="T454">P</text:span>)</text:p>
      <text:p text:style-name="P206">The following code was compiled and executed:</text:p>
      <text:p text:style-name="P206"/>
      <text:p text:style-name="P206"><text:span text:style-name="T536">1. </text:span>What was printed to the standard output?<text:span text:style-name="T530"> </text:span><text:span text:style-name="T156">(</text:span><text:span text:style-name="T167">1</text:span><text:span text:style-name="T157">P</text:span><text:span text:style-name="T156">)</text:span></text:p>
      <text:p text:style-name="P215"><text:span text:style-name="T383">1. The solution is to add the following code outside the class:<text:line-break/><text:line-break/><text:line-break/><text:line-break/></text:span><text:span text:style-name="T419">(</text:span><text:span text:style-name="T461">1</text:span><text:span text:style-name="T460">P</text:span><text:span text:style-name="T419">)</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Proxima Nova" svg:font-family="'Proxima Nova', Arial, sans-serif"/>
    <style:font-face style:name="monospace1" svg:font-family="monospace"/>
    <style:font-face style:name="monospace" svg:font-family="monospace, monospace"/>
    <style:font-face style:name="Arial1" svg:font-family="Arial" style:font-family-generic="swiss"/>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9T09:14:13.254000000</meta:creation-date>
    <dc:date>2020-12-08T17:58:57.807000000</dc:date>
    <meta:editing-duration>PT9H36M27S</meta:editing-duration>
    <meta:editing-cycles>70</meta:editing-cycles>
    <meta:generator>LibreOffice/6.4.4.2$Windows_X86_64 LibreOffice_project/3d775be2011f3886db32dfd395a6a6d1ca2630ff</meta:generator>
    <meta:document-statistic meta:table-count="0" meta:image-count="0" meta:object-count="0" meta:page-count="102" meta:paragraph-count="1311" meta:word-count="7392" meta:character-count="44961" meta:non-whitespace-character-count="35046"/>
  </office:meta>
</office:document-meta>
</file>